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cm" svg:stroke-color="#000000" draw:marker-start-width="0.203cm" draw:marker-end-width="0.203cm" draw:fill="none" loext:fill-use-slide-background="false" draw:textarea-horizontal-align="justify" draw:textarea-vertical-align="middle" draw:auto-grow-height="false" fo:min-height="1.02cm" fo:min-width="0.77cm" fo:padding-top="0.125cm" fo:padding-bottom="0.125cm" fo:padding-left="0.25cm" fo:padding-right="0.25cm" loext:decorative="false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76cm" svg:stroke-color="#000000" draw:marker-start-width="0.254cm" draw:marker-end-width="0.254cm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3.521cm" fo:min-width="3.271cm" fo:padding-top="0.145cm" fo:padding-bottom="0.145cm" fo:padding-left="0.27cm" fo:padding-right="0.27cm" fo:wrap-option="wrap" loext:decorative="false">
        <loext:stroke-complex-color loext:theme-type="dark1" loext:color-type="theme"/>
      </style:graphic-properties>
    </style:style>
    <style:style style:name="gr1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Arrowheads_20_3" draw:fill="none" draw:textarea-vertical-align="middle" loext:decorative="false"/>
    </style:style>
    <style:style style:name="gr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25cm" svg:stroke-color="#000000" draw:marker-start-width="0.178cm" draw:marker-end-width="0.178cm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0.608cm" fo:min-width="2.745cm" fo:padding-top="0.12cm" fo:padding-bottom="0.12cm" fo:padding-left="0.245cm" fo:padding-right="0.245cm" fo:wrap-option="wrap" loext:decorative="false">
        <loext:stroke-complex-color loext:theme-type="dark1" loext:color-type="theme"/>
      </style:graphic-properties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25cm" svg:stroke-color="#000000" draw:marker-start-width="0.178cm" draw:marker-end-width="0.178cm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0.719cm" fo:min-width="4.591cm" fo:padding-top="0.12cm" fo:padding-bottom="0.12cm" fo:padding-left="0.245cm" fo:padding-right="0.245cm" fo:wrap-option="wrap" loext:decorative="false">
        <loext:stroke-complex-color loext:theme-type="dark1" loext:color-type="theme"/>
      </style:graphic-properties>
    </style:style>
    <style:style style:name="gr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dash" draw:stroke-dash="Long_20_Dash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0" style:family="graphic">
      <style:graphic-properties style:protect="size" loext:decorative="false"/>
    </style:style>
    <style:style style:name="gr4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06cm" fo:min-width="0.721cm" fo:padding-top="0.137cm" fo:padding-bottom="0.137cm" fo:padding-left="0.262cm" fo:padding-right="0.262cm" loext:decorative="false"/>
    </style:style>
    <style:style style:name="gr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svg:stroke-width="0.025cm" svg:stroke-color="#000000" draw:marker-start-width="0.229cm" draw:marker-end-width="0.025cm" draw:textarea-vertical-align="middle" fo:padding-top="0.137cm" fo:padding-bottom="0.137cm" fo:padding-left="0.262cm" fo:padding-right="0.262cm" loext:decorative="false"/>
    </style:style>
    <style:style style:name="gr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996cm" fo:min-width="0.746cm" fo:padding-top="0.137cm" fo:padding-bottom="0.137cm" fo:padding-left="0.262cm" fo:padding-right="0.262cm" loext:decorative="false"/>
    </style:style>
    <style:style style:name="gr52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 loext:decorative="false"/>
    </style:style>
    <style:style style:name="gr53" style:family="graphic" style:parent-style-name="objectwithoutfill">
      <style:graphic-properties svg:stroke-width="0.025cm" svg:stroke-color="#000000" draw:marker-start-width="0.229cm" draw:marker-end="Arrowheads_20_2" draw:marker-end-width="0.229cm" draw:fill="none" draw:textarea-vertical-align="middle" fo:padding-top="0.137cm" fo:padding-bottom="0.137cm" fo:padding-left="0.262cm" fo:padding-right="0.262cm" loext:decorative="false"/>
    </style:style>
    <style:style style:name="gr54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55" style:family="graphic" style:parent-style-name="standard">
      <style:graphic-properties svg:stroke-width="0.025cm" svg:stroke-color="#000000" draw:marker-start-width="0.229cm" draw:marker-end-width="0.229cm" draw:textarea-vertical-align="middle" fo:padding-top="0.137cm" fo:padding-bottom="0.137cm" fo:padding-left="0.262cm" fo:padding-right="0.262cm" loext:decorative="false"/>
    </style:style>
    <style:style style:name="gr56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7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5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8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2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3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65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6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dash" draw:stroke-dash="Long_20_Dash" svg:stroke-color="#000000" draw:fill="none" loext:fill-use-slide-background="false" draw:textarea-horizontal-align="justify" draw:textarea-vertical-align="middle" draw:auto-grow-height="false" fo:min-height="3.183cm" fo:min-width="10.93cm" loext:decorative="false"/>
    </style:style>
    <style:style style:name="gr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8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>
      <style:graphic-properties draw:stroke="solid" svg:stroke-width="0.035cm" svg:stroke-color="#000000" draw:stroke-linejoin="miter" svg:stroke-linecap="butt" draw:fill="solid" draw:fill-color="#cccccc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>
      <style:graphic-properties draw:stroke="solid" svg:stroke-width="0.035cm" svg:stroke-color="#000000" draw:stroke-linejoin="miter" svg:stroke-linecap="butt" draw:fill="solid" draw:fill-color="#cccccc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4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3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85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86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87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9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6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17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8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29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8" style:family="graphic" style:parent-style-name="standard">
      <style:graphic-properties draw:stroke="solid" svg:stroke-width="0.035cm" svg:stroke-color="#000000" draw:stroke-linejoin="miter" svg:stroke-linecap="butt" draw:fill="none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4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59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45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1.59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46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49" style:family="graphic" style:parent-style-name="objectwithoutfill">
      <style:graphic-properties svg:stroke-color="#000000" draw:fill="none" draw:textarea-vertical-align="middle" loext:decorative="false"/>
    </style:style>
    <style:style style:name="gr2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4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75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76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77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1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82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8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90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91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auto-grow-height="true" draw:auto-grow-width="false" fo:min-height="16.26cm" loext:decorative="false"/>
      <style:paragraph-properties style:writing-mode="lr-tb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65cm" fo:min-width="19.92cm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0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2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29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32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3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3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9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false" loext:fill-use-slide-background="fals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1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5" draw:fill-hatch-solid="fals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6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4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2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73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74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75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9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0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7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4" style:family="graphic" style:parent-style-name="standard" style:list-style-name="L1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7" style:family="graphic" style:parent-style-name="standard">
      <style:graphic-properties svg:stroke-color="#000000" draw:textarea-vertical-align="middle" loext:decorative="false"/>
    </style:style>
    <style:style style:name="gr44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6" style:family="graphic" style:parent-style-name="standard" style:list-style-name="L1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67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3" style:family="graphic" style:parent-style-name="standard" style:list-style-name="L1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79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7" style:family="graphic" style:parent-style-name="standard" style:list-style-name="L1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0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5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225cm" fo:min-width="0.721cm" fo:padding-top="0.137cm" fo:padding-bottom="0.137cm" fo:padding-left="0.262cm" fo:padding-right="0.262cm" loext:decorative="false"/>
    </style:style>
    <style:style style:name="gr516" style:family="graphic" style:parent-style-name="objectwithoutfill">
      <style:graphic-properties svg:stroke-width="0.025cm" svg:stroke-color="#000000" draw:marker-start-width="0.229cm" draw:marker-end-width="0.229cm" draw:fill="none" draw:fill-color="#000000" draw:textarea-vertical-align="middle" fo:padding-top="0.137cm" fo:padding-bottom="0.137cm" fo:padding-left="0.262cm" fo:padding-right="0.262cm" loext:decorative="false"/>
    </style:style>
    <style:style style:name="gr5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3" style:family="graphic" style:parent-style-name="standard" style:list-style-name="L1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4" style:family="graphic" style:parent-style-name="objectwithoutfill">
      <style:graphic-properties svg:stroke-color="#000000" draw:marker-end="Arrowheads_20_1" draw:fill="none" draw:fill-color="#000000" draw:textarea-vertical-align="middle" loext:decorative="false"/>
    </style:style>
    <style:style style:name="gr5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7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54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6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1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3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84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85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4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3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2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0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2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7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5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4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7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1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69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ection_20_Header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20_Header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Section_20_Header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ank-title">
      <style:graphic-properties fo:min-height="3.18cm" loext:decorative="false"/>
      <style:paragraph-properties style:writing-mode="lr-tb"/>
    </style:style>
    <style:style style:name="pr7" style:family="presentation" style:parent-style-name="Blank-outline1">
      <style:graphic-properties fo:min-height="10.798cm" loext:decorative="false"/>
      <style:paragraph-properties style:writing-mode="lr-tb"/>
    </style:style>
    <style:style style:name="pr8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font-weight="normal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font-weight="normal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2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font-weight="bold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font-weight="bold" fo:hyphenate="false"/>
    </style:style>
    <style:style style:name="P8" style:family="paragraph">
      <loext:graphic-properties draw:fill="none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2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0pt" fo:hyphenate="false"/>
    </style:style>
    <style:style style:name="P18" style:family="paragraph">
      <style:paragraph-properties fo:text-align="center"/>
    </style:style>
    <style:style style:name="P19" style:family="paragraph">
      <loext:graphic-properties draw:fill="hatch" draw:fill-color="#ffffff" draw:fill-hatch-name="Red_20_90_20_Degrees_20_Crossed_20_5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loext:graphic-properties draw:fill="hatch" draw:fill-color="#ffffff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4pt" fo:hyphenate="false"/>
    </style:style>
    <style:style style:name="P23" style:family="paragraph">
      <loext:graphic-properties draw:fill="hatch" draw:fill-color="#ffffff" draw:fill-hatch-name="Red_20_90_20_Degrees_20_Crossed_20_3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4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4pt" fo:hyphenate="false"/>
    </style:style>
    <style:style style:name="P27" style:family="paragraph">
      <loext:graphic-properties draw:fill="hatch" draw:fill-color="#ffffff" draw:fill-hatch-name="Red_20_90_20_Degrees_20_Crossed_20_6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>
          <loext:transformation loext:type="tint" loext:value="8200"/>
        </loext:char-complex-color>
      </style:text-properties>
    </style:style>
    <style:style style:name="P33" style:family="paragraph">
      <style:text-properties fo:font-size="48pt"/>
    </style:style>
    <style:style style:name="P34" style:family="paragraph">
      <loext:graphic-properties draw:fill="none" draw:fill-color="#ffffff"/>
      <style:text-properties fo:font-size="48pt"/>
    </style:style>
    <style:style style:name="P35" style:family="paragraph">
      <loext:graphic-properties draw:fill="solid" draw:fill-color="#cccccc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>
        <style:tab-stops/>
      </style:paragraph-properties>
      <style:text-properties fo:font-size="14pt" fo:hyphenate="false"/>
    </style:style>
    <style:style style:name="P37" style:family="paragraph">
      <loext:graphic-properties draw:fill="hatch" draw:fill-hatch-name="Red_20_90_20_Degrees_20_Crossed_20_3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8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9" style:family="paragraph">
      <loext:graphic-properties draw:fill="none" draw:fill-color="#ffffff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0" style:family="paragraph">
      <loext:graphic-properties draw:fill="hatch" draw:fill-color="#ffffff" draw:fill-hatch-name="Red_20_90_20_Degrees_20_Crossed_20_1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font-style="italic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font-style="italic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24pt" fo:hyphenate="false"/>
    </style:style>
    <style:style style:name="P45" style:family="paragraph">
      <loext:graphic-properties draw:fill-color="#ffffff"/>
    </style:style>
    <style:style style:name="P46" style:family="paragraph">
      <loext:graphic-properties draw:fill="none" draw:fill-color="#ffffff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 draw:fill-color="#ffffff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0" style:family="paragraph">
      <loext:graphic-properties draw:fill="hatch" draw:fill-hatch-name="Red_20_90_20_Degrees_20_Crossed_20_5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1" style:family="paragraph">
      <loext:graphic-properties draw:fill="hatch" draw:fill-color="#ffffff" draw:fill-hatch-name="Red_20_90_20_Degrees_20_Crossed_20_4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2" style:family="paragraph">
      <loext:graphic-properties draw:fill="hatch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3" style:family="paragraph">
      <loext:graphic-properties draw:fill="none"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style:font-name="Liberation Sans" fo:font-size="48pt" style:font-name-asian="Liberation Sans" style:font-name-complex="Liberation Sans"/>
    </style:style>
    <style:style style:name="T12" style:family="text">
      <style:text-properties fo:font-size="14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italic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size="18pt" fo:font-weight="bold"/>
    </style:style>
    <style:style style:name="T18" style:family="text">
      <style:text-properties fo:font-size="18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l" fo:country="G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Box 432" draw:style-name="gr1" draw:text-style-name="P2" draw:layer="layout" svg:width="6.874cm" svg:height="2.366cm" svg:x="2.261cm" svg:y="4.975cm">
          <text:p text:style-name="P1"><text:span text:style-name="T1">harde</text:span><text:span text:style-name="T1">ned </text:span><text:span text:style-name="T1">compo</text:span><text:span text:style-name="T1">nents</text:span></text:p>
          <text:p text:style-name="P1"><text:span text:style-name="T2">integra</text:span><text:span text:style-name="T2">ted </text:span><text:span text:style-name="T2">SRAM </text:span><text:span text:style-name="T2">weights</text:span></text:p>
          <text:p text:style-name="P1"><text:span text:style-name="T2">fixed </text:span><text:span text:style-name="T2">model</text:span></text:p>
          <text:p text:style-name="P1"><text:span text:style-name="T2">no </text:span><text:span text:style-name="T2">softwar</text:span><text:span text:style-name="T2">e, </text:span><text:span text:style-name="T2">weights </text:span><text:span text:style-name="T2">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6" draw:style-name="gr2" draw:text-style-name="P2" draw:layer="layout" svg:width="6.104cm" svg:height="2.366cm" svg:x="19.406cm" svg:y="4.975cm">
          <text:p text:style-name="P1"><text:span text:style-name="T1">AI accelerator</text:span></text:p>
          <text:p text:style-name="P1"><text:span text:style-name="T2">external DRAM weights</text:span></text:p>
          <text:p text:style-name="P1"><text:span text:style-name="T2">programmable model</text:span></text:p>
          <text:p text:style-name="P1"><text:span text:style-name="T2">Pytorch softwar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1.27cm" svg:height="1.27cm" svg:x="12.589cm" svg:y="3.4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7cm" svg:height="1.27cm" svg:x="13.859cm" svg:y="3.4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7cm" svg:height="1.27cm" svg:x="12.589cm" svg:y="4.67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7cm" svg:height="1.27cm" svg:x="13.859cm" svg:y="4.67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xtBox 438" draw:style-name="gr4" draw:text-style-name="P5" draw:layer="layout" svg:width="2.281cm" svg:height="0.759cm" svg:x="12.707cm" svg:y="5.947cm">
          <text:p text:style-name="P4"><text:span text:style-name="T2">WE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9" draw:style-name="gr5" draw:text-style-name="P5" draw:layer="layout" svg:width="1.773cm" svg:height="0.759cm" svg:x="10.816cm" svg:y="4.298cm">
          <text:p text:style-name="P4"><text:span text:style-name="T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0" draw:style-name="gr6" draw:text-style-name="P5" draw:layer="layout" svg:width="2.615cm" svg:height="0.675cm" svg:x="11.442cm" svg:y="2.708cm">
          <text:p text:style-name="P4"><text:span text:style-name="T3">integr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1" draw:style-name="gr7" draw:text-style-name="P5" draw:layer="layout" svg:width="2.188cm" svg:height="0.675cm" svg:x="14.106cm" svg:y="2.707cm">
          <text:p text:style-name="P4"><text:span text:style-name="T3">exter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2" draw:style-name="gr8" draw:text-style-name="P5" draw:layer="layout" svg:width="1.553cm" svg:height="0.675cm" svg:x="15.129cm" svg:y="4.963cm">
          <text:p text:style-name="P4"><text:span text:style-name="T3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3" draw:style-name="gr9" draw:text-style-name="P5" draw:layer="layout" svg:width="3.035cm" svg:height="0.675cm" svg:x="15.129cm" svg:y="3.593cm">
          <text:p text:style-name="P4"><text:span text:style-name="T3">programm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5" draw:style-name="gr10" draw:text-style-name="P7" draw:layer="layout" svg:width="7.95cm" svg:height="2.366cm" svg:x="1.626cm" svg:y="9.492cm">
          <text:p text:style-name="P6"><text:span text:style-name="T1">Embedded </text:span><text:span text:style-name="T1">Robot </text:span><text:span text:style-name="T1">Controller</text:span></text:p>
          <text:p text:style-name="P6"><text:span text:style-name="T2">Autonomous </text:span><text:span text:style-name="T2">robots</text:span></text:p>
          <text:p text:style-name="P6"><text:span text:style-name="T2">Interactive </text:span><text:span text:style-name="T2">signage</text:span></text:p>
          <text:p text:style-name="P6"><text:span text:style-name="T2">Nuclear </text:span><text:span text:style-name="T2">fusion </text:span><text:span text:style-name="T2">rea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6" draw:style-name="gr11" draw:text-style-name="P5" draw:layer="layout" svg:width="1.519cm" svg:height="0.759cm" svg:x="13.08cm" svg:y="12.062cm">
          <text:p text:style-name="P4"><text:span text:style-name="T2">H</text:span><text:span text:style-name="T2">D</text:span><text:span text:style-name="T2">M</text:span><text:span text:style-name="T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6" draw:style-name="gr12" draw:text-style-name="P8" draw:layer="layout" svg:width="3.81cm" svg:height="3.81cm" svg:x="14.745cm" svg:y="11.9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3" draw:style-name="gr13" draw:text-style-name="P9" draw:layer="layout" draw:type="line" svg:x1="12.18cm" svg:y1="12.767cm" svg:x2="14.745cm" svg:y2="12.767cm" svg:d="M12180 12767h2565" svg:viewBox="0 0 2566 1">
          <text:p/>
        </draw:connector>
        <draw:custom-shape draw:name="TextBox 417" draw:style-name="gr14" draw:text-style-name="P5" draw:layer="layout" svg:width="3.047cm" svg:height="0.759cm" svg:x="9.168cm" svg:y="12.35cm">
          <text:p text:style-name="P4"><text:span text:style-name="T2">left </text:span><text:span text:style-name="T2">imag</text:span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4" draw:style-name="gr13" draw:text-style-name="P9" draw:layer="layout" draw:type="line" svg:x1="12.18cm" svg:y1="13.52cm" svg:x2="14.745cm" svg:y2="13.52cm" svg:d="M12180 13520h2565" svg:viewBox="0 0 2566 1">
          <text:p/>
        </draw:connector>
        <draw:custom-shape draw:name="TextBox 418" draw:style-name="gr15" draw:text-style-name="P5" draw:layer="layout" svg:width="1.519cm" svg:height="0.759cm" svg:x="13.08cm" svg:y="12.816cm">
          <text:p text:style-name="P4"><text:span text:style-name="T2">HD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9" draw:style-name="gr16" draw:text-style-name="P5" draw:layer="layout" svg:width="3.301cm" svg:height="0.759cm" svg:x="8.914cm" svg:y="13.124cm">
          <text:p text:style-name="P4"><text:span text:style-name="T2">r</text:span><text:span text:style-name="T2">i</text:span><text:span text:style-name="T2">g</text:span><text:span text:style-name="T2">h</text:span><text:span text:style-name="T2">t</text:span><text:span text:style-name="T2"> </text:span><text:span text:style-name="T2">i</text:span><text:span text:style-name="T2">m</text:span><text:span text:style-name="T2">a</text:span><text:span text:style-name="T2">g</text:span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0" draw:style-name="gr17" draw:text-style-name="P5" draw:layer="layout" svg:width="2.027cm" svg:height="0.759cm" svg:x="12.572cm" svg:y="13.562cm">
          <text:p text:style-name="P4"><text:span text:style-name="T2">S/PD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5" draw:style-name="gr13" draw:text-style-name="P9" draw:layer="layout" draw:type="line" svg:x1="12.18cm" svg:y1="14.313cm" svg:x2="14.745cm" svg:y2="14.313cm" svg:d="M12180 14313h2565" svg:viewBox="0 0 2566 1">
          <text:p/>
        </draw:connector>
        <draw:custom-shape draw:name="TextBox 421" draw:style-name="gr18" draw:text-style-name="P5" draw:layer="layout" svg:width="3.555cm" svg:height="0.759cm" svg:x="8.66cm" svg:y="13.898cm">
          <text:p text:style-name="P4"><text:span text:style-name="T2">L/R audio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2" draw:style-name="gr19" draw:text-style-name="P5" draw:layer="layout" svg:width="0.757cm" svg:height="0.759cm" svg:x="13.842cm" svg:y="14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6" draw:style-name="gr13" draw:text-style-name="P9" draw:layer="layout" draw:type="line" svg:x1="12.18cm" svg:y1="15.067cm" svg:x2="14.745cm" svg:y2="15.067cm" svg:d="M12180 15067h2565" svg:viewBox="0 0 2566 1">
          <text:p/>
        </draw:connector>
        <draw:custom-shape draw:name="TextBox 423" draw:style-name="gr20" draw:text-style-name="P5" draw:layer="layout" svg:width="5.084cm" svg:height="0.759cm" svg:x="7.131cm" svg:y="14.672cm">
          <text:p text:style-name="P4"><text:span text:style-name="T2">sensor byte 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4" draw:style-name="gr21" draw:text-style-name="P7" draw:layer="layout" svg:width="2.458cm" svg:height="2.621cm" svg:x="15.447cm" svg:y="12.421cm">
          <text:p text:style-name="P6"><text:span text:style-name="T1">ERC-1</text:span></text:p>
          <text:p text:style-name="P6"><text:span text:style-name="T1"/></text:p>
          <text:p text:style-name="P6"><text:span text:style-name="T4">&lt;5W</text:span></text:p>
          <text:p text:style-name="P6"><text:span text:style-name="T4">&lt;200mm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5" draw:style-name="gr22" draw:text-style-name="P5" draw:layer="layout" svg:width="1.261cm" svg:height="0.759cm" svg:x="18.571cm" svg:y="14.316cm">
          <text:p text:style-name="P4"><text:span text:style-name="T2">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7" draw:style-name="gr13" draw:text-style-name="P9" draw:layer="layout" draw:type="line" svg:x1="18.58cm" svg:y1="15.039cm" svg:x2="21.145cm" svg:y2="15.039cm" svg:d="M18580 15039h2565" svg:viewBox="0 0 2566 1">
          <text:p/>
        </draw:connector>
        <draw:custom-shape draw:name="TextBox 426" draw:style-name="gr23" draw:text-style-name="P5" draw:layer="layout" svg:width="5.084cm" svg:height="0.759cm" svg:x="21.032cm" svg:y="14.64cm">
          <text:p text:style-name="P4"><text:span text:style-name="T2">action byte 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7" draw:style-name="gr24" draw:text-style-name="P5" draw:layer="layout" svg:width="2.027cm" svg:height="0.759cm" svg:x="18.571cm" svg:y="13.498cm">
          <text:p text:style-name="P4"><text:span text:style-name="T2">S/</text:span><text:span text:style-name="T2">PD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8" draw:style-name="gr13" draw:text-style-name="P9" draw:layer="layout" draw:type="line" svg:x1="18.579cm" svg:y1="14.221cm" svg:x2="21.144cm" svg:y2="14.221cm" svg:d="M18579 14221h2565" svg:viewBox="0 0 2566 1">
          <text:p/>
        </draw:connector>
        <draw:custom-shape draw:name="TextBox 428" draw:style-name="gr25" draw:text-style-name="P5" draw:layer="layout" svg:width="3.809cm" svg:height="0.759cm" svg:x="21.032cm" svg:y="13.822cm">
          <text:p text:style-name="P4"><text:span text:style-name="T2">L/R audio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7.55cm" svg:y1="17.212cm" svg:x2="17.55cm" svg:y2="15.742cm">
          <text:p/>
        </draw:line>
        <draw:custom-shape draw:name="TextBox 429" draw:style-name="gr27" draw:text-style-name="P5" draw:layer="layout" svg:width="1.517cm" svg:height="0.759cm" svg:x="16.033cm" svg:y="15.742cm">
          <text:p text:style-name="P4"><text:span text:style-name="T2">U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0" draw:style-name="gr28" draw:text-style-name="P5" draw:layer="layout" svg:width="3.047cm" svg:height="0.759cm" svg:x="11.063cm" svg:y="17.349cm">
          <text:p text:style-name="P4"><text:span text:style-name="T2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1" draw:style-name="gr29" draw:text-style-name="P5" draw:layer="layout" svg:width="1.261cm" svg:height="0.759cm" svg:x="13.338cm" svg:y="14.362cm">
          <text:p text:style-name="P4"><text:span text:style-name="T2">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7.786cm" svg:y1="15.743cm" svg:x2="17.786cm" svg:y2="17.213cm">
          <text:p/>
        </draw:line>
        <draw:custom-shape draw:name="Rectangle 407" draw:style-name="gr30" draw:text-style-name="P8" draw:layer="layout" svg:width="3.234cm" svg:height="0.847cm" svg:x="15.321cm" svg:y="18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3" draw:style-name="gr31" draw:text-style-name="P5" draw:layer="layout" svg:width="1.773cm" svg:height="0.759cm" svg:x="16.015cm" svg:y="18.993cm">
          <text:p text:style-name="P4"><text:span text:style-name="T2">FL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6.85cm" svg:y1="18.94cm" svg:x2="16.85cm" svg:y2="18.193cm">
          <text:p/>
        </draw:line>
        <draw:custom-shape draw:name="TextBox 434" draw:style-name="gr32" draw:text-style-name="P5" draw:layer="layout" svg:width="1.261cm" svg:height="0.759cm" svg:x="16.85cm" svg:y="18.185cm">
          <text:p text:style-name="P4"><text:span text:style-name="T2">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8" draw:style-name="gr33" draw:text-style-name="P8" draw:layer="layout" svg:width="5.08cm" svg:height="0.958cm" svg:x="14.11cm" svg:y="17.2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5" draw:style-name="gr34" draw:text-style-name="P5" draw:layer="layout" svg:width="4.322cm" svg:height="0.759cm" svg:x="14.561cm" svg:y="17.32cm">
          <text:p text:style-name="P4"><text:span text:style-name="T2">micro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5.8cm" svg:y1="17.213cm" svg:x2="15.8cm" svg:y2="15.743cm">
          <text:p/>
        </draw:line>
        <draw:custom-shape draw:name="TextBox 437" draw:style-name="gr35" draw:text-style-name="P5" draw:layer="layout" svg:width="1.261cm" svg:height="0.759cm" svg:x="14.539cm" svg:y="15.743cm">
          <text:p text:style-name="P4"><text:span text:style-name="T2">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6" draw:text-style-name="P3" draw:layer="layout" svg:x1="0.942cm" svg:y1="9.052cm" svg:x2="27.026cm" svg:y2="8.787cm">
          <text:p/>
        </draw:line>
        <draw:custom-shape draw:name="TextBox 444" draw:style-name="gr37" draw:text-style-name="P5" draw:layer="layout" svg:width="2.281cm" svg:height="0.759cm" svg:x="13.056cm" svg:y="18.982cm">
          <text:p text:style-name="P4"><text:span text:style-name="T2">we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6.05cm" svg:y1="15.743cm" svg:x2="16.05cm" svg:y2="17.213cm">
          <text:p/>
        </draw:line>
        <draw:custom-shape draw:name="TextBox 475" draw:style-name="gr38" draw:text-style-name="P5" draw:layer="layout" svg:width="2.031cm" svg:height="0.759cm" svg:x="17.786cm" svg:y="15.743cm">
          <text:p text:style-name="P10"><text:span text:style-name="T2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6" draw:style-name="gr39" draw:text-style-name="P9" draw:layer="layout" draw:type="line" svg:x1="9.46cm" svg:y1="6.289cm" svg:x2="12.994cm" svg:y2="5.419cm" svg:d="M9460 6289l3534-870" svg:viewBox="0 0 3535 871">
          <text:p/>
        </draw:connector>
        <draw:connector draw:name="Straight Arrow Connector 107" draw:style-name="gr39" draw:text-style-name="P9" draw:layer="layout" draw:type="line" svg:x1="19.119cm" svg:y1="6.234cm" svg:x2="14.788cm" svg:y2="4.223cm" svg:d="M19119 6234l-4331-2011" svg:viewBox="0 0 4332 2012">
          <text:p/>
        </draw:connector>
        <presentation:notes draw:style-name="dp2">
          <draw:page-thumbnail draw:style-name="gr40" draw:layer="layout" svg:width="0.001cm" svg:height="0.001cm" svg:x="0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connector draw:name="Connector: Elbow 57" draw:style-name="gr41" draw:text-style-name="P9" draw:layer="layout" svg:x1="9.589cm" svg:y1="6.185cm" svg:x2="13.72cm" svg:y2="10.079cm" draw:start-shape="id1" draw:start-glue-point="1" draw:end-shape="id2" draw:end-glue-point="4" svg:d="M9589 6185h4131v3894" svg:viewBox="0 0 4132 3895">
          <text:p/>
        </draw:connector>
        <draw:custom-shape draw:name="TextBox 179" draw:style-name="gr42" draw:text-style-name="P12" draw:layer="layout" svg:width="2.031cm" svg:height="1.267cm" svg:x="1.071cm" svg:y="9.506cm">
          <text:p text:style-name="P10"><text:span text:style-name="T2">prom</text:span><text:span text:style-name="T2">pt</text:span></text:p>
          <text:p text:style-name="P10"><text:span text:style-name="T2">toke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5" draw:style-name="gr43" draw:text-style-name="P14" draw:layer="layout" svg:width="2.285cm" svg:height="1.352cm" svg:x="20.942cm" svg:y="16.739cm">
          <text:p text:style-name="P13"><text:span text:style-name="T4"><text:s/></text:span><text:span text:style-name="T2">TEXT</text:span></text:p>
          <text:p text:style-name="P13"><text:span text:style-name="T2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6" draw:style-name="gr44" draw:text-style-name="P12" draw:layer="layout" svg:width="1.777cm" svg:height="1.267cm" svg:x="24.821cm" svg:y="14.725cm">
          <text:p text:style-name="P10"><text:span text:style-name="T2">next</text:span></text:p>
          <text:p text:style-name="P10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8" draw:style-name="gr45" draw:text-style-name="P7" draw:layer="layout" svg:width="10.041cm" svg:height="0.844cm" svg:x="1.11cm" svg:y="0.991cm">
          <text:p text:style-name="P6"><text:span text:style-name="T1">CNN Vision-</text:span><text:span text:style-name="T1">Language-Action </text:span><text:span text:style-name="T1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12" draw:id="id12" draw:layer="layout" svg:width="2.223cm" svg:height="0.594cm" draw:transform="rotate (1.5707963267949) translate (9.234cm 16.47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91" draw:style-name="gr47" draw:text-style-name="P17" draw:layer="layout" svg:width="3.881cm" svg:height="0.675cm" svg:x="5.375cm" svg:y="14.111cm">
          <text:p text:style-name="P16"><text:span text:style-name="T3">z</text:span><text:span text:style-name="T3">e</text:span><text:span text:style-name="T3">r</text:span><text:span text:style-name="T3">o</text:span><text:span text:style-name="T3">s</text:span><text:span text:style-name="T3">(</text:span><text:span text:style-name="T3">1</text:span><text:span text:style-name="T3">4</text:span><text:span text:style-name="T3">,</text:span><text:span text:style-name="T3">1</text:span><text:span text:style-name="T3">4</text:span><text:span text:style-name="T3">,</text:span><text:span text:style-name="T3">2</text:span><text:span text:style-name="T3">5</text:span><text:span text:style-name="T3">6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8" draw:text-style-name="P18" draw:layer="layout" draw:line-skew="1.862cm" svg:x1="19.338cm" svg:y1="15.361cm" svg:x2="6.707cm" svg:y2="15.956cm" draw:start-shape="id3" draw:start-glue-point="2" draw:end-shape="id4" draw:end-glue-point="3" svg:d="M19338 15361v2957h-12631v-2362" svg:viewBox="0 0 12632 2958">
          <text:p/>
        </draw:connector>
        <draw:connector draw:name="Straight Arrow Connector 22" draw:style-name="gr13" draw:text-style-name="P9" draw:layer="layout" draw:type="line" svg:x1="6.445cm" svg:y1="10.828cm" svg:x2="7.939cm" svg:y2="10.84cm" draw:end-shape="id5" draw:end-glue-point="3" svg:d="M6445 10828l1494 12" svg:viewBox="0 0 1495 13">
          <text:p/>
        </draw:connector>
        <draw:custom-shape draw:style-name="gr46" draw:text-style-name="P15" draw:layer="layout" svg:width="2.223cm" svg:height="0.594cm" draw:transform="rotate (1.5707963267949) translate (6.051cm 11.95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92" draw:style-name="gr49" draw:text-style-name="P14" xml:id="id6" draw:id="id6" draw:layer="layout" svg:width="0.795cm" svg:height="0.844cm" svg:x="23.675cm" svg:y="15.3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50" draw:text-style-name="P17" xml:id="id3" draw:id="id3" draw:layer="layout" svg:width="2.823cm" svg:height="0.675cm" svg:x="17.927cm" svg:y="14.686cm">
          <text:p text:style-name="P16"><text:span text:style-name="T3">[14,14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4.143cm" svg:y="10.90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4.638cm" svg:y="11.8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3.231cm" svg:y1="10.236cm" svg:x2="6.049cm" svg:y2="10.236cm">
          <text:p/>
        </draw:line>
        <draw:line draw:style-name="gr53" draw:text-style-name="P3" draw:layer="layout" svg:x1="5.414cm" svg:y1="11.541cm" svg:x2="6.051cm" svg:y2="11.541cm">
          <text:p/>
        </draw:line>
        <draw:line draw:style-name="gr54" draw:text-style-name="P3" xml:id="id7" draw:id="id7" draw:layer="layout" svg:x1="3.508cm" svg:y1="11.541cm" svg:x2="4.143cm" svg:y2="11.541cm">
          <text:p/>
        </draw:line>
        <draw:custom-shape draw:style-name="gr51" draw:text-style-name="P15" draw:layer="layout" svg:width="1.27cm" svg:height="1.27cm" svg:x="7.342cm" svg:y="15.321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8.612cm" svg:y1="15.956cm" svg:x2="9.249cm" svg:y2="15.956cm">
          <text:p/>
        </draw:line>
        <draw:line draw:style-name="gr54" draw:text-style-name="P3" xml:id="id4" draw:id="id4" draw:layer="layout" svg:x1="6.707cm" svg:y1="15.956cm" svg:x2="7.342cm" svg:y2="15.956cm">
          <text:p/>
        </draw:line>
        <draw:custom-shape draw:style-name="gr52" draw:text-style-name="P15" draw:layer="layout" svg:width="0.282cm" svg:height="0.282cm" svg:x="7.836cm" svg:y="16.3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5.375cm" svg:y1="14.786cm" svg:x2="9.236cm" svg:y2="14.786cm">
          <text:p/>
        </draw:line>
        <draw:connector draw:style-name="gr55" draw:text-style-name="P18" draw:layer="layout" draw:line-skew="5.956cm" svg:x1="24.072cm" svg:y1="15.358cm" svg:x2="3.508cm" svg:y2="11.541cm" draw:start-shape="id6" draw:end-shape="id7" draw:end-glue-point="3" svg:d="M24072 15358v4048h-20564v-7865" svg:viewBox="0 0 20565 7866">
          <text:p/>
        </draw:connector>
        <draw:line draw:style-name="gr53" draw:text-style-name="P3" draw:layer="layout" svg:x1="22.465cm" svg:y1="15.358cm" svg:x2="24.886cm" svg:y2="15.358cm">
          <text:p/>
        </draw:line>
        <draw:custom-shape draw:name="Rectangle 204" draw:style-name="gr56" draw:text-style-name="P8" draw:layer="layout" svg:width="0.322cm" svg:height="2.631cm" draw:transform="rotate (1.5707963267949) translate (15.604cm 2.12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" draw:style-name="gr57" draw:text-style-name="P19" draw:layer="layout" svg:width="0.322cm" svg:height="2.631cm" draw:transform="rotate (1.5707963267949) translate (15.604cm 2.8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" draw:style-name="gr58" draw:text-style-name="P20" draw:layer="layout" svg:width="0.322cm" svg:height="2.631cm" draw:transform="rotate (1.5707963267949) translate (15.604cm 3.49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59" draw:text-style-name="P22" draw:layer="layout" svg:width="5.383cm" svg:height="0.844cm" svg:x="18.325cm" svg:y="1.544cm">
          <text:p text:style-name="P21"><text:span text:style-name="T6">C</text:span><text:span text:style-name="T6">o</text:span><text:span text:style-name="T6">n</text:span><text:span text:style-name="T6">v</text:span><text:span text:style-name="T6">2</text:span><text:span text:style-name="T6">d</text:span><text:span text:style-name="T6">(</text:span><text:span text:style-name="T6">)</text:span><text:span text:style-name="T7">→</text:span><text:span text:style-name="T8"> </text:span><text:span text:style-name="T4">R</text:span><text:span text:style-name="T4">e</text:span><text:span text:style-name="T4">L</text:span><text:span text:style-name="T4">U</text:span><text:span text:style-name="T4">(</text:span><text:span text:style-name="T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60" draw:text-style-name="P22" draw:layer="layout" svg:width="2.886cm" svg:height="0.844cm" svg:x="18.325cm" svg:y="2.237cm">
          <text:p text:style-name="P21"><text:span text:style-name="T4">C</text:span><text:span text:style-name="T4">o</text:span><text:span text:style-name="T4">n</text:span><text:span text:style-name="T4">v</text:span><text:span text:style-name="T4">2</text:span><text:span text:style-name="T4">d</text:span><text:span text:style-name="T4">(</text:span><text:span text:style-name="T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61" draw:text-style-name="P22" draw:layer="layout" svg:width="3.483cm" svg:height="0.844cm" svg:x="18.325cm" svg:y="2.911cm">
          <text:p text:style-name="P21"><text:span text:style-name="T6">U</text:span><text:span text:style-name="T6">p</text:span><text:span text:style-name="T6">s</text:span><text:span text:style-name="T6">a</text:span><text:span text:style-name="T6">m</text:span><text:span text:style-name="T6">p</text:span><text:span text:style-name="T6">l</text:span><text:span text:style-name="T6">e</text:span><text:span text:style-name="T6">(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3" draw:style-name="gr13" draw:text-style-name="P9" draw:layer="layout" draw:type="line" svg:x1="18.042cm" svg:y1="15.37cm" svg:x2="21.62cm" svg:y2="15.37cm" draw:start-shape="id8" draw:start-glue-point="1" draw:end-shape="id9" draw:end-glue-point="3" svg:d="M18042 15370h3578" svg:viewBox="0 0 3579 1">
          <text:p/>
        </draw:connector>
        <draw:custom-shape draw:name="TextBox 198" draw:style-name="gr62" draw:text-style-name="P14" draw:layer="layout" svg:width="2.285cm" svg:height="1.352cm" svg:x="7.266cm" svg:y="12.25cm">
          <text:p text:style-name="P13"><text:span text:style-name="T4"><text:s/></text:span><text:span text:style-name="T2">TEXT</text:span></text:p>
          <text:p text:style-name="P13"><text:span text:style-name="T2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58" draw:text-style-name="P20" xml:id="id13" draw:id="id13" draw:layer="layout" svg:width="0.322cm" svg:height="2.631cm" svg:x="8.50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56" draw:text-style-name="P8" xml:id="id11" draw:id="id11" draw:layer="layout" svg:width="0.322cm" svg:height="2.631cm" svg:x="15.564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3" draw:style-name="gr56" draw:text-style-name="P8" draw:layer="layout" svg:width="0.322cm" svg:height="2.631cm" svg:x="16.098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56" draw:text-style-name="P8" draw:layer="layout" svg:width="0.322cm" svg:height="2.631cm" svg:x="16.656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5" draw:style-name="gr56" draw:text-style-name="P8" draw:layer="layout" svg:width="0.322cm" svg:height="2.631cm" svg:x="17.1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4" draw:style-name="gr63" draw:text-style-name="P5" draw:layer="layout" svg:width="2.793cm" svg:height="1.265cm" svg:x="15.425cm" svg:y="16.784cm">
          <text:p text:style-name="P4"><text:span text:style-name="T2">CO</text:span><text:span text:style-name="T2">NT</text:span><text:span text:style-name="T2">EX</text:span><text:span text:style-name="T2">T</text:span></text:p>
          <text:p text:style-name="P4"><text:span text:style-name="T2">PR</text:span><text:span text:style-name="T2">OJ</text:span><text:span text:style-name="T2">EC</text:span><text:span text:style-name="T2">TO</text:span><text:span text:style-name="T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6" draw:style-name="gr64" draw:text-style-name="P23" xml:id="id8" draw:id="id8" draw:layer="layout" svg:width="0.322cm" svg:height="2.631cm" svg:x="17.72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13" draw:text-style-name="P9" draw:layer="layout" draw:type="line" svg:x1="14.48cm" svg:y1="15.361cm" svg:x2="15.564cm" svg:y2="15.37cm" draw:start-shape="id10" draw:start-glue-point="10" draw:end-shape="id11" draw:end-glue-point="3" svg:d="M14480 15361l1084 9" svg:viewBox="0 0 1085 10">
          <text:p/>
        </draw:connector>
        <draw:custom-shape draw:name="Oval 8" draw:style-name="gr65" draw:text-style-name="P24" xml:id="id10" draw:id="id10" draw:layer="layout" svg:width="1.522cm" svg:height="1.523cm" svg:x="12.958cm" svg:y="14.59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21" draw:style-name="gr13" draw:text-style-name="P9" draw:layer="layout" draw:type="line" svg:x1="9.828cm" svg:y1="15.361cm" svg:x2="12.958cm" svg:y2="15.361cm" draw:start-shape="id12" draw:start-glue-point="5" draw:end-shape="id10" draw:end-glue-point="6" svg:d="M9828 15361h3130" svg:viewBox="0 0 3131 1">
          <text:p/>
        </draw:connector>
        <draw:custom-shape draw:name="TextBox 262" draw:style-name="gr66" draw:text-style-name="P26" draw:layer="layout" svg:width="1.007cm" svg:height="1.267cm" svg:x="13.237cm" svg:y="10.161cm">
          <text:p text:style-name="P25"><text:span text:style-name="T9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67" draw:text-style-name="P27" draw:layer="layout" svg:width="0.322cm" svg:height="2.631cm" svg:x="22.143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64" draw:text-style-name="P23" xml:id="id5" draw:id="id5" draw:layer="layout" svg:width="0.322cm" svg:height="2.631cm" svg:x="7.93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0" draw:style-name="gr64" draw:text-style-name="P23" xml:id="id9" draw:id="id9" draw:layer="layout" svg:width="0.322cm" svg:height="2.631cm" svg:x="21.62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1" draw:style-name="gr56" draw:text-style-name="P8" draw:layer="layout" svg:width="0.322cm" svg:height="2.631cm" svg:x="7.111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2" draw:style-name="gr56" draw:text-style-name="P8" draw:layer="layout" svg:width="0.322cm" svg:height="2.631cm" svg:x="7.645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3" draw:style-name="gr56" draw:text-style-name="P8" draw:layer="layout" svg:width="0.322cm" svg:height="2.631cm" svg:x="8.203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4" draw:style-name="gr56" draw:text-style-name="P8" draw:layer="layout" svg:width="0.322cm" svg:height="2.631cm" svg:x="8.736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5" draw:style-name="gr64" draw:text-style-name="P23" xml:id="id1" draw:id="id1" draw:layer="layout" svg:width="0.322cm" svg:height="2.631cm" svg:x="9.267cm" svg:y="4.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8" draw:style-name="gr68" draw:text-style-name="P17" draw:layer="layout" svg:width="3.035cm" svg:height="0.675cm" svg:x="3.341cm" svg:y="5.492cm">
          <text:p text:style-name="P16"><text:span text:style-name="T3">[896,896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3" draw:text-style-name="P3" draw:layer="layout" svg:x1="3.231cm" svg:y1="6.167cm" svg:x2="7.111cm" svg:y2="6.167cm">
          <text:p/>
        </draw:line>
        <draw:custom-shape draw:name="Oval 27" draw:style-name="gr69" draw:text-style-name="P24" xml:id="id2" draw:id="id2" draw:layer="layout" svg:width="1.522cm" svg:height="1.523cm" svg:x="12.959cm" svg:y="10.079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91" draw:style-name="gr13" draw:text-style-name="P9" draw:layer="layout" draw:type="line" svg:x1="8.824cm" svg:y1="10.84cm" svg:x2="12.959cm" svg:y2="10.841cm" draw:start-shape="id13" draw:start-glue-point="1" draw:end-shape="id2" draw:end-glue-point="6" svg:d="M8824 10840l4135 1" svg:viewBox="0 0 4136 2">
          <text:p/>
        </draw:connector>
        <draw:custom-shape draw:name="TextBox 409" draw:style-name="gr70" draw:text-style-name="P26" draw:layer="layout" svg:width="1.007cm" svg:height="1.267cm" svg:x="13.23cm" svg:y="14.681cm">
          <text:p text:style-name="P25"><text:span text:style-name="T9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2" draw:style-name="gr13" draw:text-style-name="P9" draw:layer="layout" draw:type="line" svg:x1="13.72cm" svg:y1="11.602cm" svg:x2="13.719cm" svg:y2="14.599cm" draw:start-shape="id2" draw:start-glue-point="8" draw:end-shape="id10" draw:end-glue-point="4" svg:d="M13720 11602l-1 2997" svg:viewBox="0 0 2 2998">
          <text:p/>
        </draw:connector>
        <draw:custom-shape draw:name="TextBox 410" draw:style-name="gr71" draw:text-style-name="P5" draw:layer="layout" svg:width="1.777cm" svg:height="1.267cm" svg:x="1.2cm" svg:y="5.342cm">
          <text:p text:style-name="P4"><text:span text:style-name="T2">input</text:span></text:p>
          <text:p text:style-name="P4"><text:span text:style-name="T2">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1" draw:style-name="gr72" draw:text-style-name="P14" draw:layer="layout" svg:width="2.996cm" svg:height="0.844cm" svg:x="9.861cm" svg:y="9.996cm">
          <text:p text:style-name="P13"><text:span text:style-name="T4">[</text:span><text:span text:style-name="T3">14,14,256</text:span><text:span text:style-name="T4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2" draw:style-name="gr73" draw:text-style-name="P14" draw:layer="layout" svg:width="2.996cm" svg:height="0.844cm" svg:x="9.861cm" svg:y="5.341cm">
          <text:p text:style-name="P13"><text:span text:style-name="T4">[</text:span><text:span text:style-name="T3">14,14,256</text:span><text:span text:style-name="T4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2" draw:style-name="gr74" draw:text-style-name="P14" draw:layer="layout" svg:width="2.285cm" svg:height="1.352cm" svg:x="7.166cm" svg:y="7.522cm">
          <text:p text:style-name="P13"><text:span text:style-name="T4"><text:s/></text:span><text:span text:style-name="T2">IMAGE</text:span></text:p>
          <text:p text:style-name="P13"><text:span text:style-name="T2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3" draw:style-name="gr75" draw:text-style-name="P14" draw:layer="layout" svg:width="2.996cm" svg:height="0.844cm" svg:x="9.861cm" svg:y="14.496cm">
          <text:p text:style-name="P13"><text:span text:style-name="T4">[</text:span><text:span text:style-name="T3">14,14,256</text:span><text:span text:style-name="T4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7" draw:style-name="gr76" draw:text-style-name="P17" draw:layer="layout" svg:width="2.4cm" svg:height="0.675cm" svg:x="3.445cm" svg:y="9.561cm">
          <text:p text:style-name="P16"><text:span text:style-name="T3">[1,1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0" draw:style-name="gr77" draw:text-style-name="P17" draw:layer="layout" svg:width="2.4cm" svg:height="0.675cm" svg:x="22.465cm" svg:y="14.586cm">
          <text:p text:style-name="P16"><text:span text:style-name="T3">[1,1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8" draw:text-style-name="P3" draw:layer="layout" svg:width="11.43cm" svg:height="3.433cm" svg:x="15.242cm" svg:y="1.368cm">
          <text:p/>
          <draw:enhanced-geometry svg:viewBox="0 0 21600 21600" draw:type="rectangle" draw:enhanced-path="M 0 0 L 21600 0 21600 21600 0 21600 0 0 Z N"/>
        </draw:custom-shape>
        <draw:custom-shape draw:name="TextBox 180" draw:style-name="gr79" draw:text-style-name="P29" draw:layer="layout" svg:width="2.285cm" svg:height="1.267cm" svg:x="20.941cm" svg:y="11.43cm">
          <text:p text:style-name="P28"><text:span text:style-name="T2">ACTION</text:span></text:p>
          <text:p text:style-name="P28"><text:span text:style-name="T2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1" draw:style-name="gr80" draw:text-style-name="P12" draw:layer="layout" svg:width="2.027cm" svg:height="1.265cm" svg:x="24.695cm" svg:y="9.416cm">
          <text:p text:style-name="P10"><text:span text:style-name="T2">output</text:span></text:p>
          <text:p text:style-name="P10"><text:span text:style-name="T2">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9" draw:style-name="gr81" draw:text-style-name="P14" draw:layer="layout" svg:width="0.795cm" svg:height="0.844cm" svg:x="23.674cm" svg:y="1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3" draw:text-style-name="P3" draw:layer="layout" svg:x1="22.464cm" svg:y1="10.049cm" svg:x2="24.885cm" svg:y2="10.049cm">
          <text:p/>
        </draw:line>
        <draw:custom-shape draw:name="Rectangle 197" draw:style-name="gr67" draw:text-style-name="P27" draw:layer="layout" svg:width="0.322cm" svg:height="2.631cm" svg:x="22.142cm" svg:y="8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2" draw:style-name="gr64" draw:text-style-name="P23" draw:layer="layout" svg:width="0.322cm" svg:height="2.631cm" svg:x="21.619cm" svg:y="8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82" draw:text-style-name="P17" draw:layer="layout" svg:width="2.4cm" svg:height="0.675cm" svg:x="22.464cm" svg:y="9.277cm">
          <text:p text:style-name="P16"><text:span text:style-name="T3">[1,1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3" draw:text-style-name="P3" draw:layer="layout" svg:x1="20.811cm" svg:y1="10.049cm" svg:x2="21.625cm" svg:y2="10.049cm">
          <text:p/>
        </draw:line>
        <draw:line draw:style-name="gr83" draw:text-style-name="P3" draw:layer="layout" svg:x1="20.811cm" svg:y1="10.049cm" svg:x2="20.811cm" svg:y2="15.37cm">
          <text:p/>
        </draw:line>
        <draw:line draw:style-name="gr83" draw:text-style-name="P3" draw:layer="layout" svg:x1="4.783cm" svg:y1="12.176cm" svg:x2="4.783cm" svg:y2="12.421cm">
          <text:p/>
        </draw:line>
        <draw:line draw:style-name="gr83" draw:text-style-name="P3" draw:layer="layout" svg:x1="7.976cm" svg:y1="16.591cm" svg:x2="7.976cm" svg:y2="16.836cm">
          <text:p/>
        </draw:line>
        <draw:custom-shape draw:name="TextBox 363" draw:style-name="gr84" draw:text-style-name="P17" draw:layer="layout" svg:width="1.553cm" svg:height="0.675cm" svg:x="7.197cm" svg:y="16.826cm">
          <text:p text:style-name="P16"><text:span text:style-name="T3">500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3" draw:style-name="gr85" draw:text-style-name="P17" draw:layer="layout" svg:width="1.553cm" svg:height="0.675cm" svg:x="4.007cm" svg:y="12.421cm">
          <text:p text:style-name="P16"><text:span text:style-name="T3">500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2" draw:style-name="gr67" draw:text-style-name="P27" draw:layer="layout" svg:width="0.322cm" svg:height="2.631cm" draw:transform="rotate (1.5707963267949) translate (15.595cm 4.2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4" draw:style-name="gr86" draw:text-style-name="P22" draw:layer="layout" svg:width="8.25cm" svg:height="0.844cm" svg:x="18.325cm" svg:y="3.657cm">
          <text:p text:style-name="P21"><text:span text:style-name="T6">AvgPool2d(), Multinomia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6" draw:style-name="gr87" draw:text-style-name="P17" draw:layer="layout" svg:width="3.246cm" svg:height="0.675cm" svg:x="15.192cm" svg:y="13.38cm">
          <text:p text:style-name="P16"><text:span text:style-name="T3">11.4M we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0" draw:layer="layout" svg:width="0.001cm" svg:height="0.001cm" svg:x="0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ection_20_Header">
        <draw:frame draw:name="Title 1" presentation:style-name="pr2" draw:text-style-name="P31" draw:layer="layout" svg:width="29.209cm" svg:height="7.923cm" svg:x="2.31cm" svg:y="4.748cm" presentation:class="title" presentation:user-transformed="true">
          <draw:text-box>
            <text:p text:style-name="P30"><text:span text:style-name="T10">B</text:span><text:span text:style-name="T10">A</text:span><text:span text:style-name="T10">C</text:span><text:span text:style-name="T10">K</text:span><text:span text:style-name="T10">U</text:span><text:span text:style-name="T10">P</text:span></text:p>
          </draw:text-box>
        </draw:frame>
        <draw:frame draw:name="Text Placeholder 2" presentation:style-name="pr3" draw:text-style-name="P32" draw:layer="layout" svg:width="29.209cm" svg:height="4.166cm" svg:x="2.31cm" svg:y="12.748cm" presentation:class="outline" presentation:placeholder="true" presentation:user-transformed="true">
          <draw:text-box/>
        </draw:frame>
        <presentation:notes draw:style-name="dp2">
          <draw:page-thumbnail draw:style-name="gr40" draw:layer="layout" svg:width="0.001cm" svg:height="0.001cm" svg:x="0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draw:custom-shape draw:name="TextBox 445" draw:style-name="gr88" draw:text-style-name="P7" draw:layer="layout" svg:width="7.95cm" svg:height="2.366cm" svg:x="0.991cm" svg:y="0.991cm">
          <text:p text:style-name="P6"><text:span text:style-name="T1">Embedded Robot Controller</text:span></text:p>
          <text:p text:style-name="P6"><text:span text:style-name="T2">Autonomous robots</text:span></text:p>
          <text:p text:style-name="P6"><text:span text:style-name="T2">Interactive signage</text:span></text:p>
          <text:p text:style-name="P6"><text:span text:style-name="T2">Nuclear fusion rea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6" draw:style-name="gr89" draw:text-style-name="P5" draw:layer="layout" svg:width="1.519cm" svg:height="0.759cm" svg:x="13.08cm" svg:y="3.561cm">
          <text:p text:style-name="P4"><text:span text:style-name="T2">HD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9" draw:style-name="gr12" draw:text-style-name="P8" draw:layer="layout" svg:width="3.81cm" svg:height="3.81cm" svg:x="14.745cm" svg:y="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9" draw:style-name="gr13" draw:text-style-name="P9" draw:layer="layout" draw:type="line" svg:x1="12.18cm" svg:y1="4.266cm" svg:x2="14.745cm" svg:y2="4.266cm" svg:d="M12180 4266h2565" svg:viewBox="0 0 2566 1">
          <text:p/>
        </draw:connector>
        <draw:custom-shape draw:name="TextBox 447" draw:style-name="gr90" draw:text-style-name="P5" draw:layer="layout" svg:width="3.047cm" svg:height="0.759cm" svg:x="9.168cm" svg:y="3.849cm">
          <text:p text:style-name="P4"><text:span text:style-name="T2">left </text:span><text:span text:style-name="T2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0" draw:style-name="gr13" draw:text-style-name="P9" draw:layer="layout" draw:type="line" svg:x1="12.18cm" svg:y1="5.019cm" svg:x2="14.745cm" svg:y2="5.019cm" svg:d="M12180 5019h2565" svg:viewBox="0 0 2566 1">
          <text:p/>
        </draw:connector>
        <draw:custom-shape draw:name="TextBox 448" draw:style-name="gr91" draw:text-style-name="P5" draw:layer="layout" svg:width="1.519cm" svg:height="0.759cm" svg:x="13.08cm" svg:y="4.315cm">
          <text:p text:style-name="P4"><text:span text:style-name="T2">HD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9" draw:style-name="gr92" draw:text-style-name="P5" draw:layer="layout" svg:width="3.301cm" svg:height="0.759cm" svg:x="8.914cm" svg:y="4.613cm">
          <text:p text:style-name="P4"><text:span text:style-name="T2">right </text:span><text:span text:style-name="T2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0" draw:style-name="gr93" draw:text-style-name="P5" draw:layer="layout" svg:width="2.027cm" svg:height="0.759cm" svg:x="12.572cm" svg:y="5.061cm">
          <text:p text:style-name="P4"><text:span text:style-name="T2">S/PD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1" draw:style-name="gr13" draw:text-style-name="P9" draw:layer="layout" draw:type="line" svg:x1="12.18cm" svg:y1="5.766cm" svg:x2="14.745cm" svg:y2="5.766cm" svg:d="M12180 5766h2565" svg:viewBox="0 0 2566 1">
          <text:p/>
        </draw:connector>
        <draw:custom-shape draw:name="TextBox 451" draw:style-name="gr94" draw:text-style-name="P5" draw:layer="layout" svg:width="3.555cm" svg:height="0.759cm" svg:x="8.66cm" svg:y="5.349cm">
          <text:p text:style-name="P4"><text:span text:style-name="T2">L/R </text:span><text:span text:style-name="T2">aud</text:span><text:span text:style-name="T2">io </text:span><text:span text:style-name="T2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2" draw:style-name="gr95" draw:text-style-name="P5" draw:layer="layout" svg:width="0.757cm" svg:height="0.759cm" svg:x="13.842cm" svg:y="5.8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2" draw:style-name="gr13" draw:text-style-name="P9" draw:layer="layout" draw:type="line" svg:x1="12.18cm" svg:y1="6.566cm" svg:x2="14.745cm" svg:y2="6.566cm" svg:d="M12180 6566h2565" svg:viewBox="0 0 2566 1">
          <text:p/>
        </draw:connector>
        <draw:custom-shape draw:name="TextBox 453" draw:style-name="gr96" draw:text-style-name="P5" draw:layer="layout" svg:width="5.084cm" svg:height="0.759cm" svg:x="7.131cm" svg:y="6.171cm">
          <text:p text:style-name="P4"><text:span text:style-name="T2">sen</text:span><text:span text:style-name="T2">sor </text:span><text:span text:style-name="T2">byt</text:span><text:span text:style-name="T2">e </text:span><text:span text:style-name="T2">str</text:span><text:span text:style-name="T2">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4" draw:style-name="gr97" draw:text-style-name="P7" draw:layer="layout" svg:width="1.989cm" svg:height="0.844cm" svg:x="15.681cm" svg:y="4.918cm">
          <text:p text:style-name="P6"><text:span text:style-name="T1">ER</text:span><text:span text:style-name="T1">C-</text:span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5" draw:style-name="gr98" draw:text-style-name="P5" draw:layer="layout" svg:width="1.261cm" svg:height="0.759cm" svg:x="18.571cm" svg:y="5.815cm">
          <text:p text:style-name="P4"><text:span text:style-name="T2">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4" draw:style-name="gr13" draw:text-style-name="P9" draw:layer="layout" draw:type="line" svg:x1="18.58cm" svg:y1="6.538cm" svg:x2="21.145cm" svg:y2="6.538cm" svg:d="M18580 6538h2565" svg:viewBox="0 0 2566 1">
          <text:p/>
        </draw:connector>
        <draw:custom-shape draw:name="TextBox 456" draw:style-name="gr99" draw:text-style-name="P5" draw:layer="layout" svg:width="5.084cm" svg:height="0.759cm" svg:x="21.032cm" svg:y="6.139cm">
          <text:p text:style-name="P4"><text:span text:style-name="T2">action byte 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7" draw:style-name="gr100" draw:text-style-name="P5" draw:layer="layout" svg:width="2.027cm" svg:height="0.759cm" svg:x="18.571cm" svg:y="4.997cm">
          <text:p text:style-name="P4"><text:span text:style-name="T2">S/PD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5" draw:style-name="gr13" draw:text-style-name="P9" draw:layer="layout" draw:type="line" svg:x1="18.579cm" svg:y1="5.72cm" svg:x2="21.144cm" svg:y2="5.72cm" svg:d="M18579 5720h2565" svg:viewBox="0 0 2566 1">
          <text:p/>
        </draw:connector>
        <draw:custom-shape draw:name="TextBox 458" draw:style-name="gr101" draw:text-style-name="P5" draw:layer="layout" svg:width="3.809cm" svg:height="0.759cm" svg:x="21.032cm" svg:y="5.321cm">
          <text:p text:style-name="P4"><text:span text:style-name="T2">L/R audio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7.55cm" svg:y1="8.711cm" svg:x2="17.55cm" svg:y2="7.241cm">
          <text:p/>
        </draw:line>
        <draw:custom-shape draw:name="TextBox 459" draw:style-name="gr102" draw:text-style-name="P5" draw:layer="layout" svg:width="1.517cm" svg:height="0.759cm" svg:x="16.033cm" svg:y="7.241cm">
          <text:p text:style-name="P4"><text:span text:style-name="T2">U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0" draw:style-name="gr103" draw:text-style-name="P5" draw:layer="layout" svg:width="3.047cm" svg:height="0.759cm" svg:x="19.19cm" svg:y="8.787cm">
          <text:p text:style-name="P4"><text:span text:style-name="T2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1" draw:style-name="gr104" draw:text-style-name="P5" draw:layer="layout" svg:width="1.261cm" svg:height="0.759cm" svg:x="13.338cm" svg:y="5.861cm">
          <text:p text:style-name="P4"><text:span text:style-name="T2">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7.786cm" svg:y1="7.242cm" svg:x2="17.786cm" svg:y2="8.712cm">
          <text:p/>
        </draw:line>
        <draw:custom-shape draw:name="TextBox 462" draw:style-name="gr105" draw:text-style-name="P2" draw:layer="layout" svg:width="8.547cm" svg:height="2.028cm" svg:x="2.896cm" svg:y="13.308cm">
          <text:p text:style-name="P1"><text:span text:style-name="T1">hardened components</text:span></text:p>
          <text:p text:style-name="P1"><text:span text:style-name="T4">integrated SRAM/ROM weights</text:span></text:p>
          <text:p text:style-name="P1"><text:span text:style-name="T4">fixed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0" draw:style-name="gr30" draw:text-style-name="P8" draw:layer="layout" svg:width="3.234cm" svg:height="0.847cm" svg:x="15.321cm" svg:y="10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3" draw:style-name="gr106" draw:text-style-name="P5" draw:layer="layout" svg:width="1.773cm" svg:height="0.759cm" svg:x="16.015cm" svg:y="10.492cm">
          <text:p text:style-name="P4"><text:span text:style-name="T2">FL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6.85cm" svg:y1="10.439cm" svg:x2="16.85cm" svg:y2="9.692cm">
          <text:p/>
        </draw:line>
        <draw:custom-shape draw:name="TextBox 464" draw:style-name="gr107" draw:text-style-name="P5" draw:layer="layout" svg:width="1.261cm" svg:height="0.759cm" svg:x="16.85cm" svg:y="9.684cm">
          <text:p text:style-name="P4"><text:span text:style-name="T2">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1" draw:style-name="gr33" draw:text-style-name="P8" draw:layer="layout" svg:width="5.08cm" svg:height="0.958cm" svg:x="14.11cm" svg:y="8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5" draw:style-name="gr108" draw:text-style-name="P5" draw:layer="layout" svg:width="4.322cm" svg:height="0.759cm" svg:x="14.561cm" svg:y="8.819cm">
          <text:p text:style-name="P4"><text:span text:style-name="T2">micro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6" draw:style-name="gr109" draw:text-style-name="P2" draw:layer="layout" svg:width="6.764cm" svg:height="2.03cm" svg:x="15.997cm" svg:y="13.431cm">
          <text:p text:style-name="P1"><text:span text:style-name="T1">AI accelerator</text:span></text:p>
          <text:p text:style-name="P1"><text:span text:style-name="T4">external DRAM weights</text:span></text:p>
          <text:p text:style-name="P1"><text:span text:style-name="T4">programmabl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34" draw:layer="layout" svg:width="2.195cm" svg:height="2.143cm" svg:x="12.385cm" svg:y="13.091cm">
          <draw:text-box>
            <text:p text:style-name="P33"><text:span text:style-name="T11">⇔</text:span></text:p>
          </draw:text-box>
        </draw:frame>
        <draw:line draw:style-name="gr26" draw:text-style-name="P3" draw:layer="layout" svg:x1="15.8cm" svg:y1="8.712cm" svg:x2="15.8cm" svg:y2="7.242cm">
          <text:p/>
        </draw:line>
        <draw:custom-shape draw:name="TextBox 467" draw:style-name="gr111" draw:text-style-name="P5" draw:layer="layout" svg:width="1.261cm" svg:height="0.759cm" svg:x="14.539cm" svg:y="7.242cm">
          <text:p text:style-name="P4"><text:span text:style-name="T2">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1.27cm" svg:height="1.27cm" svg:x="12.289cm" svg:y="16.8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7cm" svg:height="1.27cm" svg:x="13.559cm" svg:y="16.8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7cm" svg:height="1.27cm" svg:x="12.289cm" svg:y="18.0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7cm" svg:height="1.27cm" svg:x="13.559cm" svg:y="18.09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xtBox 468" draw:style-name="gr112" draw:text-style-name="P5" draw:layer="layout" svg:width="2.281cm" svg:height="0.759cm" svg:x="12.389cm" svg:y="16.066cm">
          <text:p text:style-name="P4"><text:span text:style-name="T2">WE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9" draw:style-name="gr113" draw:text-style-name="P5" draw:layer="layout" svg:width="1.773cm" svg:height="0.759cm" svg:x="10.516cm" svg:y="17.662cm">
          <text:p text:style-name="P4"><text:span text:style-name="T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0" draw:style-name="gr114" draw:text-style-name="P5" draw:layer="layout" svg:width="2.615cm" svg:height="0.675cm" svg:x="10.944cm" svg:y="19.366cm">
          <text:p text:style-name="P4"><text:span text:style-name="T3">integr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1" draw:style-name="gr115" draw:text-style-name="P5" draw:layer="layout" svg:width="2.188cm" svg:height="0.675cm" svg:x="13.608cm" svg:y="19.365cm">
          <text:p text:style-name="P4"><text:span text:style-name="T3">exter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2" draw:style-name="gr116" draw:text-style-name="P5" draw:layer="layout" svg:width="1.553cm" svg:height="0.675cm" svg:x="14.829cm" svg:y="18.381cm">
          <text:p text:style-name="P4"><text:span text:style-name="T3">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3" draw:style-name="gr117" draw:text-style-name="P5" draw:layer="layout" svg:width="3.035cm" svg:height="0.675cm" svg:x="14.829cm" svg:y="17.111cm">
          <text:p text:style-name="P4"><text:span text:style-name="T3">programm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6" draw:text-style-name="P3" draw:layer="layout" svg:x1="0.942cm" svg:y1="12.651cm" svg:x2="27.026cm" svg:y2="12.386cm">
          <text:p/>
        </draw:line>
        <draw:custom-shape draw:name="TextBox 474" draw:style-name="gr118" draw:text-style-name="P5" draw:layer="layout" svg:width="2.281cm" svg:height="0.759cm" svg:x="18.555cm" svg:y="10.416cm">
          <text:p text:style-name="P4"><text:span text:style-name="T2">we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6.05cm" svg:y1="7.242cm" svg:x2="16.05cm" svg:y2="8.712cm">
          <text:p/>
        </draw:line>
        <presentation:notes draw:style-name="dp2">
          <draw:page-thumbnail draw:style-name="gr40" draw:layer="layout" svg:width="0.001cm" svg:height="0.001cm" svg:x="0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0">
        <draw:connector draw:name="Connector: Elbow 85" draw:style-name="gr41" draw:text-style-name="P9" draw:layer="layout" svg:x1="10.305cm" svg:y1="6.26cm" svg:x2="12.354cm" svg:y2="10.072cm" draw:start-shape="id14" draw:start-glue-point="1" draw:end-shape="id15" draw:end-glue-point="4" svg:d="M10305 6260h2049v3812" svg:viewBox="0 0 2050 3813">
          <text:p/>
        </draw:connector>
        <draw:connector draw:name="Connector: Elbow 86" draw:style-name="gr41" draw:text-style-name="P9" draw:layer="layout" svg:x1="22.196cm" svg:y1="10.831cm" svg:x2="23.509cm" svg:y2="10.843cm" draw:end-shape="id16" svg:d="M22196 10831h657v12h656" svg:viewBox="0 0 1314 13">
          <text:p/>
        </draw:connector>
        <draw:custom-shape draw:name="TextBox 386" draw:style-name="gr119" draw:text-style-name="P14" draw:layer="layout" svg:width="2.289cm" svg:height="1.437cm" svg:x="1.326cm" svg:y="5.474cm">
          <text:p text:style-name="P13"><text:span text:style-name="T4">promp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6" draw:style-name="gr120" draw:text-style-name="P35" xml:id="id16" draw:id="id16" draw:layer="layout" svg:width="0.322cm" svg:height="2.631cm" svg:x="23.50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7" draw:style-name="gr121" draw:text-style-name="P14" draw:layer="layout" svg:width="0.799cm" svg:height="0.844cm" svg:x="7.385cm" svg:y="5.45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8" draw:style-name="gr122" draw:text-style-name="P14" draw:layer="layout" svg:width="1.392cm" svg:height="0.844cm" svg:x="8.523cm" svg:y="5.468cm">
          <text:p text:style-name="P13"><text:span text:style-name="T4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9" draw:style-name="gr123" draw:text-style-name="P14" draw:layer="layout" svg:width="2.586cm" svg:height="0.844cm" svg:x="10.305cm" svg:y="5.436cm">
          <text:p text:style-name="P13"><text:span text:style-name="T4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124" draw:text-style-name="P14" draw:layer="layout" svg:width="2.886cm" svg:height="0.844cm" svg:x="20.576cm" svg:y="12.312cm">
          <text:p text:style-name="P13"><text:span text:style-name="T4"><text:s/></text:span><text:span text:style-name="T4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125" draw:text-style-name="P14" draw:layer="layout" svg:width="1.993cm" svg:height="1.437cm" svg:x="24.933cm" svg:y="9.346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2" draw:style-name="gr126" draw:text-style-name="P14" draw:layer="layout" svg:width="1.392cm" svg:height="0.844cm" svg:x="22.198cm" svg:y="9.989cm">
          <text:p text:style-name="P13"><text:span text:style-name="T4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3" draw:style-name="gr127" draw:text-style-name="P7" draw:layer="layout" svg:width="5.863cm" svg:height="0.844cm" svg:x="0.991cm" svg:y="0.991cm">
          <text:p text:style-name="P6"><text:span text:style-name="T1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4" draw:style-name="gr128" draw:text-style-name="P14" draw:layer="layout" svg:width="4.533cm" svg:height="2.623cm" svg:x="21.946cm" svg:y="17.501cm">
          <text:p text:style-name="P13"><text:span text:style-name="T4">V</text:span><text:span text:style-name="T4"><text:tab/></text:span><text:span text:style-name="T4">50257</text:span></text:p>
          <text:p text:style-name="P13"><text:span text:style-name="T4">E <text:s text:c="6"/></text:span><text:span text:style-name="T4"><text:tab/></text:span><text:span text:style-name="T4">256</text:span></text:p>
          <text:p text:style-name="P13"><text:span text:style-name="T4">C</text:span><text:span text:style-name="T4"><text:tab/></text:span><text:span text:style-name="T4">512</text:span></text:p>
          <text:p text:style-name="P13"><text:span text:style-name="T4">H,W</text:span><text:span text:style-name="T4"><text:tab/></text:span><text:span text:style-name="T4">8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23" draw:id="id23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95" draw:style-name="gr129" draw:text-style-name="P14" draw:layer="layout" svg:width="4.08cm" svg:height="0.844cm" svg:x="1.609cm" svg:y="9.417cm">
          <text:p text:style-name="P13"><text:span text:style-name="T4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8" draw:text-style-name="P18" draw:layer="layout" draw:line-skew="1.862cm" svg:x1="20.3cm" svg:y1="10.836cm" svg:x2="3.542cm" svg:y2="11.429cm" draw:start-shape="id17" draw:start-glue-point="2" draw:end-shape="id18" draw:end-glue-point="3" svg:d="M20300 10836v2955h-16758v-2362" svg:viewBox="0 0 16759 2956">
          <text:p/>
        </draw:connector>
        <draw:connector draw:name="Straight Arrow Connector 86" draw:style-name="gr13" draw:text-style-name="P9" draw:layer="layout" draw:type="line" svg:x1="7.08cm" svg:y1="6.289cm" svg:x2="8.199cm" svg:y2="6.281cm" svg:d="M7080 6289l1119-8" svg:viewBox="0 0 1120 9">
          <text:p/>
        </draw:connector>
        <draw:custom-shape draw:style-name="gr46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96" draw:style-name="gr130" draw:text-style-name="P14" xml:id="id19" draw:id="id1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7" draw:style-name="gr131" draw:text-style-name="P14" xml:id="id17" draw:id="id17" draw:layer="layout" svg:width="2.59cm" svg:height="0.844cm" svg:x="19.005cm" svg:y="9.99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6.909cm" svg:x2="6.684cm" svg:y2="6.909cm">
          <text:p/>
        </draw:line>
        <draw:line draw:style-name="gr53" draw:text-style-name="P3" draw:layer="layout" svg:x1="6.049cm" svg:y1="5.814cm" svg:x2="6.686cm" svg:y2="5.814cm">
          <text:p/>
        </draw:line>
        <draw:line draw:style-name="gr54" draw:text-style-name="P3" draw:layer="layout" svg:x1="4.143cm" svg:y1="5.814cm" svg:x2="4.778cm" svg:y2="5.814cm">
          <text:p/>
        </draw:line>
        <draw:custom-shape draw:style-name="gr51" draw:text-style-name="P15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5.447cm" svg:y1="11.429cm" svg:x2="6.084cm" svg:y2="11.429cm">
          <text:p/>
        </draw:line>
        <draw:line draw:style-name="gr54" draw:text-style-name="P3" xml:id="id18" draw:id="id18" draw:layer="layout" svg:x1="3.542cm" svg:y1="11.429cm" svg:x2="4.177cm" svg:y2="11.429cm">
          <text:p/>
        </draw:line>
        <draw:custom-shape draw:style-name="gr52" draw:text-style-name="P15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10.259cm" svg:x2="6.071cm" svg:y2="10.259cm">
          <text:p/>
        </draw:line>
        <draw:line draw:style-name="gr53" draw:text-style-name="P3" draw:layer="layout" svg:x1="23.815cm" svg:y1="10.829cm" svg:x2="26.726cm" svg:y2="10.829cm">
          <text:p/>
        </draw:line>
        <draw:connector draw:style-name="gr55" draw:text-style-name="P18" draw:layer="layout" draw:line-skew="-4.382cm" svg:x1="24.707cm" svg:y1="10.831cm" svg:x2="4.145cm" svg:y2="5.816cm" draw:start-shape="id19" svg:d="M24707 10831v-7139h-20562v2124" svg:viewBox="0 0 20563 7140">
          <text:p/>
        </draw:connector>
        <draw:custom-shape draw:name="TextBox 398" draw:style-name="gr132" draw:text-style-name="P14" draw:layer="layout" svg:width="0.799cm" svg:height="0.844cm" svg:x="23.908cm" svg:y="9.98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3" draw:text-style-name="P3" draw:layer="layout" svg:x1="8.521cm" svg:y1="6.31cm" svg:x2="10.07cm" svg:y2="6.31cm">
          <text:p/>
        </draw:line>
        <draw:custom-shape draw:name="Rectangle 387" draw:style-name="gr56" draw:text-style-name="P8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8" draw:style-name="gr57" draw:text-style-name="P19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9" draw:style-name="gr58" draw:text-style-name="P20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9" draw:style-name="gr133" draw:text-style-name="P22" draw:layer="layout" svg:width="5.383cm" svg:height="0.844cm" svg:x="4.421cm" svg:y="15.983cm">
          <text:p text:style-name="P21"><text:span text:style-name="T6">Conv2d()</text:span><text:span text:style-name="T7">→</text:span><text:span text:style-name="T8"> </text:span><text:span text:style-name="T4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0" draw:style-name="gr134" draw:text-style-name="P22" draw:layer="layout" svg:width="2.886cm" svg:height="0.844cm" svg:x="4.421cm" svg:y="16.976cm">
          <text:p text:style-name="P21"><text:span text:style-name="T4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1" draw:style-name="gr135" draw:text-style-name="P22" draw:layer="layout" svg:width="7.357cm" svg:height="0.844cm" svg:x="4.385cm" svg:y="17.968cm">
          <text:p text:style-name="P21"><text:span text:style-name="T6">Upsample(), AvgPool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7" draw:style-name="gr13" draw:text-style-name="P9" draw:layer="layout" draw:type="line" svg:x1="18.777cm" svg:y1="10.843cm" svg:x2="21.878cm" svg:y2="10.843cm" draw:start-shape="id20" draw:start-glue-point="1" draw:end-shape="id21" draw:end-glue-point="3" svg:d="M18777 10843h3101" svg:viewBox="0 0 3102 1">
          <text:p/>
        </draw:connector>
        <draw:custom-shape draw:name="TextBox 402" draw:style-name="gr136" draw:text-style-name="P14" draw:layer="layout" svg:width="2.882cm" svg:height="0.844cm" svg:x="8.711cm" svg:y="7.767cm">
          <text:p text:style-name="P13"><text:span text:style-name="T4"><text:s/></text:span><text:span text:style-name="T4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0" draw:style-name="gr58" draw:text-style-name="P20" xml:id="id14" draw:id="id14" draw:layer="layout" svg:width="0.322cm" svg:height="2.631cm" svg:x="9.9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1" draw:style-name="gr120" draw:text-style-name="P35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2" draw:style-name="gr137" draw:text-style-name="P35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3" draw:style-name="gr138" draw:text-style-name="P22" draw:layer="layout" svg:width="2.285cm" svg:height="0.844cm" svg:x="4.421cm" svg:y="18.961cm">
          <text:p text:style-name="P21"><text:span text:style-name="T6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3" draw:style-name="gr56" draw:text-style-name="P8" xml:id="id22" draw:id="id22" draw:layer="layout" svg:width="0.322cm" svg:height="2.631cm" svg:x="16.29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4" draw:style-name="gr56" draw:text-style-name="P8" draw:layer="layout" svg:width="0.322cm" svg:height="2.631cm" svg:x="16.833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5" draw:style-name="gr56" draw:text-style-name="P8" draw:layer="layout" svg:width="0.322cm" svg:height="2.631cm" svg:x="17.39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6" draw:style-name="gr56" draw:text-style-name="P8" draw:layer="layout" svg:width="0.322cm" svg:height="2.631cm" svg:x="17.92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4" draw:style-name="gr139" draw:text-style-name="P14" draw:layer="layout" svg:width="3.183cm" svg:height="0.844cm" svg:x="15.983cm" svg:y="12.412cm">
          <text:p text:style-name="P13"><text:span text:style-name="T4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7" draw:style-name="gr64" draw:text-style-name="P23" xml:id="id20" draw:id="id20" draw:layer="layout" svg:width="0.322cm" svg:height="2.631cm" svg:x="18.455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9" draw:style-name="gr13" draw:text-style-name="P9" draw:layer="layout" draw:type="line" svg:x1="13.115cm" svg:y1="10.834cm" svg:x2="16.299cm" svg:y2="10.843cm" draw:start-shape="id15" draw:start-glue-point="10" draw:end-shape="id22" draw:end-glue-point="3" svg:d="M13115 10834l3184 9" svg:viewBox="0 0 3185 10">
          <text:p/>
        </draw:connector>
        <draw:custom-shape draw:name="Oval 26" draw:style-name="gr140" draw:text-style-name="P24" xml:id="id15" draw:id="id15" draw:layer="layout" svg:width="1.522cm" svg:height="1.523cm" svg:x="11.593cm" svg:y="10.072cm">
          <text:p text:style-name="P36"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05" draw:style-name="gr141" draw:text-style-name="P14" draw:layer="layout" svg:width="2.59cm" svg:height="0.844cm" svg:x="8.876cm" svg:y="9.99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0" draw:style-name="gr13" draw:text-style-name="P9" draw:layer="layout" draw:type="line" svg:x1="6.663cm" svg:y1="10.834cm" svg:x2="11.593cm" svg:y2="10.834cm" draw:start-shape="id23" draw:start-glue-point="5" draw:end-shape="id15" draw:end-glue-point="6" svg:d="M6663 10834h4930" svg:viewBox="0 0 4931 1">
          <text:p/>
        </draw:connector>
        <draw:custom-shape draw:name="TextBox 406" draw:style-name="gr142" draw:text-style-name="P14" draw:layer="layout" svg:width="1.392cm" svg:height="0.844cm" svg:x="11.661cm" svg:y="10.428cm">
          <text:p text:style-name="P13"><text:span text:style-name="T4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8" draw:style-name="gr58" draw:text-style-name="P20" xml:id="id21" draw:id="id21" draw:layer="layout" svg:width="0.322cm" svg:height="2.631cm" svg:x="21.878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7" draw:style-name="gr143" draw:text-style-name="P14" draw:layer="layout" svg:width="3.179cm" svg:height="0.844cm" svg:x="13.121cm" svg:y="9.987cm">
          <text:p text:style-name="P13"><text:span text:style-name="T4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1T0">
        <draw:connector draw:name="Connector: Elbow 83" draw:style-name="gr41" draw:text-style-name="P9" draw:layer="layout" svg:x1="10.305cm" svg:y1="6.26cm" svg:x2="12.354cm" svg:y2="10.072cm" draw:start-shape="id24" draw:start-glue-point="1" draw:end-shape="id25" draw:end-glue-point="4" svg:d="M10305 6260h2049v3812" svg:viewBox="0 0 2050 3813">
          <text:p/>
        </draw:connector>
        <draw:connector draw:name="Connector: Elbow 84" draw:style-name="gr41" draw:text-style-name="P9" draw:layer="layout" svg:x1="22.196cm" svg:y1="10.831cm" svg:x2="23.509cm" svg:y2="10.843cm" draw:end-shape="id26" svg:d="M22196 10831h657v12h656" svg:viewBox="0 0 1314 13">
          <text:p/>
        </draw:connector>
        <draw:custom-shape draw:name="TextBox 364" draw:style-name="gr144" draw:text-style-name="P14" draw:layer="layout" svg:width="2.289cm" svg:height="1.437cm" svg:x="1.326cm" svg:y="5.474cm">
          <text:p text:style-name="P13"><text:span text:style-name="T4">promp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120" draw:text-style-name="P35" xml:id="id26" draw:id="id26" draw:layer="layout" svg:width="0.322cm" svg:height="2.631cm" svg:x="23.50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5" draw:style-name="gr145" draw:text-style-name="P14" draw:layer="layout" svg:width="0.799cm" svg:height="0.844cm" svg:x="7.385cm" svg:y="5.45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6" draw:style-name="gr146" draw:text-style-name="P14" draw:layer="layout" svg:width="1.392cm" svg:height="0.844cm" svg:x="8.523cm" svg:y="5.468cm">
          <text:p text:style-name="P13"><text:span text:style-name="T4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7" draw:style-name="gr147" draw:text-style-name="P14" draw:layer="layout" svg:width="2.586cm" svg:height="0.844cm" svg:x="10.305cm" svg:y="5.436cm">
          <text:p text:style-name="P13"><text:span text:style-name="T4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8" draw:style-name="gr148" draw:text-style-name="P14" draw:layer="layout" svg:width="2.886cm" svg:height="0.844cm" svg:x="20.576cm" svg:y="12.312cm">
          <text:p text:style-name="P13"><text:span text:style-name="T4"><text:s/></text:span><text:span text:style-name="T4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9" draw:style-name="gr149" draw:text-style-name="P14" draw:layer="layout" svg:width="1.993cm" svg:height="1.437cm" svg:x="24.933cm" svg:y="9.346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0" draw:style-name="gr150" draw:text-style-name="P14" draw:layer="layout" svg:width="1.392cm" svg:height="0.844cm" svg:x="22.198cm" svg:y="9.989cm">
          <text:p text:style-name="P13"><text:span text:style-name="T4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1" draw:style-name="gr151" draw:text-style-name="P7" draw:layer="layout" svg:width="5.863cm" svg:height="0.844cm" svg:x="0.991cm" svg:y="0.991cm">
          <text:p text:style-name="P6"><text:span text:style-name="T1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2" draw:style-name="gr152" draw:text-style-name="P14" draw:layer="layout" svg:width="4.533cm" svg:height="2.623cm" svg:x="21.946cm" svg:y="17.501cm">
          <text:p text:style-name="P13"><text:span text:style-name="T4">V</text:span><text:span text:style-name="T4"><text:tab/></text:span><text:span text:style-name="T4">50257</text:span></text:p>
          <text:p text:style-name="P13"><text:span text:style-name="T4">E <text:s text:c="6"/></text:span><text:span text:style-name="T4"><text:tab/></text:span><text:span text:style-name="T4">256</text:span></text:p>
          <text:p text:style-name="P13"><text:span text:style-name="T4">C</text:span><text:span text:style-name="T4"><text:tab/></text:span><text:span text:style-name="T4">512</text:span></text:p>
          <text:p text:style-name="P13"><text:span text:style-name="T4">H,W</text:span><text:span text:style-name="T4"><text:tab/></text:span><text:span text:style-name="T4">8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33" draw:id="id33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73" draw:style-name="gr153" draw:text-style-name="P14" draw:layer="layout" svg:width="4.08cm" svg:height="0.844cm" svg:x="1.609cm" svg:y="9.417cm">
          <text:p text:style-name="P13"><text:span text:style-name="T4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8" draw:text-style-name="P18" draw:layer="layout" draw:line-skew="1.862cm" svg:x1="20.3cm" svg:y1="10.836cm" svg:x2="3.542cm" svg:y2="11.429cm" draw:start-shape="id27" draw:start-glue-point="2" draw:end-shape="id28" draw:end-glue-point="3" svg:d="M20300 10836v2955h-16758v-2362" svg:viewBox="0 0 16759 2956">
          <text:p/>
        </draw:connector>
        <draw:connector draw:name="Straight Arrow Connector 80" draw:style-name="gr13" draw:text-style-name="P9" draw:layer="layout" draw:type="line" svg:x1="7.08cm" svg:y1="6.289cm" svg:x2="8.199cm" svg:y2="6.281cm" svg:d="M7080 6289l1119-8" svg:viewBox="0 0 1120 9">
          <text:p/>
        </draw:connector>
        <draw:custom-shape draw:style-name="gr46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74" draw:style-name="gr154" draw:text-style-name="P14" xml:id="id29" draw:id="id2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5" draw:style-name="gr155" draw:text-style-name="P14" xml:id="id27" draw:id="id27" draw:layer="layout" svg:width="2.59cm" svg:height="0.844cm" svg:x="19.005cm" svg:y="9.99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6.909cm" svg:x2="6.684cm" svg:y2="6.909cm">
          <text:p/>
        </draw:line>
        <draw:line draw:style-name="gr53" draw:text-style-name="P3" draw:layer="layout" svg:x1="6.049cm" svg:y1="5.814cm" svg:x2="6.686cm" svg:y2="5.814cm">
          <text:p/>
        </draw:line>
        <draw:line draw:style-name="gr54" draw:text-style-name="P3" draw:layer="layout" svg:x1="4.143cm" svg:y1="5.814cm" svg:x2="4.778cm" svg:y2="5.814cm">
          <text:p/>
        </draw:line>
        <draw:custom-shape draw:style-name="gr51" draw:text-style-name="P15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5.447cm" svg:y1="11.429cm" svg:x2="6.084cm" svg:y2="11.429cm">
          <text:p/>
        </draw:line>
        <draw:line draw:style-name="gr54" draw:text-style-name="P3" xml:id="id28" draw:id="id28" draw:layer="layout" svg:x1="3.542cm" svg:y1="11.429cm" svg:x2="4.177cm" svg:y2="11.429cm">
          <text:p/>
        </draw:line>
        <draw:custom-shape draw:style-name="gr52" draw:text-style-name="P15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10.259cm" svg:x2="6.071cm" svg:y2="10.259cm">
          <text:p/>
        </draw:line>
        <draw:line draw:style-name="gr53" draw:text-style-name="P3" draw:layer="layout" svg:x1="23.815cm" svg:y1="10.829cm" svg:x2="26.726cm" svg:y2="10.829cm">
          <text:p/>
        </draw:line>
        <draw:connector draw:style-name="gr55" draw:text-style-name="P18" draw:layer="layout" draw:line-skew="-4.382cm" svg:x1="24.707cm" svg:y1="10.831cm" svg:x2="4.145cm" svg:y2="5.816cm" draw:start-shape="id29" svg:d="M24707 10831v-7139h-20562v2124" svg:viewBox="0 0 20563 7140">
          <text:p/>
        </draw:connector>
        <draw:custom-shape draw:name="TextBox 376" draw:style-name="gr156" draw:text-style-name="P14" draw:layer="layout" svg:width="0.799cm" svg:height="0.844cm" svg:x="23.908cm" svg:y="9.98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3" draw:text-style-name="P3" draw:layer="layout" svg:x1="8.521cm" svg:y1="6.31cm" svg:x2="10.07cm" svg:y2="6.31cm">
          <text:p/>
        </draw:line>
        <draw:custom-shape draw:name="Rectangle 209" draw:style-name="gr56" draw:text-style-name="P8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57" draw:text-style-name="P19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0" draw:style-name="gr58" draw:text-style-name="P20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7" draw:style-name="gr157" draw:text-style-name="P22" draw:layer="layout" svg:width="5.383cm" svg:height="0.844cm" svg:x="4.421cm" svg:y="15.983cm">
          <text:p text:style-name="P21"><text:span text:style-name="T6">Conv2d()</text:span><text:span text:style-name="T7">→</text:span><text:span text:style-name="T8"> </text:span><text:span text:style-name="T4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8" draw:style-name="gr158" draw:text-style-name="P22" draw:layer="layout" svg:width="2.886cm" svg:height="0.844cm" svg:x="4.421cm" svg:y="16.976cm">
          <text:p text:style-name="P21"><text:span text:style-name="T4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9" draw:style-name="gr159" draw:text-style-name="P22" draw:layer="layout" svg:width="7.357cm" svg:height="0.844cm" svg:x="4.385cm" svg:y="17.968cm">
          <text:p text:style-name="P21"><text:span text:style-name="T6">Upsample(), AvgPool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1" draw:style-name="gr13" draw:text-style-name="P9" draw:layer="layout" draw:type="line" svg:x1="18.777cm" svg:y1="10.843cm" svg:x2="21.878cm" svg:y2="10.843cm" draw:start-shape="id30" draw:start-glue-point="1" draw:end-shape="id31" draw:end-glue-point="3" svg:d="M18777 10843h3101" svg:viewBox="0 0 3102 1">
          <text:p/>
        </draw:connector>
        <draw:custom-shape draw:name="TextBox 380" draw:style-name="gr160" draw:text-style-name="P14" draw:layer="layout" svg:width="2.882cm" svg:height="0.844cm" svg:x="8.711cm" svg:y="7.767cm">
          <text:p text:style-name="P13"><text:span text:style-name="T4"><text:s/></text:span><text:span text:style-name="T4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7" draw:style-name="gr58" draw:text-style-name="P20" xml:id="id24" draw:id="id24" draw:layer="layout" svg:width="0.322cm" svg:height="2.631cm" svg:x="9.9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8" draw:style-name="gr120" draw:text-style-name="P35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9" draw:style-name="gr137" draw:text-style-name="P35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1" draw:style-name="gr161" draw:text-style-name="P22" draw:layer="layout" svg:width="2.285cm" svg:height="0.844cm" svg:x="4.421cm" svg:y="18.961cm">
          <text:p text:style-name="P21"><text:span text:style-name="T6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0" draw:style-name="gr56" draw:text-style-name="P8" xml:id="id32" draw:id="id32" draw:layer="layout" svg:width="0.322cm" svg:height="2.631cm" svg:x="16.29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1" draw:style-name="gr56" draw:text-style-name="P8" draw:layer="layout" svg:width="0.322cm" svg:height="2.631cm" svg:x="16.833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6" draw:text-style-name="P8" draw:layer="layout" svg:width="0.322cm" svg:height="2.631cm" svg:x="17.39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3" draw:style-name="gr56" draw:text-style-name="P8" draw:layer="layout" svg:width="0.322cm" svg:height="2.631cm" svg:x="17.92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2" draw:style-name="gr162" draw:text-style-name="P14" draw:layer="layout" svg:width="3.183cm" svg:height="0.844cm" svg:x="15.983cm" svg:y="12.412cm">
          <text:p text:style-name="P13"><text:span text:style-name="T4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4" draw:style-name="gr64" draw:text-style-name="P23" xml:id="id30" draw:id="id30" draw:layer="layout" svg:width="0.322cm" svg:height="2.631cm" svg:x="18.455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2" draw:style-name="gr13" draw:text-style-name="P9" draw:layer="layout" draw:type="line" svg:x1="13.115cm" svg:y1="10.834cm" svg:x2="16.299cm" svg:y2="10.843cm" draw:start-shape="id25" draw:start-glue-point="10" draw:end-shape="id32" draw:end-glue-point="3" svg:d="M13115 10834l3184 9" svg:viewBox="0 0 3185 10">
          <text:p/>
        </draw:connector>
        <draw:custom-shape draw:name="Oval 25" draw:style-name="gr163" draw:text-style-name="P24" xml:id="id25" draw:id="id25" draw:layer="layout" svg:width="1.522cm" svg:height="1.523cm" svg:x="11.593cm" svg:y="10.072cm">
          <text:p text:style-name="P36"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83" draw:style-name="gr164" draw:text-style-name="P14" draw:layer="layout" svg:width="2.59cm" svg:height="0.844cm" svg:x="8.876cm" svg:y="9.99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3" draw:style-name="gr13" draw:text-style-name="P9" draw:layer="layout" draw:type="line" svg:x1="6.663cm" svg:y1="10.834cm" svg:x2="11.593cm" svg:y2="10.834cm" draw:start-shape="id33" draw:start-glue-point="5" draw:end-shape="id25" draw:end-glue-point="6" svg:d="M6663 10834h4930" svg:viewBox="0 0 4931 1">
          <text:p/>
        </draw:connector>
        <draw:custom-shape draw:name="TextBox 384" draw:style-name="gr165" draw:text-style-name="P14" draw:layer="layout" svg:width="1.392cm" svg:height="0.844cm" svg:x="11.661cm" svg:y="10.428cm">
          <text:p text:style-name="P13"><text:span text:style-name="T4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5" draw:style-name="gr58" draw:text-style-name="P20" xml:id="id31" draw:id="id31" draw:layer="layout" svg:width="0.322cm" svg:height="2.631cm" svg:x="21.878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5" draw:style-name="gr166" draw:text-style-name="P14" draw:layer="layout" svg:width="3.179cm" svg:height="0.844cm" svg:x="13.121cm" svg:y="9.987cm">
          <text:p text:style-name="P13"><text:span text:style-name="T4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1T0">
        <draw:connector draw:name="Connector: Elbow 81" draw:style-name="gr41" draw:text-style-name="P9" draw:layer="layout" svg:x1="10.305cm" svg:y1="6.26cm" svg:x2="12.354cm" svg:y2="10.072cm" draw:start-shape="id34" draw:start-glue-point="1" draw:end-shape="id35" draw:end-glue-point="4" svg:d="M10305 6260h2049v3812" svg:viewBox="0 0 2050 3813">
          <text:p/>
        </draw:connector>
        <draw:connector draw:name="Connector: Elbow 82" draw:style-name="gr41" draw:text-style-name="P9" draw:layer="layout" svg:x1="22.196cm" svg:y1="10.831cm" svg:x2="23.509cm" svg:y2="10.833cm" draw:end-shape="id36" svg:d="M22196 10831h657v2h656" svg:viewBox="0 0 1314 3">
          <text:p/>
        </draw:connector>
        <draw:custom-shape draw:name="TextBox 190" draw:style-name="gr167" draw:text-style-name="P14" draw:layer="layout" svg:width="2.289cm" svg:height="1.437cm" svg:x="1.326cm" svg:y="5.474cm">
          <text:p text:style-name="P13"><text:span text:style-name="T4">promp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0" draw:style-name="gr120" draw:text-style-name="P35" xml:id="id36" draw:id="id36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3" draw:style-name="gr168" draw:text-style-name="P14" draw:layer="layout" svg:width="0.799cm" svg:height="0.844cm" svg:x="7.385cm" svg:y="5.45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4" draw:style-name="gr169" draw:text-style-name="P14" draw:layer="layout" svg:width="1.392cm" svg:height="0.844cm" svg:x="8.523cm" svg:y="5.468cm">
          <text:p text:style-name="P13"><text:span text:style-name="T4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5" draw:style-name="gr170" draw:text-style-name="P14" draw:layer="layout" svg:width="2.586cm" svg:height="0.844cm" svg:x="10.305cm" svg:y="5.436cm">
          <text:p text:style-name="P13"><text:span text:style-name="T4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6" draw:style-name="gr171" draw:text-style-name="P14" draw:layer="layout" svg:width="2.886cm" svg:height="0.844cm" svg:x="19.406cm" svg:y="12.421cm">
          <text:p text:style-name="P13"><text:span text:style-name="T4"><text:s/></text:span><text:span text:style-name="T4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7" draw:style-name="gr172" draw:text-style-name="P14" draw:layer="layout" svg:width="1.993cm" svg:height="1.437cm" svg:x="24.933cm" svg:y="9.346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8" draw:style-name="gr173" draw:text-style-name="P14" draw:layer="layout" svg:width="1.392cm" svg:height="0.844cm" svg:x="22.198cm" svg:y="9.989cm">
          <text:p text:style-name="P13"><text:span text:style-name="T4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9" draw:style-name="gr174" draw:text-style-name="P7" draw:layer="layout" svg:width="5.863cm" svg:height="0.844cm" svg:x="0.991cm" svg:y="0.991cm">
          <text:p text:style-name="P6"><text:span text:style-name="T1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0" draw:style-name="gr175" draw:text-style-name="P14" draw:layer="layout" svg:width="4.533cm" svg:height="2.623cm" svg:x="21.946cm" svg:y="17.501cm">
          <text:p text:style-name="P13"><text:span text:style-name="T4">E</text:span><text:span text:style-name="T4"><text:tab/></text:span><text:span text:style-name="T4">256</text:span></text:p>
          <text:p text:style-name="P13"><text:span text:style-name="T4">V</text:span><text:span text:style-name="T4"><text:tab/></text:span><text:span text:style-name="T4">50257</text:span></text:p>
          <text:p text:style-name="P13"><text:span text:style-name="T4">C</text:span><text:span text:style-name="T4"><text:tab/></text:span><text:span text:style-name="T4">256</text:span></text:p>
          <text:p text:style-name="P13"><text:span text:style-name="T4">H,W</text:span><text:span text:style-name="T4"><text:tab/></text:span><text:span text:style-name="T4">14,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41" draw:id="id41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51" draw:style-name="gr176" draw:text-style-name="P14" draw:layer="layout" svg:width="4.08cm" svg:height="0.844cm" svg:x="1.609cm" svg:y="9.417cm">
          <text:p text:style-name="P13"><text:span text:style-name="T4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8" draw:text-style-name="P18" draw:layer="layout" draw:line-skew="1.862cm" svg:x1="18.3cm" svg:y1="10.836cm" svg:x2="3.542cm" svg:y2="11.429cm" draw:start-shape="id37" draw:start-glue-point="2" draw:end-shape="id38" draw:end-glue-point="3" svg:d="M18300 10836v2955h-14758v-2362" svg:viewBox="0 0 14759 2956">
          <text:p/>
        </draw:connector>
        <draw:connector draw:name="Straight Arrow Connector 75" draw:style-name="gr13" draw:text-style-name="P9" draw:layer="layout" draw:type="line" svg:x1="7.08cm" svg:y1="6.289cm" svg:x2="8.199cm" svg:y2="6.281cm" svg:d="M7080 6289l1119-8" svg:viewBox="0 0 1120 9">
          <text:p/>
        </draw:connector>
        <draw:custom-shape draw:style-name="gr46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52" draw:style-name="gr177" draw:text-style-name="P14" xml:id="id39" draw:id="id3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3" draw:style-name="gr178" draw:text-style-name="P14" xml:id="id37" draw:id="id37" draw:layer="layout" svg:width="2.59cm" svg:height="0.844cm" svg:x="17.005cm" svg:y="9.99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6.909cm" svg:x2="6.684cm" svg:y2="6.909cm">
          <text:p/>
        </draw:line>
        <draw:line draw:style-name="gr53" draw:text-style-name="P3" draw:layer="layout" svg:x1="6.049cm" svg:y1="5.814cm" svg:x2="6.686cm" svg:y2="5.814cm">
          <text:p/>
        </draw:line>
        <draw:line draw:style-name="gr54" draw:text-style-name="P3" draw:layer="layout" svg:x1="4.143cm" svg:y1="5.814cm" svg:x2="4.778cm" svg:y2="5.814cm">
          <text:p/>
        </draw:line>
        <draw:custom-shape draw:style-name="gr51" draw:text-style-name="P15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5.447cm" svg:y1="11.429cm" svg:x2="6.084cm" svg:y2="11.429cm">
          <text:p/>
        </draw:line>
        <draw:line draw:style-name="gr54" draw:text-style-name="P3" xml:id="id38" draw:id="id38" draw:layer="layout" svg:x1="3.542cm" svg:y1="11.429cm" svg:x2="4.177cm" svg:y2="11.429cm">
          <text:p/>
        </draw:line>
        <draw:custom-shape draw:style-name="gr52" draw:text-style-name="P15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10.259cm" svg:x2="6.071cm" svg:y2="10.259cm">
          <text:p/>
        </draw:line>
        <draw:line draw:style-name="gr53" draw:text-style-name="P3" draw:layer="layout" svg:x1="23.815cm" svg:y1="10.829cm" svg:x2="26.726cm" svg:y2="10.829cm">
          <text:p/>
        </draw:line>
        <draw:connector draw:style-name="gr55" draw:text-style-name="P18" draw:layer="layout" draw:line-skew="-4.382cm" svg:x1="24.707cm" svg:y1="10.831cm" svg:x2="4.145cm" svg:y2="5.816cm" draw:start-shape="id39" svg:d="M24707 10831v-7139h-20562v2124" svg:viewBox="0 0 20563 7140">
          <text:p/>
        </draw:connector>
        <draw:custom-shape draw:name="TextBox 354" draw:style-name="gr179" draw:text-style-name="P14" draw:layer="layout" svg:width="0.799cm" svg:height="0.844cm" svg:x="23.908cm" svg:y="9.98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3" draw:text-style-name="P3" draw:layer="layout" svg:x1="8.521cm" svg:y1="6.31cm" svg:x2="10.07cm" svg:y2="6.31cm">
          <text:p/>
        </draw:line>
        <draw:custom-shape draw:name="Rectangle 361" draw:style-name="gr56" draw:text-style-name="P8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2" draw:style-name="gr57" draw:text-style-name="P19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3" draw:style-name="gr58" draw:text-style-name="P20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5" draw:style-name="gr180" draw:text-style-name="P22" draw:layer="layout" svg:width="5.383cm" svg:height="0.844cm" svg:x="4.421cm" svg:y="15.983cm">
          <text:p text:style-name="P21"><text:span text:style-name="T6">Conv2d()</text:span><text:span text:style-name="T7">→</text:span><text:span text:style-name="T8"> </text:span><text:span text:style-name="T4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6" draw:style-name="gr181" draw:text-style-name="P22" draw:layer="layout" svg:width="2.886cm" svg:height="0.844cm" svg:x="4.421cm" svg:y="16.976cm">
          <text:p text:style-name="P21"><text:span text:style-name="T4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7" draw:style-name="gr182" draw:text-style-name="P22" draw:layer="layout" svg:width="3.483cm" svg:height="0.844cm" svg:x="4.421cm" svg:y="17.968cm">
          <text:p text:style-name="P21"><text:span text:style-name="T6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6" draw:style-name="gr13" draw:text-style-name="P9" draw:layer="layout" draw:type="line" svg:x1="16.805cm" svg:y1="10.834cm" svg:x2="19.722cm" svg:y2="10.831cm" svg:d="M16805 10834l2917-3" svg:viewBox="0 0 2918 4">
          <text:p/>
        </draw:connector>
        <draw:custom-shape draw:name="TextBox 358" draw:style-name="gr183" draw:text-style-name="P14" draw:layer="layout" svg:width="2.882cm" svg:height="0.844cm" svg:x="8.711cm" svg:y="7.767cm">
          <text:p text:style-name="P13"><text:span text:style-name="T4"><text:s/></text:span><text:span text:style-name="T4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4" draw:style-name="gr58" draw:text-style-name="P20" xml:id="id34" draw:id="id34" draw:layer="layout" svg:width="0.322cm" svg:height="2.631cm" svg:x="9.9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5" draw:style-name="gr184" draw:text-style-name="P37" draw:layer="layout" svg:width="0.323cm" svg:height="0.44cm" svg:x="21.868cm" svg:y="10.6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6" draw:style-name="gr185" draw:text-style-name="P8" draw:layer="layout" svg:width="0.323cm" svg:height="0.878cm" svg:x="21.338cm" svg:y="10.39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7" draw:style-name="gr186" draw:text-style-name="P8" draw:layer="layout" svg:width="0.323cm" svg:height="1.557cm" svg:x="20.807cm" svg:y="10.0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8" draw:style-name="gr187" draw:text-style-name="P8" draw:layer="layout" svg:width="0.323cm" svg:height="2.227cm" svg:x="20.277cm" svg:y="9.7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9" draw:style-name="gr56" draw:text-style-name="P8" draw:layer="layout" svg:width="0.323cm" svg:height="2.631cm" svg:x="19.717cm" svg:y="9.5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0" draw:style-name="gr120" draw:text-style-name="P35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1" draw:style-name="gr137" draw:text-style-name="P35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9" draw:style-name="gr188" draw:text-style-name="P22" draw:layer="layout" svg:width="2.285cm" svg:height="0.844cm" svg:x="4.421cm" svg:y="18.961cm">
          <text:p text:style-name="P21"><text:span text:style-name="T6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2" draw:style-name="gr56" draw:text-style-name="P8" xml:id="id40" draw:id="id40" draw:layer="layout" svg:width="0.322cm" svg:height="2.631cm" svg:x="14.299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3" draw:style-name="gr56" draw:text-style-name="P8" draw:layer="layout" svg:width="0.322cm" svg:height="2.631cm" svg:x="14.833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4" draw:style-name="gr56" draw:text-style-name="P8" draw:layer="layout" svg:width="0.322cm" svg:height="2.631cm" svg:x="15.39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5" draw:style-name="gr56" draw:text-style-name="P8" draw:layer="layout" svg:width="0.322cm" svg:height="2.631cm" svg:x="15.92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0" draw:style-name="gr189" draw:text-style-name="P14" draw:layer="layout" svg:width="3.183cm" svg:height="0.844cm" svg:x="13.983cm" svg:y="12.412cm">
          <text:p text:style-name="P13"><text:span text:style-name="T4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6" draw:style-name="gr64" draw:text-style-name="P23" draw:layer="layout" svg:width="0.322cm" svg:height="2.631cm" svg:x="16.455cm" svg:y="9.5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7" draw:style-name="gr13" draw:text-style-name="P9" draw:layer="layout" draw:type="line" svg:x1="13.115cm" svg:y1="10.834cm" svg:x2="14.299cm" svg:y2="10.843cm" draw:start-shape="id35" draw:start-glue-point="10" draw:end-shape="id40" draw:end-glue-point="3" svg:d="M13115 10834l1184 9" svg:viewBox="0 0 1185 10">
          <text:p/>
        </draw:connector>
        <draw:custom-shape draw:name="Oval 24" draw:style-name="gr190" draw:text-style-name="P24" xml:id="id35" draw:id="id35" draw:layer="layout" svg:width="1.522cm" svg:height="1.523cm" svg:x="11.593cm" svg:y="10.072cm">
          <text:p text:style-name="P36"><text:span text:style-name="T12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61" draw:style-name="gr191" draw:text-style-name="P14" draw:layer="layout" svg:width="2.59cm" svg:height="0.844cm" svg:x="8.876cm" svg:y="9.99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8" draw:style-name="gr13" draw:text-style-name="P9" draw:layer="layout" draw:type="line" svg:x1="6.663cm" svg:y1="10.834cm" svg:x2="11.593cm" svg:y2="10.834cm" draw:start-shape="id41" draw:start-glue-point="5" draw:end-shape="id35" draw:end-glue-point="6" svg:d="M6663 10834h4930" svg:viewBox="0 0 4931 1">
          <text:p/>
        </draw:connector>
        <draw:custom-shape draw:name="TextBox 362" draw:style-name="gr192" draw:text-style-name="P14" draw:layer="layout" svg:width="1.392cm" svg:height="0.844cm" svg:x="11.661cm" svg:y="10.428cm">
          <text:p text:style-name="P13"><text:span text:style-name="T4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1T0">
        <draw:custom-shape draw:name="Rectangle 343" draw:style-name="gr56" draw:text-style-name="P8" xml:id="id46" draw:id="id46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4" draw:style-name="gr56" draw:text-style-name="P8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5" draw:style-name="gr56" draw:text-style-name="P8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6" draw:style-name="gr56" draw:text-style-name="P8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2" draw:style-name="gr193" draw:text-style-name="P24" xml:id="id43" draw:id="id43" draw:layer="layout" svg:width="1.522cm" svg:height="1.523cm" svg:x="15.283cm" svg:y="10.072cm">
          <text:p text:style-name="P36"><text:span text:style-name="T12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79" draw:style-name="gr41" draw:text-style-name="P9" draw:layer="layout" svg:x1="10.405cm" svg:y1="6.26cm" svg:x2="16.044cm" svg:y2="10.072cm" draw:start-shape="id42" draw:start-glue-point="1" draw:end-shape="id43" draw:end-glue-point="4" svg:d="M10405 6260h5639v3812" svg:viewBox="0 0 5640 3813">
          <text:p/>
        </draw:connector>
        <draw:connector draw:name="Connector: Elbow 80" draw:style-name="gr41" draw:text-style-name="P9" draw:layer="layout" svg:x1="22.196cm" svg:y1="10.831cm" svg:x2="23.509cm" svg:y2="10.833cm" draw:end-shape="id44" svg:d="M22196 10831h657v2h656" svg:viewBox="0 0 1314 3">
          <text:p/>
        </draw:connector>
        <draw:custom-shape draw:name="TextBox 321" draw:style-name="gr194" draw:text-style-name="P14" draw:layer="layout" svg:width="2.289cm" svg:height="1.437cm" svg:x="1.326cm" svg:y="5.474cm">
          <text:p text:style-name="P13"><text:span text:style-name="T4">promp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7" draw:style-name="gr120" draw:text-style-name="P35" xml:id="id44" draw:id="id44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2" draw:style-name="gr195" draw:text-style-name="P14" draw:layer="layout" svg:width="0.799cm" svg:height="0.844cm" svg:x="7.385cm" svg:y="5.45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3" draw:style-name="gr196" draw:text-style-name="P14" draw:layer="layout" svg:width="1.392cm" svg:height="0.844cm" svg:x="8.523cm" svg:y="5.468cm">
          <text:p text:style-name="P13"><text:span text:style-name="T4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4" draw:style-name="gr197" draw:text-style-name="P14" draw:layer="layout" svg:width="2.59cm" svg:height="0.844cm" svg:x="12.566cm" svg:y="9.981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5" draw:style-name="gr198" draw:text-style-name="P14" draw:layer="layout" svg:width="2.586cm" svg:height="0.844cm" svg:x="12.554cm" svg:y="5.454cm">
          <text:p text:style-name="P13"><text:span text:style-name="T4">[H,W,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6" draw:style-name="gr199" draw:text-style-name="P14" draw:layer="layout" svg:width="3.183cm" svg:height="0.844cm" svg:x="9.769cm" svg:y="12.402cm">
          <text:p text:style-name="P13"><text:span text:style-name="T4">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7" draw:style-name="gr200" draw:text-style-name="P14" draw:layer="layout" svg:width="2.886cm" svg:height="0.844cm" svg:x="19.406cm" svg:y="12.421cm">
          <text:p text:style-name="P13"><text:span text:style-name="T4"><text:s/></text:span><text:span text:style-name="T4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8" draw:style-name="gr201" draw:text-style-name="P14" draw:layer="layout" svg:width="1.993cm" svg:height="1.437cm" svg:x="24.933cm" svg:y="9.346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9" draw:style-name="gr202" draw:text-style-name="P14" draw:layer="layout" svg:width="1.392cm" svg:height="0.844cm" svg:x="22.198cm" svg:y="9.989cm">
          <text:p text:style-name="P13"><text:span text:style-name="T4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0" draw:style-name="gr203" draw:text-style-name="P7" draw:layer="layout" svg:width="5.863cm" svg:height="0.844cm" svg:x="0.991cm" svg:y="0.991cm">
          <text:p text:style-name="P6"><text:span text:style-name="T1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1" draw:style-name="gr204" draw:text-style-name="P14" draw:layer="layout" svg:width="4.533cm" svg:height="2.623cm" svg:x="21.946cm" svg:y="17.501cm">
          <text:p text:style-name="P13"><text:span text:style-name="T4">E</text:span><text:span text:style-name="T4"><text:tab/></text:span><text:span text:style-name="T4">256</text:span></text:p>
          <text:p text:style-name="P13"><text:span text:style-name="T4">V</text:span><text:span text:style-name="T4"><text:tab/></text:span><text:span text:style-name="T4">50257</text:span></text:p>
          <text:p text:style-name="P13"><text:span text:style-name="T4">C</text:span><text:span text:style-name="T4"><text:tab/></text:span><text:span text:style-name="T4">256</text:span></text:p>
          <text:p text:style-name="P13"><text:span text:style-name="T4">H,W</text:span><text:span text:style-name="T4"><text:tab/></text:span><text:span text:style-name="T4">14,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2" draw:style-name="gr205" draw:text-style-name="P14" draw:layer="layout" svg:width="3.179cm" svg:height="0.844cm" svg:x="6.869cm" svg:y="9.992cm">
          <text:p text:style-name="P13"><text:span text:style-name="T4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45" draw:id="id45" draw:layer="layout" svg:width="2.223cm" svg:height="0.594cm" draw:transform="rotate (1.5707963267949) translate (6.0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71" draw:style-name="gr13" draw:text-style-name="P9" draw:layer="layout" draw:type="line" svg:x1="6.663cm" svg:y1="10.834cm" svg:x2="10.085cm" svg:y2="10.833cm" draw:start-shape="id45" draw:start-glue-point="5" draw:end-shape="id46" draw:end-glue-point="3" svg:d="M6663 10834l3422-1" svg:viewBox="0 0 3423 2">
          <text:p/>
        </draw:connector>
        <draw:custom-shape draw:name="TextBox 333" draw:style-name="gr206" draw:text-style-name="P14" draw:layer="layout" svg:width="4.673cm" svg:height="0.844cm" svg:x="1.313cm" svg:y="9.417cm">
          <text:p text:style-name="P13"><text:span text:style-name="T4">zeros(H,W,C+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8" draw:text-style-name="P18" draw:layer="layout" draw:line-skew="1.862cm" svg:x1="18.1cm" svg:y1="10.836cm" svg:x2="3.542cm" svg:y2="11.429cm" draw:start-shape="id47" draw:start-glue-point="2" draw:end-shape="id48" draw:end-glue-point="3" svg:d="M18100 10836v2955h-14558v-2362" svg:viewBox="0 0 14559 2956">
          <text:p/>
        </draw:connector>
        <draw:connector draw:name="Straight Arrow Connector 72" draw:style-name="gr13" draw:text-style-name="P9" draw:layer="layout" draw:type="line" svg:x1="12.566cm" svg:y1="10.833cm" svg:x2="15.283cm" svg:y2="10.834cm" draw:end-shape="id43" draw:end-glue-point="6" svg:d="M12566 10833l2717 1" svg:viewBox="0 0 2718 2">
          <text:p/>
        </draw:connector>
        <draw:connector draw:name="Straight Arrow Connector 73" draw:style-name="gr13" draw:text-style-name="P9" draw:layer="layout" draw:type="line" svg:x1="7.08cm" svg:y1="6.289cm" svg:x2="8.199cm" svg:y2="6.281cm" svg:d="M7080 6289l1119-8" svg:viewBox="0 0 1120 9">
          <text:p/>
        </draw:connector>
        <draw:custom-shape draw:style-name="gr46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334" draw:style-name="gr207" draw:text-style-name="P14" xml:id="id49" draw:id="id49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5" draw:style-name="gr208" draw:text-style-name="P14" xml:id="id47" draw:id="id47" draw:layer="layout" svg:width="3.179cm" svg:height="0.844cm" svg:x="16.511cm" svg:y="9.992cm">
          <text:p text:style-name="P13"><text:span text:style-name="T4">[H,W,C+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6.909cm" svg:x2="6.684cm" svg:y2="6.909cm">
          <text:p/>
        </draw:line>
        <draw:line draw:style-name="gr53" draw:text-style-name="P3" draw:layer="layout" svg:x1="6.049cm" svg:y1="5.814cm" svg:x2="6.686cm" svg:y2="5.814cm">
          <text:p/>
        </draw:line>
        <draw:line draw:style-name="gr54" draw:text-style-name="P3" draw:layer="layout" svg:x1="4.143cm" svg:y1="5.814cm" svg:x2="4.778cm" svg:y2="5.814cm">
          <text:p/>
        </draw:line>
        <draw:custom-shape draw:style-name="gr51" draw:text-style-name="P15" draw:layer="layout" svg:width="1.27cm" svg:height="1.27cm" svg:x="4.177cm" svg:y="10.79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5.447cm" svg:y1="11.429cm" svg:x2="6.084cm" svg:y2="11.429cm">
          <text:p/>
        </draw:line>
        <draw:line draw:style-name="gr54" draw:text-style-name="P3" xml:id="id48" draw:id="id48" draw:layer="layout" svg:x1="3.542cm" svg:y1="11.429cm" svg:x2="4.177cm" svg:y2="11.429cm">
          <text:p/>
        </draw:line>
        <draw:custom-shape draw:style-name="gr52" draw:text-style-name="P15" draw:layer="layout" svg:width="0.282cm" svg:height="0.282cm" svg:x="4.6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10.259cm" svg:x2="6.071cm" svg:y2="10.259cm">
          <text:p/>
        </draw:line>
        <draw:line draw:style-name="gr53" draw:text-style-name="P3" draw:layer="layout" svg:x1="23.815cm" svg:y1="10.829cm" svg:x2="26.726cm" svg:y2="10.829cm">
          <text:p/>
        </draw:line>
        <draw:connector draw:style-name="gr55" draw:text-style-name="P18" draw:layer="layout" draw:line-skew="-4.382cm" svg:x1="24.707cm" svg:y1="10.831cm" svg:x2="4.145cm" svg:y2="5.816cm" draw:start-shape="id49" svg:d="M24707 10831v-7139h-20562v2124" svg:viewBox="0 0 20563 7140">
          <text:p/>
        </draw:connector>
        <draw:custom-shape draw:name="TextBox 336" draw:style-name="gr209" draw:text-style-name="P14" draw:layer="layout" svg:width="0.799cm" svg:height="0.844cm" svg:x="23.908cm" svg:y="9.98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3" draw:text-style-name="P3" draw:layer="layout" svg:x1="8.521cm" svg:y1="6.31cm" svg:x2="10.07cm" svg:y2="6.31cm">
          <text:p/>
        </draw:line>
        <draw:custom-shape draw:name="Rectangle 348" draw:style-name="gr56" draw:text-style-name="P8" draw:layer="layout" svg:width="0.322cm" svg:height="2.631cm" draw:transform="rotate (1.5707963267949) translate (1.609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9" draw:style-name="gr57" draw:text-style-name="P19" draw:layer="layout" svg:width="0.322cm" svg:height="2.631cm" draw:transform="rotate (1.5707963267949) translate (1.609cm 17.5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0" draw:style-name="gr58" draw:text-style-name="P20" draw:layer="layout" svg:width="0.322cm" svg:height="2.631cm" draw:transform="rotate (1.5707963267949) translate (1.609cm 18.5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7" draw:style-name="gr210" draw:text-style-name="P22" draw:layer="layout" svg:width="5.383cm" svg:height="0.844cm" svg:x="4.421cm" svg:y="15.983cm">
          <text:p text:style-name="P21"><text:span text:style-name="T6">Conv2d()</text:span><text:span text:style-name="T7">→</text:span><text:span text:style-name="T8"> </text:span><text:span text:style-name="T4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8" draw:style-name="gr211" draw:text-style-name="P22" draw:layer="layout" svg:width="2.886cm" svg:height="0.844cm" svg:x="4.421cm" svg:y="16.976cm">
          <text:p text:style-name="P21"><text:span text:style-name="T4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9" draw:style-name="gr212" draw:text-style-name="P22" draw:layer="layout" svg:width="3.483cm" svg:height="0.844cm" svg:x="4.421cm" svg:y="17.968cm">
          <text:p text:style-name="P21"><text:span text:style-name="T6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4" draw:style-name="gr13" draw:text-style-name="P9" draw:layer="layout" draw:type="line" svg:x1="16.805cm" svg:y1="10.834cm" svg:x2="19.722cm" svg:y2="10.831cm" draw:start-shape="id43" draw:start-glue-point="10" svg:d="M16805 10834l2917-3" svg:viewBox="0 0 2918 4">
          <text:p/>
        </draw:connector>
        <draw:custom-shape draw:name="TextBox 340" draw:style-name="gr213" draw:text-style-name="P14" draw:layer="layout" svg:width="2.882cm" svg:height="0.844cm" svg:x="8.811cm" svg:y="7.767cm">
          <text:p text:style-name="P13"><text:span text:style-name="T4"><text:s/></text:span><text:span text:style-name="T4">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1" draw:style-name="gr58" draw:text-style-name="P20" xml:id="id42" draw:id="id42" draw:layer="layout" svg:width="0.322cm" svg:height="2.631cm" svg:x="10.0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2" draw:style-name="gr64" draw:text-style-name="P23" draw:layer="layout" svg:width="0.322cm" svg:height="2.631cm" svg:x="12.24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1" draw:style-name="gr214" draw:text-style-name="P14" draw:layer="layout" svg:width="1.392cm" svg:height="0.844cm" svg:x="15.351cm" svg:y="10.419cm">
          <text:p text:style-name="P13"><text:span text:style-name="T4">C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3" draw:style-name="gr184" draw:text-style-name="P37" draw:layer="layout" svg:width="0.323cm" svg:height="0.44cm" svg:x="21.868cm" svg:y="10.6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4" draw:style-name="gr185" draw:text-style-name="P8" draw:layer="layout" svg:width="0.323cm" svg:height="0.878cm" svg:x="21.338cm" svg:y="10.39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5" draw:style-name="gr186" draw:text-style-name="P8" draw:layer="layout" svg:width="0.323cm" svg:height="1.557cm" svg:x="20.807cm" svg:y="10.0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6" draw:style-name="gr187" draw:text-style-name="P8" draw:layer="layout" svg:width="0.323cm" svg:height="2.227cm" svg:x="20.277cm" svg:y="9.7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7" draw:style-name="gr56" draw:text-style-name="P8" draw:layer="layout" svg:width="0.323cm" svg:height="2.631cm" svg:x="19.717cm" svg:y="9.5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8" draw:style-name="gr120" draw:text-style-name="P35" draw:layer="layout" svg:width="0.322cm" svg:height="2.631cm" svg:x="8.176cm" svg:y="4.9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9" draw:style-name="gr137" draw:text-style-name="P35" draw:layer="layout" svg:width="0.322cm" svg:height="2.631cm" draw:transform="rotate (1.5707963267949) translate (1.609cm 19.50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2" draw:style-name="gr215" draw:text-style-name="P22" draw:layer="layout" svg:width="2.285cm" svg:height="0.844cm" svg:x="4.421cm" svg:y="18.961cm">
          <text:p text:style-name="P21"><text:span text:style-name="T6">FRO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1T0">
        <draw:custom-shape draw:name="Rectangle 10" draw:style-name="gr216" draw:text-style-name="P38" xml:id="id53" draw:id="id53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6" draw:text-style-name="P38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16" draw:text-style-name="P38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6" draw:text-style-name="P38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17" draw:text-style-name="P39" xml:id="id54" draw:id="id54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6" draw:style-name="gr41" draw:text-style-name="P9" draw:layer="layout" svg:x1="11.216cm" svg:y1="5.907cm" svg:x2="16.024cm" svg:y2="9.305cm" draw:start-shape="id50" draw:start-glue-point="1" draw:end-shape="id51" draw:end-glue-point="4" svg:d="M11216 5907h4808v3398" svg:viewBox="0 0 4809 3399">
          <text:p/>
        </draw:connector>
        <draw:custom-shape draw:name="TextBox 39" draw:style-name="gr218" draw:text-style-name="P14" draw:layer="layout" svg:width="2.289cm" svg:height="0.844cm" svg:x="1.326cm" svg:y="5.665cm">
          <text:p text:style-name="P13"><text:span text:style-name="T4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19" draw:text-style-name="P14" draw:layer="layout" svg:width="0.799cm" svg:height="0.844cm" svg:x="7.385cm" svg:y="5.05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220" draw:text-style-name="P14" draw:layer="layout" svg:width="1.989cm" svg:height="0.844cm" svg:x="8.525cm" svg:y="5.068cm">
          <text:p text:style-name="P13"><text:span text:style-name="T4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221" draw:text-style-name="P14" draw:layer="layout" svg:width="3.179cm" svg:height="0.844cm" svg:x="12.454cm" svg:y="13.389cm">
          <text:p text:style-name="P13"><text:span text:style-name="T4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22" draw:text-style-name="P14" draw:layer="layout" svg:width="3.179cm" svg:height="0.844cm" svg:x="12.421cm" svg:y="5.054cm">
          <text:p text:style-name="P13"><text:span text:style-name="T4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23" draw:text-style-name="P14" draw:layer="layout" svg:width="3.78cm" svg:height="0.844cm" svg:x="9.47cm" svg:y="15.525cm">
          <text:p text:style-name="P13"><text:span text:style-name="T4">CONTEXT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24" draw:text-style-name="P7" draw:layer="layout" svg:width="7.954cm" svg:height="0.844cm" svg:x="0.991cm" svg:y="0.991cm">
          <text:p text:style-name="P6"><text:span text:style-name="T1">CNN Vision-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25" draw:text-style-name="P14" draw:layer="layout" svg:width="4.529cm" svg:height="0.844cm" svg:x="21.946cm" svg:y="19.406cm">
          <text:p text:style-name="P13"><text:span text:style-name="T4">H,W</text:span><text:span text:style-name="T4"><text:tab/></text:span><text:span text:style-name="T4">32,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26" draw:text-style-name="P14" draw:layer="layout" svg:width="3.179cm" svg:height="0.844cm" svg:x="7.069cm" svg:y="13.392cm">
          <text:p text:style-name="P13"><text:span text:style-name="T4">[H,W,64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52" draw:id="id52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" draw:style-name="gr13" draw:text-style-name="P9" draw:layer="layout" draw:type="line" svg:x1="7.263cm" svg:y1="14.234cm" svg:x2="10.085cm" svg:y2="14.233cm" draw:start-shape="id52" draw:start-glue-point="5" draw:end-shape="id53" draw:end-glue-point="3" svg:d="M7263 14234l2822-1" svg:viewBox="0 0 2823 2">
          <text:p/>
        </draw:connector>
        <draw:custom-shape draw:name="TextBox 12" draw:style-name="gr227" draw:text-style-name="P14" draw:layer="layout" svg:width="4.673cm" svg:height="0.844cm" svg:x="1.626cm" svg:y="12.847cm">
          <text:p text:style-name="P13"><text:span text:style-name="T4">zeros(H,W,64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" draw:style-name="gr13" draw:text-style-name="P9" draw:layer="layout" draw:type="line" svg:x1="12.566cm" svg:y1="14.233cm" svg:x2="15.542cm" svg:y2="14.222cm" draw:start-shape="id54" draw:start-glue-point="1" draw:end-shape="id55" draw:end-glue-point="6" svg:d="M12566 14233l2976-11" svg:viewBox="0 0 2977 12">
          <text:p/>
        </draw:connector>
        <draw:connector draw:name="Straight Arrow Connector 9" draw:style-name="gr13" draw:text-style-name="P9" draw:layer="layout" draw:type="line" svg:x1="7.08cm" svg:y1="5.889cm" svg:x2="8.199cm" svg:y2="5.877cm" draw:end-shape="id56" draw:end-glue-point="1" svg:d="M7080 5889l1119-12" svg:viewBox="0 0 1120 13">
          <text:p/>
        </draw:connector>
        <draw:custom-shape draw:style-name="gr46" draw:text-style-name="P15" draw:layer="layout" svg:width="2.223cm" svg:height="0.594cm" draw:transform="rotate (1.5707963267949) translate (6.686cm 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147" draw:style-name="gr228" draw:text-style-name="P39" xml:id="id56" draw:id="id56" draw:layer="layout" svg:width="0.322cm" svg:height="0.635cm" svg:x="8.199cm" svg:y="5.5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4.778cm" svg:y="4.7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5.273cm" svg:y="5.7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6.509cm" svg:x2="6.684cm" svg:y2="6.509cm">
          <text:p/>
        </draw:line>
        <draw:line draw:style-name="gr53" draw:text-style-name="P3" draw:layer="layout" svg:x1="6.049cm" svg:y1="5.414cm" svg:x2="6.686cm" svg:y2="5.414cm">
          <text:p/>
        </draw:line>
        <draw:line draw:style-name="gr54" draw:text-style-name="P3" xml:id="id58" draw:id="id58" draw:layer="layout" svg:x1="4.143cm" svg:y1="5.414cm" svg:x2="4.778cm" svg:y2="5.414cm">
          <text:p/>
        </draw:line>
        <draw:custom-shape draw:style-name="gr51" draw:text-style-name="P15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6.047cm" svg:y1="14.829cm" svg:x2="6.684cm" svg:y2="14.829cm">
          <text:p/>
        </draw:line>
        <draw:line draw:style-name="gr54" draw:text-style-name="P3" draw:layer="layout" svg:x1="4.078cm" svg:y1="14.829cm" svg:x2="4.777cm" svg:y2="14.829cm">
          <text:p/>
        </draw:line>
        <draw:custom-shape draw:style-name="gr52" draw:text-style-name="P15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626cm" svg:y1="13.691cm" svg:x2="6.684cm" svg:y2="13.659cm">
          <text:p/>
        </draw:line>
        <draw:connector draw:style-name="gr55" draw:text-style-name="P18" draw:layer="layout" draw:line-skew="0.89cm -3.262cm" svg:x1="25.031cm" svg:y1="9.616cm" svg:x2="4.143cm" svg:y2="5.414cm" draw:start-shape="id57" draw:start-glue-point="1" draw:end-shape="id58" draw:end-glue-point="3" svg:d="M25031 9616h1390v-6020h-22278v1818" svg:viewBox="0 0 22279 6021">
          <text:p/>
        </draw:connector>
        <draw:line draw:style-name="gr53" draw:text-style-name="P3" draw:layer="layout" svg:x1="8.521cm" svg:y1="5.91cm" svg:x2="10.894cm" svg:y2="5.91cm">
          <text:p/>
        </draw:line>
        <draw:custom-shape draw:name="Rectangle 168" draw:style-name="gr216" draw:text-style-name="P38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229" draw:text-style-name="P40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58" draw:text-style-name="P20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30" draw:text-style-name="P22" draw:layer="layout" svg:width="5.383cm" svg:height="0.844cm" svg:x="4.366cm" svg:y="17.81cm">
          <text:p text:style-name="P21"><text:span text:style-name="T6">Conv2d()</text:span><text:span text:style-name="T7">→</text:span><text:span text:style-name="T8"> </text:span><text:span text:style-name="T4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31" draw:text-style-name="P22" draw:layer="layout" svg:width="2.886cm" svg:height="0.844cm" svg:x="4.375cm" svg:y="18.654cm">
          <text:p text:style-name="P21"><text:span text:style-name="T4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32" draw:text-style-name="P22" draw:layer="layout" svg:width="6.438cm" svg:height="0.844cm" svg:x="4.375cm" svg:y="19.406cm">
          <text:p text:style-name="P21"><text:span text:style-name="T6">Upsample()</text:span><text:span text:style-name="T13">→ </text:span><text:span text:style-name="T6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58" draw:text-style-name="P20" xml:id="id50" draw:id="id50" draw:layer="layout" svg:width="0.322cm" svg:height="2.631cm" svg:x="10.894cm" svg:y="4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33" draw:text-style-name="P14" draw:layer="layout" svg:width="4.376cm" svg:height="0.844cm" svg:x="9.246cm" svg:y="7.223cm">
          <text:p text:style-name="P13"><text:span text:style-name="T4"><text:s/></text:span><text:span text:style-name="T4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234" draw:text-style-name="P14" draw:layer="layout" svg:width="3.179cm" svg:height="0.844cm" svg:x="12.433cm" svg:y="8.941cm">
          <text:p text:style-name="P13"><text:span text:style-name="T4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235" draw:text-style-name="P14" draw:layer="layout" svg:width="4.377cm" svg:height="0.844cm" svg:x="9.246cm" svg:y="10.751cm">
          <text:p text:style-name="P13"><text:span text:style-name="T4">IMAGE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236" draw:text-style-name="P14" draw:layer="layout" svg:width="3.776cm" svg:height="0.844cm" svg:x="6.271cm" svg:y="9.437cm">
          <text:p text:style-name="P13"><text:span text:style-name="T4">[896,896,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4" draw:style-name="gr13" draw:text-style-name="P9" draw:layer="layout" draw:type="line" svg:x1="1.288cm" svg:y1="9.346cm" svg:x2="10.047cm" svg:y2="9.359cm" svg:d="M1288 9346l8759 13" svg:viewBox="0 0 8760 14">
          <text:p/>
        </draw:connector>
        <draw:connector draw:name="Straight Arrow Connector 25" draw:style-name="gr13" draw:text-style-name="P9" draw:layer="layout" draw:type="line" svg:x1="12.527cm" svg:y1="9.793cm" svg:x2="15.54cm" svg:y2="9.79cm" draw:end-shape="id51" draw:end-glue-point="6" svg:d="M12527 9793l3013-3" svg:viewBox="0 0 3014 4">
          <text:p/>
        </draw:connector>
        <draw:connector draw:name="Straight Arrow Connector 26" draw:style-name="gr13" draw:text-style-name="P9" draw:layer="layout" draw:type="line" svg:x1="16.024cm" svg:y1="10.274cm" svg:x2="16.026cm" svg:y2="13.737cm" draw:start-shape="id51" draw:start-glue-point="8" draw:end-shape="id55" draw:end-glue-point="4" svg:d="M16024 10274l2 3463" svg:viewBox="0 0 3 3464">
          <text:p/>
        </draw:connector>
        <draw:custom-shape draw:name="TextBox 202" draw:style-name="gr237" draw:text-style-name="P14" draw:layer="layout" svg:width="3.776cm" svg:height="0.844cm" svg:x="1.288cm" svg:y="9.437cm">
          <text:p text:style-name="P13"><text:span text:style-name="T4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238" draw:text-style-name="P8" xml:id="id59" draw:id="id59" draw:layer="layout" svg:width="0.323cm" svg:height="0.44cm" svg:x="22.76cm" svg:y="9.3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185" draw:text-style-name="P8" draw:layer="layout" svg:width="0.323cm" svg:height="0.878cm" svg:x="22.23cm" svg:y="9.1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186" draw:text-style-name="P8" draw:layer="layout" svg:width="0.323cm" svg:height="1.557cm" svg:x="21.699cm" svg:y="8.8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187" draw:text-style-name="P8" draw:layer="layout" svg:width="0.323cm" svg:height="2.227cm" svg:x="21.169cm" svg:y="8.5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56" draw:text-style-name="P8" xml:id="id60" draw:id="id60" draw:layer="layout" svg:width="0.323cm" svg:height="2.631cm" svg:x="20.609cm" svg:y="8.3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9" draw:style-name="gr41" draw:text-style-name="P9" draw:layer="layout" svg:x1="23.084cm" svg:y1="9.616cm" svg:x2="24.709cm" svg:y2="9.616cm" draw:start-shape="id59" draw:start-glue-point="1" draw:end-shape="id57" svg:d="M23084 9616h1625" svg:viewBox="0 0 1626 1">
          <text:p/>
        </draw:connector>
        <draw:custom-shape draw:name="Rectangle 222" draw:style-name="gr229" draw:text-style-name="P40" xml:id="id57" draw:id="id57" draw:layer="layout" svg:width="0.322cm" svg:height="2.631cm" svg:x="24.709cm" svg:y="8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39" draw:text-style-name="P14" draw:layer="layout" svg:width="4.372cm" svg:height="0.844cm" svg:x="20.401cm" svg:y="11.225cm">
          <text:p text:style-name="P13"><text:span text:style-name="T4"><text:s/></text:span><text:span text:style-name="T4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240" draw:text-style-name="P14" draw:layer="layout" svg:width="1.989cm" svg:height="0.844cm" svg:x="22.865cm" svg:y="8.772cm">
          <text:p text:style-name="P13"><text:span text:style-name="T4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241" draw:text-style-name="P14" draw:layer="layout" svg:width="0.795cm" svg:height="0.844cm" svg:x="25.22cm" svg:y="9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242" draw:text-style-name="P14" draw:layer="layout" svg:width="0.799cm" svg:height="0.844cm" svg:x="25.151cm" svg:y="8.772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0" draw:style-name="gr41" draw:text-style-name="P9" draw:layer="layout" draw:line-skew="7.244cm" svg:x1="4.078cm" svg:y1="17.017cm" svg:x2="20.61cm" svg:y2="9.616cm" draw:end-shape="id60" draw:end-glue-point="3" svg:d="M4078 17017h15510v-7401h1022" svg:viewBox="0 0 16533 7402">
          <text:p/>
        </draw:connector>
        <draw:custom-shape draw:name="TextBox 206" draw:style-name="gr243" draw:text-style-name="P42" draw:layer="layout" svg:width="2.59cm" svg:height="0.844cm" svg:x="4.116cm" svg:y="2.752cm">
          <text:p text:style-name="P41"><text:span text:style-name="T14">ca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244" draw:text-style-name="P38" draw:layer="layout" svg:width="0.322cm" svg:height="1.847cm" svg:x="10.047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244" draw:text-style-name="P38" draw:layer="layout" svg:width="0.322cm" svg:height="1.847cm" svg:x="10.581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244" draw:text-style-name="P38" draw:layer="layout" svg:width="0.322cm" svg:height="1.847cm" svg:x="11.139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244" draw:text-style-name="P38" draw:layer="layout" svg:width="0.322cm" svg:height="1.847cm" svg:x="11.672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6" draw:style-name="gr245" draw:text-style-name="P39" draw:layer="layout" svg:width="0.322cm" svg:height="1.847cm" svg:x="12.206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" draw:style-name="gr246" draw:text-style-name="P44" xml:id="id51" draw:id="id51" draw:layer="layout" svg:width="0.968cm" svg:height="0.969cm" svg:x="15.54cm" svg:y="9.305cm">
          <text:p text:style-name="P43"><text:span text:style-name="T15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4" draw:text-style-name="P3" draw:layer="layout" svg:x1="4.078cm" svg:y1="17.017cm" svg:x2="4.078cm" svg:y2="14.817cm">
          <text:p/>
        </draw:line>
        <draw:custom-shape draw:name="TextBox 240" draw:style-name="gr247" draw:text-style-name="P14" draw:layer="layout" svg:width="3.179cm" svg:height="0.844cm" svg:x="16.416cm" svg:y="13.369cm">
          <text:p text:style-name="P13"><text:span text:style-name="T4">[H,W,64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4" draw:style-name="gr248" draw:text-style-name="P44" xml:id="id55" draw:id="id55" draw:layer="layout" svg:width="0.968cm" svg:height="0.969cm" svg:x="15.542cm" svg:y="13.737cm">
          <text:p text:style-name="P43"><text:span text:style-name="T15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49" draw:text-style-name="P3" draw:layer="layout" svg:x1="16.51cm" svg:y1="14.213cm" svg:x2="19.595cm" svg:y2="14.213cm">
          <text:p/>
        </draw:line>
        <draw:connector draw:name="Straight Arrow Connector 70" draw:style-name="gr13" draw:text-style-name="P9" draw:layer="layout" draw:type="line" svg:x1="1.288cm" svg:y1="10.268cm" svg:x2="10.047cm" svg:y2="10.281cm" svg:d="M1288 10268l8759 13" svg:viewBox="0 0 8760 14">
          <text:p/>
        </draw:connector>
        <draw:custom-shape draw:name="TextBox 14" draw:style-name="gr250" draw:text-style-name="P14" draw:layer="layout" svg:width="3.776cm" svg:height="0.844cm" svg:x="6.271cm" svg:y="8.502cm">
          <text:p text:style-name="P13"><text:span text:style-name="T4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9" draw:style-name="gr251" draw:text-style-name="P14" draw:layer="layout" svg:width="1.993cm" svg:height="0.844cm" svg:x="1.288cm" svg:y="8.502cm">
          <text:p text:style-name="P13"><text:span text:style-name="T4">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9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 presentation:presentation-page-layout-name="AL1T0">
        <draw:custom-shape draw:name="Rectangle 223" draw:style-name="gr216" draw:text-style-name="P38" xml:id="id64" draw:id="id64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216" draw:text-style-name="P38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216" draw:text-style-name="P38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216" draw:text-style-name="P38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217" draw:text-style-name="P39" xml:id="id65" draw:id="id65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1" draw:style-name="gr41" draw:text-style-name="P9" draw:layer="layout" svg:x1="10.516cm" svg:y1="4.507cm" svg:x2="16.024cm" svg:y2="7.505cm" draw:start-shape="id61" draw:start-glue-point="1" draw:end-shape="id62" draw:end-glue-point="4" svg:d="M10516 4507h5508v2998" svg:viewBox="0 0 5509 2999">
          <text:p/>
        </draw:connector>
        <draw:custom-shape draw:name="TextBox 15" draw:style-name="gr252" draw:text-style-name="P14" draw:layer="layout" svg:width="2.289cm" svg:height="0.844cm" svg:x="1.326cm" svg:y="4.265cm">
          <text:p text:style-name="P13"><text:span text:style-name="T4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253" draw:text-style-name="P14" draw:layer="layout" svg:width="0.799cm" svg:height="0.844cm" svg:x="7.385cm" svg:y="3.65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" draw:style-name="gr254" draw:text-style-name="P14" draw:layer="layout" svg:width="1.989cm" svg:height="0.844cm" svg:x="8.325cm" svg:y="3.668cm">
          <text:p text:style-name="P13"><text:span text:style-name="T4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" draw:style-name="gr255" draw:text-style-name="P14" draw:layer="layout" svg:width="3.179cm" svg:height="0.844cm" svg:x="12.454cm" svg:y="13.389cm">
          <text:p text:style-name="P13"><text:span text:style-name="T4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6" draw:style-name="gr256" draw:text-style-name="P14" draw:layer="layout" svg:width="3.179cm" svg:height="0.844cm" svg:x="12.421cm" svg:y="3.654cm">
          <text:p text:style-name="P13"><text:span text:style-name="T4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" draw:style-name="gr257" draw:text-style-name="P14" draw:layer="layout" svg:width="3.78cm" svg:height="0.844cm" svg:x="9.47cm" svg:y="15.525cm">
          <text:p text:style-name="P13"><text:span text:style-name="T4">CONTEXT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" draw:style-name="gr258" draw:text-style-name="P7" draw:layer="layout" svg:width="11.231cm" svg:height="0.844cm" svg:x="0.991cm" svg:y="0.991cm">
          <text:p text:style-name="P6"><text:span text:style-name="T1">CNN Perception-Language-Actio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" draw:style-name="gr259" draw:text-style-name="P14" draw:layer="layout" svg:width="4.529cm" svg:height="0.844cm" svg:x="21.946cm" svg:y="19.406cm">
          <text:p text:style-name="P13"><text:span text:style-name="T4">H,W</text:span><text:span text:style-name="T4"><text:tab/></text:span><text:span text:style-name="T4">32,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5" draw:style-name="gr260" draw:text-style-name="P14" draw:layer="layout" svg:width="3.179cm" svg:height="0.844cm" svg:x="7.069cm" svg:y="13.392cm">
          <text:p text:style-name="P13"><text:span text:style-name="T4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63" draw:id="id63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3" draw:style-name="gr13" draw:text-style-name="P9" draw:layer="layout" draw:type="line" svg:x1="7.263cm" svg:y1="14.234cm" svg:x2="10.085cm" svg:y2="14.233cm" draw:start-shape="id63" draw:start-glue-point="5" draw:end-shape="id64" draw:end-glue-point="3" svg:d="M7263 14234l2822-1" svg:viewBox="0 0 2823 2">
          <text:p/>
        </draw:connector>
        <draw:custom-shape draw:name="TextBox 296" draw:style-name="gr261" draw:text-style-name="P14" draw:layer="layout" svg:width="4.08cm" svg:height="0.844cm" svg:x="2.589cm" svg:y="12.815cm">
          <text:p text:style-name="P13"><text:span text:style-name="T4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7" draw:style-name="gr13" draw:text-style-name="P9" draw:layer="layout" draw:type="line" svg:x1="12.566cm" svg:y1="14.233cm" svg:x2="15.542cm" svg:y2="14.222cm" draw:start-shape="id65" draw:start-glue-point="1" draw:end-shape="id66" draw:end-glue-point="6" svg:d="M12566 14233l2976-11" svg:viewBox="0 0 2977 12">
          <text:p/>
        </draw:connector>
        <draw:connector draw:name="Straight Arrow Connector 37" draw:style-name="gr13" draw:text-style-name="P9" draw:layer="layout" draw:type="line" svg:x1="7.08cm" svg:y1="4.489cm" svg:x2="8.199cm" svg:y2="4.477cm" draw:end-shape="id67" draw:end-glue-point="1" svg:d="M7080 4489l1119-12" svg:viewBox="0 0 1120 13">
          <text:p/>
        </draw:connector>
        <draw:custom-shape draw:style-name="gr46" draw:text-style-name="P15" draw:layer="layout" svg:width="2.223cm" svg:height="0.594cm" draw:transform="rotate (1.5707963267949) translate (6.686cm 5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228" draw:style-name="gr228" draw:text-style-name="P39" xml:id="id67" draw:id="id67" draw:layer="layout" svg:width="0.322cm" svg:height="0.635cm" svg:x="8.199cm" svg:y="4.1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4.778cm" svg:y="3.3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5.273cm" svg:y="4.3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5.109cm" svg:x2="6.684cm" svg:y2="5.109cm">
          <text:p/>
        </draw:line>
        <draw:line draw:style-name="gr53" draw:text-style-name="P3" draw:layer="layout" svg:x1="6.049cm" svg:y1="4.014cm" svg:x2="6.686cm" svg:y2="4.014cm">
          <text:p/>
        </draw:line>
        <draw:line draw:style-name="gr54" draw:text-style-name="P3" xml:id="id69" draw:id="id69" draw:layer="layout" svg:x1="4.143cm" svg:y1="4.014cm" svg:x2="4.778cm" svg:y2="4.014cm">
          <text:p/>
        </draw:line>
        <draw:custom-shape draw:style-name="gr51" draw:text-style-name="P15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6.047cm" svg:y1="14.829cm" svg:x2="6.684cm" svg:y2="14.829cm">
          <text:p/>
        </draw:line>
        <draw:line draw:style-name="gr54" draw:text-style-name="P3" draw:layer="layout" svg:x1="4.078cm" svg:y1="14.829cm" svg:x2="4.777cm" svg:y2="14.829cm">
          <text:p/>
        </draw:line>
        <draw:custom-shape draw:style-name="gr52" draw:text-style-name="P15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2.896cm" svg:y1="13.659cm" svg:x2="6.684cm" svg:y2="13.659cm">
          <text:p/>
        </draw:line>
        <draw:connector draw:style-name="gr55" draw:text-style-name="P18" draw:layer="layout" draw:line-skew="0.89cm -3.262cm" svg:x1="25.031cm" svg:y1="8.916cm" svg:x2="4.143cm" svg:y2="4.014cm" draw:start-shape="id68" draw:start-glue-point="1" draw:end-shape="id69" draw:end-glue-point="3" svg:d="M25031 8916h1390v-6370h-22278v1468" svg:viewBox="0 0 22279 6371">
          <text:p/>
        </draw:connector>
        <draw:line draw:style-name="gr53" draw:text-style-name="P3" draw:layer="layout" svg:x1="8.521cm" svg:y1="4.51cm" svg:x2="10.194cm" svg:y2="4.51cm">
          <text:p/>
        </draw:line>
        <draw:custom-shape draw:name="Rectangle 260" draw:style-name="gr216" draw:text-style-name="P38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1" draw:style-name="gr229" draw:text-style-name="P40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2" draw:style-name="gr58" draw:text-style-name="P20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7" draw:style-name="gr262" draw:text-style-name="P22" draw:layer="layout" svg:width="9.972cm" svg:height="0.844cm" svg:x="4.375cm" svg:y="17.81cm">
          <text:p text:style-name="P21"><text:span text:style-name="T6">Conv2d()</text:span><text:span text:style-name="T13">→</text:span><text:span text:style-name="T16"> BatchNorm2d()</text:span><text:span text:style-name="T7">→</text:span><text:span text:style-name="T8"> </text:span><text:span text:style-name="T4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8" draw:style-name="gr263" draw:text-style-name="P22" draw:layer="layout" svg:width="2.886cm" svg:height="0.844cm" svg:x="4.375cm" svg:y="18.654cm">
          <text:p text:style-name="P21"><text:span text:style-name="T4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9" draw:style-name="gr264" draw:text-style-name="P22" draw:layer="layout" svg:width="6.438cm" svg:height="0.844cm" svg:x="4.375cm" svg:y="19.406cm">
          <text:p text:style-name="P21"><text:span text:style-name="T6">Upsample()</text:span><text:span text:style-name="T13">→ </text:span><text:span text:style-name="T6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8" draw:style-name="gr13" draw:text-style-name="P9" draw:layer="layout" draw:type="line" svg:x1="16.51cm" svg:y1="14.222cm" svg:x2="20.573cm" svg:y2="14.213cm" draw:start-shape="id66" draw:start-glue-point="10" draw:end-shape="id70" draw:end-glue-point="3" svg:d="M16510 14222l4063-9" svg:viewBox="0 0 4064 10">
          <text:p/>
        </draw:connector>
        <draw:custom-shape draw:name="Rectangle 263" draw:style-name="gr58" draw:text-style-name="P20" xml:id="id61" draw:id="id61" draw:layer="layout" svg:width="0.322cm" svg:height="2.631cm" svg:x="10.194cm" svg:y="3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0" draw:style-name="gr265" draw:text-style-name="P14" draw:layer="layout" svg:width="4.376cm" svg:height="0.844cm" svg:x="9.098cm" svg:y="5.823cm">
          <text:p text:style-name="P13"><text:span text:style-name="T4"><text:s/></text:span><text:span text:style-name="T4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1" draw:style-name="gr266" draw:text-style-name="P14" draw:layer="layout" svg:width="3.179cm" svg:height="0.844cm" svg:x="12.433cm" svg:y="7.141cm">
          <text:p text:style-name="P13"><text:span text:style-name="T4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2" draw:style-name="gr267" draw:text-style-name="P14" draw:layer="layout" svg:width="4.673cm" svg:height="0.844cm" svg:x="9.098cm" svg:y="11.577cm">
          <text:p text:style-name="P13"><text:span text:style-name="T4">IMAGE ENCO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3" draw:style-name="gr268" draw:text-style-name="P14" draw:layer="layout" svg:width="3.776cm" svg:height="0.844cm" svg:x="5.893cm" svg:y="7.167cm">
          <text:p text:style-name="P13"><text:span text:style-name="T4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9" draw:style-name="gr13" draw:text-style-name="P9" draw:layer="layout" draw:type="line" svg:x1="1.288cm" svg:y1="7.998cm" svg:x2="10.047cm" svg:y2="8.011cm" svg:d="M1288 7998l8759 13" svg:viewBox="0 0 8760 14">
          <text:p/>
        </draw:connector>
        <draw:connector draw:name="Straight Arrow Connector 40" draw:style-name="gr13" draw:text-style-name="P9" draw:layer="layout" draw:type="line" svg:x1="12.527cm" svg:y1="7.993cm" svg:x2="15.54cm" svg:y2="7.99cm" draw:end-shape="id62" draw:end-glue-point="6" svg:d="M12527 7993l3013-3" svg:viewBox="0 0 3014 4">
          <text:p/>
        </draw:connector>
        <draw:connector draw:name="Straight Arrow Connector 41" draw:style-name="gr13" draw:text-style-name="P9" draw:layer="layout" draw:type="line" svg:x1="16.024cm" svg:y1="11.431cm" svg:x2="16.026cm" svg:y2="13.737cm" draw:start-shape="id71" draw:start-glue-point="8" draw:end-shape="id66" draw:end-glue-point="4" svg:d="M16024 11431l2 2306" svg:viewBox="0 0 3 2307">
          <text:p/>
        </draw:connector>
        <draw:custom-shape draw:name="TextBox 304" draw:style-name="gr269" draw:text-style-name="P14" draw:layer="layout" svg:width="2.882cm" svg:height="0.844cm" svg:x="1.185cm" svg:y="7.154cm">
          <text:p text:style-name="P13"><text:span text:style-name="T4">lef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4" draw:style-name="gr238" draw:text-style-name="P8" xml:id="id72" draw:id="id72" draw:layer="layout" svg:width="0.323cm" svg:height="0.44cm" svg:x="22.76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5" draw:style-name="gr185" draw:text-style-name="P8" draw:layer="layout" svg:width="0.323cm" svg:height="0.878cm" svg:x="22.23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6" draw:style-name="gr186" draw:text-style-name="P8" draw:layer="layout" svg:width="0.323cm" svg:height="1.557cm" svg:x="21.699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7" draw:style-name="gr187" draw:text-style-name="P8" draw:layer="layout" svg:width="0.323cm" svg:height="2.227cm" svg:x="21.169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8" draw:style-name="gr56" draw:text-style-name="P8" xml:id="id73" draw:id="id73" draw:layer="layout" svg:width="0.323cm" svg:height="2.631cm" svg:x="20.609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6" draw:style-name="gr41" draw:text-style-name="P9" draw:layer="layout" svg:x1="23.084cm" svg:y1="8.916cm" svg:x2="24.709cm" svg:y2="8.916cm" draw:start-shape="id72" draw:start-glue-point="1" draw:end-shape="id68" svg:d="M23084 8916h1625" svg:viewBox="0 0 1626 1">
          <text:p/>
        </draw:connector>
        <draw:custom-shape draw:name="Rectangle 269" draw:style-name="gr229" draw:text-style-name="P40" xml:id="id68" draw:id="id68" draw:layer="layout" svg:width="0.322cm" svg:height="2.631cm" svg:x="24.7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5" draw:style-name="gr270" draw:text-style-name="P14" draw:layer="layout" svg:width="4.372cm" svg:height="0.844cm" svg:x="20.401cm" svg:y="10.525cm">
          <text:p text:style-name="P13"><text:span text:style-name="T4"><text:s/></text:span><text:span text:style-name="T4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6" draw:style-name="gr271" draw:text-style-name="P14" draw:layer="layout" svg:width="1.989cm" svg:height="0.844cm" svg:x="22.865cm" svg:y="8.072cm">
          <text:p text:style-name="P13"><text:span text:style-name="T4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7" draw:style-name="gr272" draw:text-style-name="P14" draw:layer="layout" svg:width="0.795cm" svg:height="0.844cm" svg:x="25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8" draw:style-name="gr273" draw:text-style-name="P14" draw:layer="layout" svg:width="0.799cm" svg:height="0.844cm" svg:x="25.151cm" svg:y="8.072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7" draw:style-name="gr41" draw:text-style-name="P9" draw:layer="layout" draw:line-skew="7.28cm" svg:x1="4.078cm" svg:y1="17.017cm" svg:x2="20.61cm" svg:y2="8.916cm" draw:end-shape="id73" draw:end-glue-point="3" svg:d="M4078 17017h15546v-8101h986" svg:viewBox="0 0 16533 8102">
          <text:p/>
        </draw:connector>
        <draw:custom-shape draw:name="Rectangle 321" draw:style-name="gr274" draw:text-style-name="P38" xml:id="id74" draw:id="id74" draw:layer="layout" svg:width="0.323cm" svg:height="0.44cm" svg:x="22.723cm" svg:y="13.99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2" draw:style-name="gr275" draw:text-style-name="P38" draw:layer="layout" svg:width="0.323cm" svg:height="0.878cm" svg:x="22.193cm" svg:y="13.7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3" draw:style-name="gr276" draw:text-style-name="P38" draw:layer="layout" svg:width="0.323cm" svg:height="1.557cm" svg:x="21.662cm" svg:y="13.4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4" draw:style-name="gr277" draw:text-style-name="P38" draw:layer="layout" svg:width="0.323cm" svg:height="2.227cm" svg:x="21.132cm" svg:y="13.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5" draw:style-name="gr216" draw:text-style-name="P38" xml:id="id70" draw:id="id70" draw:layer="layout" svg:width="0.323cm" svg:height="2.631cm" svg:x="20.572cm" svg:y="12.89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8" draw:style-name="gr41" draw:text-style-name="P9" draw:layer="layout" svg:x1="23.047cm" svg:y1="14.213cm" svg:x2="24.372cm" svg:y2="14.213cm" draw:start-shape="id74" draw:start-glue-point="1" draw:end-shape="id75" svg:d="M23047 14213h1325" svg:viewBox="0 0 1326 1">
          <text:p/>
        </draw:connector>
        <draw:custom-shape draw:name="Rectangle 326" draw:style-name="gr229" draw:text-style-name="P40" xml:id="id75" draw:id="id75" draw:layer="layout" svg:width="0.322cm" svg:height="2.631cm" svg:x="24.372cm" svg:y="12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9" draw:style-name="gr278" draw:text-style-name="P14" draw:layer="layout" svg:width="4.372cm" svg:height="0.844cm" svg:x="20.364cm" svg:y="15.847cm">
          <text:p text:style-name="P13"><text:span text:style-name="T4"><text:s/></text:span><text:span text:style-name="T4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2" draw:style-name="gr13" draw:text-style-name="P9" draw:layer="layout" draw:type="line" svg:x1="24.694cm" svg:y1="14.21cm" svg:x2="26.806cm" svg:y2="14.244cm" svg:d="M24694 14210l2112 34" svg:viewBox="0 0 2113 35">
          <text:p/>
        </draw:connector>
        <draw:custom-shape draw:name="TextBox 310" draw:style-name="gr279" draw:text-style-name="P42" draw:layer="layout" svg:width="4.373cm" svg:height="0.844cm" svg:x="19.778cm" svg:y="1.626cm">
          <text:p text:style-name="P41"><text:span text:style-name="T14">inner ca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1" draw:style-name="gr280" draw:text-style-name="P14" draw:layer="layout" svg:width="1.689cm" svg:height="1.437cm" svg:x="24.702cm" svg:y="12.775cm">
          <text:p text:style-name="P13"><text:span text:style-name="T4">pose</text:span></text:p>
          <text:p text:style-name="P13"><text:span text:style-name="T4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7" draw:style-name="gr281" draw:text-style-name="P38" draw:layer="layout" svg:width="0.322cm" svg:height="1.193cm" svg:x="10.047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8" draw:style-name="gr281" draw:text-style-name="P38" draw:layer="layout" svg:width="0.322cm" svg:height="1.193cm" svg:x="10.581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9" draw:style-name="gr281" draw:text-style-name="P38" draw:layer="layout" svg:width="0.322cm" svg:height="1.193cm" svg:x="11.139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0" draw:style-name="gr281" draw:text-style-name="P38" draw:layer="layout" svg:width="0.322cm" svg:height="1.193cm" svg:x="11.672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1" draw:style-name="gr282" draw:text-style-name="P39" draw:layer="layout" svg:width="0.322cm" svg:height="1.193cm" svg:x="12.206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2" draw:style-name="gr283" draw:text-style-name="P14" draw:layer="layout" svg:width="3.179cm" svg:height="0.844cm" svg:x="12.433cm" svg:y="8.616cm">
          <text:p text:style-name="P13"><text:span text:style-name="T4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3" draw:style-name="gr284" draw:text-style-name="P14" draw:layer="layout" svg:width="3.776cm" svg:height="0.844cm" svg:x="5.893cm" svg:y="8.642cm">
          <text:p text:style-name="P13"><text:span text:style-name="T4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4" draw:style-name="gr13" draw:text-style-name="P9" draw:layer="layout" draw:type="line" svg:x1="1.288cm" svg:y1="9.473cm" svg:x2="10.047cm" svg:y2="9.486cm" svg:d="M1288 9473l8759 13" svg:viewBox="0 0 8760 14">
          <text:p/>
        </draw:connector>
        <draw:connector draw:name="Straight Arrow Connector 65" draw:style-name="gr13" draw:text-style-name="P9" draw:layer="layout" draw:type="line" svg:x1="12.527cm" svg:y1="9.468cm" svg:x2="15.54cm" svg:y2="9.469cm" draw:end-shape="id76" draw:end-glue-point="6" svg:d="M12527 9468l3013 1" svg:viewBox="0 0 3014 2">
          <text:p/>
        </draw:connector>
        <draw:custom-shape draw:name="TextBox 314" draw:style-name="gr285" draw:text-style-name="P14" draw:layer="layout" svg:width="3.179cm" svg:height="0.844cm" svg:x="1.185cm" svg:y="8.629cm">
          <text:p text:style-name="P13"><text:span text:style-name="T4">righ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2" draw:style-name="gr281" draw:text-style-name="P38" draw:layer="layout" svg:width="0.322cm" svg:height="1.193cm" svg:x="10.047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3" draw:style-name="gr281" draw:text-style-name="P38" draw:layer="layout" svg:width="0.322cm" svg:height="1.193cm" svg:x="10.581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4" draw:style-name="gr281" draw:text-style-name="P38" draw:layer="layout" svg:width="0.322cm" svg:height="1.193cm" svg:x="11.139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5" draw:style-name="gr281" draw:text-style-name="P38" draw:layer="layout" svg:width="0.322cm" svg:height="1.193cm" svg:x="11.672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6" draw:style-name="gr282" draw:text-style-name="P39" draw:layer="layout" svg:width="0.322cm" svg:height="1.193cm" svg:x="12.206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5" draw:style-name="gr286" draw:text-style-name="P14" draw:layer="layout" svg:width="2.882cm" svg:height="0.844cm" svg:x="12.433cm" svg:y="10.104cm">
          <text:p text:style-name="P13"><text:span text:style-name="T4">[H,W,6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6" draw:style-name="gr287" draw:text-style-name="P14" draw:layer="layout" svg:width="3.776cm" svg:height="0.844cm" svg:x="5.901cm" svg:y="10.13cm">
          <text:p text:style-name="P13"><text:span text:style-name="T4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6" draw:style-name="gr13" draw:text-style-name="P9" draw:layer="layout" draw:type="line" svg:x1="1.296cm" svg:y1="10.961cm" svg:x2="10.055cm" svg:y2="10.974cm" svg:d="M1296 10961l8759 13" svg:viewBox="0 0 8760 14">
          <text:p/>
        </draw:connector>
        <draw:connector draw:name="Straight Arrow Connector 67" draw:style-name="gr13" draw:text-style-name="P9" draw:layer="layout" draw:type="line" svg:x1="12.535cm" svg:y1="10.956cm" svg:x2="15.54cm" svg:y2="10.947cm" draw:end-shape="id71" draw:end-glue-point="6" svg:d="M12535 10956l3005-9" svg:viewBox="0 0 3006 10">
          <text:p/>
        </draw:connector>
        <draw:custom-shape draw:name="TextBox 317" draw:style-name="gr288" draw:text-style-name="P14" draw:layer="layout" svg:width="3.776cm" svg:height="0.844cm" svg:x="1.185cm" svg:y="10.117cm">
          <text:p text:style-name="P13"><text:span text:style-name="T4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7" draw:style-name="gr281" draw:text-style-name="P38" draw:layer="layout" svg:width="0.322cm" svg:height="1.193cm" svg:x="10.055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8" draw:style-name="gr281" draw:text-style-name="P38" draw:layer="layout" svg:width="0.322cm" svg:height="1.193cm" svg:x="10.589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9" draw:style-name="gr281" draw:text-style-name="P38" draw:layer="layout" svg:width="0.322cm" svg:height="1.193cm" svg:x="11.147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0" draw:style-name="gr281" draw:text-style-name="P38" draw:layer="layout" svg:width="0.322cm" svg:height="1.193cm" svg:x="11.68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1" draw:style-name="gr282" draw:text-style-name="P39" draw:layer="layout" svg:width="0.322cm" svg:height="1.193cm" svg:x="12.214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289" draw:text-style-name="P44" xml:id="id62" draw:id="id62" draw:layer="layout" svg:width="0.968cm" svg:height="0.969cm" svg:x="15.54cm" svg:y="7.505cm">
          <text:p text:style-name="P43"><text:span text:style-name="T15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90" draw:text-style-name="P44" xml:id="id76" draw:id="id76" draw:layer="layout" svg:width="0.968cm" svg:height="0.969cm" svg:x="15.54cm" svg:y="8.984cm">
          <text:p text:style-name="P43"><text:span text:style-name="T15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291" draw:text-style-name="P44" xml:id="id71" draw:id="id71" draw:layer="layout" svg:width="0.968cm" svg:height="0.969cm" svg:x="15.54cm" svg:y="10.462cm">
          <text:p text:style-name="P43"><text:span text:style-name="T15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68" draw:style-name="gr13" draw:text-style-name="P9" draw:layer="layout" draw:type="line" svg:x1="16.024cm" svg:y1="9.953cm" svg:x2="16.024cm" svg:y2="10.462cm" draw:start-shape="id76" draw:start-glue-point="8" draw:end-shape="id71" svg:d="M16024 9953v509" svg:viewBox="0 0 1 510">
          <text:p/>
        </draw:connector>
        <draw:connector draw:name="Straight Arrow Connector 69" draw:style-name="gr13" draw:text-style-name="P9" draw:layer="layout" draw:type="line" svg:x1="16.024cm" svg:y1="8.474cm" svg:x2="16.024cm" svg:y2="8.984cm" draw:start-shape="id62" draw:start-glue-point="8" draw:end-shape="id76" draw:end-glue-point="4" svg:d="M16024 8474v510" svg:viewBox="0 0 1 511">
          <text:p/>
        </draw:connector>
        <draw:line draw:style-name="gr54" draw:text-style-name="P3" draw:layer="layout" svg:x1="4.078cm" svg:y1="17.017cm" svg:x2="4.078cm" svg:y2="14.817cm">
          <text:p/>
        </draw:line>
        <draw:custom-shape draw:name="TextBox 318" draw:style-name="gr292" draw:text-style-name="P14" draw:layer="layout" svg:width="3.179cm" svg:height="0.844cm" svg:x="16.416cm" svg:y="13.369cm">
          <text:p text:style-name="P13"><text:span text:style-name="T4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293" draw:text-style-name="P44" xml:id="id66" draw:id="id66" draw:layer="layout" svg:width="0.968cm" svg:height="0.969cm" svg:x="15.542cm" svg:y="13.737cm">
          <text:p text:style-name="P43"><text:span text:style-name="T15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10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ection_20_Header">
        <draw:frame draw:style-name="gr294" draw:text-style-name="P46" draw:layer="layout" svg:width="22.225cm" svg:height="16.51cm" svg:x="2.896cm" svg:y="2.261cm">
          <draw:text-box>
            <text:p><text:span text:style-name="T17">PHAS</text:span><text:span text:style-name="T17">E 1:</text:span></text:p>
            <text:p><text:span text:style-name="T18">CNN </text:span><text:span text:style-name="T18">Perce</text:span><text:span text:style-name="T18">ption-</text:span><text:span text:style-name="T18">Langu</text:span><text:span text:style-name="T18">age-</text:span><text:span text:style-name="T18">Action </text:span><text:span text:style-name="T18">model </text:span><text:span text:style-name="T18">(CNN-</text:span><text:span text:style-name="T18">PLA), </text:span><text:span text:style-name="T18">runnin</text:span><text:span text:style-name="T18">g on </text:span><text:span text:style-name="T18">GPU</text:span></text:p>
            <text:p><text:span text:style-name="T18">&gt;20fp</text:span><text:span text:style-name="T18">s, </text:span><text:span text:style-name="T18">&lt;100</text:span><text:span text:style-name="T18">ms </text:span><text:span text:style-name="T18">latenc</text:span><text:span text:style-name="T18">y, </text:span><text:span text:style-name="T18">&lt;400</text:span><text:span text:style-name="T18">W</text:span></text:p>
            <text:p><text:span text:style-name="T18"/></text:p>
            <text:p><text:span text:style-name="T17">PHAS</text:span><text:span text:style-name="T17">E 2:</text:span></text:p>
            <text:p><text:span text:style-name="T18">CNN-</text:span><text:span text:style-name="T18">PLA </text:span><text:span text:style-name="T18">model </text:span><text:span text:style-name="T18">runnin</text:span><text:span text:style-name="T18">g on </text:span><text:span text:style-name="T18">FPGA</text:span></text:p>
            <text:p><text:span text:style-name="T18">&gt;100f</text:span><text:span text:style-name="T18">ps, </text:span><text:span text:style-name="T18">&lt;15m</text:span><text:span text:style-name="T18">s </text:span><text:span text:style-name="T18">latenc</text:span><text:span text:style-name="T18">y, </text:span><text:span text:style-name="T18">&lt;100</text:span><text:span text:style-name="T18">W</text:span></text:p>
            <text:p><text:span text:style-name="T18"/></text:p>
            <text:p><text:span text:style-name="T17">PHAS</text:span><text:span text:style-name="T17">E 3:</text:span></text:p>
            <text:p><text:span text:style-name="T18">CNN-</text:span><text:span text:style-name="T18">PLA </text:span><text:span text:style-name="T18">model </text:span><text:span text:style-name="T18">runnin</text:span><text:span text:style-name="T18">g on </text:span><text:span text:style-name="T18">ASIC </text:span><text:span text:style-name="T18">at </text:span><text:span text:style-name="T18">&gt;300f</text:span><text:span text:style-name="T18">ps, </text:span><text:span text:style-name="T18">&lt;5ms </text:span><text:span text:style-name="T18">latenc</text:span><text:span text:style-name="T18">y, </text:span><text:span text:style-name="T18">&lt;10W</text:span></text:p>
            <text:p><text:span text:style-name="T18"/></text:p>
          </draw:text-box>
        </draw:frame>
        <presentation:notes draw:style-name="dp4">
          <draw:page-thumbnail draw:style-name="gr40" draw:layer="layout" svg:width="0.001cm" svg:height="0.001cm" svg:x="0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ection_20_Header">
        <draw:frame draw:style-name="gr295" draw:text-style-name="P48" draw:layer="layout" svg:width="20.42cm" svg:height="17.315cm" svg:x="2.896cm" svg:y="2.896cm">
          <draw:text-box>
            <text:p>Seated humanoid :</text:p>
            <text:p>1-DoF spine</text:p>
            <text:p>2-DoF shoulder</text:p>
            <text:p>2-DoF neck</text:p>
            <text:p>6-DoF arms</text:p>
            <text:p>6-DoF hands</text:p>
            <text:p/>
            <text:p>Data collection :</text:p>
            <text:p>VR teleoperated</text:p>
            <text:p>spine/shoulder : swivel chair with up/down control</text:p>
            <text:p>neck : VR gyroscope</text:p>
            <text:p>arms/hands : TBD</text:p>
            <text:p/>
            <text:p><text:span text:style-name="T19">ROB</text:span><text:span text:style-name="T19">OT</text:span></text:p>
            <text:p>896x896 RGB at 120Hz, left and right eye</text:p>
            <text:p>896x896 spectrogram at 120Hz, audio and tactile signals</text:p>
            <text:p text:style-name="P47">29-DoF target pose at 120Hz</text:p>
            <text:p text:style-name="P47"/>
            <text:p text:style-name="P47"><text:span text:style-name="T19">TELE</text:span><text:span text:style-name="T19">OPE</text:span><text:span text:style-name="T19">RATO</text:span><text:span text:style-name="T19">R</text:span></text:p>
            <text:p text:style-name="P47">transcribed verbal commentary at 120 characters/s</text:p>
            <text:p text:style-name="P47">synthetically captioned using open source VL model, 1 character/frame</text:p>
            <text:p/>
            <text:p/>
            <text:p/>
          </draw:text-box>
        </draw:frame>
        <presentation:notes draw:style-name="dp4">
          <draw:page-thumbnail draw:style-name="gr40" draw:layer="layout" svg:width="0.001cm" svg:height="0.001cm" svg:x="0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 presentation:presentation-page-layout-name="AL1T0">
        <draw:custom-shape draw:name="Rectangle 188" draw:style-name="gr216" draw:text-style-name="P38" xml:id="id80" draw:id="id80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216" draw:text-style-name="P38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216" draw:text-style-name="P38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216" draw:text-style-name="P38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217" draw:text-style-name="P39" xml:id="id81" draw:id="id81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1" draw:style-name="gr41" draw:text-style-name="P9" draw:layer="layout" svg:x1="10.516cm" svg:y1="4.507cm" svg:x2="16.024cm" svg:y2="7.505cm" draw:start-shape="id77" draw:start-glue-point="1" draw:end-shape="id78" draw:end-glue-point="4" svg:d="M10516 4507h5508v2998" svg:viewBox="0 0 5509 2999">
          <text:p/>
        </draw:connector>
        <draw:custom-shape draw:name="TextBox 263" draw:style-name="gr296" draw:text-style-name="P14" draw:layer="layout" svg:width="2.289cm" svg:height="0.844cm" svg:x="1.326cm" svg:y="4.265cm">
          <text:p text:style-name="P13"><text:span text:style-name="T4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4" draw:style-name="gr297" draw:text-style-name="P14" draw:layer="layout" svg:width="0.799cm" svg:height="0.844cm" svg:x="7.385cm" svg:y="3.65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5" draw:style-name="gr298" draw:text-style-name="P14" draw:layer="layout" svg:width="1.989cm" svg:height="0.844cm" svg:x="8.325cm" svg:y="3.668cm">
          <text:p text:style-name="P13"><text:span text:style-name="T4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6" draw:style-name="gr299" draw:text-style-name="P14" draw:layer="layout" svg:width="3.179cm" svg:height="0.844cm" svg:x="12.454cm" svg:y="13.389cm">
          <text:p text:style-name="P13"><text:span text:style-name="T4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7" draw:style-name="gr300" draw:text-style-name="P14" draw:layer="layout" svg:width="3.179cm" svg:height="0.844cm" svg:x="12.421cm" svg:y="3.654cm">
          <text:p text:style-name="P13"><text:span text:style-name="T4">[H,W,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8" draw:style-name="gr301" draw:text-style-name="P14" draw:layer="layout" svg:width="3.78cm" svg:height="0.844cm" svg:x="9.47cm" svg:y="15.525cm">
          <text:p text:style-name="P13"><text:span text:style-name="T4">CONTEXT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9" draw:style-name="gr302" draw:text-style-name="P7" draw:layer="layout" svg:width="11.231cm" svg:height="0.844cm" svg:x="0.991cm" svg:y="0.991cm">
          <text:p text:style-name="P6"><text:span text:style-name="T1">CNN Perception-Language-Actio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0" draw:style-name="gr303" draw:text-style-name="P14" draw:layer="layout" svg:width="4.529cm" svg:height="0.844cm" svg:x="21.946cm" svg:y="19.406cm">
          <text:p text:style-name="P13"><text:span text:style-name="T4">H,W</text:span><text:span text:style-name="T4"><text:tab/></text:span><text:span text:style-name="T4">32,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1" draw:style-name="gr304" draw:text-style-name="P14" draw:layer="layout" svg:width="3.179cm" svg:height="0.844cm" svg:x="7.069cm" svg:y="13.392cm">
          <text:p text:style-name="P13"><text:span text:style-name="T4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79" draw:id="id79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50" draw:style-name="gr13" draw:text-style-name="P9" draw:layer="layout" draw:type="line" svg:x1="7.263cm" svg:y1="14.234cm" svg:x2="10.085cm" svg:y2="14.233cm" draw:start-shape="id79" draw:start-glue-point="5" draw:end-shape="id80" draw:end-glue-point="3" svg:d="M7263 14234l2822-1" svg:viewBox="0 0 2823 2">
          <text:p/>
        </draw:connector>
        <draw:custom-shape draw:name="TextBox 272" draw:style-name="gr305" draw:text-style-name="P14" draw:layer="layout" svg:width="4.08cm" svg:height="0.844cm" svg:x="2.589cm" svg:y="12.815cm">
          <text:p text:style-name="P13"><text:span text:style-name="T4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1" draw:style-name="gr13" draw:text-style-name="P9" draw:layer="layout" draw:type="line" svg:x1="12.566cm" svg:y1="14.233cm" svg:x2="15.542cm" svg:y2="14.222cm" draw:start-shape="id81" draw:start-glue-point="1" draw:end-shape="id82" draw:end-glue-point="6" svg:d="M12566 14233l2976-11" svg:viewBox="0 0 2977 12">
          <text:p/>
        </draw:connector>
        <draw:connector draw:name="Straight Arrow Connector 52" draw:style-name="gr13" draw:text-style-name="P9" draw:layer="layout" draw:type="line" svg:x1="7.08cm" svg:y1="4.489cm" svg:x2="8.199cm" svg:y2="4.477cm" draw:end-shape="id83" draw:end-glue-point="1" svg:d="M7080 4489l1119-12" svg:viewBox="0 0 1120 13">
          <text:p/>
        </draw:connector>
        <draw:custom-shape draw:style-name="gr46" draw:text-style-name="P15" draw:layer="layout" svg:width="2.223cm" svg:height="0.594cm" draw:transform="rotate (1.5707963267949) translate (6.686cm 5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199" draw:style-name="gr228" draw:text-style-name="P39" xml:id="id83" draw:id="id83" draw:layer="layout" svg:width="0.322cm" svg:height="0.635cm" svg:x="8.199cm" svg:y="4.1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4.778cm" svg:y="3.3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5.273cm" svg:y="4.3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5.109cm" svg:x2="6.684cm" svg:y2="5.109cm">
          <text:p/>
        </draw:line>
        <draw:line draw:style-name="gr53" draw:text-style-name="P3" draw:layer="layout" svg:x1="6.049cm" svg:y1="4.014cm" svg:x2="6.686cm" svg:y2="4.014cm">
          <text:p/>
        </draw:line>
        <draw:line draw:style-name="gr54" draw:text-style-name="P3" xml:id="id85" draw:id="id85" draw:layer="layout" svg:x1="4.143cm" svg:y1="4.014cm" svg:x2="4.778cm" svg:y2="4.014cm">
          <text:p/>
        </draw:line>
        <draw:custom-shape draw:style-name="gr51" draw:text-style-name="P15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6.047cm" svg:y1="14.829cm" svg:x2="6.684cm" svg:y2="14.829cm">
          <text:p/>
        </draw:line>
        <draw:line draw:style-name="gr54" draw:text-style-name="P3" draw:layer="layout" svg:x1="4.078cm" svg:y1="14.829cm" svg:x2="4.777cm" svg:y2="14.829cm">
          <text:p/>
        </draw:line>
        <draw:custom-shape draw:style-name="gr52" draw:text-style-name="P15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2.896cm" svg:y1="13.659cm" svg:x2="6.684cm" svg:y2="13.659cm">
          <text:p/>
        </draw:line>
        <draw:connector draw:style-name="gr55" draw:text-style-name="P18" draw:layer="layout" draw:line-skew="0.89cm -3.262cm" svg:x1="25.031cm" svg:y1="8.916cm" svg:x2="4.143cm" svg:y2="4.014cm" draw:start-shape="id84" draw:start-glue-point="1" draw:end-shape="id85" draw:end-glue-point="3" svg:d="M25031 8916h1390v-6370h-22278v1468" svg:viewBox="0 0 22279 6371">
          <text:p/>
        </draw:connector>
        <draw:line draw:style-name="gr53" draw:text-style-name="P3" draw:layer="layout" svg:x1="8.521cm" svg:y1="4.51cm" svg:x2="10.194cm" svg:y2="4.51cm">
          <text:p/>
        </draw:line>
        <draw:custom-shape draw:name="Rectangle 200" draw:style-name="gr216" draw:text-style-name="P38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1" draw:style-name="gr229" draw:text-style-name="P40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3" draw:style-name="gr58" draw:text-style-name="P20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3" draw:style-name="gr306" draw:text-style-name="P22" draw:layer="layout" svg:width="9.972cm" svg:height="0.844cm" svg:x="4.375cm" svg:y="17.81cm">
          <text:p text:style-name="P21"><text:span text:style-name="T6">Conv2d()</text:span><text:span text:style-name="T13">→</text:span><text:span text:style-name="T16"> BatchNorm2d()</text:span><text:span text:style-name="T7">→</text:span><text:span text:style-name="T8"> </text:span><text:span text:style-name="T4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4" draw:style-name="gr307" draw:text-style-name="P22" draw:layer="layout" svg:width="2.886cm" svg:height="0.844cm" svg:x="4.375cm" svg:y="18.654cm">
          <text:p text:style-name="P21"><text:span text:style-name="T4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5" draw:style-name="gr308" draw:text-style-name="P22" draw:layer="layout" svg:width="6.438cm" svg:height="0.844cm" svg:x="4.375cm" svg:y="19.406cm">
          <text:p text:style-name="P21"><text:span text:style-name="T6">Upsample()</text:span><text:span text:style-name="T13">→ </text:span><text:span text:style-name="T6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3" draw:style-name="gr13" draw:text-style-name="P9" draw:layer="layout" draw:type="line" svg:x1="16.51cm" svg:y1="14.222cm" svg:x2="20.573cm" svg:y2="14.213cm" draw:start-shape="id82" draw:start-glue-point="10" draw:end-shape="id86" draw:end-glue-point="3" svg:d="M16510 14222l4063-9" svg:viewBox="0 0 4064 10">
          <text:p/>
        </draw:connector>
        <draw:custom-shape draw:name="Rectangle 271" draw:style-name="gr58" draw:text-style-name="P20" xml:id="id77" draw:id="id77" draw:layer="layout" svg:width="0.322cm" svg:height="2.631cm" svg:x="10.194cm" svg:y="3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6" draw:style-name="gr309" draw:text-style-name="P14" draw:layer="layout" svg:width="4.376cm" svg:height="0.844cm" svg:x="9.098cm" svg:y="5.823cm">
          <text:p text:style-name="P13"><text:span text:style-name="T4"><text:s/></text:span><text:span text:style-name="T4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7" draw:style-name="gr310" draw:text-style-name="P14" draw:layer="layout" svg:width="3.179cm" svg:height="0.844cm" svg:x="12.433cm" svg:y="7.141cm">
          <text:p text:style-name="P13"><text:span text:style-name="T4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8" draw:style-name="gr311" draw:text-style-name="P14" draw:layer="layout" svg:width="4.673cm" svg:height="0.844cm" svg:x="9.098cm" svg:y="11.577cm">
          <text:p text:style-name="P13"><text:span text:style-name="T4">IMAGE ENCO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9" draw:style-name="gr312" draw:text-style-name="P14" draw:layer="layout" svg:width="3.776cm" svg:height="0.844cm" svg:x="5.893cm" svg:y="7.167cm">
          <text:p text:style-name="P13"><text:span text:style-name="T4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4" draw:style-name="gr13" draw:text-style-name="P9" draw:layer="layout" draw:type="line" svg:x1="1.288cm" svg:y1="7.998cm" svg:x2="10.047cm" svg:y2="8.011cm" svg:d="M1288 7998l8759 13" svg:viewBox="0 0 8760 14">
          <text:p/>
        </draw:connector>
        <draw:connector draw:name="Straight Arrow Connector 55" draw:style-name="gr13" draw:text-style-name="P9" draw:layer="layout" draw:type="line" svg:x1="12.527cm" svg:y1="7.993cm" svg:x2="15.54cm" svg:y2="7.99cm" draw:end-shape="id78" draw:end-glue-point="6" svg:d="M12527 7993l3013-3" svg:viewBox="0 0 3014 4">
          <text:p/>
        </draw:connector>
        <draw:connector draw:name="Straight Arrow Connector 56" draw:style-name="gr13" draw:text-style-name="P9" draw:layer="layout" draw:type="line" svg:x1="16.024cm" svg:y1="11.431cm" svg:x2="16.026cm" svg:y2="13.737cm" draw:start-shape="id87" draw:start-glue-point="8" draw:end-shape="id82" draw:end-glue-point="4" svg:d="M16024 11431l2 2306" svg:viewBox="0 0 3 2307">
          <text:p/>
        </draw:connector>
        <draw:custom-shape draw:name="TextBox 280" draw:style-name="gr313" draw:text-style-name="P14" draw:layer="layout" svg:width="2.882cm" svg:height="0.844cm" svg:x="1.185cm" svg:y="7.154cm">
          <text:p text:style-name="P13"><text:span text:style-name="T4">lef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4" draw:style-name="gr238" draw:text-style-name="P8" xml:id="id88" draw:id="id88" draw:layer="layout" svg:width="0.323cm" svg:height="0.44cm" svg:x="22.76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5" draw:style-name="gr185" draw:text-style-name="P8" draw:layer="layout" svg:width="0.323cm" svg:height="0.878cm" svg:x="22.23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6" draw:style-name="gr186" draw:text-style-name="P8" draw:layer="layout" svg:width="0.323cm" svg:height="1.557cm" svg:x="21.699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7" draw:style-name="gr187" draw:text-style-name="P8" draw:layer="layout" svg:width="0.323cm" svg:height="2.227cm" svg:x="21.169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8" draw:style-name="gr56" draw:text-style-name="P8" xml:id="id89" draw:id="id89" draw:layer="layout" svg:width="0.323cm" svg:height="2.631cm" svg:x="20.609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3" draw:style-name="gr41" draw:text-style-name="P9" draw:layer="layout" svg:x1="23.084cm" svg:y1="8.916cm" svg:x2="24.709cm" svg:y2="8.916cm" draw:start-shape="id88" draw:start-glue-point="1" draw:end-shape="id84" svg:d="M23084 8916h1625" svg:viewBox="0 0 1626 1">
          <text:p/>
        </draw:connector>
        <draw:custom-shape draw:name="Rectangle 299" draw:style-name="gr229" draw:text-style-name="P40" xml:id="id84" draw:id="id84" draw:layer="layout" svg:width="0.322cm" svg:height="2.631cm" svg:x="24.7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1" draw:style-name="gr314" draw:text-style-name="P14" draw:layer="layout" svg:width="4.372cm" svg:height="0.844cm" svg:x="20.401cm" svg:y="10.525cm">
          <text:p text:style-name="P13"><text:span text:style-name="T4"><text:s/></text:span><text:span text:style-name="T4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2" draw:style-name="gr315" draw:text-style-name="P14" draw:layer="layout" svg:width="1.989cm" svg:height="0.844cm" svg:x="22.865cm" svg:y="8.072cm">
          <text:p text:style-name="P13"><text:span text:style-name="T4">[25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3" draw:style-name="gr316" draw:text-style-name="P14" draw:layer="layout" svg:width="0.795cm" svg:height="0.844cm" svg:x="25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4" draw:style-name="gr317" draw:text-style-name="P14" draw:layer="layout" svg:width="0.799cm" svg:height="0.844cm" svg:x="25.151cm" svg:y="8.072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4" draw:style-name="gr41" draw:text-style-name="P9" draw:layer="layout" draw:line-skew="7.28cm" svg:x1="4.078cm" svg:y1="17.017cm" svg:x2="20.61cm" svg:y2="8.916cm" draw:end-shape="id89" draw:end-glue-point="3" svg:d="M4078 17017h15546v-8101h986" svg:viewBox="0 0 16533 8102">
          <text:p/>
        </draw:connector>
        <draw:custom-shape draw:name="Rectangle 300" draw:style-name="gr274" draw:text-style-name="P38" xml:id="id90" draw:id="id90" draw:layer="layout" svg:width="0.323cm" svg:height="0.44cm" svg:x="22.723cm" svg:y="13.99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1" draw:style-name="gr275" draw:text-style-name="P38" draw:layer="layout" svg:width="0.323cm" svg:height="0.878cm" svg:x="22.193cm" svg:y="13.7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2" draw:style-name="gr276" draw:text-style-name="P38" draw:layer="layout" svg:width="0.323cm" svg:height="1.557cm" svg:x="21.662cm" svg:y="13.4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3" draw:style-name="gr277" draw:text-style-name="P38" draw:layer="layout" svg:width="0.323cm" svg:height="2.227cm" svg:x="21.132cm" svg:y="13.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4" draw:style-name="gr216" draw:text-style-name="P38" xml:id="id86" draw:id="id86" draw:layer="layout" svg:width="0.323cm" svg:height="2.631cm" svg:x="20.572cm" svg:y="12.89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5" draw:style-name="gr41" draw:text-style-name="P9" draw:layer="layout" svg:x1="23.047cm" svg:y1="14.213cm" svg:x2="24.372cm" svg:y2="14.213cm" draw:start-shape="id90" draw:start-glue-point="1" draw:end-shape="id91" svg:d="M23047 14213h1325" svg:viewBox="0 0 1326 1">
          <text:p/>
        </draw:connector>
        <draw:custom-shape draw:name="Rectangle 305" draw:style-name="gr229" draw:text-style-name="P40" xml:id="id91" draw:id="id91" draw:layer="layout" svg:width="0.322cm" svg:height="2.631cm" svg:x="24.372cm" svg:y="12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5" draw:style-name="gr318" draw:text-style-name="P14" draw:layer="layout" svg:width="4.372cm" svg:height="0.844cm" svg:x="20.364cm" svg:y="15.847cm">
          <text:p text:style-name="P13"><text:span text:style-name="T4"><text:s/></text:span><text:span text:style-name="T4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7" draw:style-name="gr13" draw:text-style-name="P9" draw:layer="layout" draw:type="line" svg:x1="24.694cm" svg:y1="14.21cm" svg:x2="26.806cm" svg:y2="14.244cm" svg:d="M24694 14210l2112 34" svg:viewBox="0 0 2113 35">
          <text:p/>
        </draw:connector>
        <draw:custom-shape draw:name="TextBox 286" draw:style-name="gr319" draw:text-style-name="P42" draw:layer="layout" svg:width="4.373cm" svg:height="0.844cm" svg:x="19.778cm" svg:y="1.626cm">
          <text:p text:style-name="P41"><text:span text:style-name="T14">inner ca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7" draw:style-name="gr320" draw:text-style-name="P14" draw:layer="layout" svg:width="1.689cm" svg:height="1.437cm" svg:x="24.702cm" svg:y="12.775cm">
          <text:p text:style-name="P13"><text:span text:style-name="T4">pose</text:span></text:p>
          <text:p text:style-name="P13"><text:span text:style-name="T4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6" draw:style-name="gr281" draw:text-style-name="P38" draw:layer="layout" svg:width="0.322cm" svg:height="1.193cm" svg:x="10.047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7" draw:style-name="gr281" draw:text-style-name="P38" draw:layer="layout" svg:width="0.322cm" svg:height="1.193cm" svg:x="10.581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8" draw:style-name="gr281" draw:text-style-name="P38" draw:layer="layout" svg:width="0.322cm" svg:height="1.193cm" svg:x="11.139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9" draw:style-name="gr281" draw:text-style-name="P38" draw:layer="layout" svg:width="0.322cm" svg:height="1.193cm" svg:x="11.672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0" draw:style-name="gr282" draw:text-style-name="P39" draw:layer="layout" svg:width="0.322cm" svg:height="1.193cm" svg:x="12.206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8" draw:style-name="gr321" draw:text-style-name="P14" draw:layer="layout" svg:width="3.179cm" svg:height="0.844cm" svg:x="12.433cm" svg:y="8.616cm">
          <text:p text:style-name="P13"><text:span text:style-name="T4">[H,W,12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9" draw:style-name="gr322" draw:text-style-name="P14" draw:layer="layout" svg:width="3.776cm" svg:height="0.844cm" svg:x="5.893cm" svg:y="8.642cm">
          <text:p text:style-name="P13"><text:span text:style-name="T4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8" draw:style-name="gr13" draw:text-style-name="P9" draw:layer="layout" draw:type="line" svg:x1="1.288cm" svg:y1="9.473cm" svg:x2="10.047cm" svg:y2="9.486cm" svg:d="M1288 9473l8759 13" svg:viewBox="0 0 8760 14">
          <text:p/>
        </draw:connector>
        <draw:connector draw:name="Straight Arrow Connector 59" draw:style-name="gr13" draw:text-style-name="P9" draw:layer="layout" draw:type="line" svg:x1="12.527cm" svg:y1="9.468cm" svg:x2="15.54cm" svg:y2="9.469cm" draw:end-shape="id92" draw:end-glue-point="6" svg:d="M12527 9468l3013 1" svg:viewBox="0 0 3014 2">
          <text:p/>
        </draw:connector>
        <draw:custom-shape draw:name="TextBox 290" draw:style-name="gr323" draw:text-style-name="P14" draw:layer="layout" svg:width="3.179cm" svg:height="0.844cm" svg:x="1.185cm" svg:y="8.629cm">
          <text:p text:style-name="P13"><text:span text:style-name="T4">righ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1" draw:style-name="gr281" draw:text-style-name="P38" draw:layer="layout" svg:width="0.322cm" svg:height="1.193cm" svg:x="10.047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2" draw:style-name="gr281" draw:text-style-name="P38" draw:layer="layout" svg:width="0.322cm" svg:height="1.193cm" svg:x="10.581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3" draw:style-name="gr281" draw:text-style-name="P38" draw:layer="layout" svg:width="0.322cm" svg:height="1.193cm" svg:x="11.139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4" draw:style-name="gr281" draw:text-style-name="P38" draw:layer="layout" svg:width="0.322cm" svg:height="1.193cm" svg:x="11.672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5" draw:style-name="gr282" draw:text-style-name="P39" draw:layer="layout" svg:width="0.322cm" svg:height="1.193cm" svg:x="12.206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1" draw:style-name="gr324" draw:text-style-name="P14" draw:layer="layout" svg:width="2.882cm" svg:height="0.844cm" svg:x="12.433cm" svg:y="10.104cm">
          <text:p text:style-name="P13"><text:span text:style-name="T4">[H,W,6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2" draw:style-name="gr325" draw:text-style-name="P14" draw:layer="layout" svg:width="3.776cm" svg:height="0.844cm" svg:x="5.901cm" svg:y="10.13cm">
          <text:p text:style-name="P13"><text:span text:style-name="T4">[896,896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0" draw:style-name="gr13" draw:text-style-name="P9" draw:layer="layout" draw:type="line" svg:x1="1.296cm" svg:y1="10.961cm" svg:x2="10.055cm" svg:y2="10.974cm" svg:d="M1296 10961l8759 13" svg:viewBox="0 0 8760 14">
          <text:p/>
        </draw:connector>
        <draw:connector draw:name="Straight Arrow Connector 61" draw:style-name="gr13" draw:text-style-name="P9" draw:layer="layout" draw:type="line" svg:x1="12.535cm" svg:y1="10.956cm" svg:x2="15.54cm" svg:y2="10.947cm" draw:end-shape="id87" draw:end-glue-point="6" svg:d="M12535 10956l3005-9" svg:viewBox="0 0 3006 10">
          <text:p/>
        </draw:connector>
        <draw:custom-shape draw:name="TextBox 293" draw:style-name="gr326" draw:text-style-name="P14" draw:layer="layout" svg:width="3.776cm" svg:height="0.844cm" svg:x="1.185cm" svg:y="10.117cm">
          <text:p text:style-name="P13"><text:span text:style-name="T4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6" draw:style-name="gr281" draw:text-style-name="P38" draw:layer="layout" svg:width="0.322cm" svg:height="1.193cm" svg:x="10.055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7" draw:style-name="gr281" draw:text-style-name="P38" draw:layer="layout" svg:width="0.322cm" svg:height="1.193cm" svg:x="10.589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8" draw:style-name="gr281" draw:text-style-name="P38" draw:layer="layout" svg:width="0.322cm" svg:height="1.193cm" svg:x="11.147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9" draw:style-name="gr281" draw:text-style-name="P38" draw:layer="layout" svg:width="0.322cm" svg:height="1.193cm" svg:x="11.68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0" draw:style-name="gr282" draw:text-style-name="P39" draw:layer="layout" svg:width="0.322cm" svg:height="1.193cm" svg:x="12.214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27" draw:text-style-name="P44" xml:id="id78" draw:id="id78" draw:layer="layout" svg:width="0.968cm" svg:height="0.969cm" svg:x="15.54cm" svg:y="7.505cm">
          <text:p text:style-name="P43"><text:span text:style-name="T15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328" draw:text-style-name="P44" xml:id="id92" draw:id="id92" draw:layer="layout" svg:width="0.968cm" svg:height="0.969cm" svg:x="15.54cm" svg:y="8.984cm">
          <text:p text:style-name="P43"><text:span text:style-name="T15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329" draw:text-style-name="P44" xml:id="id87" draw:id="id87" draw:layer="layout" svg:width="0.968cm" svg:height="0.969cm" svg:x="15.54cm" svg:y="10.462cm">
          <text:p text:style-name="P43"><text:span text:style-name="T15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62" draw:style-name="gr13" draw:text-style-name="P9" draw:layer="layout" draw:type="line" svg:x1="16.024cm" svg:y1="9.953cm" svg:x2="16.024cm" svg:y2="10.462cm" draw:start-shape="id92" draw:start-glue-point="8" draw:end-shape="id87" svg:d="M16024 9953v509" svg:viewBox="0 0 1 510">
          <text:p/>
        </draw:connector>
        <draw:connector draw:name="Straight Arrow Connector 63" draw:style-name="gr13" draw:text-style-name="P9" draw:layer="layout" draw:type="line" svg:x1="16.024cm" svg:y1="8.474cm" svg:x2="16.024cm" svg:y2="8.984cm" draw:start-shape="id78" draw:start-glue-point="8" draw:end-shape="id92" draw:end-glue-point="4" svg:d="M16024 8474v510" svg:viewBox="0 0 1 511">
          <text:p/>
        </draw:connector>
        <draw:line draw:style-name="gr54" draw:text-style-name="P3" draw:layer="layout" svg:x1="4.078cm" svg:y1="17.017cm" svg:x2="4.078cm" svg:y2="14.817cm">
          <text:p/>
        </draw:line>
        <draw:custom-shape draw:name="TextBox 294" draw:style-name="gr330" draw:text-style-name="P14" draw:layer="layout" svg:width="3.179cm" svg:height="0.844cm" svg:x="16.416cm" svg:y="13.369cm">
          <text:p text:style-name="P13"><text:span text:style-name="T4">[H,W,83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331" draw:text-style-name="P44" xml:id="id82" draw:id="id82" draw:layer="layout" svg:width="0.968cm" svg:height="0.969cm" svg:x="15.542cm" svg:y="13.737cm">
          <text:p text:style-name="P43"><text:span text:style-name="T15">C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 presentation:presentation-page-layout-name="AL1T0">
        <draw:custom-shape draw:name="Rectangle 272" draw:style-name="gr332" draw:text-style-name="P37" xml:id="id97" draw:id="id97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3" draw:style-name="gr332" draw:text-style-name="P37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4" draw:style-name="gr332" draw:text-style-name="P37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5" draw:style-name="gr332" draw:text-style-name="P37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333" draw:text-style-name="P29" xml:id="id94" draw:id="id94" draw:layer="layout" svg:width="1.522cm" svg:height="1.523cm" svg:x="15.283cm" svg:y="10.072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67" draw:style-name="gr41" draw:text-style-name="P9" draw:layer="layout" svg:x1="12.563cm" svg:y1="6.253cm" svg:x2="16.044cm" svg:y2="10.072cm" draw:start-shape="id93" draw:start-glue-point="1" draw:end-shape="id94" draw:end-glue-point="4" svg:d="M12563 6253h3481v3819" svg:viewBox="0 0 3482 3820">
          <text:p/>
        </draw:connector>
        <draw:connector draw:name="Connector: Elbow 69" draw:style-name="gr41" draw:text-style-name="P9" draw:layer="layout" svg:x1="22.196cm" svg:y1="10.831cm" svg:x2="23.509cm" svg:y2="10.833cm" draw:end-shape="id95" svg:d="M22196 10831h657v2h656" svg:viewBox="0 0 1314 3">
          <text:p/>
        </draw:connector>
        <draw:custom-shape draw:name="TextBox 241" draw:style-name="gr334" draw:text-style-name="P14" draw:layer="layout" svg:width="2.289cm" svg:height="1.437cm" svg:x="1.326cm" svg:y="5.474cm">
          <text:p text:style-name="P13"><text:span text:style-name="T4">promp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6" draw:style-name="gr217" draw:text-style-name="P39" xml:id="id95" draw:id="id95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2" draw:style-name="gr335" draw:text-style-name="P14" draw:layer="layout" svg:width="0.799cm" svg:height="0.844cm" svg:x="7.385cm" svg:y="5.45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3" draw:style-name="gr336" draw:text-style-name="P14" draw:layer="layout" svg:width="1.392cm" svg:height="0.844cm" svg:x="8.523cm" svg:y="5.468cm">
          <text:p text:style-name="P13"><text:span text:style-name="T4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4" draw:style-name="gr337" draw:text-style-name="P14" draw:layer="layout" svg:width="2.59cm" svg:height="0.844cm" svg:x="12.566cm" svg:y="9.981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" draw:style-name="gr338" draw:text-style-name="P14" draw:layer="layout" svg:width="2.59cm" svg:height="0.844cm" svg:x="12.552cm" svg:y="5.454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" draw:style-name="gr339" draw:text-style-name="P14" draw:layer="layout" svg:width="4.373cm" svg:height="0.844cm" svg:x="9.174cm" svg:y="12.402cm">
          <text:p text:style-name="P13"><text:span text:style-name="T4">PROJECTO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7" draw:style-name="gr340" draw:text-style-name="P14" draw:layer="layout" svg:width="4.076cm" svg:height="0.844cm" svg:x="18.907cm" svg:y="12.402cm">
          <text:p text:style-name="P13"><text:span text:style-name="T4"><text:s/></text:span><text:span text:style-name="T4">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8" draw:style-name="gr341" draw:text-style-name="P14" draw:layer="layout" svg:width="1.993cm" svg:height="1.437cm" svg:x="24.933cm" svg:y="9.346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9" draw:style-name="gr342" draw:text-style-name="P14" draw:layer="layout" svg:width="1.392cm" svg:height="0.844cm" svg:x="22.198cm" svg:y="9.989cm">
          <text:p text:style-name="P13"><text:span text:style-name="T4">[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0" draw:style-name="gr343" draw:text-style-name="P7" draw:layer="layout" svg:width="5.863cm" svg:height="0.844cm" svg:x="0.991cm" svg:y="0.991cm">
          <text:p text:style-name="P6"><text:span text:style-name="T1">CNN Languag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1" draw:style-name="gr344" draw:text-style-name="P14" draw:layer="layout" svg:width="4.533cm" svg:height="2.623cm" svg:x="21.946cm" svg:y="17.501cm">
          <text:p text:style-name="P13"><text:span text:style-name="T4">E</text:span><text:span text:style-name="T4"><text:tab/></text:span><text:span text:style-name="T4">256</text:span></text:p>
          <text:p text:style-name="P13"><text:span text:style-name="T4">V</text:span><text:span text:style-name="T4"><text:tab/></text:span><text:span text:style-name="T4">50257</text:span></text:p>
          <text:p text:style-name="P13"><text:span text:style-name="T4">C</text:span><text:span text:style-name="T4"><text:tab/></text:span><text:span text:style-name="T4">384</text:span></text:p>
          <text:p text:style-name="P13"><text:span text:style-name="T4">H,W</text:span><text:span text:style-name="T4"><text:tab/></text:span><text:span text:style-name="T4">14,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2" draw:style-name="gr345" draw:text-style-name="P14" draw:layer="layout" svg:width="2.59cm" svg:height="0.844cm" svg:x="7.263cm" svg:y="9.99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96" draw:id="id96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43" draw:style-name="gr13" draw:text-style-name="P9" draw:layer="layout" draw:type="line" svg:x1="7.263cm" svg:y1="10.834cm" svg:x2="10.085cm" svg:y2="10.833cm" draw:start-shape="id96" draw:start-glue-point="5" draw:end-shape="id97" draw:end-glue-point="3" svg:d="M7263 10834l2822-1" svg:viewBox="0 0 2823 2">
          <text:p/>
        </draw:connector>
        <draw:custom-shape draw:name="TextBox 253" draw:style-name="gr346" draw:text-style-name="P14" draw:layer="layout" svg:width="4.08cm" svg:height="0.844cm" svg:x="1.356cm" svg:y="9.417cm">
          <text:p text:style-name="P13"><text:span text:style-name="T4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8" draw:text-style-name="P18" draw:layer="layout" draw:line-skew="1.862cm" svg:x1="18.1cm" svg:y1="10.836cm" svg:x2="4.142cm" svg:y2="11.429cm" draw:start-shape="id98" draw:start-glue-point="2" draw:end-shape="id99" draw:end-glue-point="3" svg:d="M18100 10836v2955h-13958v-2362" svg:viewBox="0 0 13959 2956">
          <text:p/>
        </draw:connector>
        <draw:connector draw:name="Straight Arrow Connector 45" draw:style-name="gr13" draw:text-style-name="P9" draw:layer="layout" draw:type="line" svg:x1="12.566cm" svg:y1="10.833cm" svg:x2="15.283cm" svg:y2="10.834cm" draw:end-shape="id94" draw:end-glue-point="6" svg:d="M12566 10833l2717 1" svg:viewBox="0 0 2718 2">
          <text:p/>
        </draw:connector>
        <draw:connector draw:name="Straight Arrow Connector 47" draw:style-name="gr13" draw:text-style-name="P9" draw:layer="layout" draw:type="line" svg:x1="7.08cm" svg:y1="6.289cm" svg:x2="8.199cm" svg:y2="6.277cm" draw:end-shape="id100" draw:end-glue-point="1" svg:d="M7080 6289l1119-12" svg:viewBox="0 0 1120 13">
          <text:p/>
        </draw:connector>
        <draw:custom-shape draw:style-name="gr46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254" draw:style-name="gr347" draw:text-style-name="P14" xml:id="id101" draw:id="id101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5" draw:style-name="gr348" draw:text-style-name="P14" xml:id="id98" draw:id="id98" draw:layer="layout" svg:width="2.59cm" svg:height="0.844cm" svg:x="16.805cm" svg:y="9.99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7" draw:style-name="gr349" draw:text-style-name="P49" xml:id="id100" draw:id="id100" draw:layer="layout" svg:width="0.322cm" svg:height="0.635cm" svg:x="8.199cm" svg:y="5.9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6.909cm" svg:x2="6.684cm" svg:y2="6.909cm">
          <text:p/>
        </draw:line>
        <draw:line draw:style-name="gr53" draw:text-style-name="P3" draw:layer="layout" svg:x1="6.049cm" svg:y1="5.814cm" svg:x2="6.686cm" svg:y2="5.814cm">
          <text:p/>
        </draw:line>
        <draw:line draw:style-name="gr54" draw:text-style-name="P3" draw:layer="layout" svg:x1="4.143cm" svg:y1="5.814cm" svg:x2="4.778cm" svg:y2="5.814cm">
          <text:p/>
        </draw:line>
        <draw:custom-shape draw:style-name="gr51" draw:text-style-name="P15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6.047cm" svg:y1="11.429cm" svg:x2="6.684cm" svg:y2="11.429cm">
          <text:p/>
        </draw:line>
        <draw:line draw:style-name="gr54" draw:text-style-name="P3" xml:id="id99" draw:id="id99" draw:layer="layout" svg:x1="4.142cm" svg:y1="11.429cm" svg:x2="4.777cm" svg:y2="11.429cm">
          <text:p/>
        </draw:line>
        <draw:custom-shape draw:style-name="gr52" draw:text-style-name="P15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10.259cm" svg:x2="6.684cm" svg:y2="10.259cm">
          <text:p/>
        </draw:line>
        <draw:line draw:style-name="gr53" draw:text-style-name="P3" draw:layer="layout" svg:x1="23.815cm" svg:y1="10.829cm" svg:x2="26.726cm" svg:y2="10.829cm">
          <text:p/>
        </draw:line>
        <draw:connector draw:style-name="gr55" draw:text-style-name="P18" draw:layer="layout" draw:line-skew="-4.382cm" svg:x1="24.707cm" svg:y1="10.831cm" svg:x2="4.145cm" svg:y2="5.816cm" draw:start-shape="id101" svg:d="M24707 10831v-7139h-20562v2124" svg:viewBox="0 0 20563 7140">
          <text:p/>
        </draw:connector>
        <draw:custom-shape draw:name="TextBox 256" draw:style-name="gr350" draw:text-style-name="P14" draw:layer="layout" svg:width="0.799cm" svg:height="0.844cm" svg:x="23.908cm" svg:y="9.98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3" draw:text-style-name="P3" draw:layer="layout" svg:x1="8.521cm" svg:y1="6.31cm" svg:x2="10.07cm" svg:y2="6.31cm">
          <text:p/>
        </draw:line>
        <draw:custom-shape draw:name="Rectangle 278" draw:style-name="gr351" draw:text-style-name="P50" draw:layer="layout" svg:width="0.322cm" svg:height="2.631cm" draw:transform="rotate (1.5707963267949) translate (1.626cm 16.5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9" draw:style-name="gr217" draw:text-style-name="P39" draw:layer="layout" svg:width="0.322cm" svg:height="2.631cm" draw:transform="rotate (1.5707963267949) translate (1.626cm 17.5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0" draw:style-name="gr58" draw:text-style-name="P20" draw:layer="layout" svg:width="0.322cm" svg:height="2.631cm" draw:transform="rotate (1.5707963267949) translate (1.626cm 18.4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7" draw:style-name="gr352" draw:text-style-name="P22" draw:layer="layout" svg:width="5.383cm" svg:height="0.844cm" svg:x="4.492cm" svg:y="15.983cm">
          <text:p text:style-name="P21"><text:span text:style-name="T6">Conv2d()</text:span><text:span text:style-name="T7">→</text:span><text:span text:style-name="T8"> </text:span><text:span text:style-name="T4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8" draw:style-name="gr353" draw:text-style-name="P22" draw:layer="layout" svg:width="2.886cm" svg:height="0.844cm" svg:x="4.492cm" svg:y="16.946cm">
          <text:p text:style-name="P21"><text:span text:style-name="T4">Conv2d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9" draw:style-name="gr354" draw:text-style-name="P22" draw:layer="layout" svg:width="3.483cm" svg:height="0.844cm" svg:x="4.492cm" svg:y="17.908cm">
          <text:p text:style-name="P21"><text:span text:style-name="T6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9" draw:style-name="gr13" draw:text-style-name="P9" draw:layer="layout" draw:type="line" svg:x1="16.805cm" svg:y1="10.834cm" svg:x2="19.722cm" svg:y2="10.831cm" draw:start-shape="id94" draw:start-glue-point="10" svg:d="M16805 10834l2917-3" svg:viewBox="0 0 2918 4">
          <text:p/>
        </draw:connector>
        <draw:custom-shape draw:name="TextBox 260" draw:style-name="gr355" draw:text-style-name="P14" draw:layer="layout" svg:width="4.072cm" svg:height="0.844cm" svg:x="9.249cm" svg:y="7.769cm">
          <text:p text:style-name="P13"><text:span text:style-name="T4"><text:s/></text:span><text:span text:style-name="T4">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1" draw:style-name="gr58" draw:text-style-name="P20" draw:layer="layout" svg:width="0.322cm" svg:height="2.631cm" svg:x="10.083cm" svg:y="4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2" draw:style-name="gr56" draw:text-style-name="P8" draw:layer="layout" svg:width="0.322cm" svg:height="2.631cm" svg:x="10.616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3" draw:style-name="gr56" draw:text-style-name="P8" draw:layer="layout" svg:width="0.322cm" svg:height="2.631cm" svg:x="11.174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4" draw:style-name="gr56" draw:text-style-name="P8" draw:layer="layout" svg:width="0.322cm" svg:height="2.631cm" svg:x="11.707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217" draw:text-style-name="P39" xml:id="id93" draw:id="id93" draw:layer="layout" svg:width="0.322cm" svg:height="2.631cm" svg:x="12.241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6" draw:style-name="gr217" draw:text-style-name="P39" draw:layer="layout" svg:width="0.322cm" svg:height="2.631cm" svg:x="12.241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7" draw:style-name="gr217" draw:text-style-name="P39" draw:layer="layout" svg:width="0.322cm" svg:height="2.631cm" svg:x="12.241cm" svg:y="4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8" draw:style-name="gr356" draw:text-style-name="P51" draw:layer="layout" svg:width="0.322cm" svg:height="2.631cm" draw:transform="rotate (1.5707963267949) translate (1.626cm 19.4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1" draw:style-name="gr357" draw:text-style-name="P22" draw:layer="layout" svg:width="3.183cm" svg:height="0.844cm" svg:x="4.492cm" svg:y="18.871cm">
          <text:p text:style-name="P21"><text:span text:style-name="T6">AvgPoo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9" draw:style-name="gr56" draw:text-style-name="P8" draw:layer="layout" svg:width="0.322cm" svg:height="2.631cm" svg:x="19.717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0" draw:style-name="gr56" draw:text-style-name="P8" draw:layer="layout" svg:width="0.322cm" svg:height="2.631cm" svg:x="20.249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1" draw:style-name="gr56" draw:text-style-name="P8" draw:layer="layout" svg:width="0.322cm" svg:height="2.631cm" svg:x="20.782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2" draw:style-name="gr217" draw:text-style-name="P39" draw:layer="layout" svg:width="0.322cm" svg:height="2.631cm" svg:x="21.314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3" draw:style-name="gr356" draw:text-style-name="P51" draw:layer="layout" svg:width="0.322cm" svg:height="2.631cm" svg:x="21.846cm" svg:y="9.5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" presentation:presentation-page-layout-name="AL2T1">
        <draw:frame presentation:style-name="pr6" draw:layer="layout" svg:width="30.479cm" svg:height="3.18cm" svg:x="1.692cm" svg:y="0.759cm" presentation:class="title">
          <draw:text-box>
            <text:p>Devices</text:p>
          </draw:text-box>
        </draw:frame>
        <draw:frame presentation:style-name="pr7" draw:layer="layout" svg:width="25.334cm" svg:height="11.048cm" svg:x="1.692cm" svg:y="4.456cm" presentation:class="outline" presentation:user-transformed="true">
          <draw:text-box>
            <text:list text:style-name="L3">
              <text:list-item>
                <text:p>TE256A<text:tab/>: Token Encoder, vocab_size=256, ASCII</text:p>
              </text:list-item>
              <text:list-item>
                <text:p>TD256A<text:tab/>: Token Decoder, vocab_size=256, ASCII</text:p>
              </text:list-item>
              <text:list-item>
                <text:p>CP384V<text:tab/>: Context Projector, n_embd=384, VGG</text:p>
              </text:list-item>
              <text:list-item>
                <text:p>IE384R<text:tab/>: Image Encoder, n_embd=384, Resnet</text:p>
              </text:list-item>
              <text:list-item>
                <text:p>TD</text:p>
              </text:list-item>
              <text:list-item>
                <text:p/>
              </text:list-item>
            </text:list>
          </draw:text-box>
        </draw:frame>
        <presentation:notes draw:style-name="dp4">
          <draw:page-thumbnail draw:style-name="gr40" draw:layer="layout" svg:width="0.001cm" svg:height="0.001cm" svg:x="0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 presentation:presentation-page-layout-name="AL1T0">
        <draw:custom-shape draw:name="Rectangle 229" draw:style-name="gr216" draw:text-style-name="P38" xml:id="id105" draw:id="id105" draw:layer="layout" svg:width="0.322cm" svg:height="2.631cm" svg:x="10.085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0" draw:style-name="gr216" draw:text-style-name="P38" draw:layer="layout" svg:width="0.322cm" svg:height="2.631cm" svg:x="10.619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1" draw:style-name="gr216" draw:text-style-name="P38" draw:layer="layout" svg:width="0.322cm" svg:height="2.631cm" svg:x="11.177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2" draw:style-name="gr216" draw:text-style-name="P38" draw:layer="layout" svg:width="0.322cm" svg:height="2.631cm" svg:x="11.71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3" draw:style-name="gr217" draw:text-style-name="P39" xml:id="id107" draw:id="id107" draw:layer="layout" svg:width="0.322cm" svg:height="2.631cm" svg:x="12.244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358" draw:text-style-name="P29" xml:id="id108" draw:id="id108" draw:layer="layout" svg:width="1.522cm" svg:height="1.523cm" svg:x="15.263cm" svg:y="12.772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63" draw:style-name="gr41" draw:text-style-name="P9" draw:layer="layout" svg:x1="12.542cm" svg:y1="4.716cm" svg:x2="16.024cm" svg:y2="8.277cm" draw:start-shape="id102" draw:start-glue-point="1" draw:end-shape="id103" draw:end-glue-point="4" svg:d="M12542 4716h3482v3561" svg:viewBox="0 0 3483 3562">
          <text:p/>
        </draw:connector>
        <draw:custom-shape draw:name="TextBox 208" draw:style-name="gr359" draw:text-style-name="P14" draw:layer="layout" svg:width="2.289cm" svg:height="0.844cm" svg:x="1.326cm" svg:y="4.465cm">
          <text:p text:style-name="P13"><text:span text:style-name="T4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360" draw:text-style-name="P14" draw:layer="layout" svg:width="0.799cm" svg:height="0.844cm" svg:x="7.385cm" svg:y="3.85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361" draw:text-style-name="P14" draw:layer="layout" svg:width="1.396cm" svg:height="0.844cm" svg:x="8.521cm" svg:y="3.868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362" draw:text-style-name="P14" draw:layer="layout" svg:width="2.59cm" svg:height="0.844cm" svg:x="12.566cm" svg:y="12.681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2" draw:style-name="gr363" draw:text-style-name="P14" draw:layer="layout" svg:width="2.59cm" svg:height="0.844cm" svg:x="12.552cm" svg:y="3.854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3" draw:style-name="gr364" draw:text-style-name="P14" draw:layer="layout" svg:width="5.566cm" svg:height="0.844cm" svg:x="8.577cm" svg:y="14.961cm">
          <text:p text:style-name="P13"><text:span text:style-name="T4">CONTEXT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4" draw:style-name="gr365" draw:text-style-name="P14" draw:layer="layout" svg:width="8.547cm" svg:height="0.844cm" svg:x="0.991cm" svg:y="0.991cm">
          <text:p text:style-name="P13"><text:span text:style-name="T4">alt = lite-base-resnet-xe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5" draw:style-name="gr366" draw:text-style-name="P14" draw:layer="layout" svg:width="4.533cm" svg:height="2.03cm" svg:x="21.946cm" svg:y="18.136cm">
          <text:p text:style-name="P13"><text:span text:style-name="T4">V</text:span><text:span text:style-name="T4"><text:tab/></text:span><text:span text:style-name="T4">256</text:span></text:p>
          <text:p text:style-name="P13"><text:span text:style-name="T4">C</text:span><text:span text:style-name="T4"><text:tab/></text:span><text:span text:style-name="T4">384</text:span></text:p>
          <text:p text:style-name="P13"><text:span text:style-name="T4">H,W</text:span><text:span text:style-name="T4"><text:tab/></text:span><text:span text:style-name="T4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6" draw:style-name="gr367" draw:text-style-name="P14" draw:layer="layout" svg:width="2.59cm" svg:height="0.844cm" svg:x="7.263cm" svg:y="12.69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104" draw:id="id104" draw:layer="layout" svg:width="2.223cm" svg:height="0.594cm" draw:transform="rotate (1.5707963267949) translate (6.669cm 14.6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8" draw:style-name="gr13" draw:text-style-name="P9" draw:layer="layout" draw:type="line" svg:x1="7.263cm" svg:y1="13.534cm" svg:x2="10.085cm" svg:y2="13.533cm" draw:start-shape="id104" draw:start-glue-point="5" draw:end-shape="id105" draw:end-glue-point="3" svg:d="M7263 13534l2822-1" svg:viewBox="0 0 2823 2">
          <text:p/>
        </draw:connector>
        <draw:custom-shape draw:name="TextBox 217" draw:style-name="gr368" draw:text-style-name="P14" draw:layer="layout" svg:width="4.08cm" svg:height="0.844cm" svg:x="1.356cm" svg:y="12.117cm">
          <text:p text:style-name="P13"><text:span text:style-name="T4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8" draw:text-style-name="P18" xml:id="id115" draw:id="id115" draw:layer="layout" draw:line-skew="2.648cm" svg:x1="18.1cm" svg:y1="13.536cm" svg:x2="4.142cm" svg:y2="14.129cm" draw:end-shape="id106" draw:end-glue-point="3" svg:d="M18100 13536v2695h-13958v-2102" svg:viewBox="0 0 13959 2696">
          <text:p/>
        </draw:connector>
        <draw:connector draw:name="Straight Arrow Connector 29" draw:style-name="gr13" draw:text-style-name="P9" draw:layer="layout" draw:type="line" svg:x1="12.566cm" svg:y1="13.533cm" svg:x2="15.263cm" svg:y2="13.534cm" draw:start-shape="id107" draw:start-glue-point="1" draw:end-shape="id108" draw:end-glue-point="6" svg:d="M12566 13533l2697 1" svg:viewBox="0 0 2698 2">
          <text:p/>
        </draw:connector>
        <draw:connector draw:name="Straight Arrow Connector 30" draw:style-name="gr13" draw:text-style-name="P9" draw:layer="layout" draw:type="line" svg:x1="7.08cm" svg:y1="4.689cm" svg:x2="8.199cm" svg:y2="4.677cm" draw:end-shape="id109" draw:end-glue-point="1" svg:d="M7080 4689l1119-12" svg:viewBox="0 0 1120 13">
          <text:p/>
        </draw:connector>
        <draw:custom-shape draw:style-name="gr46" draw:text-style-name="P15" draw:layer="layout" svg:width="2.223cm" svg:height="0.594cm" draw:transform="rotate (1.5707963267949) translate (6.686cm 5.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234" draw:style-name="gr228" draw:text-style-name="P39" xml:id="id109" draw:id="id109" draw:layer="layout" svg:width="0.322cm" svg:height="0.635cm" svg:x="8.199cm" svg:y="4.3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4.778cm" svg:y="3.5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5.273cm" svg:y="4.5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5.309cm" svg:x2="6.684cm" svg:y2="5.309cm">
          <text:p/>
        </draw:line>
        <draw:line draw:style-name="gr53" draw:text-style-name="P3" draw:layer="layout" svg:x1="6.049cm" svg:y1="4.214cm" svg:x2="6.686cm" svg:y2="4.214cm">
          <text:p/>
        </draw:line>
        <draw:line draw:style-name="gr54" draw:text-style-name="P3" xml:id="id111" draw:id="id111" draw:layer="layout" svg:x1="4.143cm" svg:y1="4.214cm" svg:x2="4.778cm" svg:y2="4.214cm">
          <text:p/>
        </draw:line>
        <draw:custom-shape draw:style-name="gr51" draw:text-style-name="P15" draw:layer="layout" svg:width="1.27cm" svg:height="1.27cm" svg:x="4.777cm" svg:y="13.49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6.047cm" svg:y1="14.129cm" svg:x2="6.684cm" svg:y2="14.129cm">
          <text:p/>
        </draw:line>
        <draw:line draw:style-name="gr54" draw:text-style-name="P3" xml:id="id106" draw:id="id106" draw:layer="layout" svg:x1="4.142cm" svg:y1="14.129cm" svg:x2="4.777cm" svg:y2="14.129cm">
          <text:p/>
        </draw:line>
        <draw:custom-shape draw:style-name="gr52" draw:text-style-name="P15" draw:layer="layout" svg:width="0.282cm" svg:height="0.282cm" svg:x="5.271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12.959cm" svg:x2="6.684cm" svg:y2="12.959cm">
          <text:p/>
        </draw:line>
        <draw:connector draw:style-name="gr55" draw:text-style-name="P18" draw:layer="layout" draw:line-skew="0.89cm -3.262cm" svg:x1="23.731cm" svg:y1="8.916cm" svg:x2="4.143cm" svg:y2="4.214cm" draw:start-shape="id110" draw:start-glue-point="1" draw:end-shape="id111" draw:end-glue-point="3" svg:d="M23731 8916h1390v-6270h-20978v1568" svg:viewBox="0 0 20979 6271">
          <text:p/>
        </draw:connector>
        <draw:line draw:style-name="gr53" draw:text-style-name="P3" draw:layer="layout" svg:x1="8.521cm" svg:y1="4.71cm" svg:x2="10.07cm" svg:y2="4.71cm">
          <text:p/>
        </draw:line>
        <draw:custom-shape draw:name="Rectangle 235" draw:style-name="gr216" draw:text-style-name="P38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6" draw:style-name="gr229" draw:text-style-name="P40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7" draw:style-name="gr58" draw:text-style-name="P20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8" draw:style-name="gr369" draw:text-style-name="P22" draw:layer="layout" svg:width="7.767cm" svg:height="0.844cm" svg:x="4.375cm" svg:y="17.483cm">
          <text:p text:style-name="P21"><text:span text:style-name="T6">Conv2d(kernel=3)</text:span><text:span text:style-name="T7">→</text:span><text:span text:style-name="T8"> </text:span><text:span text:style-name="T4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9" draw:style-name="gr370" draw:text-style-name="P22" draw:layer="layout" svg:width="5.274cm" svg:height="0.844cm" svg:x="4.375cm" svg:y="18.454cm">
          <text:p text:style-name="P21"><text:span text:style-name="T4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0" draw:style-name="gr371" draw:text-style-name="P22" draw:layer="layout" svg:width="13.267cm" svg:height="0.844cm" svg:x="4.356cm" svg:y="19.37cm">
          <text:p text:style-name="P21"><text:span text:style-name="T6">Upsample(scale=3)</text:span><text:span text:style-name="T13">→ </text:span><text:span text:style-name="T6">Conv2d(kernel=3)</text:span><text:span text:style-name="T13">→ </text:span><text:span text:style-name="T6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1" draw:style-name="gr13" draw:text-style-name="P9" draw:layer="layout" draw:type="line" svg:x1="16.785cm" svg:y1="13.534cm" svg:x2="19.722cm" svg:y2="13.531cm" draw:start-shape="id108" draw:start-glue-point="10" svg:d="M16785 13534l2937-3" svg:viewBox="0 0 2938 4">
          <text:p/>
        </draw:connector>
        <draw:custom-shape draw:name="Rectangle 238" draw:style-name="gr372" draw:text-style-name="P52" draw:layer="layout" svg:width="0.322cm" svg:height="0.44cm" svg:x="10.07cm" svg:y="4.4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9" draw:style-name="gr373" draw:text-style-name="P52" draw:layer="layout" svg:width="0.322cm" svg:height="0.878cm" svg:x="10.6cm" svg:y="4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0" draw:style-name="gr374" draw:text-style-name="P52" draw:layer="layout" svg:width="0.322cm" svg:height="1.557cm" svg:x="11.13cm" svg:y="3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1" draw:style-name="gr375" draw:text-style-name="P52" draw:layer="layout" svg:width="0.322cm" svg:height="2.227cm" svg:x="11.661cm" svg:y="3.6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2" draw:style-name="gr58" draw:text-style-name="P20" xml:id="id102" draw:id="id102" draw:layer="layout" svg:width="0.322cm" svg:height="2.631cm" svg:x="12.22cm" svg:y="3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1" draw:style-name="gr376" draw:text-style-name="P14" draw:layer="layout" svg:width="4.372cm" svg:height="0.844cm" svg:x="9.1cm" svg:y="6.123cm">
          <text:p text:style-name="P13"><text:span text:style-name="T4"><text:s/></text:span><text:span text:style-name="T4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3" draw:style-name="gr216" draw:text-style-name="P38" xml:id="id112" draw:id="id112" draw:layer="layout" svg:width="0.322cm" svg:height="2.631cm" svg:x="10.046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4" draw:style-name="gr216" draw:text-style-name="P38" draw:layer="layout" svg:width="0.322cm" svg:height="2.631cm" svg:x="10.5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5" draw:style-name="gr216" draw:text-style-name="P38" draw:layer="layout" svg:width="0.322cm" svg:height="2.631cm" svg:x="11.13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6" draw:style-name="gr216" draw:text-style-name="P38" draw:layer="layout" svg:width="0.322cm" svg:height="2.631cm" svg:x="11.671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7" draw:style-name="gr217" draw:text-style-name="P39" xml:id="id113" draw:id="id113" draw:layer="layout" svg:width="0.322cm" svg:height="2.631cm" svg:x="12.205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377" draw:text-style-name="P29" xml:id="id103" draw:id="id103" draw:layer="layout" svg:width="1.522cm" svg:height="1.523cm" svg:x="15.263cm" svg:y="8.277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2" draw:style-name="gr378" draw:text-style-name="P14" draw:layer="layout" svg:width="2.59cm" svg:height="0.844cm" svg:x="12.527cm" svg:y="8.186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379" draw:text-style-name="P14" draw:layer="layout" svg:width="4.377cm" svg:height="0.844cm" svg:x="9.246cm" svg:y="10.516cm">
          <text:p text:style-name="P13"><text:span text:style-name="T4">IMAGE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380" draw:text-style-name="P14" draw:layer="layout" svg:width="3.776cm" svg:height="0.844cm" svg:x="6.192cm" svg:y="8.194cm">
          <text:p text:style-name="P13"><text:span text:style-name="T4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2" draw:style-name="gr13" draw:text-style-name="P9" draw:layer="layout" draw:type="line" svg:x1="1.287cm" svg:y1="9.025cm" svg:x2="10.046cm" svg:y2="9.038cm" draw:end-shape="id112" draw:end-glue-point="3" svg:d="M1287 9025l8759 13" svg:viewBox="0 0 8760 14">
          <text:p/>
        </draw:connector>
        <draw:connector draw:name="Straight Arrow Connector 33" draw:style-name="gr13" draw:text-style-name="P9" draw:layer="layout" draw:type="line" svg:x1="12.527cm" svg:y1="9.038cm" svg:x2="15.263cm" svg:y2="9.039cm" draw:start-shape="id113" draw:start-glue-point="1" draw:end-shape="id103" draw:end-glue-point="6" svg:d="M12527 9038l2736 1" svg:viewBox="0 0 2737 2">
          <text:p/>
        </draw:connector>
        <draw:connector draw:name="Straight Arrow Connector 34" draw:style-name="gr13" draw:text-style-name="P9" draw:layer="layout" draw:type="line" svg:x1="16.024cm" svg:y1="9.8cm" svg:x2="16.024cm" svg:y2="12.772cm" draw:start-shape="id103" draw:start-glue-point="8" draw:end-shape="id108" draw:end-glue-point="4" svg:d="M16024 9800v2972" svg:viewBox="0 0 1 2973">
          <text:p/>
        </draw:connector>
        <draw:custom-shape draw:name="TextBox 225" draw:style-name="gr381" draw:text-style-name="P14" draw:layer="layout" svg:width="3.479cm" svg:height="0.844cm" svg:x="1.322cm" svg:y="8.181cm">
          <text:p text:style-name="P13"><text:span text:style-name="T4">per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8" draw:style-name="gr274" draw:text-style-name="P38" xml:id="id114" draw:id="id114" draw:layer="layout" svg:width="0.323cm" svg:height="0.44cm" svg:x="21.76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9" draw:style-name="gr275" draw:text-style-name="P38" draw:layer="layout" svg:width="0.323cm" svg:height="0.878cm" svg:x="21.23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276" draw:text-style-name="P38" draw:layer="layout" svg:width="0.323cm" svg:height="1.557cm" svg:x="20.699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277" draw:text-style-name="P38" draw:layer="layout" svg:width="0.323cm" svg:height="2.227cm" svg:x="20.169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216" draw:text-style-name="P38" xml:id="id116" draw:id="id116" draw:layer="layout" svg:width="0.323cm" svg:height="2.631cm" svg:x="19.609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4" draw:style-name="gr41" draw:text-style-name="P9" draw:layer="layout" svg:x1="22.084cm" svg:y1="8.916cm" svg:x2="23.409cm" svg:y2="8.916cm" draw:start-shape="id114" draw:start-glue-point="1" draw:end-shape="id110" svg:d="M22084 8916h1325" svg:viewBox="0 0 1326 1">
          <text:p/>
        </draw:connector>
        <draw:custom-shape draw:name="Rectangle 253" draw:style-name="gr229" draw:text-style-name="P40" xml:id="id110" draw:id="id110" draw:layer="layout" svg:width="0.322cm" svg:height="2.631cm" svg:x="23.4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382" draw:text-style-name="P14" draw:layer="layout" svg:width="4.372cm" svg:height="0.844cm" svg:x="18.671cm" svg:y="10.323cm">
          <text:p text:style-name="P13"><text:span text:style-name="T4"><text:s/></text:span><text:span text:style-name="T4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383" draw:text-style-name="P14" draw:layer="layout" svg:width="1.396cm" svg:height="0.844cm" svg:x="22.013cm" svg:y="8.072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384" draw:text-style-name="P14" draw:layer="layout" svg:width="0.795cm" svg:height="0.844cm" svg:x="24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385" draw:text-style-name="P14" draw:layer="layout" svg:width="0.799cm" svg:height="0.844cm" svg:x="23.851cm" svg:y="8.072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5" draw:style-name="gr41" draw:text-style-name="P9" draw:layer="layout" draw:line-skew="-0.761cm" svg:x1="18.1cm" svg:y1="13.536cm" svg:x2="19.61cm" svg:y2="8.916cm" draw:start-shape="id115" draw:start-glue-point="2" draw:end-shape="id116" draw:end-glue-point="3" svg:d="M18100 13536h-6v-4620h1516" svg:viewBox="0 0 1517 4621">
          <text:p/>
        </draw:connector>
        <draw:custom-shape draw:name="Rectangle 254" draw:style-name="gr274" draw:text-style-name="P38" xml:id="id117" draw:id="id117" draw:layer="layout" svg:width="0.323cm" svg:height="0.44cm" svg:x="21.877cm" svg:y="13.31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5" draw:style-name="gr275" draw:text-style-name="P38" draw:layer="layout" svg:width="0.323cm" svg:height="0.878cm" svg:x="21.347cm" svg:y="13.0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6" draw:style-name="gr276" draw:text-style-name="P38" draw:layer="layout" svg:width="0.323cm" svg:height="1.557cm" svg:x="20.816cm" svg:y="12.7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7" draw:style-name="gr277" draw:text-style-name="P38" draw:layer="layout" svg:width="0.323cm" svg:height="2.227cm" svg:x="20.286cm" svg:y="12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8" draw:style-name="gr216" draw:text-style-name="P38" draw:layer="layout" svg:width="0.323cm" svg:height="2.631cm" svg:x="19.726cm" svg:y="12.2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6" draw:style-name="gr41" draw:text-style-name="P9" draw:layer="layout" svg:x1="22.201cm" svg:y1="13.531cm" svg:x2="23.526cm" svg:y2="13.531cm" draw:start-shape="id117" draw:start-glue-point="1" draw:end-shape="id118" svg:d="M22201 13531h1325" svg:viewBox="0 0 1326 1">
          <text:p/>
        </draw:connector>
        <draw:custom-shape draw:name="Rectangle 259" draw:style-name="gr229" draw:text-style-name="P40" xml:id="id118" draw:id="id118" draw:layer="layout" svg:width="0.322cm" svg:height="2.631cm" svg:x="23.526cm" svg:y="12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386" draw:text-style-name="P14" draw:layer="layout" svg:width="1.396cm" svg:height="0.844cm" svg:x="22.13cm" svg:y="12.687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" draw:style-name="gr387" draw:text-style-name="P14" draw:layer="layout" svg:width="4.372cm" svg:height="0.844cm" svg:x="18.856cm" svg:y="14.847cm">
          <text:p text:style-name="P13"><text:span text:style-name="T4"><text:s/></text:span><text:span text:style-name="T4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5" draw:style-name="gr13" draw:text-style-name="P9" draw:layer="layout" draw:type="line" svg:x1="23.848cm" svg:y1="13.528cm" svg:x2="26.584cm" svg:y2="13.529cm" svg:d="M23848 13528l2736 1" svg:viewBox="0 0 2737 2">
          <text:p/>
        </draw:connector>
        <draw:custom-shape draw:name="TextBox 232" draw:style-name="gr388" draw:text-style-name="P42" draw:layer="layout" svg:width="3.776cm" svg:height="0.844cm" svg:x="18.136cm" svg:y="1.802cm">
          <text:p text:style-name="P41"><text:span text:style-name="T14">inner v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" draw:style-name="gr389" draw:text-style-name="P14" draw:layer="layout" svg:width="1.689cm" svg:height="0.844cm" svg:x="24.405cm" svg:y="12.684cm">
          <text:p text:style-name="P13"><text:span text:style-name="T4">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 presentation:presentation-page-layout-name="AL1T0">
        <draw:custom-shape draw:name="Rectangle 171" draw:style-name="gr58" draw:text-style-name="P20" xml:id="id119" draw:id="id119" draw:layer="layout" svg:width="0.322cm" svg:height="2.631cm" svg:x="11.177cm" svg:y="4.9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216" draw:text-style-name="P38" xml:id="id123" draw:id="id123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216" draw:text-style-name="P38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216" draw:text-style-name="P38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216" draw:text-style-name="P38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229" draw:text-style-name="P40" xml:id="id126" draw:id="id126" draw:layer="layout" svg:width="0.322cm" svg:height="2.631cm" svg:x="12.244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274" draw:text-style-name="P38" draw:layer="layout" svg:width="0.323cm" svg:height="0.44cm" svg:x="21.86cm" svg:y="10.6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275" draw:text-style-name="P38" draw:layer="layout" svg:width="0.323cm" svg:height="0.878cm" svg:x="21.33cm" svg:y="10.3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76" draw:text-style-name="P38" draw:layer="layout" svg:width="0.323cm" svg:height="1.557cm" svg:x="20.799cm" svg:y="10.0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277" draw:text-style-name="P38" draw:layer="layout" svg:width="0.323cm" svg:height="2.227cm" svg:x="20.269cm" svg:y="9.7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16" draw:text-style-name="P38" draw:layer="layout" svg:width="0.323cm" svg:height="2.631cm" svg:x="19.709cm" svg:y="9.5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390" draw:text-style-name="P29" xml:id="id120" draw:id="id120" draw:layer="layout" svg:width="1.522cm" svg:height="1.523cm" svg:x="15.283cm" svg:y="10.072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55" draw:style-name="gr41" draw:text-style-name="P9" draw:layer="layout" svg:x1="11.499cm" svg:y1="6.288cm" svg:x2="16.044cm" svg:y2="10.072cm" draw:start-shape="id119" draw:start-glue-point="1" draw:end-shape="id120" draw:end-glue-point="4" svg:d="M11499 6288h4545v3784" svg:viewBox="0 0 4546 3785">
          <text:p/>
        </draw:connector>
        <draw:connector draw:name="Connector: Elbow 56" draw:style-name="gr41" draw:text-style-name="P9" draw:layer="layout" svg:x1="22.196cm" svg:y1="10.831cm" svg:x2="23.509cm" svg:y2="10.833cm" draw:end-shape="id121" svg:d="M22196 10831h657v2h656" svg:viewBox="0 0 1314 3">
          <text:p/>
        </draw:connector>
        <draw:custom-shape draw:name="TextBox 159" draw:style-name="gr391" draw:text-style-name="P14" draw:layer="layout" svg:width="2.289cm" svg:height="1.437cm" svg:x="1.326cm" svg:y="5.474cm">
          <text:p text:style-name="P13"><text:span text:style-name="T4">promp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29" draw:text-style-name="P40" xml:id="id121" draw:id="id121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0" draw:style-name="gr392" draw:text-style-name="P14" draw:layer="layout" svg:width="0.799cm" svg:height="0.844cm" svg:x="7.812cm" svg:y="5.468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1" draw:style-name="gr393" draw:text-style-name="P14" draw:layer="layout" svg:width="1.396cm" svg:height="0.844cm" svg:x="9.021cm" svg:y="5.468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2" draw:style-name="gr394" draw:text-style-name="P14" draw:layer="layout" svg:width="2.59cm" svg:height="0.844cm" svg:x="12.566cm" svg:y="9.981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3" draw:style-name="gr395" draw:text-style-name="P14" draw:layer="layout" svg:width="2.59cm" svg:height="0.844cm" svg:x="11.497cm" svg:y="5.445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4" draw:style-name="gr396" draw:text-style-name="P14" draw:layer="layout" svg:width="3.776cm" svg:height="0.844cm" svg:x="9.471cm" svg:y="12.402cm">
          <text:p text:style-name="P13"><text:span text:style-name="T4">CONTEXT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5" draw:style-name="gr397" draw:text-style-name="P14" draw:layer="layout" svg:width="3.179cm" svg:height="0.844cm" svg:x="9.748cm" svg:y="7.803cm">
          <text:p text:style-name="P13"><text:span text:style-name="T4">REPL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6" draw:style-name="gr398" draw:text-style-name="P14" draw:layer="layout" svg:width="4.076cm" svg:height="0.844cm" svg:x="18.907cm" svg:y="12.402cm">
          <text:p text:style-name="P13"><text:span text:style-name="T4"><text:s/></text:span><text:span text:style-name="T4">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7" draw:style-name="gr399" draw:text-style-name="P14" draw:layer="layout" svg:width="1.993cm" svg:height="1.437cm" svg:x="24.933cm" svg:y="9.346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8" draw:style-name="gr400" draw:text-style-name="P14" draw:layer="layout" svg:width="1.396cm" svg:height="0.844cm" svg:x="22.196cm" svg:y="9.989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9" draw:style-name="gr401" draw:text-style-name="P14" draw:layer="layout" svg:width="1.693cm" svg:height="0.844cm" svg:x="0.991cm" svg:y="0.991cm">
          <text:p text:style-name="P13"><text:span text:style-name="T4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0" draw:style-name="gr402" draw:text-style-name="P14" draw:layer="layout" svg:width="4.533cm" svg:height="2.03cm" svg:x="21.946cm" svg:y="18.136cm">
          <text:p text:style-name="P13"><text:span text:style-name="T4">V</text:span><text:span text:style-name="T4"><text:tab/></text:span><text:span text:style-name="T4">256</text:span></text:p>
          <text:p text:style-name="P13"><text:span text:style-name="T4">C</text:span><text:span text:style-name="T4"><text:tab/></text:span><text:span text:style-name="T4">384</text:span></text:p>
          <text:p text:style-name="P13"><text:span text:style-name="T4">H,W</text:span><text:span text:style-name="T4"><text:tab/></text:span><text:span text:style-name="T4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1" draw:style-name="gr403" draw:text-style-name="P14" draw:layer="layout" svg:width="2.59cm" svg:height="0.844cm" svg:x="7.263cm" svg:y="9.99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122" draw:id="id122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6" draw:style-name="gr13" draw:text-style-name="P9" draw:layer="layout" draw:type="line" svg:x1="7.263cm" svg:y1="10.834cm" svg:x2="10.085cm" svg:y2="10.833cm" draw:start-shape="id122" draw:start-glue-point="5" draw:end-shape="id123" draw:end-glue-point="3" svg:d="M7263 10834l2822-1" svg:viewBox="0 0 2823 2">
          <text:p/>
        </draw:connector>
        <draw:custom-shape draw:name="TextBox 172" draw:style-name="gr404" draw:text-style-name="P14" draw:layer="layout" svg:width="4.08cm" svg:height="0.844cm" svg:x="1.356cm" svg:y="9.417cm">
          <text:p text:style-name="P13"><text:span text:style-name="T4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8" draw:text-style-name="P18" draw:layer="layout" draw:line-skew="1.862cm" svg:x1="18.1cm" svg:y1="10.836cm" svg:x2="4.142cm" svg:y2="11.429cm" draw:start-shape="id124" draw:start-glue-point="2" draw:end-shape="id125" draw:end-glue-point="3" svg:d="M18100 10836v2955h-13958v-2362" svg:viewBox="0 0 13959 2956">
          <text:p/>
        </draw:connector>
        <draw:connector draw:name="Straight Arrow Connector 17" draw:style-name="gr13" draw:text-style-name="P9" draw:layer="layout" draw:type="line" svg:x1="12.566cm" svg:y1="10.833cm" svg:x2="15.283cm" svg:y2="10.834cm" draw:start-shape="id126" draw:start-glue-point="1" draw:end-shape="id120" draw:end-glue-point="6" svg:d="M12566 10833l2717 1" svg:viewBox="0 0 2718 2">
          <text:p/>
        </draw:connector>
        <draw:connector draw:name="Straight Arrow Connector 18" draw:style-name="gr13" draw:text-style-name="P9" draw:layer="layout" draw:type="line" svg:x1="7.3cm" svg:y1="6.321cm" svg:x2="8.682cm" svg:y2="6.317cm" svg:d="M7300 6321l1382-4" svg:viewBox="0 0 1383 5">
          <text:p/>
        </draw:connector>
        <draw:custom-shape draw:style-name="gr46" draw:text-style-name="P15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73" draw:style-name="gr405" draw:text-style-name="P14" xml:id="id127" draw:id="id127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4" draw:style-name="gr406" draw:text-style-name="P14" xml:id="id124" draw:id="id124" draw:layer="layout" svg:width="2.59cm" svg:height="0.844cm" svg:x="16.805cm" svg:y="9.99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407" draw:text-style-name="P40" draw:layer="layout" svg:width="0.322cm" svg:height="0.635cm" svg:x="8.699cm" svg:y="5.982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6.909cm" svg:x2="6.684cm" svg:y2="6.909cm">
          <text:p/>
        </draw:line>
        <draw:line draw:style-name="gr53" draw:text-style-name="P3" draw:layer="layout" svg:x1="6.049cm" svg:y1="5.814cm" svg:x2="6.686cm" svg:y2="5.814cm">
          <text:p/>
        </draw:line>
        <draw:line draw:style-name="gr54" draw:text-style-name="P3" draw:layer="layout" svg:x1="4.143cm" svg:y1="5.814cm" svg:x2="4.778cm" svg:y2="5.814cm">
          <text:p/>
        </draw:line>
        <draw:custom-shape draw:style-name="gr51" draw:text-style-name="P15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6.047cm" svg:y1="11.429cm" svg:x2="6.684cm" svg:y2="11.429cm">
          <text:p/>
        </draw:line>
        <draw:line draw:style-name="gr54" draw:text-style-name="P3" xml:id="id125" draw:id="id125" draw:layer="layout" svg:x1="4.142cm" svg:y1="11.429cm" svg:x2="4.777cm" svg:y2="11.429cm">
          <text:p/>
        </draw:line>
        <draw:custom-shape draw:style-name="gr52" draw:text-style-name="P15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1.326cm" svg:y1="10.259cm" svg:x2="6.684cm" svg:y2="10.259cm">
          <text:p/>
        </draw:line>
        <draw:line draw:style-name="gr53" draw:text-style-name="P3" draw:layer="layout" svg:x1="23.815cm" svg:y1="10.829cm" svg:x2="26.726cm" svg:y2="10.829cm">
          <text:p/>
        </draw:line>
        <draw:connector draw:style-name="gr55" draw:text-style-name="P18" draw:layer="layout" draw:line-skew="-4.382cm" svg:x1="24.707cm" svg:y1="10.831cm" svg:x2="4.145cm" svg:y2="5.816cm" draw:start-shape="id127" svg:d="M24707 10831v-7139h-20562v2124" svg:viewBox="0 0 20563 7140">
          <text:p/>
        </draw:connector>
        <draw:custom-shape draw:name="TextBox 175" draw:style-name="gr408" draw:text-style-name="P14" draw:layer="layout" svg:width="0.799cm" svg:height="0.844cm" svg:x="23.908cm" svg:y="9.989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3" draw:text-style-name="P3" draw:layer="layout" svg:x1="9.028cm" svg:y1="6.31cm" svg:x2="11.177cm" svg:y2="6.31cm">
          <text:p/>
        </draw:line>
        <draw:custom-shape draw:name="Rectangle 184" draw:style-name="gr216" draw:text-style-name="P38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229" draw:text-style-name="P40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58" draw:text-style-name="P20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6" draw:style-name="gr409" draw:text-style-name="P22" draw:layer="layout" svg:width="12.361cm" svg:height="0.844cm" svg:x="4.357cm" svg:y="17.501cm">
          <text:p text:style-name="P21"><text:span text:style-name="T6">Conv2d(kernel=3)</text:span><text:span text:style-name="T7">→</text:span><text:span text:style-name="T4"> BatchNorm2d()</text:span><text:span text:style-name="T7">→</text:span><text:span text:style-name="T4"> 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410" draw:text-style-name="P22" draw:layer="layout" svg:width="5.274cm" svg:height="0.844cm" svg:x="4.411cm" svg:y="18.471cm">
          <text:p text:style-name="P21"><text:span text:style-name="T4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8" draw:style-name="gr411" draw:text-style-name="P22" draw:layer="layout" svg:width="3.483cm" svg:height="0.844cm" svg:x="4.41cm" svg:y="19.369cm">
          <text:p text:style-name="P21"><text:span text:style-name="T4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9" draw:style-name="gr13" draw:text-style-name="P9" draw:layer="layout" draw:type="line" svg:x1="16.805cm" svg:y1="10.834cm" svg:x2="19.722cm" svg:y2="10.831cm" draw:start-shape="id120" draw:start-glue-point="10" svg:d="M16805 10834l2917-3" svg:viewBox="0 0 2918 4">
          <text:p/>
        </draw:connector>
        <presentation:notes draw:style-name="dp4">
          <draw:page-thumbnail draw:style-name="gr40" draw:layer="layout" svg:width="0.001cm" svg:height="0.001cm" svg:x="0cm" svg:y="2.257cm" draw:page-number="17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 presentation:presentation-page-layout-name="AL1T0">
        <draw:custom-shape draw:name="Rectangle 148" draw:style-name="gr216" draw:text-style-name="P38" draw:layer="layout" svg:width="0.322cm" svg:height="2.631cm" svg:x="13.06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274" draw:text-style-name="P38" xml:id="id131" draw:id="id131" draw:layer="layout" svg:width="0.322cm" svg:height="0.44cm" svg:x="10.939cm" svg:y="5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275" draw:text-style-name="P38" draw:layer="layout" svg:width="0.322cm" svg:height="0.878cm" svg:x="11.469cm" svg:y="5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276" draw:text-style-name="P38" draw:layer="layout" svg:width="0.322cm" svg:height="1.557cm" svg:x="11.999cm" svg:y="5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277" draw:text-style-name="P38" draw:layer="layout" svg:width="0.322cm" svg:height="2.227cm" svg:x="12.53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229" draw:text-style-name="P40" xml:id="id128" draw:id="id128" draw:layer="layout" svg:width="0.322cm" svg:height="2.631cm" svg:x="13.589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216" draw:text-style-name="P38" xml:id="id133" draw:id="id133" draw:layer="layout" svg:width="0.322cm" svg:height="2.631cm" svg:x="10.9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216" draw:text-style-name="P38" draw:layer="layout" svg:width="0.322cm" svg:height="2.631cm" svg:x="11.51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216" draw:text-style-name="P38" draw:layer="layout" svg:width="0.322cm" svg:height="2.631cm" svg:x="12.0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216" draw:text-style-name="P38" draw:layer="layout" svg:width="0.322cm" svg:height="2.631cm" svg:x="12.5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216" draw:text-style-name="P38" draw:layer="layout" svg:width="0.322cm" svg:height="2.631cm" svg:x="13.118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229" draw:text-style-name="P40" xml:id="id135" draw:id="id135" draw:layer="layout" svg:width="0.322cm" svg:height="2.631cm" svg:x="13.6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216" draw:text-style-name="P38" draw:layer="layout" svg:width="0.323cm" svg:height="2.631cm" svg:x="22.74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1" draw:style-name="gr274" draw:text-style-name="P38" draw:layer="layout" svg:width="0.323cm" svg:height="0.44cm" svg:x="24.86cm" svg:y="10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275" draw:text-style-name="P38" draw:layer="layout" svg:width="0.323cm" svg:height="0.878cm" svg:x="24.33cm" svg:y="10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276" draw:text-style-name="P38" draw:layer="layout" svg:width="0.323cm" svg:height="1.557cm" svg:x="23.799cm" svg:y="9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277" draw:text-style-name="P38" draw:layer="layout" svg:width="0.323cm" svg:height="2.227cm" svg:x="23.269cm" svg:y="9.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216" draw:text-style-name="P38" draw:layer="layout" svg:width="0.323cm" svg:height="2.631cm" svg:x="22.209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12" draw:text-style-name="P29" xml:id="id129" draw:id="id129" draw:layer="layout" svg:width="1.522cm" svg:height="1.523cm" svg:x="16.983cm" svg:y="9.972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7" draw:style-name="gr41" draw:text-style-name="P9" draw:layer="layout" svg:x1="13.911cm" svg:y1="6.188cm" svg:x2="17.744cm" svg:y2="9.972cm" draw:start-shape="id128" draw:start-glue-point="1" draw:end-shape="id129" draw:end-glue-point="4" svg:d="M13911 6188h3833v3784" svg:viewBox="0 0 3834 3785">
          <text:p/>
        </draw:connector>
        <draw:connector draw:name="Connector: Elbow 8" draw:style-name="gr41" draw:text-style-name="P9" draw:layer="layout" svg:x1="18.507cm" svg:y1="10.731cm" svg:x2="22.223cm" svg:y2="10.731cm" svg:d="M18507 10731h3716" svg:viewBox="0 0 3717 1">
          <text:p/>
        </draw:connector>
        <draw:connector draw:name="Connector: Elbow 9" draw:style-name="gr41" draw:text-style-name="P9" draw:layer="layout" svg:x1="25.196cm" svg:y1="10.731cm" svg:x2="27.209cm" svg:y2="10.731cm" svg:d="M25196 10731h2013" svg:viewBox="0 0 2014 1">
          <text:p/>
        </draw:connector>
        <draw:custom-shape draw:name="TextBox 142" draw:style-name="gr413" draw:text-style-name="P14" draw:layer="layout" svg:width="2.289cm" svg:height="1.437cm" svg:x="0.634cm" svg:y="5.374cm">
          <text:p text:style-name="P13"><text:span text:style-name="T4">promp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229" draw:text-style-name="P40" draw:layer="layout" svg:width="0.322cm" svg:height="2.631cm" svg:x="27.20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4" draw:style-name="gr41" draw:text-style-name="P9" draw:layer="layout" svg:x1="9.299cm" svg:y1="6.188cm" svg:x2="10.939cm" svg:y2="6.188cm" draw:start-shape="id130" draw:start-glue-point="1" draw:end-shape="id131" draw:end-glue-point="3" svg:d="M9299 6188h1640" svg:viewBox="0 0 1641 1">
          <text:p/>
        </draw:connector>
        <draw:custom-shape draw:name="TextBox 143" draw:style-name="gr414" draw:text-style-name="P14" draw:layer="layout" svg:width="0.799cm" svg:height="0.844cm" svg:x="7.916cm" svg:y="5.372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415" draw:text-style-name="P14" draw:layer="layout" svg:width="1.396cm" svg:height="0.844cm" svg:x="9.302cm" svg:y="5.365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416" draw:text-style-name="P14" draw:layer="layout" svg:width="2.59cm" svg:height="0.844cm" svg:x="14.008cm" svg:y="9.888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417" draw:text-style-name="P14" draw:layer="layout" svg:width="2.59cm" svg:height="0.844cm" svg:x="14.008cm" svg:y="5.345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418" draw:text-style-name="P14" draw:layer="layout" svg:width="6.464cm" svg:height="0.844cm" svg:x="9.36cm" svg:y="12.236cm">
          <text:p text:style-name="P13"><text:span text:style-name="T4">STATE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419" draw:text-style-name="P14" draw:layer="layout" svg:width="5.274cm" svg:height="0.844cm" svg:x="9.888cm" svg:y="7.703cm">
          <text:p text:style-name="P13"><text:span text:style-name="T4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9" draw:style-name="gr420" draw:text-style-name="P14" draw:layer="layout" svg:width="5.274cm" svg:height="0.844cm" svg:x="20.808cm" svg:y="12.236cm">
          <text:p text:style-name="P13"><text:span text:style-name="T4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0" draw:style-name="gr421" draw:text-style-name="P14" draw:layer="layout" svg:width="1.993cm" svg:height="1.437cm" svg:x="29.843cm" svg:y="9.295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1" draw:style-name="gr422" draw:text-style-name="P14" draw:layer="layout" svg:width="1.396cm" svg:height="0.844cm" svg:x="25.681cm" svg:y="9.888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2" draw:style-name="gr423" draw:text-style-name="P14" draw:layer="layout" svg:width="1.693cm" svg:height="0.844cm" svg:x="0.272cm" svg:y="0.126cm">
          <text:p text:style-name="P13"><text:span text:style-name="T4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3" draw:style-name="gr424" draw:text-style-name="P14" draw:layer="layout" svg:width="4.533cm" svg:height="2.03cm" svg:x="27.701cm" svg:y="15.938cm">
          <text:p text:style-name="P13"><text:span text:style-name="T4">V</text:span><text:span text:style-name="T4"><text:tab/></text:span><text:span text:style-name="T4">256</text:span></text:p>
          <text:p text:style-name="P13"><text:span text:style-name="T4">C</text:span><text:span text:style-name="T4"><text:tab/></text:span><text:span text:style-name="T4">384</text:span></text:p>
          <text:p text:style-name="P13"><text:span text:style-name="T4">H,W</text:span><text:span text:style-name="T4"><text:tab/></text:span><text:span text:style-name="T4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4" draw:style-name="gr425" draw:text-style-name="P14" draw:layer="layout" svg:width="2.59cm" svg:height="0.844cm" svg:x="7.906cm" svg:y="9.94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132" draw:id="id132" draw:layer="layout" svg:width="2.223cm" svg:height="0.594cm" draw:transform="rotate (1.5707963267949) translate (6.969cm 11.8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0" draw:style-name="gr13" draw:text-style-name="P9" draw:layer="layout" draw:type="line" svg:x1="7.563cm" svg:y1="10.734cm" svg:x2="10.985cm" svg:y2="10.733cm" draw:start-shape="id132" draw:start-glue-point="5" draw:end-shape="id133" draw:end-glue-point="3" svg:d="M7563 10734l3422-1" svg:viewBox="0 0 3423 2">
          <text:p/>
        </draw:connector>
        <draw:custom-shape draw:name="TextBox 155" draw:style-name="gr426" draw:text-style-name="P14" draw:layer="layout" svg:width="4.677cm" svg:height="0.844cm" svg:x="0.635cm" svg:y="9.315cm">
          <text:p text:style-name="P13"><text:span text:style-name="T4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8" draw:text-style-name="P18" draw:layer="layout" draw:line-skew="2.945cm" svg:x1="19.335cm" svg:y1="10.731cm" svg:x2="4.442cm" svg:y2="11.329cm" draw:end-shape="id134" draw:end-glue-point="3" svg:d="M19335 10731v2994h-14893v-2396" svg:viewBox="0 0 14894 2995">
          <text:p/>
        </draw:connector>
        <draw:connector draw:name="Straight Arrow Connector 11" draw:style-name="gr13" draw:text-style-name="P9" draw:layer="layout" draw:type="line" svg:x1="13.974cm" svg:y1="10.733cm" svg:x2="16.983cm" svg:y2="10.734cm" draw:start-shape="id135" draw:start-glue-point="1" draw:end-shape="id129" draw:end-glue-point="6" svg:d="M13974 10733l3009 1" svg:viewBox="0 0 3010 2">
          <text:p/>
        </draw:connector>
        <draw:connector draw:name="Straight Arrow Connector 12" draw:style-name="gr13" draw:text-style-name="P9" draw:layer="layout" draw:type="line" svg:x1="7.6cm" svg:y1="6.221cm" svg:x2="8.982cm" svg:y2="6.217cm" svg:d="M7600 6221l1382-4" svg:viewBox="0 0 1383 5">
          <text:p/>
        </draw:connector>
        <draw:custom-shape draw:style-name="gr46" draw:text-style-name="P15" draw:layer="layout" svg:width="2.223cm" svg:height="0.594cm" draw:transform="rotate (1.5707963267949) translate (6.986cm 7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56" draw:style-name="gr427" draw:text-style-name="P14" xml:id="id136" draw:id="id136" draw:layer="layout" svg:width="0.795cm" svg:height="0.844cm" svg:x="28.428cm" svg:y="10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7" draw:style-name="gr428" draw:text-style-name="P14" draw:layer="layout" svg:width="2.59cm" svg:height="0.844cm" svg:x="19.454cm" svg:y="9.888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229" draw:text-style-name="P40" xml:id="id130" draw:id="id130" draw:layer="layout" svg:width="0.322cm" svg:height="2.631cm" svg:x="8.977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5" draw:layer="layout" svg:width="1.27cm" svg:height="1.27cm" svg:x="5.078cm" svg:y="5.0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0.282cm" svg:height="0.282cm" svg:x="5.573cm" svg:y="6.0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0.634cm" svg:y1="6.809cm" svg:x2="6.984cm" svg:y2="6.809cm">
          <text:p/>
        </draw:line>
        <draw:line draw:style-name="gr53" draw:text-style-name="P3" draw:layer="layout" svg:x1="6.349cm" svg:y1="5.714cm" svg:x2="6.986cm" svg:y2="5.714cm">
          <text:p/>
        </draw:line>
        <draw:line draw:style-name="gr54" draw:text-style-name="P3" draw:layer="layout" svg:x1="4.443cm" svg:y1="5.714cm" svg:x2="5.078cm" svg:y2="5.714cm">
          <text:p/>
        </draw:line>
        <draw:custom-shape draw:style-name="gr51" draw:text-style-name="P15" draw:layer="layout" svg:width="1.27cm" svg:height="1.27cm" svg:x="5.077cm" svg:y="10.694cm">
          <text:p/>
          <draw:enhanced-geometry svg:viewBox="0 0 21600 21600" draw:type="rectangle" draw:enhanced-path="M 0 0 L 21600 0 21600 21600 0 21600 0 0 Z N"/>
        </draw:custom-shape>
        <draw:line draw:style-name="gr53" draw:text-style-name="P3" draw:layer="layout" svg:x1="6.347cm" svg:y1="11.329cm" svg:x2="6.984cm" svg:y2="11.329cm">
          <text:p/>
        </draw:line>
        <draw:line draw:style-name="gr54" draw:text-style-name="P3" xml:id="id134" draw:id="id134" draw:layer="layout" svg:x1="4.442cm" svg:y1="11.329cm" svg:x2="5.077cm" svg:y2="11.329cm">
          <text:p/>
        </draw:line>
        <draw:custom-shape draw:style-name="gr52" draw:text-style-name="P15" draw:layer="layout" svg:width="0.282cm" svg:height="0.282cm" svg:x="5.571cm" svg:y="11.6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3" draw:text-style-name="P3" draw:layer="layout" svg:x1="0.634cm" svg:y1="10.159cm" svg:x2="6.984cm" svg:y2="10.159cm">
          <text:p/>
        </draw:line>
        <draw:line draw:style-name="gr53" draw:text-style-name="P3" draw:layer="layout" svg:x1="27.515cm" svg:y1="10.729cm" svg:x2="32.383cm" svg:y2="10.729cm">
          <text:p/>
        </draw:line>
        <draw:connector draw:style-name="gr55" draw:text-style-name="P18" draw:layer="layout" draw:line-skew="-4.382cm" svg:x1="28.825cm" svg:y1="10.731cm" svg:x2="4.445cm" svg:y2="5.716cm" draw:start-shape="id136" svg:d="M28825 10731v-7139h-24380v2124" svg:viewBox="0 0 24381 7140">
          <text:p/>
        </draw:connector>
        <draw:custom-shape draw:name="TextBox 158" draw:style-name="gr429" draw:text-style-name="P14" draw:layer="layout" svg:width="0.799cm" svg:height="0.844cm" svg:x="27.776cm" svg:y="9.887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18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>
        <draw:custom-shape draw:name="Rectangle 127" draw:style-name="gr216" draw:text-style-name="P38" draw:layer="layout" svg:width="0.322cm" svg:height="2.631cm" svg:x="12.897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274" draw:text-style-name="P38" draw:layer="layout" svg:width="0.322cm" svg:height="0.44cm" svg:x="10.776cm" svg:y="4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275" draw:text-style-name="P38" draw:layer="layout" svg:width="0.322cm" svg:height="0.878cm" svg:x="11.306cm" svg:y="4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276" draw:text-style-name="P38" draw:layer="layout" svg:width="0.322cm" svg:height="1.557cm" svg:x="11.836cm" svg:y="4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277" draw:text-style-name="P38" draw:layer="layout" svg:width="0.322cm" svg:height="2.227cm" svg:x="12.367cm" svg:y="3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29" draw:text-style-name="P40" xml:id="id137" draw:id="id137" draw:layer="layout" svg:width="0.322cm" svg:height="2.631cm" svg:x="13.426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16" draw:text-style-name="P38" draw:layer="layout" svg:width="0.322cm" svg:height="2.631cm" svg:x="10.822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16" draw:text-style-name="P38" draw:layer="layout" svg:width="0.322cm" svg:height="2.631cm" svg:x="11.356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216" draw:text-style-name="P38" draw:layer="layout" svg:width="0.322cm" svg:height="2.631cm" svg:x="11.8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216" draw:text-style-name="P38" draw:layer="layout" svg:width="0.322cm" svg:height="2.631cm" svg:x="12.423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216" draw:text-style-name="P38" draw:layer="layout" svg:width="0.322cm" svg:height="2.631cm" svg:x="12.955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229" draw:text-style-name="P40" xml:id="id145" draw:id="id145" draw:layer="layout" svg:width="0.322cm" svg:height="2.631cm" svg:x="13.4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216" draw:text-style-name="P38" draw:layer="layout" svg:width="0.323cm" svg:height="2.631cm" svg:x="22.577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274" draw:text-style-name="P38" xml:id="id139" draw:id="id139" draw:layer="layout" svg:width="0.323cm" svg:height="0.44cm" svg:x="24.697cm" svg:y="9.24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275" draw:text-style-name="P38" draw:layer="layout" svg:width="0.323cm" svg:height="0.878cm" svg:x="24.167cm" svg:y="9.02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276" draw:text-style-name="P38" draw:layer="layout" svg:width="0.323cm" svg:height="1.557cm" svg:x="23.636cm" svg:y="8.68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277" draw:text-style-name="P38" draw:layer="layout" svg:width="0.323cm" svg:height="2.227cm" svg:x="23.106cm" svg:y="8.3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216" draw:text-style-name="P38" draw:layer="layout" svg:width="0.323cm" svg:height="2.631cm" svg:x="22.046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430" draw:text-style-name="P29" xml:id="id138" draw:id="id138" draw:layer="layout" svg:width="1.522cm" svg:height="1.523cm" svg:x="16.82cm" svg:y="8.706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42" draw:style-name="gr41" draw:text-style-name="P9" draw:layer="layout" svg:x1="13.748cm" svg:y1="4.929cm" svg:x2="17.581cm" svg:y2="8.706cm" draw:start-shape="id137" draw:start-glue-point="1" draw:end-shape="id138" draw:end-glue-point="4" svg:d="M13748 4929h3833v3777" svg:viewBox="0 0 3834 3778">
          <text:p/>
        </draw:connector>
        <draw:connector draw:name="Connector: Elbow 43" draw:style-name="gr41" draw:text-style-name="P9" draw:layer="layout" svg:x1="18.344cm" svg:y1="9.461cm" svg:x2="22.06cm" svg:y2="9.461cm" svg:d="M18344 9461h3716" svg:viewBox="0 0 3717 1">
          <text:p/>
        </draw:connector>
        <draw:connector draw:name="Connector: Elbow 44" draw:style-name="gr41" draw:text-style-name="P9" draw:layer="layout" draw:line-skew="0.001cm" svg:x1="25.021cm" svg:y1="9.467cm" svg:x2="27.046cm" svg:y2="9.459cm" draw:start-shape="id139" draw:start-glue-point="1" draw:end-shape="id140" draw:end-glue-point="3" svg:d="M25021 9467h1014v-8h1011" svg:viewBox="0 0 2026 9">
          <text:p/>
        </draw:connector>
        <draw:custom-shape draw:name="TextBox 126" draw:style-name="gr431" draw:text-style-name="P14" draw:layer="layout" svg:width="4.377cm" svg:height="0.844cm" svg:x="1.994cm" svg:y="4.503cm">
          <text:p text:style-name="P13"><text:span text:style-name="T4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229" draw:text-style-name="P40" xml:id="id140" draw:id="id140" draw:layer="layout" svg:width="0.322cm" svg:height="2.631cm" svg:x="27.046cm" svg:y="8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5" draw:style-name="gr41" draw:text-style-name="P9" draw:layer="layout" svg:x1="27.369cm" svg:y1="9.444cm" svg:x2="29.381cm" svg:y2="9.444cm" svg:d="M27369 9444h2012" svg:viewBox="0 0 2013 1">
          <text:p/>
        </draw:connector>
        <draw:connector draw:name="Connector: Elbow 46" draw:style-name="gr41" draw:text-style-name="P9" draw:layer="layout" svg:x1="6.407cm" svg:y1="4.947cm" svg:x2="8.419cm" svg:y2="4.945cm" draw:end-shape="id141" draw:end-glue-point="3" svg:d="M6407 4947h1006v-2h1006" svg:viewBox="0 0 2013 3">
          <text:p/>
        </draw:connector>
        <draw:custom-shape draw:name="Rectangle 146" draw:style-name="gr216" draw:text-style-name="P38" xml:id="id141" draw:id="id141" draw:layer="layout" svg:width="0.322cm" svg:height="2.631cm" svg:x="8.419cm" svg:y="3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8" draw:style-name="gr41" draw:text-style-name="P9" draw:layer="layout" svg:x1="8.742cm" svg:y1="4.931cm" svg:x2="10.754cm" svg:y2="4.931cm" svg:d="M8742 4931h2012" svg:viewBox="0 0 2013 1">
          <text:p/>
        </draw:connector>
        <draw:custom-shape draw:name="TextBox 127" draw:style-name="gr432" draw:text-style-name="P14" draw:layer="layout" svg:width="0.799cm" svg:height="0.844cm" svg:x="6.411cm" svg:y="4.092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8" draw:style-name="gr433" draw:text-style-name="P14" draw:layer="layout" svg:width="1.396cm" svg:height="0.844cm" svg:x="9.259cm" svg:y="4.013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9" draw:style-name="gr434" draw:text-style-name="P14" draw:layer="layout" svg:width="2.59cm" svg:height="0.844cm" svg:x="13.804cm" svg:y="8.618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435" draw:text-style-name="P14" draw:layer="layout" svg:width="2.59cm" svg:height="0.844cm" svg:x="13.817cm" svg:y="4.075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1" draw:style-name="gr436" draw:text-style-name="P14" draw:layer="layout" svg:width="7.06cm" svg:height="0.844cm" svg:x="8.898cm" svg:y="10.966cm">
          <text:p text:style-name="P13"><text:span text:style-name="T4">CONTEXT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2" draw:style-name="gr437" draw:text-style-name="P14" draw:layer="layout" svg:width="5.274cm" svg:height="0.844cm" svg:x="9.725cm" svg:y="6.333cm">
          <text:p text:style-name="P13"><text:span text:style-name="T4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438" draw:text-style-name="P14" draw:layer="layout" svg:width="5.274cm" svg:height="0.844cm" svg:x="20.646cm" svg:y="10.926cm">
          <text:p text:style-name="P13"><text:span text:style-name="T4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439" draw:text-style-name="P14" draw:layer="layout" svg:width="3.483cm" svg:height="0.844cm" svg:x="29.375cm" svg:y="9.016cm">
          <text:p text:style-name="P13"><text:span text:style-name="T4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440" draw:text-style-name="P14" draw:layer="layout" svg:width="0.799cm" svg:height="0.844cm" svg:x="27.624cm" svg:y="8.644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441" draw:text-style-name="P14" draw:layer="layout" svg:width="1.396cm" svg:height="0.844cm" svg:x="25.617cm" svg:y="8.618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442" draw:text-style-name="P14" xml:id="id143" draw:id="id143" draw:layer="layout" svg:width="2.59cm" svg:height="0.844cm" svg:x="18.328cm" svg:y="8.618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43" draw:text-style-name="P14" draw:layer="layout" svg:width="1.693cm" svg:height="0.844cm" svg:x="0.272cm" svg:y="0.126cm">
          <text:p text:style-name="P13"><text:span text:style-name="T4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44" draw:text-style-name="P14" draw:layer="layout" svg:width="4.533cm" svg:height="2.03cm" svg:x="27.7cm" svg:y="15.938cm">
          <text:p text:style-name="P13"><text:span text:style-name="T4">V</text:span><text:span text:style-name="T4"><text:tab/></text:span><text:span text:style-name="T4">256</text:span></text:p>
          <text:p text:style-name="P13"><text:span text:style-name="T4">C</text:span><text:span text:style-name="T4"><text:tab/></text:span><text:span text:style-name="T4">384</text:span></text:p>
          <text:p text:style-name="P13"><text:span text:style-name="T4">H,W</text:span><text:span text:style-name="T4"><text:tab/></text:span><text:span text:style-name="T4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445" draw:text-style-name="P14" draw:layer="layout" svg:width="2.59cm" svg:height="0.844cm" svg:x="8.017cm" svg:y="8.67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6" draw:text-style-name="P15" xml:id="id142" draw:id="id142" draw:layer="layout" svg:width="2.223cm" svg:height="0.594cm" draw:transform="rotate (1.5707963267949) translate (7.406cm 10.5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7" draw:style-name="gr13" draw:text-style-name="P9" draw:layer="layout" draw:type="line" svg:x1="8cm" svg:y1="9.468cm" svg:x2="10.832cm" svg:y2="9.513cm" draw:start-shape="id142" draw:start-glue-point="5" svg:d="M8000 9468l2832 45" svg:viewBox="0 0 2833 46">
          <text:p/>
        </draw:connector>
        <draw:connector draw:name="Connector: Elbow 51" draw:style-name="gr41" draw:text-style-name="P9" draw:layer="layout" svg:x1="6.137cm" svg:y1="9.024cm" svg:x2="7.407cm" svg:y2="9.024cm" svg:d="M6137 9024h1270" svg:viewBox="0 0 1271 1">
          <text:p/>
        </draw:connector>
        <draw:custom-shape draw:name="TextBox 141" draw:style-name="gr446" draw:text-style-name="P14" draw:layer="layout" svg:width="4.677cm" svg:height="0.844cm" svg:x="1.525cm" svg:y="8.481cm">
          <text:p text:style-name="P13"><text:span text:style-name="T4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3" draw:style-name="gr41" draw:text-style-name="P9" xml:id="id144" draw:id="id144" draw:layer="layout" svg:x1="6.132cm" svg:y1="10.087cm" svg:x2="7.402cm" svg:y2="10.087cm" svg:d="M6132 10087h1270" svg:viewBox="0 0 1271 1">
          <text:p/>
        </draw:connector>
        <draw:connector draw:style-name="gr447" draw:text-style-name="P18" draw:layer="layout" draw:line-skew="2.113cm" svg:x1="19.623cm" svg:y1="9.462cm" svg:x2="6.132cm" svg:y2="10.087cm" draw:start-shape="id143" draw:start-glue-point="2" draw:end-shape="id144" draw:end-glue-point="2" svg:d="M19623 9462v3238h-13491v-2613" svg:viewBox="0 0 13492 3239">
          <text:p/>
        </draw:connector>
        <draw:connector draw:name="Straight Arrow Connector 8" draw:style-name="gr13" draw:text-style-name="P9" draw:layer="layout" draw:type="line" svg:x1="13.811cm" svg:y1="9.467cm" svg:x2="16.82cm" svg:y2="9.468cm" draw:start-shape="id145" draw:start-glue-point="1" draw:end-shape="id138" draw:end-glue-point="6" svg:d="M13811 9467l3009 1" svg:viewBox="0 0 3010 2">
          <text:p/>
        </draw:connector>
        <presentation:notes draw:style-name="dp4">
          <draw:page-thumbnail draw:style-name="gr40" draw:layer="layout" svg:width="0.001cm" svg:height="0.001cm" svg:x="0cm" svg:y="2.257cm" draw:page-number="19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">
        <draw:custom-shape draw:name="Rectangle 107" draw:style-name="gr216" draw:text-style-name="P38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274" draw:text-style-name="P38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75" draw:text-style-name="P38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76" draw:text-style-name="P38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77" draw:text-style-name="P38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229" draw:text-style-name="P40" xml:id="id146" draw:id="id146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16" draw:text-style-name="P38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16" draw:text-style-name="P38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16" draw:text-style-name="P38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16" draw:text-style-name="P38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16" draw:text-style-name="P38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29" draw:text-style-name="P40" xml:id="id152" draw:id="id152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216" draw:text-style-name="P38" draw:layer="layout" svg:width="0.323cm" svg:height="2.631cm" svg:x="20.934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274" draw:text-style-name="P38" xml:id="id148" draw:id="id148" draw:layer="layout" svg:width="0.323cm" svg:height="0.44cm" svg:x="23.054cm" svg:y="9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275" draw:text-style-name="P38" draw:layer="layout" svg:width="0.323cm" svg:height="0.878cm" svg:x="22.523cm" svg:y="8.79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276" draw:text-style-name="P38" draw:layer="layout" svg:width="0.323cm" svg:height="1.557cm" svg:x="21.993cm" svg:y="8.4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277" draw:text-style-name="P38" draw:layer="layout" svg:width="0.323cm" svg:height="2.227cm" svg:x="21.464cm" svg:y="8.12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216" draw:text-style-name="P38" draw:layer="layout" svg:width="0.323cm" svg:height="2.631cm" svg:x="20.403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448" draw:text-style-name="P29" xml:id="id147" draw:id="id147" draw:layer="layout" svg:width="1.522cm" svg:height="1.523cm" svg:x="15.177cm" svg:y="8.474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10" draw:style-name="gr41" draw:text-style-name="P9" draw:layer="layout" draw:line-skew="1.469cm" svg:x1="13.001cm" svg:y1="6.805cm" svg:x2="15.938cm" svg:y2="8.474cm" draw:start-shape="id146" draw:start-glue-point="1" draw:end-shape="id147" draw:end-glue-point="4" svg:d="M13001 6805h2937v1669" svg:viewBox="0 0 2938 1670">
          <text:p/>
        </draw:connector>
        <draw:connector draw:name="Connector: Elbow 11" draw:style-name="gr41" draw:text-style-name="P9" draw:layer="layout" svg:x1="16.701cm" svg:y1="9.237cm" svg:x2="20.417cm" svg:y2="9.237cm" svg:d="M16701 9237h3716" svg:viewBox="0 0 3717 1">
          <text:p/>
        </draw:connector>
        <draw:connector draw:name="Connector: Elbow 13" draw:style-name="gr41" draw:text-style-name="P9" draw:layer="layout" draw:line-skew="0.001cm" svg:x1="23.378cm" svg:y1="9.236cm" svg:x2="25.402cm" svg:y2="9.235cm" draw:start-shape="id148" draw:start-glue-point="1" draw:end-shape="id149" draw:end-glue-point="3" svg:d="M23378 9236h1013v-1h1011" svg:viewBox="0 0 2025 2">
          <text:p/>
        </draw:connector>
        <draw:connector draw:name="Connector: Elbow 20" draw:style-name="gr41" draw:text-style-name="P9" draw:layer="layout" draw:line-skew="-4.602cm" svg:x1="16.699cm" svg:y1="9.236cm" svg:x2="27.611cm" svg:y2="13.095cm" draw:start-shape="id147" draw:start-glue-point="10" draw:end-shape="id150" draw:end-glue-point="3" svg:d="M16699 9236h854v3859h10058" svg:viewBox="0 0 10913 3860">
          <text:p/>
        </draw:connector>
        <draw:connector draw:name="Connector: Elbow 35" draw:style-name="gr41" draw:text-style-name="P9" draw:layer="layout" svg:x1="5.675cm" svg:y1="11.785cm" svg:x2="9.993cm" svg:y2="11.785cm" svg:d="M5675 11785h4318" svg:viewBox="0 0 4319 1">
          <text:p/>
        </draw:connector>
        <draw:custom-shape draw:name="TextBox 20" draw:style-name="gr449" draw:text-style-name="P14" draw:layer="layout" svg:width="4.377cm" svg:height="0.844cm" svg:x="1.246cm" svg:y="6.379cm">
          <text:p text:style-name="P13"><text:span text:style-name="T4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229" draw:text-style-name="P40" xml:id="id149" draw:id="id149" draw:layer="layout" svg:width="0.322cm" svg:height="2.631cm" svg:x="25.402cm" svg:y="7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38" draw:style-name="gr41" draw:text-style-name="P9" draw:layer="layout" svg:x1="25.726cm" svg:y1="9.22cm" svg:x2="27.738cm" svg:y2="9.22cm" svg:d="M25726 9220h2012" svg:viewBox="0 0 2013 1">
          <text:p/>
        </draw:connector>
        <draw:connector draw:name="Connector: Elbow 39" draw:style-name="gr41" draw:text-style-name="P9" draw:layer="layout" svg:x1="5.659cm" svg:y1="6.823cm" svg:x2="7.67cm" svg:y2="6.821cm" draw:end-shape="id151" draw:end-glue-point="3" svg:d="M5659 6823h1006v-2h1005" svg:viewBox="0 0 2012 3">
          <text:p/>
        </draw:connector>
        <draw:custom-shape draw:name="Rectangle 126" draw:style-name="gr216" draw:text-style-name="P38" xml:id="id151" draw:id="id151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0" draw:style-name="gr41" draw:text-style-name="P9" draw:layer="layout" svg:x1="7.994cm" svg:y1="6.807cm" svg:x2="10.006cm" svg:y2="6.807cm" svg:d="M7994 6807h2012" svg:viewBox="0 0 2013 1">
          <text:p/>
        </draw:connector>
        <draw:custom-shape draw:name="TextBox 21" draw:style-name="gr450" draw:text-style-name="P14" draw:layer="layout" svg:width="0.799cm" svg:height="0.844cm" svg:x="5.663cm" svg:y="5.968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51" draw:text-style-name="P14" draw:layer="layout" svg:width="1.396cm" svg:height="0.844cm" svg:x="8.51cm" svg:y="5.889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452" draw:text-style-name="P14" draw:layer="layout" svg:width="2.59cm" svg:height="0.844cm" svg:x="13.069cm" svg:y="10.87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453" draw:text-style-name="P14" draw:layer="layout" svg:width="4.973cm" svg:height="0.844cm" svg:x="0.673cm" svg:y="11.333cm">
          <text:p text:style-name="P13"><text:span text:style-name="T4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3" draw:style-name="gr454" draw:text-style-name="P14" draw:layer="layout" svg:width="2.59cm" svg:height="0.844cm" svg:x="5.585cm" svg:y="10.87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455" draw:text-style-name="P14" draw:layer="layout" svg:width="2.59cm" svg:height="0.844cm" svg:x="13.069cm" svg:y="5.951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456" draw:text-style-name="P14" draw:layer="layout" svg:width="4.377cm" svg:height="0.844cm" svg:x="9.423cm" svg:y="13.275cm">
          <text:p text:style-name="P13"><text:span text:style-name="T4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457" draw:text-style-name="P14" draw:layer="layout" svg:width="3.78cm" svg:height="0.844cm" svg:x="9.721cm" svg:y="8.209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458" draw:text-style-name="P14" draw:layer="layout" svg:width="3.78cm" svg:height="0.844cm" svg:x="19.747cm" svg:y="10.702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459" draw:text-style-name="P14" xml:id="id150" draw:id="id150" draw:layer="layout" svg:width="4.08cm" svg:height="0.844cm" svg:x="27.611cm" svg:y="12.673cm">
          <text:p text:style-name="P13"><text:span text:style-name="T4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9" draw:style-name="gr460" draw:text-style-name="P14" draw:layer="layout" svg:width="3.483cm" svg:height="0.844cm" svg:x="27.732cm" svg:y="8.792cm">
          <text:p text:style-name="P13"><text:span text:style-name="T4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461" draw:text-style-name="P14" draw:layer="layout" svg:width="0.799cm" svg:height="0.844cm" svg:x="25.981cm" svg:y="8.42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462" draw:text-style-name="P14" draw:layer="layout" svg:width="1.396cm" svg:height="0.844cm" svg:x="23.974cm" svg:y="8.394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463" draw:text-style-name="P14" draw:layer="layout" svg:width="2.59cm" svg:height="0.844cm" svg:x="25.085cm" svg:y="12.245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464" draw:text-style-name="P14" draw:layer="layout" svg:width="2.59cm" svg:height="0.844cm" svg:x="17.686cm" svg:y="8.394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1" draw:style-name="gr41" draw:text-style-name="P9" draw:layer="layout" draw:line-skew="1.469cm" svg:x1="13.001cm" svg:y1="11.783cm" svg:x2="15.938cm" svg:y2="9.997cm" draw:start-shape="id152" draw:start-glue-point="1" draw:end-shape="id147" draw:end-glue-point="8" svg:d="M13001 11783h2937v-1786" svg:viewBox="0 0 2938 1787">
          <text:p/>
        </draw:connector>
        <draw:custom-shape draw:name="TextBox 124" draw:style-name="gr465" draw:text-style-name="P14" draw:layer="layout" svg:width="1.693cm" svg:height="0.844cm" svg:x="0.272cm" svg:y="0.126cm">
          <text:p text:style-name="P13"><text:span text:style-name="T4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466" draw:text-style-name="P14" draw:layer="layout" svg:width="4.533cm" svg:height="2.03cm" svg:x="27.7cm" svg:y="15.938cm">
          <text:p text:style-name="P13"><text:span text:style-name="T4">V</text:span><text:span text:style-name="T4"><text:tab/></text:span><text:span text:style-name="T4">256</text:span></text:p>
          <text:p text:style-name="P13"><text:span text:style-name="T4">C</text:span><text:span text:style-name="T4"><text:tab/></text:span><text:span text:style-name="T4">384</text:span></text:p>
          <text:p text:style-name="P13"><text:span text:style-name="T4">H,W</text:span><text:span text:style-name="T4"><text:tab/></text:span><text:span text:style-name="T4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20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">
        <draw:custom-shape draw:name="Rectangle 10" draw:style-name="gr216" draw:text-style-name="P38" draw:layer="layout" svg:width="0.322cm" svg:height="2.631cm" svg:x="10.115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6" draw:text-style-name="P38" draw:layer="layout" svg:width="0.322cm" svg:height="2.631cm" svg:x="10.649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16" draw:text-style-name="P38" draw:layer="layout" svg:width="0.322cm" svg:height="2.631cm" svg:x="11.181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16" draw:text-style-name="P38" draw:layer="layout" svg:width="0.322cm" svg:height="2.631cm" svg:x="11.714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6" draw:text-style-name="P38" draw:layer="layout" svg:width="0.322cm" svg:height="2.631cm" svg:x="12.248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29" draw:text-style-name="P40" xml:id="id153" draw:id="id153" draw:layer="layout" svg:width="0.322cm" svg:height="2.631cm" svg:x="12.782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467" draw:text-style-name="P29" xml:id="id154" draw:id="id154" draw:layer="layout" svg:width="1.522cm" svg:height="1.523cm" svg:x="16.65cm" svg:y="9.216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37" draw:style-name="gr41" draw:text-style-name="P9" draw:layer="layout" svg:x1="5.777cm" svg:y1="15.217cm" svg:x2="10.095cm" svg:y2="15.217cm" svg:d="M5777 15217h4318" svg:viewBox="0 0 4319 1">
          <text:p/>
        </draw:connector>
        <draw:custom-shape draw:name="TextBox 55" draw:style-name="gr468" draw:text-style-name="P14" draw:layer="layout" svg:width="2.59cm" svg:height="0.844cm" svg:x="13.172cm" svg:y="14.30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69" draw:text-style-name="P14" draw:layer="layout" svg:width="4.973cm" svg:height="0.844cm" svg:x="0.774cm" svg:y="14.766cm">
          <text:p text:style-name="P13"><text:span text:style-name="T4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70" draw:text-style-name="P14" draw:layer="layout" svg:width="2.59cm" svg:height="0.844cm" svg:x="5.687cm" svg:y="14.30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71" draw:text-style-name="P14" draw:layer="layout" svg:width="4.377cm" svg:height="0.844cm" svg:x="9.526cm" svg:y="16.708cm">
          <text:p text:style-name="P13"><text:span text:style-name="T4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41" draw:text-style-name="P9" draw:layer="layout" draw:line-skew="2.154cm" svg:x1="13.104cm" svg:y1="15.216cm" svg:x2="17.411cm" svg:y2="10.739cm" draw:start-shape="id153" draw:start-glue-point="1" draw:end-shape="id154" draw:end-glue-point="8" svg:d="M13104 15216h4307v-4477" svg:viewBox="0 0 4308 4478">
          <text:p/>
        </draw:connector>
        <draw:custom-shape draw:name="TextBox 1" draw:style-name="gr472" draw:text-style-name="P14" draw:layer="layout" svg:width="4.973cm" svg:height="0.844cm" svg:x="0.152cm" svg:y="0.126cm">
          <text:p text:style-name="P13"><text:span text:style-name="T4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73" draw:text-style-name="P14" draw:layer="layout" svg:width="4.533cm" svg:height="2.03cm" svg:x="27.936cm" svg:y="16.109cm">
          <text:p text:style-name="P13"><text:span text:style-name="T4">V</text:span><text:span text:style-name="T4"><text:tab/></text:span><text:span text:style-name="T4">256</text:span></text:p>
          <text:p text:style-name="P13"><text:span text:style-name="T4">C</text:span><text:span text:style-name="T4"><text:tab/></text:span><text:span text:style-name="T4">384</text:span></text:p>
          <text:p text:style-name="P13"><text:span text:style-name="T4">H,W</text:span><text:span text:style-name="T4"><text:tab/></text:span><text:span text:style-name="T4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6" draw:text-style-name="P38" draw:layer="layout" svg:width="0.322cm" svg:height="2.631cm" svg:x="10.089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6" draw:text-style-name="P38" draw:layer="layout" svg:width="0.322cm" svg:height="2.631cm" svg:x="10.6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6" draw:text-style-name="P38" draw:layer="layout" svg:width="0.322cm" svg:height="2.631cm" svg:x="11.155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16" draw:text-style-name="P38" draw:layer="layout" svg:width="0.322cm" svg:height="2.631cm" svg:x="11.688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16" draw:text-style-name="P38" draw:layer="layout" svg:width="0.322cm" svg:height="2.631cm" svg:x="12.2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29" draw:text-style-name="P40" draw:layer="layout" svg:width="0.322cm" svg:height="2.631cm" svg:x="12.754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41" draw:text-style-name="P9" draw:layer="layout" svg:x1="5.751cm" svg:y1="10.084cm" svg:x2="10.069cm" svg:y2="10.084cm" svg:d="M5751 10084h4318" svg:viewBox="0 0 4319 1">
          <text:p/>
        </draw:connector>
        <draw:custom-shape draw:name="TextBox 30" draw:style-name="gr474" draw:text-style-name="P14" draw:layer="layout" svg:width="2.59cm" svg:height="0.844cm" svg:x="13.145cm" svg:y="9.169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75" draw:text-style-name="P14" draw:layer="layout" svg:width="4.377cm" svg:height="0.844cm" svg:x="1.322cm" svg:y="9.633cm">
          <text:p text:style-name="P13"><text:span text:style-name="T4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76" draw:text-style-name="P14" draw:layer="layout" svg:width="3.78cm" svg:height="0.844cm" svg:x="5.619cm" svg:y="9.169cm">
          <text:p text:style-name="P13"><text:span text:style-name="T4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77" draw:text-style-name="P14" draw:layer="layout" svg:width="3.78cm" svg:height="0.844cm" svg:x="9.521cm" svg:y="11.574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1" draw:style-name="gr478" draw:text-style-name="P29" xml:id="id158" draw:id="id158" draw:layer="layout" svg:width="1.522cm" svg:height="1.523cm" svg:x="16.65cm" svg:y="3.492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2" draw:style-name="gr216" draw:text-style-name="P38" draw:layer="layout" svg:width="0.323cm" svg:height="2.631cm" svg:x="22.397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79" draw:text-style-name="P40" xml:id="id155" draw:id="id155" draw:layer="layout" svg:width="0.323cm" svg:height="0.44cm" svg:x="24.517cm" svg:y="4.02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75" draw:text-style-name="P38" draw:layer="layout" svg:width="0.323cm" svg:height="0.878cm" svg:x="23.987cm" svg:y="3.80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76" draw:text-style-name="P38" draw:layer="layout" svg:width="0.323cm" svg:height="1.557cm" svg:x="23.456cm" svg:y="3.4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77" draw:text-style-name="P38" draw:layer="layout" svg:width="0.323cm" svg:height="2.227cm" svg:x="22.926cm" svg:y="3.1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16" draw:text-style-name="P38" draw:layer="layout" svg:width="0.323cm" svg:height="2.631cm" svg:x="21.866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9" draw:style-name="gr41" draw:text-style-name="P9" draw:layer="layout" svg:x1="18.164cm" svg:y1="4.242cm" svg:x2="21.88cm" svg:y2="4.242cm" svg:d="M18164 4242h3716" svg:viewBox="0 0 3717 1">
          <text:p/>
        </draw:connector>
        <draw:connector draw:name="Connector: Elbow 62" draw:style-name="gr41" draw:text-style-name="P9" draw:layer="layout" svg:x1="24.841cm" svg:y1="4.241cm" svg:x2="26.866cm" svg:y2="4.24cm" draw:start-shape="id155" draw:start-glue-point="1" draw:end-shape="id156" draw:end-glue-point="3" svg:d="M24841 4241h1013v-1h1012" svg:viewBox="0 0 2026 2">
          <text:p/>
        </draw:connector>
        <draw:connector draw:name="Connector: Elbow 68" draw:style-name="gr41" draw:text-style-name="P9" draw:layer="layout" draw:line-skew="-4.602cm" svg:x1="18.164cm" svg:y1="4.242cm" svg:x2="29.074cm" svg:y2="8.099cm" draw:end-shape="id157" draw:end-glue-point="3" svg:d="M18164 4242h853v3857h10057" svg:viewBox="0 0 10911 3858">
          <text:p/>
        </draw:connector>
        <draw:custom-shape draw:name="Rectangle 71" draw:style-name="gr229" draw:text-style-name="P40" xml:id="id156" draw:id="id156" draw:layer="layout" svg:width="0.322cm" svg:height="2.631cm" svg:x="26.866cm" svg:y="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2" draw:style-name="gr41" draw:text-style-name="P9" draw:layer="layout" svg:x1="27.189cm" svg:y1="4.225cm" svg:x2="29.201cm" svg:y2="4.225cm" svg:d="M27189 4225h2012" svg:viewBox="0 0 2013 1">
          <text:p/>
        </draw:connector>
        <draw:custom-shape draw:name="TextBox 73" draw:style-name="gr480" draw:text-style-name="P14" draw:layer="layout" svg:width="3.78cm" svg:height="0.844cm" svg:x="21.211cm" svg:y="5.707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481" draw:text-style-name="P14" xml:id="id157" draw:id="id157" draw:layer="layout" svg:width="4.08cm" svg:height="0.844cm" svg:x="29.074cm" svg:y="7.677cm">
          <text:p text:style-name="P13"><text:span text:style-name="T4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482" draw:text-style-name="P14" draw:layer="layout" svg:width="3.483cm" svg:height="0.844cm" svg:x="29.195cm" svg:y="3.797cm">
          <text:p text:style-name="P13"><text:span text:style-name="T4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483" draw:text-style-name="P14" draw:layer="layout" svg:width="0.799cm" svg:height="0.844cm" svg:x="27.444cm" svg:y="3.424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484" draw:text-style-name="P14" draw:layer="layout" svg:width="1.396cm" svg:height="0.844cm" svg:x="25.437cm" svg:y="3.399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485" draw:text-style-name="P14" draw:layer="layout" svg:width="2.59cm" svg:height="0.844cm" svg:x="26.548cm" svg:y="7.25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486" draw:text-style-name="P14" draw:layer="layout" svg:width="2.59cm" svg:height="0.844cm" svg:x="19.149cm" svg:y="3.399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5" draw:style-name="gr13" draw:text-style-name="P9" draw:layer="layout" draw:type="line" svg:x1="17.411cm" svg:y1="9.216cm" svg:x2="17.411cm" svg:y2="5.015cm" draw:start-shape="id154" draw:start-glue-point="4" draw:end-shape="id158" draw:end-glue-point="8" svg:d="M17411 9216v-4201" svg:viewBox="0 0 1 4202">
          <text:p/>
        </draw:connector>
        <draw:connector draw:name="Straight Arrow Connector 88" draw:style-name="gr13" draw:text-style-name="P9" draw:layer="layout" draw:type="line" svg:x1="13.116cm" svg:y1="10.013cm" svg:x2="16.661cm" svg:y2="10.013cm" svg:d="M13116 10013h3545" svg:viewBox="0 0 3546 1">
          <text:p/>
        </draw:connector>
        <draw:custom-shape draw:name="Rectangle 89" draw:style-name="gr216" draw:text-style-name="P38" draw:layer="layout" svg:width="0.322cm" svg:height="2.631cm" svg:x="12.24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274" draw:text-style-name="P38" draw:layer="layout" svg:width="0.322cm" svg:height="0.44cm" svg:x="10.124cm" svg:y="4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275" draw:text-style-name="P38" draw:layer="layout" svg:width="0.322cm" svg:height="0.878cm" svg:x="10.654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276" draw:text-style-name="P38" draw:layer="layout" svg:width="0.322cm" svg:height="1.557cm" svg:x="11.185cm" svg:y="3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277" draw:text-style-name="P38" draw:layer="layout" svg:width="0.322cm" svg:height="2.227cm" svg:x="11.714cm" svg:y="3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29" draw:text-style-name="P40" xml:id="id160" draw:id="id160" draw:layer="layout" svg:width="0.322cm" svg:height="2.631cm" svg:x="12.77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487" draw:text-style-name="P14" draw:layer="layout" svg:width="4.377cm" svg:height="0.844cm" svg:x="1.343cm" svg:y="3.843cm">
          <text:p text:style-name="P13"><text:span text:style-name="T4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6" draw:style-name="gr41" draw:text-style-name="P9" draw:layer="layout" svg:x1="5.755cm" svg:y1="4.288cm" svg:x2="7.768cm" svg:y2="4.278cm" draw:end-shape="id159" draw:end-glue-point="3" svg:d="M5755 4288h1007v-10h1006" svg:viewBox="0 0 2014 11">
          <text:p/>
        </draw:connector>
        <draw:custom-shape draw:name="Rectangle 97" draw:style-name="gr229" draw:text-style-name="P40" xml:id="id159" draw:id="id159" draw:layer="layout" svg:width="0.322cm" svg:height="2.631cm" svg:x="7.7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8" draw:style-name="gr41" draw:text-style-name="P9" draw:layer="layout" svg:x1="8.09cm" svg:y1="4.271cm" svg:x2="10.102cm" svg:y2="4.271cm" svg:d="M8090 4271h2012" svg:viewBox="0 0 2013 1">
          <text:p/>
        </draw:connector>
        <draw:custom-shape draw:name="TextBox 99" draw:style-name="gr488" draw:text-style-name="P14" draw:layer="layout" svg:width="0.799cm" svg:height="0.844cm" svg:x="5.76cm" svg:y="3.433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489" draw:text-style-name="P14" draw:layer="layout" svg:width="1.396cm" svg:height="0.844cm" svg:x="8.606cm" svg:y="3.353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490" draw:text-style-name="P14" draw:layer="layout" svg:width="2.59cm" svg:height="0.844cm" svg:x="13.166cm" svg:y="3.416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491" draw:text-style-name="P14" draw:layer="layout" svg:width="3.78cm" svg:height="0.844cm" svg:x="9.817cm" svg:y="5.674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3" draw:style-name="gr13" draw:text-style-name="P9" draw:layer="layout" draw:type="line" svg:x1="13.097cm" svg:y1="4.278cm" svg:x2="16.644cm" svg:y2="4.28cm" draw:start-shape="id160" draw:start-glue-point="1" svg:d="M13097 4278l3547 2" svg:viewBox="0 0 3548 3">
          <text:p/>
        </draw:connector>
        <presentation:notes draw:style-name="dp4">
          <draw:page-thumbnail draw:style-name="gr40" draw:layer="layout" svg:width="0.001cm" svg:height="0.001cm" svg:x="0cm" svg:y="2.257cm" draw:page-number="21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ank">
        <draw:custom-shape draw:name="Rectangle 39" draw:style-name="gr216" draw:text-style-name="P38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16" draw:text-style-name="P38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16" draw:text-style-name="P38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16" draw:text-style-name="P38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16" draw:text-style-name="P38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29" draw:text-style-name="P40" xml:id="id165" draw:id="id165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92" draw:text-style-name="P14" draw:layer="layout" svg:width="2.59cm" svg:height="0.844cm" svg:x="12.851cm" svg:y="2.92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93" draw:text-style-name="P14" draw:layer="layout" svg:width="4.973cm" svg:height="0.844cm" svg:x="9.344cm" svg:y="-1.513cm">
          <text:p text:style-name="P13"><text:span text:style-name="T4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494" draw:text-style-name="P14" draw:layer="layout" svg:width="2.59cm" svg:height="0.844cm" svg:x="7.366cm" svg:y="14.586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95" draw:text-style-name="P14" draw:layer="layout" svg:width="3.78cm" svg:height="0.844cm" svg:x="9.504cm" svg:y="5.328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96" draw:text-style-name="P14" draw:layer="layout" svg:width="4.973cm" svg:height="0.844cm" svg:x="0.152cm" svg:y="0.126cm">
          <text:p text:style-name="P13"><text:span text:style-name="T4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97" draw:text-style-name="P14" draw:layer="layout" svg:width="4.533cm" svg:height="2.03cm" svg:x="27.936cm" svg:y="16.109cm">
          <text:p text:style-name="P13"><text:span text:style-name="T4">V</text:span><text:span text:style-name="T4"><text:tab/></text:span><text:span text:style-name="T4">256</text:span></text:p>
          <text:p text:style-name="P13"><text:span text:style-name="T4">C</text:span><text:span text:style-name="T4"><text:tab/></text:span><text:span text:style-name="T4">384</text:span></text:p>
          <text:p text:style-name="P13"><text:span text:style-name="T4">H,W</text:span><text:span text:style-name="T4"><text:tab/></text:span><text:span text:style-name="T4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6" draw:text-style-name="P38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16" draw:text-style-name="P38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16" draw:text-style-name="P38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16" draw:text-style-name="P38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216" draw:text-style-name="P38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229" draw:text-style-name="P40" xml:id="id167" draw:id="id167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98" draw:text-style-name="P14" draw:layer="layout" svg:width="2.59cm" svg:height="0.844cm" svg:x="13.012cm" svg:y="14.498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99" draw:text-style-name="P14" draw:layer="layout" svg:width="4.377cm" svg:height="0.844cm" svg:x="1.06cm" svg:y="3.33cm">
          <text:p text:style-name="P13"><text:span text:style-name="T4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500" draw:text-style-name="P14" draw:layer="layout" svg:width="3.78cm" svg:height="0.844cm" svg:x="5.367cm" svg:y="2.967cm">
          <text:p text:style-name="P13"><text:span text:style-name="T4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501" draw:text-style-name="P14" draw:layer="layout" svg:width="3.78cm" svg:height="0.844cm" svg:x="9.388cm" svg:y="16.903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502" draw:text-style-name="P29" xml:id="id166" draw:id="id166" draw:layer="layout" svg:width="1.522cm" svg:height="1.523cm" svg:x="16.517cm" svg:y="8.821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0" draw:style-name="gr216" draw:text-style-name="P38" draw:layer="layout" svg:width="0.323cm" svg:height="2.631cm" svg:x="22.264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479" draw:text-style-name="P40" xml:id="id161" draw:id="id161" draw:layer="layout" svg:width="0.323cm" svg:height="0.44cm" svg:x="24.384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275" draw:text-style-name="P38" draw:layer="layout" svg:width="0.323cm" svg:height="0.878cm" svg:x="23.854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276" draw:text-style-name="P38" draw:layer="layout" svg:width="0.323cm" svg:height="1.557cm" svg:x="23.324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277" draw:text-style-name="P38" draw:layer="layout" svg:width="0.323cm" svg:height="2.227cm" svg:x="22.793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216" draw:text-style-name="P38" draw:layer="layout" svg:width="0.323cm" svg:height="2.631cm" svg:x="21.732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4" draw:style-name="gr41" draw:text-style-name="P9" draw:layer="layout" svg:x1="18.031cm" svg:y1="9.571cm" svg:x2="21.747cm" svg:y2="9.571cm" svg:d="M18031 9571h3716" svg:viewBox="0 0 3717 1">
          <text:p/>
        </draw:connector>
        <draw:connector draw:name="Connector: Elbow 15" draw:style-name="gr41" draw:text-style-name="P9" draw:layer="layout" svg:x1="24.708cm" svg:y1="9.57cm" svg:x2="26.733cm" svg:y2="9.569cm" draw:start-shape="id161" draw:start-glue-point="1" draw:end-shape="id162" draw:end-glue-point="3" svg:d="M24708 9570h1013v-1h1012" svg:viewBox="0 0 2026 2">
          <text:p/>
        </draw:connector>
        <draw:custom-shape draw:name="Rectangle 66" draw:style-name="gr229" draw:text-style-name="P40" xml:id="id162" draw:id="id162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7" draw:style-name="gr41" draw:text-style-name="P9" draw:layer="layout" svg:x1="27.056cm" svg:y1="9.554cm" svg:x2="29.068cm" svg:y2="9.554cm" svg:d="M27056 9554h2012" svg:viewBox="0 0 2013 1">
          <text:p/>
        </draw:connector>
        <draw:custom-shape draw:name="TextBox 47" draw:style-name="gr503" draw:text-style-name="P14" draw:layer="layout" svg:width="3.78cm" svg:height="0.844cm" svg:x="21.078cm" svg:y="11.036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504" draw:text-style-name="P14" draw:layer="layout" svg:width="4.08cm" svg:height="0.844cm" svg:x="28.941cm" svg:y="13.006cm">
          <text:p text:style-name="P13"><text:span text:style-name="T4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505" draw:text-style-name="P14" draw:layer="layout" svg:width="3.483cm" svg:height="0.844cm" svg:x="29.062cm" svg:y="9.126cm">
          <text:p text:style-name="P13"><text:span text:style-name="T4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506" draw:text-style-name="P14" draw:layer="layout" svg:width="0.799cm" svg:height="0.844cm" svg:x="27.31cm" svg:y="8.753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507" draw:text-style-name="P14" draw:layer="layout" svg:width="1.396cm" svg:height="0.844cm" svg:x="25.305cm" svg:y="8.728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508" draw:text-style-name="P14" draw:layer="layout" svg:width="2.59cm" svg:height="0.844cm" svg:x="26.415cm" svg:y="12.579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509" draw:text-style-name="P14" draw:layer="layout" svg:width="2.59cm" svg:height="0.844cm" svg:x="18.037cm" svg:y="8.728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16" draw:text-style-name="P38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274" draw:text-style-name="P38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75" draw:text-style-name="P38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76" draw:text-style-name="P38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77" draw:text-style-name="P38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229" draw:text-style-name="P40" xml:id="id164" draw:id="id164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510" draw:text-style-name="P14" draw:layer="layout" svg:width="4.377cm" svg:height="0.844cm" svg:x="1.21cm" svg:y="9.172cm">
          <text:p text:style-name="P13"><text:span text:style-name="T4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8" draw:style-name="gr41" draw:text-style-name="P9" draw:layer="layout" svg:x1="5.622cm" svg:y1="9.617cm" svg:x2="7.635cm" svg:y2="9.607cm" draw:end-shape="id163" draw:end-glue-point="3" svg:d="M5622 9617h1007v-10h1006" svg:viewBox="0 0 2014 11">
          <text:p/>
        </draw:connector>
        <draw:custom-shape draw:name="Rectangle 74" draw:style-name="gr229" draw:text-style-name="P40" xml:id="id163" draw:id="id163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9" draw:style-name="gr41" draw:text-style-name="P9" draw:layer="layout" svg:x1="7.957cm" svg:y1="9.6cm" svg:x2="9.969cm" svg:y2="9.6cm" svg:d="M7957 9600h2012" svg:viewBox="0 0 2013 1">
          <text:p/>
        </draw:connector>
        <draw:custom-shape draw:name="TextBox 70" draw:style-name="gr511" draw:text-style-name="P14" draw:layer="layout" svg:width="0.799cm" svg:height="0.844cm" svg:x="5.627cm" svg:y="8.762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512" draw:text-style-name="P14" draw:layer="layout" svg:width="1.396cm" svg:height="0.844cm" svg:x="8.473cm" svg:y="8.682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513" draw:text-style-name="P14" draw:layer="layout" svg:width="2.59cm" svg:height="0.844cm" svg:x="13.033cm" svg:y="8.745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514" draw:text-style-name="P14" draw:layer="layout" svg:width="3.78cm" svg:height="0.844cm" svg:x="9.684cm" svg:y="11.003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" draw:style-name="gr13" draw:text-style-name="P9" draw:layer="layout" draw:type="line" svg:x1="12.964cm" svg:y1="9.607cm" svg:x2="16.511cm" svg:y2="9.609cm" draw:start-shape="id164" draw:start-glue-point="1" svg:d="M12964 9607l3547 2" svg:viewBox="0 0 3548 3">
          <text:p/>
        </draw:connector>
        <draw:connector draw:name="Connector: Elbow 2" draw:style-name="gr41" draw:text-style-name="P9" draw:layer="layout" svg:x1="12.783cm" svg:y1="3.836cm" svg:x2="17.278cm" svg:y2="8.821cm" draw:start-shape="id165" draw:start-glue-point="1" draw:end-shape="id166" draw:end-glue-point="4" svg:d="M12783 3836h4495v4985" svg:viewBox="0 0 4496 4986">
          <text:p/>
        </draw:connector>
        <draw:connector draw:name="Connector: Elbow 3" draw:style-name="gr41" draw:text-style-name="P9" draw:layer="layout" svg:x1="12.943cm" svg:y1="15.412cm" svg:x2="17.278cm" svg:y2="10.344cm" draw:start-shape="id167" draw:start-glue-point="1" draw:end-shape="id166" draw:end-glue-point="8" svg:d="M12943 15412h4335v-5068" svg:viewBox="0 0 4336 5069">
          <text:p/>
        </draw:connector>
        <draw:connector draw:name="Connector: Elbow 4" draw:style-name="gr41" draw:text-style-name="P9" draw:layer="layout" svg:x1="5.478cm" svg:y1="3.81cm" svg:x2="9.796cm" svg:y2="3.81cm" svg:d="M5478 3810h4318" svg:viewBox="0 0 4319 1">
          <text:p/>
        </draw:connector>
        <draw:custom-shape draw:style-name="gr515" draw:text-style-name="P15" xml:id="id168" draw:id="id168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" draw:style-name="gr13" draw:text-style-name="P9" draw:layer="layout" draw:type="line" svg:x1="7.438cm" svg:y1="15.414cm" svg:x2="9.956cm" svg:y2="15.429cm" draw:start-shape="id168" draw:start-glue-point="5" svg:d="M7438 15414l2518 15" svg:viewBox="0 0 2519 16">
          <text:p/>
        </draw:connector>
        <draw:connector draw:name="Connector: Elbow 16" draw:style-name="gr41" draw:text-style-name="P9" draw:layer="layout" draw:line-skew="5.702cm" svg:x1="20.313cm" svg:y1="10.076cm" svg:x2="6.551cm" svg:y2="15.92cm" svg:d="M20313 10076v8068h-14597v-2224h835" svg:viewBox="0 0 14598 8069">
          <text:p/>
        </draw:connector>
        <draw:line draw:style-name="gr516" draw:text-style-name="P53" draw:layer="layout" svg:x1="20.319cm" svg:y1="9.524cm" svg:x2="20.319cm" svg:y2="10.075cm">
          <text:p/>
        </draw:line>
        <draw:connector draw:name="Connector: Elbow 5" draw:style-name="gr41" draw:text-style-name="P9" draw:layer="layout" svg:x1="5.28cm" svg:y1="14.94cm" svg:x2="6.55cm" svg:y2="14.94cm" svg:d="M5280 14940h1270" svg:viewBox="0 0 1271 1">
          <text:p/>
        </draw:connector>
        <draw:custom-shape draw:name="TextBox 3" draw:style-name="gr517" draw:text-style-name="P14" draw:layer="layout" svg:width="5.57cm" svg:height="0.844cm" svg:x="-0.002cm" svg:y="14.397cm">
          <text:p text:style-name="P13"><text:span text:style-name="T4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22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ank">
        <draw:custom-shape draw:name="Rectangle 26" draw:style-name="gr216" draw:text-style-name="P38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16" draw:text-style-name="P38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16" draw:text-style-name="P38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16" draw:text-style-name="P38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16" draw:text-style-name="P38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29" draw:text-style-name="P40" xml:id="id174" draw:id="id174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518" draw:text-style-name="P14" draw:layer="layout" svg:width="2.59cm" svg:height="0.844cm" svg:x="12.851cm" svg:y="2.922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519" draw:text-style-name="P14" draw:layer="layout" svg:width="4.973cm" svg:height="0.844cm" svg:x="9.344cm" svg:y="-1.513cm">
          <text:p text:style-name="P13"><text:span text:style-name="T4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520" draw:text-style-name="P14" draw:layer="layout" svg:width="2.59cm" svg:height="0.844cm" svg:x="7.366cm" svg:y="14.586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521" draw:text-style-name="P14" draw:layer="layout" svg:width="3.78cm" svg:height="0.844cm" svg:x="9.504cm" svg:y="5.328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522" draw:text-style-name="P14" draw:layer="layout" svg:width="4.973cm" svg:height="0.844cm" svg:x="0.152cm" svg:y="0.126cm">
          <text:p text:style-name="P13"><text:span text:style-name="T4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523" draw:text-style-name="P14" draw:layer="layout" svg:width="4.533cm" svg:height="2.03cm" svg:x="27.936cm" svg:y="16.109cm">
          <text:p text:style-name="P13"><text:span text:style-name="T4">V</text:span><text:span text:style-name="T4"><text:tab/></text:span><text:span text:style-name="T4">256</text:span></text:p>
          <text:p text:style-name="P13"><text:span text:style-name="T4">C</text:span><text:span text:style-name="T4"><text:tab/></text:span><text:span text:style-name="T4">384</text:span></text:p>
          <text:p text:style-name="P13"><text:span text:style-name="T4">H,W</text:span><text:span text:style-name="T4"><text:tab/></text:span><text:span text:style-name="T4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216" draw:text-style-name="P38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216" draw:text-style-name="P38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216" draw:text-style-name="P38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216" draw:text-style-name="P38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216" draw:text-style-name="P38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229" draw:text-style-name="P40" xml:id="id175" draw:id="id175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524" draw:text-style-name="P14" draw:layer="layout" svg:width="2.59cm" svg:height="0.844cm" svg:x="13.012cm" svg:y="14.498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525" draw:text-style-name="P14" draw:layer="layout" svg:width="4.377cm" svg:height="0.844cm" svg:x="1.06cm" svg:y="3.33cm">
          <text:p text:style-name="P13"><text:span text:style-name="T4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526" draw:text-style-name="P14" draw:layer="layout" svg:width="4.08cm" svg:height="0.844cm" svg:x="5.446cm" svg:y="2.967cm">
          <text:p text:style-name="P13"><text:span text:style-name="T4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527" draw:text-style-name="P14" draw:layer="layout" svg:width="3.78cm" svg:height="0.844cm" svg:x="9.388cm" svg:y="16.903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528" draw:text-style-name="P29" xml:id="id169" draw:id="id169" draw:layer="layout" svg:width="1.522cm" svg:height="1.523cm" svg:x="16.217cm" svg:y="8.821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1" draw:style-name="gr216" draw:text-style-name="P38" draw:layer="layout" svg:width="0.323cm" svg:height="2.631cm" svg:x="22.264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479" draw:text-style-name="P40" xml:id="id170" draw:id="id170" draw:layer="layout" svg:width="0.323cm" svg:height="0.44cm" svg:x="24.384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75" draw:text-style-name="P38" draw:layer="layout" svg:width="0.323cm" svg:height="0.878cm" svg:x="23.854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76" draw:text-style-name="P38" draw:layer="layout" svg:width="0.323cm" svg:height="1.557cm" svg:x="23.324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77" draw:text-style-name="P38" draw:layer="layout" svg:width="0.323cm" svg:height="2.227cm" svg:x="22.793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16" draw:text-style-name="P38" draw:layer="layout" svg:width="0.323cm" svg:height="2.631cm" svg:x="21.732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1" draw:style-name="gr41" draw:text-style-name="P9" draw:layer="layout" svg:x1="17.739cm" svg:y1="9.583cm" svg:x2="21.747cm" svg:y2="9.571cm" draw:start-shape="id169" draw:start-glue-point="10" svg:d="M17739 9583h2004v-12h2004" svg:viewBox="0 0 4009 13">
          <text:p/>
        </draw:connector>
        <draw:connector draw:name="Connector: Elbow 22" draw:style-name="gr41" draw:text-style-name="P9" draw:layer="layout" svg:x1="24.708cm" svg:y1="9.57cm" svg:x2="26.733cm" svg:y2="9.569cm" draw:start-shape="id170" draw:start-glue-point="1" draw:end-shape="id171" draw:end-glue-point="3" svg:d="M24708 9570h1013v-1h1012" svg:viewBox="0 0 2026 2">
          <text:p/>
        </draw:connector>
        <draw:custom-shape draw:name="Rectangle 87" draw:style-name="gr229" draw:text-style-name="P40" xml:id="id171" draw:id="id171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3" draw:style-name="gr41" draw:text-style-name="P9" draw:layer="layout" svg:x1="27.056cm" svg:y1="9.554cm" svg:x2="29.068cm" svg:y2="9.554cm" svg:d="M27056 9554h2012" svg:viewBox="0 0 2013 1">
          <text:p/>
        </draw:connector>
        <draw:custom-shape draw:name="TextBox 93" draw:style-name="gr529" draw:text-style-name="P14" draw:layer="layout" svg:width="3.78cm" svg:height="0.844cm" svg:x="21.078cm" svg:y="11.036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530" draw:text-style-name="P14" draw:layer="layout" svg:width="4.08cm" svg:height="0.844cm" svg:x="28.941cm" svg:y="13.006cm">
          <text:p text:style-name="P13"><text:span text:style-name="T4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531" draw:text-style-name="P14" draw:layer="layout" svg:width="3.483cm" svg:height="0.844cm" svg:x="29.062cm" svg:y="9.126cm">
          <text:p text:style-name="P13"><text:span text:style-name="T4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7" draw:style-name="gr532" draw:text-style-name="P14" draw:layer="layout" svg:width="0.799cm" svg:height="0.844cm" svg:x="27.31cm" svg:y="8.753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533" draw:text-style-name="P14" draw:layer="layout" svg:width="1.396cm" svg:height="0.844cm" svg:x="25.305cm" svg:y="8.728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534" draw:text-style-name="P14" draw:layer="layout" svg:width="2.59cm" svg:height="0.844cm" svg:x="26.415cm" svg:y="12.579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535" draw:text-style-name="P14" draw:layer="layout" svg:width="2.59cm" svg:height="0.844cm" svg:x="19.158cm" svg:y="8.728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216" draw:text-style-name="P38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274" draw:text-style-name="P38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275" draw:text-style-name="P38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276" draw:text-style-name="P38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77" draw:text-style-name="P38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229" draw:text-style-name="P40" xml:id="id173" draw:id="id173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536" draw:text-style-name="P14" draw:layer="layout" svg:width="4.377cm" svg:height="0.844cm" svg:x="1.21cm" svg:y="9.172cm">
          <text:p text:style-name="P13"><text:span text:style-name="T4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4" draw:style-name="gr41" draw:text-style-name="P9" draw:layer="layout" svg:x1="5.622cm" svg:y1="9.617cm" svg:x2="7.635cm" svg:y2="9.607cm" draw:end-shape="id172" draw:end-glue-point="3" svg:d="M5622 9617h1007v-10h1006" svg:viewBox="0 0 2014 11">
          <text:p/>
        </draw:connector>
        <draw:custom-shape draw:name="Rectangle 101" draw:style-name="gr229" draw:text-style-name="P40" xml:id="id172" draw:id="id172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7" draw:style-name="gr41" draw:text-style-name="P9" draw:layer="layout" svg:x1="7.957cm" svg:y1="9.6cm" svg:x2="9.969cm" svg:y2="9.6cm" svg:d="M7957 9600h2012" svg:viewBox="0 0 2013 1">
          <text:p/>
        </draw:connector>
        <draw:custom-shape draw:name="TextBox 106" draw:style-name="gr537" draw:text-style-name="P14" draw:layer="layout" svg:width="0.799cm" svg:height="0.844cm" svg:x="5.627cm" svg:y="8.762cm">
          <text:p text:style-name="P13"><text:span text:style-name="T4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538" draw:text-style-name="P14" draw:layer="layout" svg:width="1.396cm" svg:height="0.844cm" svg:x="8.473cm" svg:y="8.682cm">
          <text:p text:style-name="P13"><text:span text:style-name="T4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539" draw:text-style-name="P14" draw:layer="layout" svg:width="2.59cm" svg:height="0.844cm" svg:x="13.033cm" svg:y="8.745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540" draw:text-style-name="P14" draw:layer="layout" svg:width="3.78cm" svg:height="0.844cm" svg:x="9.684cm" svg:y="11.003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13" draw:text-style-name="P9" draw:layer="layout" draw:type="line" svg:x1="12.964cm" svg:y1="9.607cm" svg:x2="16.217cm" svg:y2="9.583cm" draw:start-shape="id173" draw:start-glue-point="1" draw:end-shape="id169" draw:end-glue-point="6" svg:d="M12964 9607l3253-24" svg:viewBox="0 0 3254 25">
          <text:p/>
        </draw:connector>
        <draw:connector draw:name="Connector: Elbow 30" draw:style-name="gr41" draw:text-style-name="P9" draw:layer="layout" svg:x1="12.783cm" svg:y1="3.836cm" svg:x2="16.978cm" svg:y2="8.821cm" draw:start-shape="id174" draw:start-glue-point="1" draw:end-shape="id169" draw:end-glue-point="4" svg:d="M12783 3836h4195v4985" svg:viewBox="0 0 4196 4986">
          <text:p/>
        </draw:connector>
        <draw:connector draw:name="Connector: Elbow 31" draw:style-name="gr41" draw:text-style-name="P9" draw:layer="layout" svg:x1="12.943cm" svg:y1="15.412cm" svg:x2="16.978cm" svg:y2="10.344cm" draw:start-shape="id175" draw:start-glue-point="1" draw:end-shape="id169" draw:end-glue-point="8" svg:d="M12943 15412h4035v-5068" svg:viewBox="0 0 4036 5069">
          <text:p/>
        </draw:connector>
        <draw:connector draw:name="Connector: Elbow 34" draw:style-name="gr41" draw:text-style-name="P9" draw:layer="layout" svg:x1="5.478cm" svg:y1="3.81cm" svg:x2="9.796cm" svg:y2="3.81cm" svg:d="M5478 3810h4318" svg:viewBox="0 0 4319 1">
          <text:p/>
        </draw:connector>
        <draw:custom-shape draw:style-name="gr515" draw:text-style-name="P15" xml:id="id176" draw:id="id176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5" draw:style-name="gr13" draw:text-style-name="P9" draw:layer="layout" draw:type="line" svg:x1="7.438cm" svg:y1="15.414cm" svg:x2="9.956cm" svg:y2="15.429cm" draw:start-shape="id176" draw:start-glue-point="5" svg:d="M7438 15414l2518 15" svg:viewBox="0 0 2519 16">
          <text:p/>
        </draw:connector>
        <draw:line draw:style-name="gr516" draw:text-style-name="P53" xml:id="id178" draw:id="id178" draw:layer="layout" svg:x1="18.414cm" svg:y1="3.809cm" svg:x2="18.414cm" svg:y2="18.414cm">
          <text:p/>
        </draw:line>
        <draw:connector draw:name="Connector: Elbow 36" draw:style-name="gr41" draw:text-style-name="P9" draw:layer="layout" svg:x1="5.28cm" svg:y1="14.94cm" svg:x2="6.55cm" svg:y2="14.94cm" svg:d="M5280 14940h1270" svg:viewBox="0 0 1271 1">
          <text:p/>
        </draw:connector>
        <draw:custom-shape draw:name="TextBox 110" draw:style-name="gr541" draw:text-style-name="P14" draw:layer="layout" svg:width="5.57cm" svg:height="0.844cm" svg:x="-0.002cm" svg:y="14.397cm">
          <text:p text:style-name="P13"><text:span text:style-name="T4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16" draw:text-style-name="P38" draw:layer="layout" svg:width="0.322cm" svg:height="2.631cm" svg:x="21.659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16" draw:text-style-name="P38" draw:layer="layout" svg:width="0.322cm" svg:height="2.631cm" svg:x="22.1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16" draw:text-style-name="P38" draw:layer="layout" svg:width="0.322cm" svg:height="2.631cm" svg:x="22.725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16" draw:text-style-name="P38" draw:layer="layout" svg:width="0.322cm" svg:height="2.631cm" svg:x="23.258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16" draw:text-style-name="P38" draw:layer="layout" svg:width="0.322cm" svg:height="2.631cm" svg:x="23.7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229" draw:text-style-name="P40" draw:layer="layout" svg:width="0.322cm" svg:height="2.631cm" svg:x="24.326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42" draw:text-style-name="P14" draw:layer="layout" svg:width="2.59cm" svg:height="0.844cm" svg:x="19.071cm" svg:y="2.967cm">
          <text:p text:style-name="P13"><text:span text:style-name="T4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43" draw:text-style-name="P14" draw:layer="layout" svg:width="3.78cm" svg:height="0.844cm" svg:x="21.368cm" svg:y="5.346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" draw:style-name="gr41" draw:text-style-name="P9" xml:id="id177" draw:id="id177" draw:layer="layout" svg:x1="5.256cm" svg:y1="16.003cm" svg:x2="6.526cm" svg:y2="16.003cm" svg:d="M5256 16003h1270" svg:viewBox="0 0 1271 1">
          <text:p/>
        </draw:connector>
        <draw:line draw:style-name="gr544" draw:text-style-name="P53" draw:layer="layout" svg:x1="18.414cm" svg:y1="3.809cm" svg:x2="21.659cm" svg:y2="3.809cm">
          <text:p/>
        </draw:line>
        <draw:custom-shape draw:name="TextBox 6" draw:style-name="gr545" draw:text-style-name="P14" draw:layer="layout" svg:width="3.483cm" svg:height="0.844cm" svg:x="29.288cm" svg:y="3.286cm">
          <text:p text:style-name="P13"><text:span text:style-name="T4">nex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46" draw:text-style-name="P14" draw:layer="layout" svg:width="4.08cm" svg:height="0.844cm" svg:x="24.644cm" svg:y="2.967cm">
          <text:p text:style-name="P13"><text:span text:style-name="T4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44" draw:text-style-name="P53" draw:layer="layout" svg:x1="24.647cm" svg:y1="3.809cm" svg:x2="29.209cm" svg:y2="3.809cm">
          <text:p/>
        </draw:line>
        <draw:connector draw:style-name="gr547" draw:text-style-name="P3" draw:layer="layout" svg:x1="5.256cm" svg:y1="16.003cm" svg:x2="18.414cm" svg:y2="18.414cm" draw:start-shape="id177" draw:start-glue-point="2" draw:end-shape="id178" draw:end-glue-point="2" svg:d="M5256 16003v2411h13158" svg:viewBox="0 0 13159 2412">
          <text:p/>
        </draw:connector>
        <presentation:notes draw:style-name="dp4">
          <draw:page-thumbnail draw:style-name="gr40" draw:layer="layout" svg:width="0.001cm" svg:height="0.001cm" svg:x="0cm" svg:y="2.257cm" draw:page-number="23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ank">
        <draw:custom-shape draw:name="Rectangle 3" draw:style-name="gr216" draw:text-style-name="P38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4" draw:text-style-name="P38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5" draw:text-style-name="P38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6" draw:text-style-name="P38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7" draw:text-style-name="P38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9" draw:text-style-name="P40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16" draw:text-style-name="P38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6" draw:text-style-name="P38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16" draw:text-style-name="P38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16" draw:text-style-name="P38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6" draw:text-style-name="P38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29" draw:text-style-name="P40" xml:id="id183" draw:id="id183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6" draw:text-style-name="P38" draw:layer="layout" svg:width="0.323cm" svg:height="2.631cm" svg:x="22.382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79" draw:text-style-name="P40" xml:id="id179" draw:id="id179" draw:layer="layout" svg:width="0.323cm" svg:height="0.44cm" svg:x="24.502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5" draw:text-style-name="P38" draw:layer="layout" svg:width="0.323cm" svg:height="0.878cm" svg:x="23.973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6" draw:text-style-name="P38" draw:layer="layout" svg:width="0.323cm" svg:height="1.557cm" svg:x="23.443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7" draw:text-style-name="P38" draw:layer="layout" svg:width="0.323cm" svg:height="2.227cm" svg:x="22.913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6" draw:text-style-name="P38" draw:layer="layout" svg:width="0.323cm" svg:height="2.631cm" svg:x="21.851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48" draw:text-style-name="P29" xml:id="id181" draw:id="id181" draw:layer="layout" svg:width="1.522cm" svg:height="1.523cm" svg:x="16.625cm" svg:y="6.044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41" draw:text-style-name="P9" draw:layer="layout" svg:x1="13.002cm" svg:y1="6.807cm" svg:x2="16.626cm" svg:y2="6.807cm" svg:d="M13002 6807h3624" svg:viewBox="0 0 3625 1">
          <text:p/>
        </draw:connector>
        <draw:connector draw:name="Connector: Elbow 29" draw:style-name="gr41" draw:text-style-name="P9" draw:layer="layout" svg:x1="18.15cm" svg:y1="6.807cm" svg:x2="21.866cm" svg:y2="6.807cm" svg:d="M18150 6807h3716" svg:viewBox="0 0 3717 1">
          <text:p/>
        </draw:connector>
        <draw:connector draw:name="Connector: Elbow 32" draw:style-name="gr41" draw:text-style-name="P9" draw:layer="layout" svg:x1="24.826cm" svg:y1="6.806cm" svg:x2="26.853cm" svg:y2="6.805cm" draw:start-shape="id179" draw:start-glue-point="1" draw:end-shape="id180" draw:end-glue-point="3" svg:d="M24826 6806h1014v-1h1013" svg:viewBox="0 0 2028 2">
          <text:p/>
        </draw:connector>
        <draw:connector draw:name="Connector: Elbow 33" draw:style-name="gr41" draw:text-style-name="P9" draw:layer="layout" draw:line-skew="-4.687cm" svg:x1="18.147cm" svg:y1="6.806cm" svg:x2="29.094cm" svg:y2="11.803cm" draw:start-shape="id181" draw:start-glue-point="10" svg:d="M18147 6806h787v4997h10160" svg:viewBox="0 0 10948 4998">
          <text:p/>
        </draw:connector>
        <draw:connector draw:name="Connector: Elbow 37" draw:style-name="gr41" draw:text-style-name="P9" draw:layer="layout" svg:x1="5.675cm" svg:y1="11.785cm" svg:x2="9.993cm" svg:y2="11.785cm" svg:d="M5675 11785h4318" svg:viewBox="0 0 4319 1">
          <text:p/>
        </draw:connector>
        <draw:custom-shape draw:name="TextBox 39" draw:style-name="gr549" draw:text-style-name="P14" draw:layer="layout" svg:width="4.377cm" svg:height="0.844cm" svg:x="1.246cm" svg:y="6.379cm">
          <text:p text:style-name="P13"><text:span text:style-name="T4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29" draw:text-style-name="P40" xml:id="id180" draw:id="id180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41" draw:text-style-name="P9" draw:layer="layout" svg:x1="27.175cm" svg:y1="6.79cm" svg:x2="29.187cm" svg:y2="6.79cm" svg:d="M27175 6790h2012" svg:viewBox="0 0 2013 1">
          <text:p/>
        </draw:connector>
        <draw:connector draw:name="Connector: Elbow 50" draw:style-name="gr41" draw:text-style-name="P9" draw:layer="layout" svg:x1="5.659cm" svg:y1="6.823cm" svg:x2="7.67cm" svg:y2="6.821cm" draw:end-shape="id182" draw:end-glue-point="3" svg:d="M5659 6823h1006v-2h1005" svg:viewBox="0 0 2012 3">
          <text:p/>
        </draw:connector>
        <draw:custom-shape draw:name="Rectangle 51" draw:style-name="gr229" draw:text-style-name="P40" xml:id="id182" draw:id="id182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41" draw:text-style-name="P9" draw:layer="layout" svg:x1="7.994cm" svg:y1="6.807cm" svg:x2="10.006cm" svg:y2="6.807cm" svg:d="M7994 6807h2012" svg:viewBox="0 0 2013 1">
          <text:p/>
        </draw:connector>
        <draw:custom-shape draw:name="TextBox 53" draw:style-name="gr550" draw:text-style-name="P14" draw:layer="layout" svg:width="1.396cm" svg:height="0.844cm" svg:x="5.641cm" svg:y="5.968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51" draw:text-style-name="P14" draw:layer="layout" svg:width="0.799cm" svg:height="0.844cm" svg:x="8.553cm" svg:y="6.027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552" draw:text-style-name="P14" draw:layer="layout" svg:width="1.993cm" svg:height="0.844cm" svg:x="13.093cm" svg:y="10.87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53" draw:text-style-name="P14" draw:layer="layout" svg:width="4.973cm" svg:height="0.844cm" svg:x="0.673cm" svg:y="11.333cm">
          <text:p text:style-name="P13"><text:span text:style-name="T4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54" draw:text-style-name="P14" draw:layer="layout" svg:width="1.993cm" svg:height="0.844cm" svg:x="5.608cm" svg:y="10.87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55" draw:text-style-name="P14" draw:layer="layout" svg:width="1.993cm" svg:height="0.844cm" svg:x="13.093cm" svg:y="5.951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56" draw:text-style-name="P14" draw:layer="layout" svg:width="4.377cm" svg:height="0.844cm" svg:x="9.423cm" svg:y="13.275cm">
          <text:p text:style-name="P13"><text:span text:style-name="T4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57" draw:text-style-name="P14" draw:layer="layout" svg:width="3.78cm" svg:height="0.844cm" svg:x="9.721cm" svg:y="8.209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58" draw:text-style-name="P14" draw:layer="layout" svg:width="3.78cm" svg:height="0.844cm" svg:x="21.197cm" svg:y="8.272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59" draw:text-style-name="P14" draw:layer="layout" svg:width="4.08cm" svg:height="0.844cm" svg:x="29.059cm" svg:y="11.297cm">
          <text:p text:style-name="P13"><text:span text:style-name="T4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60" draw:text-style-name="P14" draw:layer="layout" svg:width="3.483cm" svg:height="0.844cm" svg:x="29.181cm" svg:y="6.362cm">
          <text:p text:style-name="P13"><text:span text:style-name="T4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61" draw:text-style-name="P14" draw:layer="layout" svg:width="1.396cm" svg:height="0.844cm" svg:x="27.407cm" svg:y="5.989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62" draw:text-style-name="P14" draw:layer="layout" svg:width="0.799cm" svg:height="0.844cm" svg:x="25.446cm" svg:y="5.964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63" draw:text-style-name="P14" draw:layer="layout" svg:width="1.993cm" svg:height="0.844cm" svg:x="26.703cm" svg:y="10.87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64" draw:text-style-name="P14" draw:layer="layout" svg:width="1.993cm" svg:height="0.844cm" svg:x="19.701cm" svg:y="5.989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41" draw:text-style-name="P9" draw:layer="layout" draw:line-skew="2.193cm" svg:x1="13.001cm" svg:y1="11.783cm" svg:x2="17.386cm" svg:y2="7.567cm" draw:start-shape="id183" draw:start-glue-point="1" draw:end-shape="id181" draw:end-glue-point="8" svg:d="M13001 11783h4385v-4216" svg:viewBox="0 0 4386 4217">
          <text:p/>
        </draw:connector>
        <draw:custom-shape draw:name="TextBox 1" draw:style-name="gr565" draw:text-style-name="P14" draw:layer="layout" svg:width="1.693cm" svg:height="0.844cm" svg:x="0.272cm" svg:y="0.126cm">
          <text:p text:style-name="P13"><text:span text:style-name="T4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24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ank">
        <draw:custom-shape draw:name="Rectangle 3" draw:style-name="gr216" draw:text-style-name="P38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4" draw:text-style-name="P38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5" draw:text-style-name="P38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6" draw:text-style-name="P38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7" draw:text-style-name="P38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16" draw:text-style-name="P38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6" draw:text-style-name="P38" draw:layer="layout" svg:width="0.323cm" svg:height="2.631cm" svg:x="20.404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4" draw:text-style-name="P38" xml:id="id184" draw:id="id184" draw:layer="layout" svg:width="0.323cm" svg:height="0.44cm" svg:x="22.526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5" draw:text-style-name="P38" draw:layer="layout" svg:width="0.323cm" svg:height="0.878cm" svg:x="21.996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6" draw:text-style-name="P38" draw:layer="layout" svg:width="0.323cm" svg:height="1.557cm" svg:x="21.465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7" draw:text-style-name="P38" draw:layer="layout" svg:width="0.323cm" svg:height="2.227cm" svg:x="20.934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6" draw:text-style-name="P38" draw:layer="layout" svg:width="0.323cm" svg:height="2.631cm" svg:x="19.875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66" draw:text-style-name="P29" xml:id="id188" draw:id="id188" draw:layer="layout" svg:width="1.522cm" svg:height="1.523cm" svg:x="15.818cm" svg:y="8.006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41" draw:text-style-name="P9" draw:layer="layout" svg:x1="13.371cm" svg:y1="8.751cm" svg:x2="15.817cm" svg:y2="8.751cm" svg:d="M13371 8751h2446" svg:viewBox="0 0 2447 1">
          <text:p/>
        </draw:connector>
        <draw:connector draw:name="Connector: Elbow 32" draw:style-name="gr41" draw:text-style-name="P9" draw:layer="layout" draw:line-skew="0.001cm" svg:x1="22.85cm" svg:y1="8.745cm" svg:x2="24.875cm" svg:y2="8.744cm" draw:start-shape="id184" draw:start-glue-point="1" draw:end-shape="id185" draw:end-glue-point="3" svg:d="M22850 8745h1014v-1h1011" svg:viewBox="0 0 2026 2">
          <text:p/>
        </draw:connector>
        <draw:connector draw:name="Connector: Elbow 33" draw:style-name="gr41" draw:text-style-name="P9" draw:layer="layout" draw:line-skew="-3.706cm" svg:x1="17.338cm" svg:y1="8.824cm" svg:x2="27.136cm" svg:y2="13.717cm" draw:end-shape="id186" draw:end-glue-point="3" svg:d="M17338 8824h1193v4893h8605" svg:viewBox="0 0 9799 4894">
          <text:p/>
        </draw:connector>
        <draw:custom-shape draw:name="TextBox 39" draw:style-name="gr567" draw:text-style-name="P14" draw:layer="layout" svg:width="2.59cm" svg:height="1.437cm" svg:x="3.417cm" svg:y="7.873cm">
          <text:p text:style-name="P13"><text:span text:style-name="T4">curren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16" draw:text-style-name="P38" xml:id="id185" draw:id="id185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41" draw:text-style-name="P9" draw:layer="layout" svg:x1="25.198cm" svg:y1="8.729cm" svg:x2="27.21cm" svg:y2="8.729cm" svg:d="M25198 8729h2012" svg:viewBox="0 0 2013 1">
          <text:p/>
        </draw:connector>
        <draw:connector draw:name="Connector: Elbow 50" draw:style-name="gr41" draw:text-style-name="P9" draw:layer="layout" svg:x1="6.027cm" svg:y1="8.769cm" svg:x2="8.04cm" svg:y2="8.769cm" svg:d="M6027 8769h2013" svg:viewBox="0 0 2014 1">
          <text:p/>
        </draw:connector>
        <draw:custom-shape draw:name="Rectangle 51" draw:style-name="gr216" draw:text-style-name="P38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41" draw:text-style-name="P9" draw:layer="layout" svg:x1="8.363cm" svg:y1="8.769cm" svg:x2="10.375cm" svg:y2="8.769cm" svg:d="M8363 8769h2012" svg:viewBox="0 0 2013 1">
          <text:p/>
        </draw:connector>
        <draw:custom-shape draw:name="TextBox 53" draw:style-name="gr568" draw:text-style-name="P14" draw:layer="layout" svg:width="1.396cm" svg:height="0.844cm" svg:x="6.01cm" svg:y="7.922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69" draw:text-style-name="P14" draw:layer="layout" svg:width="0.799cm" svg:height="0.844cm" svg:x="8.921cm" svg:y="7.981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70" draw:text-style-name="P14" xml:id="id189" draw:id="id189" draw:layer="layout" svg:width="2.59cm" svg:height="1.437cm" svg:x="3.417cm" svg:y="12.999cm">
          <text:p text:style-name="P13"><text:span text:style-name="T4">current</text:span></text:p>
          <text:p text:style-name="P13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71" draw:text-style-name="P14" draw:layer="layout" svg:width="1.993cm" svg:height="0.844cm" svg:x="5.977cm" svg:y="12.823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72" draw:text-style-name="P14" draw:layer="layout" svg:width="1.993cm" svg:height="0.844cm" svg:x="13.461cm" svg:y="7.905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73" draw:text-style-name="P14" draw:layer="layout" svg:width="3.78cm" svg:height="0.844cm" svg:x="10.09cm" svg:y="10.163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74" draw:text-style-name="P14" draw:layer="layout" svg:width="3.78cm" svg:height="0.844cm" svg:x="19.219cm" svg:y="10.21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75" draw:text-style-name="P14" xml:id="id186" draw:id="id186" draw:layer="layout" svg:width="2.59cm" svg:height="1.437cm" svg:x="27.136cm" svg:y="12.999cm">
          <text:p text:style-name="P13"><text:span text:style-name="T4">next</text:span></text:p>
          <text:p text:style-name="P13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76" draw:text-style-name="P14" draw:layer="layout" svg:width="1.993cm" svg:height="1.437cm" svg:x="27.16cm" svg:y="7.876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77" draw:text-style-name="P14" draw:layer="layout" svg:width="1.396cm" svg:height="0.844cm" svg:x="25.43cm" svg:y="7.928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78" draw:text-style-name="P14" draw:layer="layout" svg:width="0.799cm" svg:height="0.844cm" svg:x="23.468cm" svg:y="7.903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79" draw:text-style-name="P14" draw:layer="layout" svg:width="1.993cm" svg:height="0.844cm" svg:x="24.986cm" svg:y="12.806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80" draw:text-style-name="P14" draw:layer="layout" svg:width="1.993cm" svg:height="0.844cm" svg:x="17.311cm" svg:y="7.913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41" draw:text-style-name="P9" draw:layer="layout" draw:line-skew="1.604cm" svg:x1="13.37cm" svg:y1="13.724cm" svg:x2="16.579cm" svg:y2="9.529cm" draw:start-shape="id187" draw:start-glue-point="10" draw:end-shape="id188" draw:end-glue-point="8" svg:d="M13370 13724h3209v-4195" svg:viewBox="0 0 3210 4196">
          <text:p/>
        </draw:connector>
        <draw:connector draw:name="Straight Arrow Connector 46" draw:style-name="gr13" draw:text-style-name="P9" draw:layer="layout" draw:type="line" svg:x1="17.338cm" svg:y1="8.806cm" svg:x2="19.869cm" svg:y2="8.806cm" svg:d="M17338 8806h2531" svg:viewBox="0 0 2532 1">
          <text:p/>
        </draw:connector>
        <draw:custom-shape draw:name="Oval 75" draw:style-name="gr581" draw:text-style-name="P29" xml:id="id187" draw:id="id187" draw:layer="layout" svg:width="1.522cm" svg:height="1.523cm" svg:x="11.848cm" svg:y="12.962cm">
          <text:p text:style-name="P28"><text:span text:style-name="T20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79" draw:style-name="gr13" draw:text-style-name="P9" draw:layer="layout" draw:type="line" svg:x1="6.007cm" svg:y1="13.717cm" svg:x2="11.848cm" svg:y2="13.724cm" draw:start-shape="id189" draw:start-glue-point="1" draw:end-shape="id187" draw:end-glue-point="6" svg:d="M6007 13717l5841 7" svg:viewBox="0 0 5842 8">
          <text:p/>
        </draw:connector>
        <draw:connector draw:name="Straight Arrow Connector 84" draw:style-name="gr13" draw:text-style-name="P9" draw:layer="layout" draw:type="line" svg:x1="12.669cm" svg:y1="15.436cm" svg:x2="12.669cm" svg:y2="14.487cm" svg:d="M12669 15436v-949" svg:viewBox="0 0 1 950">
          <text:p/>
        </draw:connector>
        <draw:custom-shape draw:name="TextBox 87" draw:style-name="gr582" draw:text-style-name="P29" draw:layer="layout" svg:width="2.59cm" svg:height="1.437cm" svg:x="11.383cm" svg:y="15.435cm">
          <text:p text:style-name="P28"><text:span text:style-name="T21">γ</text:span></text:p>
          <text:p text:style-name="P28"><text:span text:style-name="T4">(gamm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25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ank">
        <draw:custom-shape draw:name="Rectangle 3" draw:style-name="gr216" draw:text-style-name="P38" draw:layer="layout" svg:width="0.322cm" svg:height="2.631cm" svg:x="12.092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4" draw:text-style-name="P38" draw:layer="layout" svg:width="0.322cm" svg:height="0.44cm" svg:x="9.97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5" draw:text-style-name="P38" draw:layer="layout" svg:width="0.322cm" svg:height="0.878cm" svg:x="10.5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6" draw:text-style-name="P38" draw:layer="layout" svg:width="0.322cm" svg:height="1.557cm" svg:x="11.031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7" draw:text-style-name="P38" draw:layer="layout" svg:width="0.322cm" svg:height="2.227cm" svg:x="11.561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83" draw:text-style-name="P38" xml:id="id190" draw:id="id190" draw:layer="layout" svg:width="0.322cm" svg:height="2.631cm" svg:x="12.621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16" draw:text-style-name="P38" draw:layer="layout" svg:width="0.322cm" svg:height="2.631cm" svg:x="9.9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6" draw:text-style-name="P38" draw:layer="layout" svg:width="0.322cm" svg:height="2.631cm" svg:x="10.4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16" draw:text-style-name="P38" draw:layer="layout" svg:width="0.322cm" svg:height="2.631cm" svg:x="11.022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16" draw:text-style-name="P38" draw:layer="layout" svg:width="0.322cm" svg:height="2.631cm" svg:x="11.5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6" draw:text-style-name="P38" draw:layer="layout" svg:width="0.322cm" svg:height="2.631cm" svg:x="12.0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3" draw:text-style-name="P38" xml:id="id195" draw:id="id195" draw:layer="layout" svg:width="0.322cm" svg:height="2.631cm" svg:x="12.621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6" draw:text-style-name="P38" draw:layer="layout" svg:width="0.323cm" svg:height="2.631cm" svg:x="22.939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84" draw:text-style-name="P38" xml:id="id192" draw:id="id192" draw:layer="layout" svg:width="0.323cm" svg:height="0.44cm" svg:x="25.059cm" svg:y="8.9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5" draw:text-style-name="P38" draw:layer="layout" svg:width="0.323cm" svg:height="0.878cm" svg:x="24.53cm" svg:y="8.7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6" draw:text-style-name="P38" draw:layer="layout" svg:width="0.323cm" svg:height="1.557cm" svg:x="24cm" svg:y="8.4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7" draw:text-style-name="P38" draw:layer="layout" svg:width="0.323cm" svg:height="2.227cm" svg:x="23.469cm" svg:y="8.0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6" draw:text-style-name="P38" xml:id="id198" draw:id="id198" draw:layer="layout" svg:width="0.323cm" svg:height="2.631cm" svg:x="22.41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585" draw:text-style-name="P29" xml:id="id191" draw:id="id191" draw:layer="layout" svg:width="1.522cm" svg:height="1.523cm" svg:x="14.805cm" svg:y="8.433cm">
          <text:p text:style-name="P28"><text:span text:style-name="T22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41" draw:text-style-name="P9" draw:layer="layout" draw:line-skew="1.311cm" svg:x1="12.943cm" svg:y1="6.84cm" svg:x2="15.566cm" svg:y2="8.433cm" draw:start-shape="id190" draw:start-glue-point="1" draw:end-shape="id191" draw:end-glue-point="4" svg:d="M12943 6840h2623v1593" svg:viewBox="0 0 2624 1594">
          <text:p/>
        </draw:connector>
        <draw:connector draw:name="Connector: Elbow 32" draw:style-name="gr41" draw:text-style-name="P9" draw:layer="layout" svg:x1="25.383cm" svg:y1="9.194cm" svg:x2="27.41cm" svg:y2="9.193cm" draw:start-shape="id192" draw:start-glue-point="1" draw:end-shape="id193" draw:end-glue-point="3" svg:d="M25383 9194h1014v-1h1013" svg:viewBox="0 0 2028 2">
          <text:p/>
        </draw:connector>
        <draw:connector draw:name="Connector: Elbow 37" draw:style-name="gr41" draw:text-style-name="P9" draw:layer="layout" svg:x1="5.617cm" svg:y1="11.819cm" svg:x2="9.935cm" svg:y2="11.819cm" svg:d="M5617 11819h4318" svg:viewBox="0 0 4319 1">
          <text:p/>
        </draw:connector>
        <draw:custom-shape draw:name="TextBox 39" draw:style-name="gr586" draw:text-style-name="P14" draw:layer="layout" svg:width="4.377cm" svg:height="0.844cm" svg:x="1.189cm" svg:y="6.413cm">
          <text:p text:style-name="P13"><text:span text:style-name="T4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583" draw:text-style-name="P38" xml:id="id193" draw:id="id193" draw:layer="layout" svg:width="0.322cm" svg:height="2.631cm" svg:x="27.41cm" svg:y="7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41" draw:text-style-name="P9" draw:layer="layout" svg:x1="27.732cm" svg:y1="9.178cm" svg:x2="29.744cm" svg:y2="9.178cm" svg:d="M27732 9178h2012" svg:viewBox="0 0 2013 1">
          <text:p/>
        </draw:connector>
        <draw:connector draw:name="Connector: Elbow 50" draw:style-name="gr41" draw:text-style-name="P9" draw:layer="layout" svg:x1="5.601cm" svg:y1="6.858cm" svg:x2="7.613cm" svg:y2="6.856cm" draw:end-shape="id194" draw:end-glue-point="3" svg:d="M5601 6858h1006v-2h1006" svg:viewBox="0 0 2013 3">
          <text:p/>
        </draw:connector>
        <draw:custom-shape draw:name="Rectangle 51" draw:style-name="gr229" draw:text-style-name="P40" xml:id="id194" draw:id="id194" draw:layer="layout" svg:width="0.322cm" svg:height="2.631cm" svg:x="7.613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41" draw:text-style-name="P9" draw:layer="layout" svg:x1="7.936cm" svg:y1="6.841cm" svg:x2="9.948cm" svg:y2="6.841cm" svg:d="M7936 6841h2012" svg:viewBox="0 0 2013 1">
          <text:p/>
        </draw:connector>
        <draw:custom-shape draw:name="TextBox 53" draw:style-name="gr587" draw:text-style-name="P14" draw:layer="layout" svg:width="1.396cm" svg:height="0.844cm" svg:x="5.583cm" svg:y="6.002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88" draw:text-style-name="P14" draw:layer="layout" svg:width="0.799cm" svg:height="0.844cm" svg:x="8.494cm" svg:y="5.986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589" draw:text-style-name="P14" draw:layer="layout" svg:width="1.993cm" svg:height="0.844cm" svg:x="13.035cm" svg:y="10.904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90" draw:text-style-name="P14" draw:layer="layout" svg:width="4.973cm" svg:height="0.844cm" svg:x="0.616cm" svg:y="11.368cm">
          <text:p text:style-name="P13"><text:span text:style-name="T4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91" draw:text-style-name="P14" draw:layer="layout" svg:width="1.993cm" svg:height="0.844cm" svg:x="5.55cm" svg:y="10.904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92" draw:text-style-name="P14" draw:layer="layout" svg:width="1.993cm" svg:height="0.844cm" svg:x="13.035cm" svg:y="5.986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93" draw:text-style-name="P14" draw:layer="layout" svg:width="4.377cm" svg:height="0.844cm" svg:x="9.365cm" svg:y="13.309cm">
          <text:p text:style-name="P13"><text:span text:style-name="T4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94" draw:text-style-name="P14" draw:layer="layout" svg:width="3.78cm" svg:height="0.844cm" svg:x="9.664cm" svg:y="8.244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95" draw:text-style-name="P14" draw:layer="layout" svg:width="3.78cm" svg:height="0.844cm" svg:x="21.754cm" svg:y="10.66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96" draw:text-style-name="P14" draw:layer="layout" svg:width="3.483cm" svg:height="0.844cm" svg:x="29.738cm" svg:y="8.75cm">
          <text:p text:style-name="P13"><text:span text:style-name="T4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597" draw:text-style-name="P14" draw:layer="layout" svg:width="1.396cm" svg:height="0.844cm" svg:x="27.964cm" svg:y="8.378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98" draw:text-style-name="P14" draw:layer="layout" svg:width="0.799cm" svg:height="0.844cm" svg:x="26.003cm" svg:y="8.353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99" draw:text-style-name="P14" draw:layer="layout" svg:width="1.993cm" svg:height="0.844cm" svg:x="19.465cm" svg:y="8.395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41" draw:text-style-name="P9" draw:layer="layout" draw:line-skew="1.311cm" svg:x1="12.943cm" svg:y1="11.817cm" svg:x2="15.566cm" svg:y2="9.956cm" draw:start-shape="id195" draw:start-glue-point="1" draw:end-shape="id191" draw:end-glue-point="8" svg:d="M12943 11817h2623v-1861" svg:viewBox="0 0 2624 1862">
          <text:p/>
        </draw:connector>
        <draw:connector draw:name="Connector: Elbow 1" draw:style-name="gr41" draw:text-style-name="P9" draw:layer="layout" draw:line-skew="-3.54cm" svg:x1="19.266cm" svg:y1="9.194cm" svg:x2="29.164cm" svg:y2="14.33cm" draw:start-shape="id196" draw:start-glue-point="1" draw:end-shape="id197" draw:end-glue-point="3" svg:d="M19266 9194h1409v5136h8489" svg:viewBox="0 0 9899 5137">
          <text:p/>
        </draw:connector>
        <draw:custom-shape draw:name="TextBox 2" draw:style-name="gr600" draw:text-style-name="P14" xml:id="id197" draw:id="id197" draw:layer="layout" svg:width="4.08cm" svg:height="0.844cm" svg:x="29.164cm" svg:y="13.908cm">
          <text:p text:style-name="P13"><text:span text:style-name="T4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01" draw:text-style-name="P14" draw:layer="layout" svg:width="1.993cm" svg:height="0.844cm" svg:x="26.806cm" svg:y="13.48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583" draw:text-style-name="P38" xml:id="id196" draw:id="id196" draw:layer="layout" svg:width="0.322cm" svg:height="2.631cm" svg:x="18.944cm" svg:y="7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13" draw:text-style-name="P9" draw:layer="layout" draw:type="line" svg:x1="16.327cm" svg:y1="9.195cm" svg:x2="18.944cm" svg:y2="9.194cm" draw:start-shape="id191" draw:start-glue-point="10" draw:end-shape="id196" draw:end-glue-point="3" svg:d="M16327 9195l2617-1" svg:viewBox="0 0 2618 2">
          <text:p/>
        </draw:connector>
        <draw:custom-shape draw:name="TextBox 43" draw:style-name="gr602" draw:text-style-name="P14" draw:layer="layout" svg:width="2.59cm" svg:height="0.844cm" svg:x="16.306cm" svg:y="8.389cm">
          <text:p text:style-name="P13"><text:span text:style-name="T4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13" draw:text-style-name="P9" draw:layer="layout" draw:type="line" svg:x1="19.266cm" svg:y1="9.194cm" svg:x2="22.411cm" svg:y2="9.193cm" draw:start-shape="id196" draw:start-glue-point="1" draw:end-shape="id198" draw:end-glue-point="3" svg:d="M19266 9194l3145-1" svg:viewBox="0 0 3146 2">
          <text:p/>
        </draw:connector>
        <draw:custom-shape draw:name="TextBox 71" draw:style-name="gr603" draw:text-style-name="P14" draw:layer="layout" svg:width="1.693cm" svg:height="0.844cm" svg:x="0.272cm" svg:y="0.126cm">
          <text:p text:style-name="P13"><text:span text:style-name="T4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26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ank">
        <draw:custom-shape draw:name="Rectangle 3" draw:style-name="gr216" draw:text-style-name="P38" draw:layer="layout" svg:width="0.322cm" svg:height="2.631cm" svg:x="7.85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4" draw:text-style-name="P38" draw:layer="layout" svg:width="0.322cm" svg:height="0.44cm" svg:x="5.734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5" draw:text-style-name="P38" draw:layer="layout" svg:width="0.322cm" svg:height="0.878cm" svg:x="6.264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6" draw:text-style-name="P38" draw:layer="layout" svg:width="0.322cm" svg:height="1.557cm" svg:x="6.793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7" draw:text-style-name="P38" draw:layer="layout" svg:width="0.322cm" svg:height="2.227cm" svg:x="7.323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16" draw:text-style-name="P38" xml:id="id199" draw:id="id199" draw:layer="layout" svg:width="0.322cm" svg:height="2.631cm" svg:x="8.385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6" draw:text-style-name="P38" draw:layer="layout" svg:width="0.323cm" svg:height="2.631cm" svg:x="25.894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4" draw:text-style-name="P38" xml:id="id201" draw:id="id201" draw:layer="layout" svg:width="0.323cm" svg:height="0.44cm" svg:x="28.016cm" svg:y="8.9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5" draw:text-style-name="P38" draw:layer="layout" svg:width="0.323cm" svg:height="0.878cm" svg:x="27.486cm" svg:y="8.74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6" draw:text-style-name="P38" draw:layer="layout" svg:width="0.323cm" svg:height="1.557cm" svg:x="26.955cm" svg:y="8.40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7" draw:text-style-name="P38" draw:layer="layout" svg:width="0.323cm" svg:height="2.227cm" svg:x="26.425cm" svg:y="8.0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6" draw:text-style-name="P38" xml:id="id205" draw:id="id205" draw:layer="layout" svg:width="0.323cm" svg:height="2.631cm" svg:x="25.365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04" draw:text-style-name="P29" xml:id="id200" draw:id="id200" draw:layer="layout" svg:width="1.522cm" svg:height="1.523cm" svg:x="10.568cm" svg:y="8.42cm">
          <text:p text:style-name="P28"><text:span text:style-name="T22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41" draw:text-style-name="P9" draw:layer="layout" draw:line-skew="1.311cm" svg:x1="8.707cm" svg:y1="6.84cm" svg:x2="11.329cm" svg:y2="8.42cm" draw:start-shape="id199" draw:start-glue-point="1" draw:end-shape="id200" draw:end-glue-point="4" svg:d="M8707 6840h2622v1580" svg:viewBox="0 0 2623 1581">
          <text:p/>
        </draw:connector>
        <draw:connector draw:name="Connector: Elbow 32" draw:style-name="gr41" draw:text-style-name="P9" draw:layer="layout" draw:line-skew="0.001cm" svg:x1="28.34cm" svg:y1="9.182cm" svg:x2="30.365cm" svg:y2="9.181cm" draw:start-shape="id201" draw:start-glue-point="1" draw:end-shape="id202" draw:end-glue-point="3" svg:d="M28340 9182h1014v-1h1011" svg:viewBox="0 0 2026 2">
          <text:p/>
        </draw:connector>
        <draw:custom-shape draw:name="TextBox 39" draw:style-name="gr605" draw:text-style-name="P14" draw:layer="layout" svg:width="2.59cm" svg:height="1.437cm" svg:x="0.519cm" svg:y="7.152cm">
          <text:p text:style-name="P13"><text:span text:style-name="T4">curren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16" draw:text-style-name="P38" xml:id="id202" draw:id="id202" draw:layer="layout" svg:width="0.322cm" svg:height="2.631cm" svg:x="30.365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41" draw:text-style-name="P9" draw:layer="layout" svg:x1="30.688cm" svg:y1="9.178cm" svg:x2="32.7cm" svg:y2="9.178cm" svg:d="M30688 9178h2012" svg:viewBox="0 0 2013 1">
          <text:p/>
        </draw:connector>
        <draw:connector draw:name="Connector: Elbow 50" draw:style-name="gr41" draw:text-style-name="P9" draw:layer="layout" svg:x1="1.364cm" svg:y1="6.858cm" svg:x2="3.375cm" svg:y2="6.856cm" draw:end-shape="id203" draw:end-glue-point="3" svg:d="M1364 6858h1006v-2h1005" svg:viewBox="0 0 2012 3">
          <text:p/>
        </draw:connector>
        <draw:custom-shape draw:name="Rectangle 51" draw:style-name="gr216" draw:text-style-name="P38" xml:id="id203" draw:id="id203" draw:layer="layout" svg:width="0.322cm" svg:height="2.631cm" svg:x="3.375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41" draw:text-style-name="P9" draw:layer="layout" svg:x1="3.699cm" svg:y1="6.841cm" svg:x2="5.711cm" svg:y2="6.841cm" svg:d="M3699 6841h2012" svg:viewBox="0 0 2013 1">
          <text:p/>
        </draw:connector>
        <draw:custom-shape draw:name="TextBox 53" draw:style-name="gr606" draw:text-style-name="P14" draw:layer="layout" svg:width="1.396cm" svg:height="0.844cm" svg:x="1.346cm" svg:y="6.002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07" draw:text-style-name="P14" draw:layer="layout" svg:width="0.799cm" svg:height="0.844cm" svg:x="4.258cm" svg:y="6.062cm">
          <text:p text:style-name="P13"><text:span text:style-name="T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608" draw:text-style-name="P14" draw:layer="layout" svg:width="2.59cm" svg:height="1.437cm" svg:x="1.16cm" svg:y="12.255cm">
          <text:p text:style-name="P13"><text:span text:style-name="T4">current</text:span></text:p>
          <text:p text:style-name="P13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09" draw:text-style-name="P14" draw:layer="layout" svg:width="1.993cm" svg:height="0.844cm" svg:x="1.313cm" svg:y="11.105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10" draw:text-style-name="P14" draw:layer="layout" svg:width="1.993cm" svg:height="0.844cm" svg:x="8.798cm" svg:y="5.986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11" draw:text-style-name="P14" draw:layer="layout" svg:width="3.78cm" svg:height="0.844cm" svg:x="5.426cm" svg:y="8.244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12" draw:text-style-name="P14" draw:layer="layout" svg:width="3.78cm" svg:height="0.844cm" svg:x="24.709cm" svg:y="10.66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13" draw:text-style-name="P14" draw:layer="layout" svg:width="1.993cm" svg:height="1.437cm" svg:x="30.915cm" svg:y="9.328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14" draw:text-style-name="P14" draw:layer="layout" svg:width="1.396cm" svg:height="0.844cm" svg:x="30.92cm" svg:y="8.311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15" draw:text-style-name="P14" draw:layer="layout" svg:width="0.799cm" svg:height="0.844cm" svg:x="28.958cm" svg:y="8.311cm">
          <text:p text:style-name="P13"><text:span text:style-name="T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16" draw:text-style-name="P14" draw:layer="layout" svg:width="1.993cm" svg:height="0.844cm" svg:x="21.608cm" svg:y="8.311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41" draw:text-style-name="P9" draw:layer="layout" draw:line-skew="1.008cm" svg:x1="1.364cm" svg:y1="11.961cm" svg:x2="11.329cm" svg:y2="9.943cm" draw:end-shape="id200" draw:end-glue-point="8" svg:d="M1364 11961v-1h9965v-2017" svg:viewBox="0 0 9966 2019">
          <text:p/>
        </draw:connector>
        <draw:custom-shape draw:name="TextBox 9" draw:style-name="gr617" draw:text-style-name="P14" draw:layer="layout" svg:width="1.993cm" svg:height="0.844cm" svg:x="30.881cm" svg:y="13.587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16" draw:text-style-name="P38" xml:id="id204" draw:id="id204" draw:layer="layout" svg:width="0.322cm" svg:height="2.631cm" svg:x="14.707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13" draw:text-style-name="P9" draw:layer="layout" draw:type="line" svg:x1="12.09cm" svg:y1="9.182cm" svg:x2="14.707cm" svg:y2="9.181cm" draw:start-shape="id200" draw:start-glue-point="10" draw:end-shape="id204" draw:end-glue-point="3" svg:d="M12090 9182l2617-1" svg:viewBox="0 0 2618 2">
          <text:p/>
        </draw:connector>
        <draw:custom-shape draw:name="TextBox 43" draw:style-name="gr618" draw:text-style-name="P14" draw:layer="layout" svg:width="2.59cm" svg:height="0.844cm" svg:x="12.068cm" svg:y="8.311cm">
          <text:p text:style-name="P13"><text:span text:style-name="T4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13" draw:text-style-name="P9" draw:layer="layout" draw:type="line" svg:x1="21.472cm" svg:y1="9.195cm" svg:x2="25.366cm" svg:y2="9.181cm" draw:end-shape="id205" draw:end-glue-point="3" svg:d="M21472 9195l3894-14" svg:viewBox="0 0 3895 15">
          <text:p/>
        </draw:connector>
        <draw:custom-shape draw:name="TextBox 22" draw:style-name="gr619" draw:text-style-name="P14" draw:layer="layout" svg:width="1.693cm" svg:height="0.844cm" svg:x="0.272cm" svg:y="0.126cm">
          <text:p text:style-name="P13"><text:span text:style-name="T4">al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620" draw:text-style-name="P14" draw:layer="layout" svg:width="2.59cm" svg:height="1.437cm" svg:x="30.905cm" svg:y="14.663cm">
          <text:p text:style-name="P13"><text:span text:style-name="T4">next</text:span></text:p>
          <text:p text:style-name="P13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41" draw:text-style-name="P9" draw:layer="layout" draw:line-skew="-3.787cm" svg:x1="21.484cm" svg:y1="9.181cm" svg:x2="33.023cm" svg:y2="14.443cm" draw:start-shape="id206" draw:start-glue-point="1" svg:d="M21484 9181h1983v5262h9556" svg:viewBox="0 0 11540 5263">
          <text:p/>
        </draw:connector>
        <draw:custom-shape draw:name="Rectangle 31" draw:style-name="gr216" draw:text-style-name="P38" xml:id="id207" draw:id="id207" draw:layer="layout" svg:width="0.322cm" svg:height="2.631cm" svg:x="18.4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16" draw:text-style-name="P38" draw:layer="layout" svg:width="0.322cm" svg:height="2.631cm" svg:x="19.03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16" draw:text-style-name="P38" draw:layer="layout" svg:width="0.322cm" svg:height="2.631cm" svg:x="19.5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16" draw:text-style-name="P38" draw:layer="layout" svg:width="0.322cm" svg:height="2.631cm" svg:x="20.0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16" draw:text-style-name="P38" draw:layer="layout" svg:width="0.322cm" svg:height="2.631cm" svg:x="20.629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16" draw:text-style-name="P38" xml:id="id206" draw:id="id206" draw:layer="layout" svg:width="0.322cm" svg:height="2.631cm" svg:x="21.1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621" draw:text-style-name="P14" draw:layer="layout" svg:width="4.377cm" svg:height="0.844cm" svg:x="17.907cm" svg:y="10.66cm">
          <text:p text:style-name="P13"><text:span text:style-name="T4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622" draw:text-style-name="P14" draw:layer="layout" svg:width="1.892cm" svg:height="1.437cm" svg:x="15.429cm" svg:y="8.311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6" draw:style-name="gr13" draw:text-style-name="P9" draw:layer="layout" draw:type="line" svg:x1="15.029cm" svg:y1="9.181cm" svg:x2="18.496cm" svg:y2="9.181cm" draw:start-shape="id204" draw:start-glue-point="1" draw:end-shape="id207" draw:end-glue-point="3" svg:d="M15029 9181h3467" svg:viewBox="0 0 3468 1">
          <text:p/>
        </draw:connector>
        <presentation:notes draw:style-name="dp4">
          <draw:page-thumbnail draw:style-name="gr40" draw:layer="layout" svg:width="0.001cm" svg:height="0.001cm" svg:x="0cm" svg:y="2.257cm" draw:page-number="27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nk">
        <draw:custom-shape draw:name="Rectangle 3" draw:style-name="gr216" draw:text-style-name="P38" draw:layer="layout" svg:width="0.322cm" svg:height="2.631cm" svg:x="10.34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4" draw:text-style-name="P38" draw:layer="layout" svg:width="0.322cm" svg:height="0.44cm" svg:x="8.227cm" svg:y="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5" draw:text-style-name="P38" draw:layer="layout" svg:width="0.322cm" svg:height="0.878cm" svg:x="8.757cm" svg:y="7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6" draw:text-style-name="P38" draw:layer="layout" svg:width="0.322cm" svg:height="1.557cm" svg:x="9.288cm" svg:y="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7" draw:text-style-name="P38" draw:layer="layout" svg:width="0.322cm" svg:height="2.227cm" svg:x="9.817cm" svg:y="6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16" draw:text-style-name="P38" draw:layer="layout" svg:width="0.322cm" svg:height="2.631cm" svg:x="10.87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6" draw:text-style-name="P38" draw:layer="layout" svg:width="0.323cm" svg:height="2.631cm" svg:x="23.58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4" draw:text-style-name="P38" xml:id="id215" draw:id="id215" draw:layer="layout" svg:width="0.323cm" svg:height="0.44cm" svg:x="25.7cm" svg:y="7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5" draw:text-style-name="P38" draw:layer="layout" svg:width="0.323cm" svg:height="0.878cm" svg:x="25.17cm" svg:y="7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6" draw:text-style-name="P38" draw:layer="layout" svg:width="0.323cm" svg:height="1.557cm" svg:x="24.641cm" svg:y="6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7" draw:text-style-name="P38" draw:layer="layout" svg:width="0.323cm" svg:height="2.227cm" svg:x="24.11cm" svg:y="6.61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6" draw:text-style-name="P38" xml:id="id212" draw:id="id212" draw:layer="layout" svg:width="0.323cm" svg:height="2.631cm" svg:x="23.05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23" draw:text-style-name="P29" xml:id="id210" draw:id="id210" draw:layer="layout" svg:width="1.522cm" svg:height="1.523cm" svg:x="13.648cm" svg:y="6.971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41" draw:text-style-name="P9" draw:layer="layout" svg:x1="11.201cm" svg:y1="7.734cm" svg:x2="13.647cm" svg:y2="7.734cm" svg:d="M11201 7734h2446" svg:viewBox="0 0 2447 1">
          <text:p/>
        </draw:connector>
        <draw:connector draw:name="Connector: Elbow 33" draw:style-name="gr41" draw:text-style-name="P9" draw:layer="layout" draw:line-skew="-3.809cm" svg:x1="20.512cm" svg:y1="7.732cm" svg:x2="30.312cm" svg:y2="12.873cm" draw:start-shape="id208" draw:start-glue-point="1" draw:end-shape="id209" draw:end-glue-point="3" svg:d="M20512 7732h1091v5141h8709" svg:viewBox="0 0 9801 5142">
          <text:p/>
        </draw:connector>
        <draw:custom-shape draw:name="TextBox 39" draw:style-name="gr624" draw:text-style-name="P14" draw:layer="layout" svg:width="2.59cm" svg:height="1.437cm" svg:x="1.247cm" svg:y="7.007cm">
          <text:p text:style-name="P13"><text:span text:style-name="T4">curren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16" draw:text-style-name="P38" xml:id="id216" draw:id="id216" draw:layer="layout" svg:width="0.322cm" svg:height="2.631cm" svg:x="28.04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41" draw:text-style-name="P9" draw:layer="layout" svg:x1="28.373cm" svg:y1="7.734cm" svg:x2="30.385cm" svg:y2="7.734cm" svg:d="M28373 7734h2012" svg:viewBox="0 0 2013 1">
          <text:p/>
        </draw:connector>
        <draw:connector draw:name="Connector: Elbow 50" draw:style-name="gr41" draw:text-style-name="P9" draw:layer="layout" svg:x1="3.858cm" svg:y1="7.734cm" svg:x2="5.87cm" svg:y2="7.734cm" svg:d="M3858 7734h2012" svg:viewBox="0 0 2013 1">
          <text:p/>
        </draw:connector>
        <draw:custom-shape draw:name="Rectangle 51" draw:style-name="gr216" draw:text-style-name="P38" draw:layer="layout" svg:width="0.322cm" svg:height="2.631cm" svg:x="5.86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41" draw:text-style-name="P9" draw:layer="layout" svg:x1="6.193cm" svg:y1="7.734cm" svg:x2="8.205cm" svg:y2="7.734cm" svg:d="M6193 7734h2012" svg:viewBox="0 0 2013 1">
          <text:p/>
        </draw:connector>
        <draw:custom-shape draw:name="TextBox 53" draw:style-name="gr625" draw:text-style-name="P14" draw:layer="layout" svg:width="1.396cm" svg:height="0.844cm" svg:x="3.84cm" svg:y="6.901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26" draw:text-style-name="P14" draw:layer="layout" svg:width="0.799cm" svg:height="0.844cm" svg:x="6.528cm" svg:y="6.852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27" draw:text-style-name="P14" draw:layer="layout" svg:width="1.993cm" svg:height="0.844cm" svg:x="11.21cm" svg:y="6.877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28" draw:text-style-name="P14" draw:layer="layout" svg:width="3.78cm" svg:height="0.844cm" svg:x="7.92cm" svg:y="9.168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29" draw:text-style-name="P14" draw:layer="layout" svg:width="3.78cm" svg:height="0.844cm" svg:x="22.395cm" svg:y="9.16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30" draw:text-style-name="P14" xml:id="id209" draw:id="id209" draw:layer="layout" svg:width="2.59cm" svg:height="1.437cm" svg:x="30.312cm" svg:y="12.155cm">
          <text:p text:style-name="P13"><text:span text:style-name="T4">next</text:span></text:p>
          <text:p text:style-name="P13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31" draw:text-style-name="P14" draw:layer="layout" svg:width="1.993cm" svg:height="1.437cm" svg:x="30.335cm" svg:y="7.007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32" draw:text-style-name="P14" draw:layer="layout" svg:width="1.396cm" svg:height="0.844cm" svg:x="28.606cm" svg:y="6.877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33" draw:text-style-name="P14" draw:layer="layout" svg:width="0.799cm" svg:height="0.844cm" svg:x="26.435cm" svg:y="6.852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34" draw:text-style-name="P14" draw:layer="layout" svg:width="1.993cm" svg:height="0.844cm" svg:x="28.162cm" svg:y="11.962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35" draw:text-style-name="P14" draw:layer="layout" svg:width="1.993cm" svg:height="0.844cm" svg:x="15.137cm" svg:y="6.852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16" draw:text-style-name="P38" xml:id="id211" draw:id="id211" draw:layer="layout" svg:width="0.322cm" svg:height="2.631cm" svg:x="17.523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6" draw:text-style-name="P38" draw:layer="layout" svg:width="0.322cm" svg:height="2.631cm" svg:x="18.05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6" draw:text-style-name="P38" draw:layer="layout" svg:width="0.322cm" svg:height="2.631cm" svg:x="18.5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6" draw:text-style-name="P38" draw:layer="layout" svg:width="0.322cm" svg:height="2.631cm" svg:x="19.124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16" draw:text-style-name="P38" draw:layer="layout" svg:width="0.322cm" svg:height="2.631cm" svg:x="19.656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16" draw:text-style-name="P38" xml:id="id208" draw:id="id208" draw:layer="layout" svg:width="0.322cm" svg:height="2.631cm" svg:x="20.1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36" draw:text-style-name="P14" draw:layer="layout" svg:width="1.993cm" svg:height="0.844cm" svg:x="20.452cm" svg:y="6.884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637" draw:text-style-name="P14" draw:layer="layout" svg:width="4.377cm" svg:height="0.844cm" svg:x="16.934cm" svg:y="9.263cm">
          <text:p text:style-name="P13"><text:span text:style-name="T4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13" draw:text-style-name="P9" draw:layer="layout" draw:type="line" svg:x1="15.17cm" svg:y1="7.733cm" svg:x2="17.523cm" svg:y2="7.732cm" draw:start-shape="id210" draw:start-glue-point="10" draw:end-shape="id211" draw:end-glue-point="3" svg:d="M15170 7733l2353-1" svg:viewBox="0 0 2354 2">
          <text:p/>
        </draw:connector>
        <draw:connector draw:name="Straight Arrow Connector 46" draw:style-name="gr13" draw:text-style-name="P9" draw:layer="layout" draw:type="line" svg:x1="20.512cm" svg:y1="7.732cm" svg:x2="23.051cm" svg:y2="7.732cm" draw:start-shape="id208" draw:start-glue-point="1" draw:end-shape="id212" draw:end-glue-point="3" svg:d="M20512 7732h2539" svg:viewBox="0 0 2540 1">
          <text:p/>
        </draw:connector>
        <draw:custom-shape draw:name="TextBox 10" draw:style-name="gr638" draw:text-style-name="P14" xml:id="id214" draw:id="id214" draw:layer="layout" svg:width="2.59cm" svg:height="1.437cm" svg:x="1.339cm" svg:y="12.155cm">
          <text:p text:style-name="P13"><text:span text:style-name="T4">current</text:span></text:p>
          <text:p text:style-name="P13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39" draw:text-style-name="P14" draw:layer="layout" svg:width="1.993cm" svg:height="0.844cm" svg:x="3.899cm" svg:y="11.98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2" draw:style-name="gr41" draw:text-style-name="P9" draw:layer="layout" draw:line-skew="1.558cm" svg:x1="11.291cm" svg:y1="12.88cm" svg:x2="14.409cm" svg:y2="8.494cm" draw:start-shape="id213" draw:start-glue-point="10" draw:end-shape="id210" draw:end-glue-point="8" svg:d="M11291 12880h3118v-4386" svg:viewBox="0 0 3119 4387">
          <text:p/>
        </draw:connector>
        <draw:custom-shape draw:name="Oval 13" draw:style-name="gr640" draw:text-style-name="P29" xml:id="id213" draw:id="id213" draw:layer="layout" svg:width="1.522cm" svg:height="1.523cm" svg:x="9.769cm" svg:y="12.118cm">
          <text:p text:style-name="P28"><text:span text:style-name="T20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14" draw:style-name="gr13" draw:text-style-name="P9" draw:layer="layout" draw:type="line" svg:x1="3.929cm" svg:y1="12.873cm" svg:x2="9.769cm" svg:y2="12.88cm" draw:start-shape="id214" draw:start-glue-point="1" draw:end-shape="id213" draw:end-glue-point="6" svg:d="M3929 12873l5840 7" svg:viewBox="0 0 5841 8">
          <text:p/>
        </draw:connector>
        <draw:connector draw:name="Straight Arrow Connector 15" draw:style-name="gr13" draw:text-style-name="P9" draw:layer="layout" draw:type="line" svg:x1="10.591cm" svg:y1="14.592cm" svg:x2="10.591cm" svg:y2="13.643cm" svg:d="M10591 14592v-949" svg:viewBox="0 0 1 950">
          <text:p/>
        </draw:connector>
        <draw:custom-shape draw:name="TextBox 29" draw:style-name="gr641" draw:text-style-name="P29" draw:layer="layout" svg:width="1.993cm" svg:height="1.437cm" svg:x="9.605cm" svg:y="14.591cm">
          <text:p text:style-name="P28"><text:span text:style-name="T21">γ</text:span></text:p>
          <text:p text:style-name="P28"><text:span text:style-name="T4">g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8" draw:style-name="gr13" draw:text-style-name="P9" draw:layer="layout" draw:type="line" svg:x1="26.024cm" svg:y1="7.733cm" svg:x2="28.049cm" svg:y2="7.732cm" draw:start-shape="id215" draw:start-glue-point="1" draw:end-shape="id216" draw:end-glue-point="3" svg:d="M26024 7733l2025-1" svg:viewBox="0 0 2026 2">
          <text:p/>
        </draw:connector>
        <presentation:notes draw:style-name="dp4">
          <draw:page-thumbnail draw:style-name="gr40" draw:layer="layout" svg:width="0.001cm" svg:height="0.001cm" svg:x="0cm" svg:y="2.257cm" draw:page-number="28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ank">
        <draw:custom-shape draw:name="Rectangle 3" draw:style-name="gr216" draw:text-style-name="P38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4" draw:text-style-name="P38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5" draw:text-style-name="P38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6" draw:text-style-name="P38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7" draw:text-style-name="P38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16" draw:text-style-name="P38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6" draw:text-style-name="P38" draw:layer="layout" svg:width="0.323cm" svg:height="2.631cm" svg:x="20.404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4" draw:text-style-name="P38" xml:id="id217" draw:id="id217" draw:layer="layout" svg:width="0.323cm" svg:height="0.44cm" svg:x="22.526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5" draw:text-style-name="P38" draw:layer="layout" svg:width="0.323cm" svg:height="0.878cm" svg:x="21.996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6" draw:text-style-name="P38" draw:layer="layout" svg:width="0.323cm" svg:height="1.557cm" svg:x="21.465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7" draw:text-style-name="P38" draw:layer="layout" svg:width="0.323cm" svg:height="2.227cm" svg:x="20.934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6" draw:text-style-name="P38" draw:layer="layout" svg:width="0.323cm" svg:height="2.631cm" svg:x="19.875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42" draw:text-style-name="P29" xml:id="id221" draw:id="id221" draw:layer="layout" svg:width="1.522cm" svg:height="1.523cm" svg:x="15.818cm" svg:y="8.006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41" draw:text-style-name="P9" draw:layer="layout" svg:x1="13.371cm" svg:y1="8.751cm" svg:x2="15.817cm" svg:y2="8.751cm" svg:d="M13371 8751h2446" svg:viewBox="0 0 2447 1">
          <text:p/>
        </draw:connector>
        <draw:connector draw:name="Connector: Elbow 32" draw:style-name="gr41" draw:text-style-name="P9" draw:layer="layout" draw:line-skew="0.001cm" svg:x1="22.85cm" svg:y1="8.745cm" svg:x2="24.875cm" svg:y2="8.744cm" draw:start-shape="id217" draw:start-glue-point="1" draw:end-shape="id218" draw:end-glue-point="3" svg:d="M22850 8745h1014v-1h1011" svg:viewBox="0 0 2026 2">
          <text:p/>
        </draw:connector>
        <draw:connector draw:name="Connector: Elbow 33" draw:style-name="gr41" draw:text-style-name="P9" draw:layer="layout" draw:line-skew="-3.706cm" svg:x1="17.338cm" svg:y1="8.824cm" svg:x2="27.136cm" svg:y2="13.717cm" draw:end-shape="id219" draw:end-glue-point="3" svg:d="M17338 8824h1193v4893h8605" svg:viewBox="0 0 9799 4894">
          <text:p/>
        </draw:connector>
        <draw:custom-shape draw:name="TextBox 39" draw:style-name="gr643" draw:text-style-name="P14" draw:layer="layout" svg:width="2.59cm" svg:height="1.437cm" svg:x="3.417cm" svg:y="7.873cm">
          <text:p text:style-name="P13"><text:span text:style-name="T4">curren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16" draw:text-style-name="P38" xml:id="id218" draw:id="id218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41" draw:text-style-name="P9" draw:layer="layout" svg:x1="25.198cm" svg:y1="8.729cm" svg:x2="27.21cm" svg:y2="8.729cm" svg:d="M25198 8729h2012" svg:viewBox="0 0 2013 1">
          <text:p/>
        </draw:connector>
        <draw:connector draw:name="Connector: Elbow 50" draw:style-name="gr41" draw:text-style-name="P9" draw:layer="layout" svg:x1="6.027cm" svg:y1="8.769cm" svg:x2="8.04cm" svg:y2="8.769cm" svg:d="M6027 8769h2013" svg:viewBox="0 0 2014 1">
          <text:p/>
        </draw:connector>
        <draw:custom-shape draw:name="Rectangle 51" draw:style-name="gr216" draw:text-style-name="P38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41" draw:text-style-name="P9" draw:layer="layout" svg:x1="8.363cm" svg:y1="8.769cm" svg:x2="10.375cm" svg:y2="8.769cm" svg:d="M8363 8769h2012" svg:viewBox="0 0 2013 1">
          <text:p/>
        </draw:connector>
        <draw:custom-shape draw:name="TextBox 53" draw:style-name="gr644" draw:text-style-name="P14" draw:layer="layout" svg:width="1.396cm" svg:height="0.844cm" svg:x="6.01cm" svg:y="7.922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45" draw:text-style-name="P14" draw:layer="layout" svg:width="0.799cm" svg:height="0.844cm" svg:x="8.921cm" svg:y="7.981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646" draw:text-style-name="P14" xml:id="id220" draw:id="id220" draw:layer="layout" svg:width="2.59cm" svg:height="1.437cm" svg:x="3.417cm" svg:y="12.999cm">
          <text:p text:style-name="P13"><text:span text:style-name="T4">current</text:span></text:p>
          <text:p text:style-name="P13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47" draw:text-style-name="P14" draw:layer="layout" svg:width="1.993cm" svg:height="0.844cm" svg:x="5.977cm" svg:y="12.823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48" draw:text-style-name="P14" draw:layer="layout" svg:width="1.993cm" svg:height="0.844cm" svg:x="13.461cm" svg:y="7.905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49" draw:text-style-name="P14" draw:layer="layout" svg:width="3.78cm" svg:height="0.844cm" svg:x="10.09cm" svg:y="10.163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50" draw:text-style-name="P14" draw:layer="layout" svg:width="3.78cm" svg:height="0.844cm" svg:x="19.219cm" svg:y="10.21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51" draw:text-style-name="P14" xml:id="id219" draw:id="id219" draw:layer="layout" svg:width="2.59cm" svg:height="1.437cm" svg:x="27.136cm" svg:y="12.999cm">
          <text:p text:style-name="P13"><text:span text:style-name="T4">next</text:span></text:p>
          <text:p text:style-name="P13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52" draw:text-style-name="P14" draw:layer="layout" svg:width="1.993cm" svg:height="1.437cm" svg:x="27.16cm" svg:y="7.876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53" draw:text-style-name="P14" draw:layer="layout" svg:width="1.396cm" svg:height="0.844cm" svg:x="25.43cm" svg:y="7.928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54" draw:text-style-name="P14" draw:layer="layout" svg:width="0.799cm" svg:height="0.844cm" svg:x="23.468cm" svg:y="7.903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55" draw:text-style-name="P14" draw:layer="layout" svg:width="1.993cm" svg:height="0.844cm" svg:x="24.986cm" svg:y="12.806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56" draw:text-style-name="P14" draw:layer="layout" svg:width="1.993cm" svg:height="0.844cm" svg:x="17.311cm" svg:y="7.913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41" draw:text-style-name="P9" draw:layer="layout" draw:line-skew="5.286cm" svg:x1="6.007cm" svg:y1="13.717cm" svg:x2="16.579cm" svg:y2="9.529cm" draw:start-shape="id220" draw:start-glue-point="1" draw:end-shape="id221" draw:end-glue-point="8" svg:d="M6007 13717h10572v-4188" svg:viewBox="0 0 10573 4189">
          <text:p/>
        </draw:connector>
        <draw:connector draw:name="Straight Arrow Connector 46" draw:style-name="gr13" draw:text-style-name="P9" draw:layer="layout" draw:type="line" svg:x1="17.338cm" svg:y1="8.806cm" svg:x2="19.869cm" svg:y2="8.806cm" svg:d="M17338 8806h2531" svg:viewBox="0 0 2532 1">
          <text:p/>
        </draw:connector>
        <presentation:notes draw:style-name="dp4">
          <draw:page-thumbnail draw:style-name="gr40" draw:layer="layout" svg:width="0.001cm" svg:height="0.001cm" svg:x="0cm" svg:y="2.257cm" draw:page-number="29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ank">
        <draw:custom-shape draw:name="Rectangle 3" draw:style-name="gr216" draw:text-style-name="P38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4" draw:text-style-name="P38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5" draw:text-style-name="P38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6" draw:text-style-name="P38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7" draw:text-style-name="P38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16" draw:text-style-name="P38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16" draw:text-style-name="P38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6" draw:text-style-name="P38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16" draw:text-style-name="P38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16" draw:text-style-name="P38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6" draw:text-style-name="P38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16" draw:text-style-name="P38" xml:id="id224" draw:id="id224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6" draw:text-style-name="P38" draw:layer="layout" svg:width="0.323cm" svg:height="2.631cm" svg:x="22.382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4" draw:text-style-name="P38" xml:id="id222" draw:id="id222" draw:layer="layout" svg:width="0.323cm" svg:height="0.44cm" svg:x="24.502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5" draw:text-style-name="P38" draw:layer="layout" svg:width="0.323cm" svg:height="0.878cm" svg:x="23.973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6" draw:text-style-name="P38" draw:layer="layout" svg:width="0.323cm" svg:height="1.557cm" svg:x="23.443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7" draw:text-style-name="P38" draw:layer="layout" svg:width="0.323cm" svg:height="2.227cm" svg:x="22.913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6" draw:text-style-name="P38" draw:layer="layout" svg:width="0.323cm" svg:height="2.631cm" svg:x="21.851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57" draw:text-style-name="P29" xml:id="id226" draw:id="id226" draw:layer="layout" svg:width="1.522cm" svg:height="1.523cm" svg:x="16.625cm" svg:y="6.044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41" draw:text-style-name="P9" draw:layer="layout" svg:x1="13.002cm" svg:y1="6.807cm" svg:x2="16.626cm" svg:y2="6.807cm" svg:d="M13002 6807h3624" svg:viewBox="0 0 3625 1">
          <text:p/>
        </draw:connector>
        <draw:connector draw:name="Connector: Elbow 29" draw:style-name="gr41" draw:text-style-name="P9" draw:layer="layout" svg:x1="18.15cm" svg:y1="6.807cm" svg:x2="21.866cm" svg:y2="6.807cm" svg:d="M18150 6807h3716" svg:viewBox="0 0 3717 1">
          <text:p/>
        </draw:connector>
        <draw:connector draw:name="Connector: Elbow 32" draw:style-name="gr41" draw:text-style-name="P9" draw:layer="layout" svg:x1="24.826cm" svg:y1="6.806cm" svg:x2="26.853cm" svg:y2="6.805cm" draw:start-shape="id222" draw:start-glue-point="1" draw:end-shape="id223" draw:end-glue-point="3" svg:d="M24826 6806h1014v-1h1013" svg:viewBox="0 0 2028 2">
          <text:p/>
        </draw:connector>
        <draw:connector draw:name="Connector: Elbow 33" draw:style-name="gr41" draw:text-style-name="P9" draw:layer="layout" draw:line-skew="0.001cm" svg:x1="13.001cm" svg:y1="11.783cm" svg:x2="29.094cm" svg:y2="11.803cm" draw:start-shape="id224" draw:start-glue-point="1" svg:d="M13001 11783h8048v20h8045" svg:viewBox="0 0 16094 21">
          <text:p/>
        </draw:connector>
        <draw:connector draw:name="Connector: Elbow 37" draw:style-name="gr41" draw:text-style-name="P9" draw:layer="layout" svg:x1="5.675cm" svg:y1="11.785cm" svg:x2="9.993cm" svg:y2="11.785cm" svg:d="M5675 11785h4318" svg:viewBox="0 0 4319 1">
          <text:p/>
        </draw:connector>
        <draw:custom-shape draw:name="TextBox 39" draw:style-name="gr658" draw:text-style-name="P14" draw:layer="layout" svg:width="4.377cm" svg:height="0.844cm" svg:x="1.246cm" svg:y="6.379cm">
          <text:p text:style-name="P13"><text:span text:style-name="T4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16" draw:text-style-name="P38" xml:id="id223" draw:id="id223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41" draw:text-style-name="P9" draw:layer="layout" svg:x1="27.175cm" svg:y1="6.79cm" svg:x2="29.187cm" svg:y2="6.79cm" svg:d="M27175 6790h2012" svg:viewBox="0 0 2013 1">
          <text:p/>
        </draw:connector>
        <draw:connector draw:name="Connector: Elbow 50" draw:style-name="gr41" draw:text-style-name="P9" draw:layer="layout" svg:x1="5.659cm" svg:y1="6.823cm" svg:x2="7.67cm" svg:y2="6.821cm" draw:end-shape="id225" draw:end-glue-point="3" svg:d="M5659 6823h1006v-2h1005" svg:viewBox="0 0 2012 3">
          <text:p/>
        </draw:connector>
        <draw:custom-shape draw:name="Rectangle 51" draw:style-name="gr216" draw:text-style-name="P38" xml:id="id225" draw:id="id225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41" draw:text-style-name="P9" draw:layer="layout" svg:x1="7.994cm" svg:y1="6.807cm" svg:x2="10.006cm" svg:y2="6.807cm" svg:d="M7994 6807h2012" svg:viewBox="0 0 2013 1">
          <text:p/>
        </draw:connector>
        <draw:custom-shape draw:name="TextBox 53" draw:style-name="gr659" draw:text-style-name="P14" draw:layer="layout" svg:width="1.396cm" svg:height="0.844cm" svg:x="5.641cm" svg:y="5.968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60" draw:text-style-name="P14" draw:layer="layout" svg:width="0.799cm" svg:height="0.844cm" svg:x="8.553cm" svg:y="6.027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661" draw:text-style-name="P14" draw:layer="layout" svg:width="1.993cm" svg:height="0.844cm" svg:x="13.093cm" svg:y="10.87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662" draw:text-style-name="P14" draw:layer="layout" svg:width="4.973cm" svg:height="0.844cm" svg:x="0.673cm" svg:y="11.333cm">
          <text:p text:style-name="P13"><text:span text:style-name="T4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63" draw:text-style-name="P14" draw:layer="layout" svg:width="1.993cm" svg:height="0.844cm" svg:x="5.608cm" svg:y="10.87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64" draw:text-style-name="P14" draw:layer="layout" svg:width="1.993cm" svg:height="0.844cm" svg:x="13.093cm" svg:y="5.951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665" draw:text-style-name="P14" draw:layer="layout" svg:width="4.377cm" svg:height="0.844cm" svg:x="9.423cm" svg:y="13.275cm">
          <text:p text:style-name="P13"><text:span text:style-name="T4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66" draw:text-style-name="P14" draw:layer="layout" svg:width="3.78cm" svg:height="0.844cm" svg:x="9.721cm" svg:y="8.209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67" draw:text-style-name="P14" draw:layer="layout" svg:width="3.78cm" svg:height="0.844cm" svg:x="21.197cm" svg:y="8.272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68" draw:text-style-name="P14" draw:layer="layout" svg:width="4.08cm" svg:height="0.844cm" svg:x="29.059cm" svg:y="11.297cm">
          <text:p text:style-name="P13"><text:span text:style-name="T4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69" draw:text-style-name="P14" draw:layer="layout" svg:width="3.483cm" svg:height="0.844cm" svg:x="29.181cm" svg:y="6.362cm">
          <text:p text:style-name="P13"><text:span text:style-name="T4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70" draw:text-style-name="P14" draw:layer="layout" svg:width="1.396cm" svg:height="0.844cm" svg:x="27.407cm" svg:y="5.989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71" draw:text-style-name="P14" draw:layer="layout" svg:width="0.799cm" svg:height="0.844cm" svg:x="25.446cm" svg:y="5.964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72" draw:text-style-name="P14" draw:layer="layout" svg:width="1.993cm" svg:height="0.844cm" svg:x="26.703cm" svg:y="10.87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73" draw:text-style-name="P14" draw:layer="layout" svg:width="1.993cm" svg:height="0.844cm" svg:x="19.701cm" svg:y="5.989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41" draw:text-style-name="P9" draw:layer="layout" draw:line-skew="2.193cm" svg:x1="13.001cm" svg:y1="11.783cm" svg:x2="17.386cm" svg:y2="7.567cm" draw:start-shape="id224" draw:start-glue-point="1" draw:end-shape="id226" draw:end-glue-point="8" svg:d="M13001 11783h4385v-4216" svg:viewBox="0 0 4386 4217">
          <text:p/>
        </draw:connector>
        <presentation:notes draw:style-name="dp4">
          <draw:page-thumbnail draw:style-name="gr40" draw:layer="layout" svg:width="0.001cm" svg:height="0.001cm" svg:x="0cm" svg:y="2.257cm" draw:page-number="30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ank">
        <draw:custom-shape draw:name="Rectangle 3" draw:style-name="gr216" draw:text-style-name="P38" draw:layer="layout" svg:width="0.322cm" svg:height="2.631cm" svg:x="10.34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4" draw:text-style-name="P38" draw:layer="layout" svg:width="0.322cm" svg:height="0.44cm" svg:x="8.227cm" svg:y="7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5" draw:text-style-name="P38" draw:layer="layout" svg:width="0.322cm" svg:height="0.878cm" svg:x="8.757cm" svg:y="7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6" draw:text-style-name="P38" draw:layer="layout" svg:width="0.322cm" svg:height="1.557cm" svg:x="9.288cm" svg:y="6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7" draw:text-style-name="P38" draw:layer="layout" svg:width="0.322cm" svg:height="2.227cm" svg:x="9.817cm" svg:y="6.6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16" draw:text-style-name="P38" draw:layer="layout" svg:width="0.322cm" svg:height="2.631cm" svg:x="10.87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6" draw:text-style-name="P38" draw:layer="layout" svg:width="0.323cm" svg:height="2.631cm" svg:x="23.211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4" draw:text-style-name="P38" xml:id="id227" draw:id="id227" draw:layer="layout" svg:width="0.323cm" svg:height="0.44cm" svg:x="25.332cm" svg:y="7.4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5" draw:text-style-name="P38" draw:layer="layout" svg:width="0.323cm" svg:height="0.878cm" svg:x="24.801cm" svg:y="7.2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6" draw:text-style-name="P38" draw:layer="layout" svg:width="0.323cm" svg:height="1.557cm" svg:x="24.27cm" svg:y="6.9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7" draw:text-style-name="P38" draw:layer="layout" svg:width="0.323cm" svg:height="2.227cm" svg:x="23.74cm" svg:y="6.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6" draw:text-style-name="P38" draw:layer="layout" svg:width="0.323cm" svg:height="2.631cm" svg:x="22.681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74" draw:text-style-name="P29" xml:id="id232" draw:id="id232" draw:layer="layout" svg:width="1.522cm" svg:height="1.523cm" svg:x="13.648cm" svg:y="7.011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41" draw:text-style-name="P9" draw:layer="layout" svg:x1="11.201cm" svg:y1="7.756cm" svg:x2="13.647cm" svg:y2="7.756cm" svg:d="M11201 7756h2446" svg:viewBox="0 0 2447 1">
          <text:p/>
        </draw:connector>
        <draw:connector draw:name="Connector: Elbow 32" draw:style-name="gr41" draw:text-style-name="P9" draw:layer="layout" svg:x1="25.656cm" svg:y1="7.694cm" svg:x2="27.68cm" svg:y2="7.693cm" draw:start-shape="id227" draw:start-glue-point="1" draw:end-shape="id228" draw:end-glue-point="3" svg:d="M25656 7694h1012v-1h1012" svg:viewBox="0 0 2025 2">
          <text:p/>
        </draw:connector>
        <draw:connector draw:name="Connector: Elbow 33" draw:style-name="gr41" draw:text-style-name="P9" draw:layer="layout" draw:line-skew="-3.705cm" svg:x1="20.142cm" svg:y1="7.771cm" svg:x2="29.941cm" svg:y2="12.666cm" draw:start-shape="id229" draw:start-glue-point="1" draw:end-shape="id230" draw:end-glue-point="3" svg:d="M20142 7771h1195v4895h8604" svg:viewBox="0 0 9800 4896">
          <text:p/>
        </draw:connector>
        <draw:custom-shape draw:name="TextBox 39" draw:style-name="gr675" draw:text-style-name="P14" draw:layer="layout" svg:width="2.59cm" svg:height="1.437cm" svg:x="1.247cm" svg:y="6.877cm">
          <text:p text:style-name="P13"><text:span text:style-name="T4">curren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16" draw:text-style-name="P38" xml:id="id228" draw:id="id228" draw:layer="layout" svg:width="0.322cm" svg:height="2.631cm" svg:x="27.68cm" svg:y="6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41" draw:text-style-name="P9" draw:layer="layout" svg:x1="28.004cm" svg:y1="7.678cm" svg:x2="30.016cm" svg:y2="7.678cm" svg:d="M28004 7678h2012" svg:viewBox="0 0 2013 1">
          <text:p/>
        </draw:connector>
        <draw:connector draw:name="Connector: Elbow 50" draw:style-name="gr41" draw:text-style-name="P9" draw:layer="layout" svg:x1="3.858cm" svg:y1="7.773cm" svg:x2="5.87cm" svg:y2="7.773cm" svg:d="M3858 7773h2012" svg:viewBox="0 0 2013 1">
          <text:p/>
        </draw:connector>
        <draw:custom-shape draw:name="Rectangle 51" draw:style-name="gr216" draw:text-style-name="P38" draw:layer="layout" svg:width="0.322cm" svg:height="2.631cm" svg:x="5.869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41" draw:text-style-name="P9" draw:layer="layout" svg:x1="6.193cm" svg:y1="7.773cm" svg:x2="8.205cm" svg:y2="7.773cm" svg:d="M6193 7773h2012" svg:viewBox="0 0 2013 1">
          <text:p/>
        </draw:connector>
        <draw:custom-shape draw:name="TextBox 53" draw:style-name="gr676" draw:text-style-name="P14" draw:layer="layout" svg:width="1.396cm" svg:height="0.844cm" svg:x="3.839cm" svg:y="6.926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77" draw:text-style-name="P14" draw:layer="layout" svg:width="0.799cm" svg:height="0.844cm" svg:x="6.751cm" svg:y="6.986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678" draw:text-style-name="P14" xml:id="id231" draw:id="id231" draw:layer="layout" svg:width="2.59cm" svg:height="1.437cm" svg:x="1.247cm" svg:y="12.003cm">
          <text:p text:style-name="P13"><text:span text:style-name="T4">current</text:span></text:p>
          <text:p text:style-name="P13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79" draw:text-style-name="P14" draw:layer="layout" svg:width="1.993cm" svg:height="0.844cm" svg:x="3.807cm" svg:y="11.828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80" draw:text-style-name="P14" draw:layer="layout" svg:width="1.993cm" svg:height="0.844cm" svg:x="11.291cm" svg:y="6.909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81" draw:text-style-name="P14" draw:layer="layout" svg:width="3.78cm" svg:height="0.844cm" svg:x="7.92cm" svg:y="9.168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682" draw:text-style-name="P14" draw:layer="layout" svg:width="3.78cm" svg:height="0.844cm" svg:x="22.025cm" svg:y="9.16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683" draw:text-style-name="P14" xml:id="id230" draw:id="id230" draw:layer="layout" svg:width="2.59cm" svg:height="1.437cm" svg:x="29.941cm" svg:y="11.948cm">
          <text:p text:style-name="P13"><text:span text:style-name="T4">next</text:span></text:p>
          <text:p text:style-name="P13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684" draw:text-style-name="P14" draw:layer="layout" svg:width="1.993cm" svg:height="1.437cm" svg:x="29.965cm" svg:y="6.826cm">
          <text:p text:style-name="P13"><text:span text:style-name="T4">next</text:span></text:p>
          <text:p text:style-name="P13"><text:span text:style-name="T4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685" draw:text-style-name="P14" draw:layer="layout" svg:width="1.396cm" svg:height="0.844cm" svg:x="28.235cm" svg:y="6.877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86" draw:text-style-name="P14" draw:layer="layout" svg:width="0.799cm" svg:height="0.844cm" svg:x="26.273cm" svg:y="6.852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687" draw:text-style-name="P14" draw:layer="layout" svg:width="1.993cm" svg:height="0.844cm" svg:x="27.791cm" svg:y="11.756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88" draw:text-style-name="P14" draw:layer="layout" svg:width="1.993cm" svg:height="0.844cm" svg:x="15.14cm" svg:y="6.918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41" draw:text-style-name="P9" draw:layer="layout" draw:line-skew="5.286cm" svg:x1="3.837cm" svg:y1="12.721cm" svg:x2="14.409cm" svg:y2="8.534cm" draw:start-shape="id231" draw:start-glue-point="1" draw:end-shape="id232" draw:end-glue-point="8" svg:d="M3837 12721h10572v-4187" svg:viewBox="0 0 10573 4188">
          <text:p/>
        </draw:connector>
        <draw:custom-shape draw:name="Rectangle 1" draw:style-name="gr216" draw:text-style-name="P38" draw:layer="layout" svg:width="0.322cm" svg:height="2.631cm" svg:x="17.154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6" draw:text-style-name="P38" draw:layer="layout" svg:width="0.322cm" svg:height="2.631cm" svg:x="17.6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6" draw:text-style-name="P38" draw:layer="layout" svg:width="0.322cm" svg:height="2.631cm" svg:x="18.221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6" draw:text-style-name="P38" draw:layer="layout" svg:width="0.322cm" svg:height="2.631cm" svg:x="18.753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16" draw:text-style-name="P38" draw:layer="layout" svg:width="0.322cm" svg:height="2.631cm" svg:x="19.2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16" draw:text-style-name="P38" xml:id="id229" draw:id="id229" draw:layer="layout" svg:width="0.322cm" svg:height="2.631cm" svg:x="19.82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689" draw:text-style-name="P14" draw:layer="layout" svg:width="1.993cm" svg:height="0.844cm" svg:x="20.234cm" svg:y="6.858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690" draw:text-style-name="P14" draw:layer="layout" svg:width="4.377cm" svg:height="0.844cm" svg:x="16.565cm" svg:y="9.263cm">
          <text:p text:style-name="P13"><text:span text:style-name="T4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13" draw:text-style-name="P9" draw:layer="layout" draw:type="line" svg:x1="15.159cm" svg:y1="7.778cm" svg:x2="17.121cm" svg:y2="7.778cm" svg:d="M15159 7778h1962" svg:viewBox="0 0 1963 1">
          <text:p/>
        </draw:connector>
        <draw:connector draw:name="Straight Arrow Connector 46" draw:style-name="gr13" draw:text-style-name="P9" draw:layer="layout" draw:type="line" svg:x1="20.144cm" svg:y1="7.756cm" svg:x2="22.675cm" svg:y2="7.756cm" svg:d="M20144 7756h2531" svg:viewBox="0 0 2532 1">
          <text:p/>
        </draw:connector>
        <presentation:notes draw:style-name="dp4">
          <draw:page-thumbnail draw:style-name="gr40" draw:layer="layout" svg:width="0.001cm" svg:height="0.001cm" svg:x="0cm" svg:y="2.257cm" draw:page-number="31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ank">
        <draw:custom-shape draw:name="Rectangle 3" draw:style-name="gr216" draw:text-style-name="P38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4" draw:text-style-name="P38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75" draw:text-style-name="P38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6" draw:text-style-name="P38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7" draw:text-style-name="P38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16" draw:text-style-name="P38" xml:id="id233" draw:id="id233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16" draw:text-style-name="P38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6" draw:text-style-name="P38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16" draw:text-style-name="P38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16" draw:text-style-name="P38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6" draw:text-style-name="P38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16" draw:text-style-name="P38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6" draw:text-style-name="P38" draw:layer="layout" svg:width="0.323cm" svg:height="2.631cm" svg:x="22.382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4" draw:text-style-name="P38" xml:id="id235" draw:id="id235" draw:layer="layout" svg:width="0.323cm" svg:height="0.44cm" svg:x="24.502cm" svg:y="11.56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5" draw:text-style-name="P38" draw:layer="layout" svg:width="0.323cm" svg:height="0.878cm" svg:x="23.973cm" svg:y="11.34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76" draw:text-style-name="P38" draw:layer="layout" svg:width="0.323cm" svg:height="1.557cm" svg:x="23.443cm" svg:y="11.0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7" draw:text-style-name="P38" draw:layer="layout" svg:width="0.323cm" svg:height="2.227cm" svg:x="22.913cm" svg:y="10.6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6" draw:text-style-name="P38" draw:layer="layout" svg:width="0.323cm" svg:height="2.631cm" svg:x="21.851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691" draw:text-style-name="P29" xml:id="id234" draw:id="id234" draw:layer="layout" svg:width="1.522cm" svg:height="1.523cm" svg:x="16.625cm" svg:y="11.022cm">
          <text:p text:style-name="P28"><text:span text:style-name="T20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5" draw:style-name="gr41" draw:text-style-name="P9" draw:layer="layout" draw:line-skew="2.193cm" svg:x1="13.001cm" svg:y1="6.805cm" svg:x2="17.386cm" svg:y2="11.022cm" draw:start-shape="id233" draw:start-glue-point="1" draw:end-shape="id234" draw:end-glue-point="4" svg:d="M13001 6805h4385v4217" svg:viewBox="0 0 4386 4218">
          <text:p/>
        </draw:connector>
        <draw:connector draw:name="Connector: Elbow 26" draw:style-name="gr41" draw:text-style-name="P9" draw:layer="layout" svg:x1="13.002cm" svg:y1="11.785cm" svg:x2="16.626cm" svg:y2="11.785cm" svg:d="M13002 11785h3624" svg:viewBox="0 0 3625 1">
          <text:p/>
        </draw:connector>
        <draw:connector draw:name="Connector: Elbow 29" draw:style-name="gr41" draw:text-style-name="P9" draw:layer="layout" svg:x1="18.15cm" svg:y1="11.785cm" svg:x2="21.866cm" svg:y2="11.785cm" svg:d="M18150 11785h3716" svg:viewBox="0 0 3717 1">
          <text:p/>
        </draw:connector>
        <draw:connector draw:name="Connector: Elbow 32" draw:style-name="gr41" draw:text-style-name="P9" draw:layer="layout" svg:x1="24.826cm" svg:y1="11.784cm" svg:x2="26.853cm" svg:y2="11.783cm" draw:start-shape="id235" draw:start-glue-point="1" draw:end-shape="id236" draw:end-glue-point="3" svg:d="M24826 11784h1014v-1h1013" svg:viewBox="0 0 2028 2">
          <text:p/>
        </draw:connector>
        <draw:connector draw:name="Connector: Elbow 33" draw:style-name="gr41" draw:text-style-name="P9" draw:layer="layout" draw:line-skew="-4.564cm" svg:x1="18.147cm" svg:y1="11.784cm" svg:x2="29.187cm" svg:y2="15.519cm" draw:start-shape="id234" draw:start-glue-point="10" svg:d="M18147 11784h956v3735h10084" svg:viewBox="0 0 11041 3736">
          <text:p/>
        </draw:connector>
        <draw:connector draw:name="Connector: Elbow 37" draw:style-name="gr41" draw:text-style-name="P9" draw:layer="layout" svg:x1="5.675cm" svg:y1="11.785cm" svg:x2="9.993cm" svg:y2="11.785cm" svg:d="M5675 11785h4318" svg:viewBox="0 0 4319 1">
          <text:p/>
        </draw:connector>
        <draw:custom-shape draw:name="TextBox 39" draw:style-name="gr692" draw:text-style-name="P14" draw:layer="layout" svg:width="4.377cm" svg:height="0.844cm" svg:x="1.096cm" svg:y="6.379cm">
          <text:p text:style-name="P13"><text:span text:style-name="T4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16" draw:text-style-name="P38" xml:id="id236" draw:id="id236" draw:layer="layout" svg:width="0.322cm" svg:height="2.631cm" svg:x="26.85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41" draw:text-style-name="P9" draw:layer="layout" svg:x1="27.175cm" svg:y1="11.768cm" svg:x2="29.187cm" svg:y2="11.768cm" svg:d="M27175 11768h2012" svg:viewBox="0 0 2013 1">
          <text:p/>
        </draw:connector>
        <draw:connector draw:name="Connector: Elbow 50" draw:style-name="gr41" draw:text-style-name="P9" draw:layer="layout" svg:x1="5.659cm" svg:y1="6.823cm" svg:x2="7.67cm" svg:y2="6.821cm" draw:end-shape="id237" draw:end-glue-point="3" svg:d="M5659 6823h1006v-2h1005" svg:viewBox="0 0 2012 3">
          <text:p/>
        </draw:connector>
        <draw:custom-shape draw:name="Rectangle 51" draw:style-name="gr216" draw:text-style-name="P38" xml:id="id237" draw:id="id237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41" draw:text-style-name="P9" draw:layer="layout" svg:x1="7.994cm" svg:y1="6.807cm" svg:x2="10.006cm" svg:y2="6.807cm" svg:d="M7994 6807h2012" svg:viewBox="0 0 2013 1">
          <text:p/>
        </draw:connector>
        <draw:custom-shape draw:name="TextBox 53" draw:style-name="gr693" draw:text-style-name="P14" draw:layer="layout" svg:width="1.396cm" svg:height="0.844cm" svg:x="5.641cm" svg:y="5.968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694" draw:text-style-name="P14" draw:layer="layout" svg:width="0.799cm" svg:height="0.844cm" svg:x="8.553cm" svg:y="6.027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695" draw:text-style-name="P14" draw:layer="layout" svg:width="1.993cm" svg:height="0.844cm" svg:x="13.742cm" svg:y="5.973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696" draw:text-style-name="P14" draw:layer="layout" svg:width="4.973cm" svg:height="0.844cm" svg:x="0.523cm" svg:y="11.357cm">
          <text:p text:style-name="P13"><text:span text:style-name="T4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697" draw:text-style-name="P14" draw:layer="layout" svg:width="1.993cm" svg:height="0.844cm" svg:x="5.608cm" svg:y="10.87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98" draw:text-style-name="P14" draw:layer="layout" svg:width="1.993cm" svg:height="0.844cm" svg:x="13.093cm" svg:y="10.929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699" draw:text-style-name="P14" draw:layer="layout" svg:width="4.377cm" svg:height="0.844cm" svg:x="9.423cm" svg:y="13.275cm">
          <text:p text:style-name="P13"><text:span text:style-name="T4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700" draw:text-style-name="P14" draw:layer="layout" svg:width="3.78cm" svg:height="0.844cm" svg:x="9.721cm" svg:y="8.209cm">
          <text:p text:style-name="P13"><text:span text:style-name="T4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701" draw:text-style-name="P14" draw:layer="layout" svg:width="3.78cm" svg:height="0.844cm" svg:x="21.197cm" svg:y="13.249cm">
          <text:p text:style-name="P13"><text:span text:style-name="T4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702" draw:text-style-name="P14" draw:layer="layout" svg:width="4.08cm" svg:height="0.844cm" svg:x="29.158cm" svg:y="15.091cm">
          <text:p text:style-name="P13"><text:span text:style-name="T4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703" draw:text-style-name="P14" draw:layer="layout" svg:width="3.483cm" svg:height="0.844cm" svg:x="29.181cm" svg:y="11.34cm">
          <text:p text:style-name="P13"><text:span text:style-name="T4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704" draw:text-style-name="P14" draw:layer="layout" svg:width="1.396cm" svg:height="0.844cm" svg:x="27.407cm" svg:y="10.967cm">
          <text:p text:style-name="P13"><text:span text:style-name="T4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705" draw:text-style-name="P14" draw:layer="layout" svg:width="0.799cm" svg:height="0.844cm" svg:x="25.446cm" svg:y="10.942cm">
          <text:p text:style-name="P13"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706" draw:text-style-name="P14" draw:layer="layout" svg:width="1.993cm" svg:height="0.844cm" svg:x="26.802cm" svg:y="14.663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707" draw:text-style-name="P14" draw:layer="layout" svg:width="1.993cm" svg:height="0.844cm" svg:x="19.701cm" svg:y="10.967cm">
          <text:p text:style-name="P13"><text:span text:style-name="T4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0" draw:layer="layout" svg:width="0.001cm" svg:height="0.001cm" svg:x="0cm" svg:y="2.257cm" draw:page-number="32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05cm" draw:rotation="0"/>
    <draw:hatch draw:name="Red_20_90_20_Degrees_20_Crossed_20_2" draw:display-name="Red 90 Degrees Crossed 2" draw:style="single" draw:color="#000000" draw:distance="0.203cm" draw:rotation="450"/>
    <draw:hatch draw:name="Red_20_90_20_Degrees_20_Crossed_20_3" draw:display-name="Red 90 Degrees Crossed 3" draw:style="single" draw:color="#000000" draw:distance="0.051cm" draw:rotation="0"/>
    <draw:hatch draw:name="Red_20_90_20_Degrees_20_Crossed_20_4" draw:display-name="Red 90 Degrees Crossed 4" draw:style="double" draw:color="#000000" draw:distance="0.203cm" draw:rotation="450"/>
    <draw:hatch draw:name="Red_20_90_20_Degrees_20_Crossed_20_5" draw:display-name="Red 90 Degrees Crossed 5" draw:style="single" draw:color="#000000" draw:distance="0.051cm" draw:rotation="900"/>
    <draw:hatch draw:name="Red_20_90_20_Degrees_20_Crossed_20_6" draw:display-name="Red 90 Degrees Crossed 6" draw:style="double" draw:color="#000000" draw:distance="0.305cm" draw:rotation="90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4cm" svg:height="6.631cm" svg:x="4.232cm" svg:y="3.117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l</text:span><text:span text:style-name="MT4">e</text:span></text:p>
        </draw:text-box>
      </draw:frame>
      <draw:frame draw:name="Vertical Text Placeholder 2" presentation:style-name="Mpr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5cm" svg:y="1.013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Vertical Text Placeholder 2" presentation:style-name="Mpr11" draw:text-style-name="MP15" draw:layer="backgroundobjects" svg:width="21.483cm" svg:height="16.143cm" svg:x="2.327cm" svg:y="1.013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l</text:span><text:span text:style-name="MT4">e</text:span></text:p>
        </draw:text-box>
      </draw:frame>
      <draw:frame draw:name="Content Placeholder 2" presentation:style-name="Mpr1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cm" svg:y="4.748cm" presentation:class="title" presentation:user-transformed="true">
        <draw:text-box>
          <text:p text:style-name="MP11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1" draw:text-style-name="MP17" draw:layer="backgroundobjects" svg:width="29.209cm" svg:height="4.166cm" svg:x="2.31cm" svg:y="12.748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l</text:span><text:span text:style-name="MT4">e</text:span></text:p>
        </draw:text-box>
      </draw:frame>
      <draw:frame draw:name="Content Placeholder 2" presentation:style-name="Mpr26" draw:text-style-name="MP15" draw:layer="backgroundobjects" svg:width="14.392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4cm" svg:y="5.07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2cm" svg:y="1.013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l</text:span><text:span text:style-name="MT4">e</text:span></text:p>
        </draw:text-box>
      </draw:frame>
      <draw:frame draw:name="Text Placeholder 2" presentation:style-name="Mpr31" draw:text-style-name="MP17" draw:layer="backgroundobjects" svg:width="14.325cm" svg:height="2.288cm" svg:x="2.332cm" svg:y="4.669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5cm" svg:height="10.234cm" svg:x="2.332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4cm" svg:y="4.669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4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l</text:span><text:span text:style-name="MT4">e</text:span></text:p>
        </draw:text-box>
      </draw:frame>
      <draw:frame draw:name="Date Placeholder 2" presentation:style-name="Mpr3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2cm" svg:y="0.759cm" presentation:class="title" presentation:placeholder="true">
        <draw:text-box/>
      </draw:frame>
      <draw:frame presentation:style-name="Blank-outline1" draw:layer="backgroundobjects" svg:width="30.479cm" svg:height="11.048cm" svg:x="1.692cm" svg:y="4.45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</text:span><text:span text:style-name="MT11">ic</text:span><text:span text:style-name="MT11">k </text:span><text:span text:style-name="MT11">to </text:span><text:span text:style-name="MT11">e</text:span><text:span text:style-name="MT11">di</text:span><text:span text:style-name="MT11">t </text:span><text:span text:style-name="MT11">M</text:span><text:span text:style-name="MT11">as</text:span><text:span text:style-name="MT11">te</text:span><text:span text:style-name="MT11">r </text:span><text:span text:style-name="MT11">tit</text:span><text:span text:style-name="MT11">le </text:span><text:span text:style-name="MT11">st</text:span><text:span text:style-name="MT11">yl</text:span><text:span text:style-name="MT11">e</text:span></text:p>
        </draw:text-box>
      </draw:frame>
      <draw:frame draw:name="Content Placeholder 2" presentation:style-name="Mpr44" draw:text-style-name="MP18" draw:layer="backgroundobjects" svg:width="17.144cm" svg:height="13.537cm" svg:x="14.397cm" svg:y="2.742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</text:span><text:span text:style-name="MT11">ic</text:span><text:span text:style-name="MT11">k </text:span><text:span text:style-name="MT11">to </text:span><text:span text:style-name="MT11">e</text:span><text:span text:style-name="MT11">di</text:span><text:span text:style-name="MT11">t </text:span><text:span text:style-name="MT11">M</text:span><text:span text:style-name="MT11">as</text:span><text:span text:style-name="MT11">te</text:span><text:span text:style-name="MT11">r </text:span><text:span text:style-name="MT11">tit</text:span><text:span text:style-name="MT11">le </text:span><text:span text:style-name="MT11">st</text:span><text:span text:style-name="MT11">yl</text:span><text:span text:style-name="MT11">e</text:span></text:p>
        </draw:text-box>
      </draw:frame>
      <draw:frame draw:name="Picture Placeholder 2" presentation:style-name="Picture_20_with_20_Caption-outline1" draw:layer="backgroundobjects" svg:width="17.144cm" svg:height="13.537cm" svg:x="14.397cm" svg:y="2.742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Liston</meta:initial-creator>
    <meta:editing-cycles>232</meta:editing-cycles>
    <meta:creation-date>2025-08-21T16:57:39</meta:creation-date>
    <dc:date>2026-01-04T08:24:27.173200961</dc:date>
    <meta:editing-duration>P70DT45M20S</meta:editing-duration>
    <meta:generator>LibreOffice/24.2.7.2$Linux_X86_64 LibreOffice_project/420$Build-2</meta:generator>
    <meta:print-date>2025-12-31T14:41:24.084057336</meta:print-date>
    <meta:printed-by>PDF files</meta:printed-by>
    <meta:document-statistic meta:object-count="1900"/>
    <meta:user-defined meta:name="AppVersion">16.0000</meta:user-defined>
    <meta:user-defined meta:name="PresentationFormat">Widescreen</meta:user-defined>
    <meta:user-defined meta:name="Slides" meta:value-type="float">12</meta:user-defined>
  </office:meta>
</office:document-meta>
</file>